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0.261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38cm"/>
    </style:style>
    <style:style style:name="co7" style:family="table-column">
      <style:table-column-properties fo:break-before="auto" style:column-width="3.0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cell-protect="protected formula-hidden" style:print-content="true" fo:padding="0.071cm"/>
    </style:style>
    <style:style style:name="ce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0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ackground-color="#ffe994" style:diagonal-bl-tr="none" style:diagonal-tl-br="none" style:text-align-source="fix" style:repeat-content="false" fo:wrap-option="wrap" fo:border="2.2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7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 formula-hidden" style:print-content="true" fo:padding="0.071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 style:data-style-name="N163">
      <style:table-cell-properties style:cell-protect="protected formula-hidden" style:print-content="true" fo:padding="0.071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 formula-hidden" style:print-content="true" fo:padding="0.071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3d3d3d" style:direction="ltr" fo:padding="0.071cm" fo:border-right="0.74pt solid #3d3d3d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63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808080" style:direction="ltr" fo:padding="0.071cm" fo:border-right="none" style:rotation-angle="0" style:rotation-align="none" style:shrink-to-fit="false" fo:border-top="1.76pt solid #808080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80808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808080" style:diagonal-bl-tr="none" style:diagonal-tl-br="none" style:text-align-source="fix" style:repeat-content="false" fo:wrap-option="no-wrap" fo:border-left="1.76pt solid #80808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808080" style:direction="ltr" fo:padding="0.071cm" fo:border-right="none" style:rotation-angle="0" style:rotation-align="none" style:shrink-to-fit="false" fo:border-top="1.76pt solid #808080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80808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80808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808080" style:diagonal-bl-tr="none" style:diagonal-tl-br="none" style:text-align-source="fix" style:repeat-content="false" fo:wrap-option="no-wrap" fo:border-left="1.76pt solid #80808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808080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808080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3d3d3d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808080" style:rotation-angle="0" style:rotation-align="none" style:shrink-to-fit="false" fo:border-top="1.76pt solid #808080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order-left="none" fo:padding="0.071cm" fo:border-right="1.76pt solid #808080" style:rotation-align="none" fo:border-top="non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808080" style:diagonal-bl-tr="none" style:diagonal-tl-br="none" fo:border-left="none" fo:padding="0.071cm" fo:border-right="1.76pt solid #808080" style:rotation-align="none" fo:border-top="non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0.74pt solid #3d3d3d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[.$K$6]&lt;[.$M$6])" style:apply-style-name="Excel_5f_CondFormat_5f_1_5f_2_5f_1" style:base-cell-address="Tabelle1.P8"/>
      <style:map style:condition="is-true-formula([.$K$6]&gt;=[.$M$6])" style:apply-style-name="Excel_5f_CondFormat_5f_1_5f_2_5f_2" style:base-cell-address="Tabelle1.P8"/>
    </style:style>
    <style:style style:name="ce58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[.$K$6]&lt;[.$M$6])" style:apply-style-name="Excel_5f_CondFormat_5f_1_5f_2_5f_1" style:base-cell-address="Tabelle1.P8"/>
      <style:map style:condition="is-true-formula([.$K$6]&gt;=[.$M$6])" style:apply-style-name="Excel_5f_CondFormat_5f_1_5f_2_5f_2" style:base-cell-address="Tabelle1.P8"/>
    </style:style>
    <style:style style:name="ce59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1.76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[.$K$6]&lt;[.$M$6])" style:apply-style-name="Excel_5f_CondFormat_5f_1_5f_2_5f_1" style:base-cell-address="Tabelle1.P8"/>
      <style:map style:condition="is-true-formula([.$K$6]&gt;=[.$M$6])" style:apply-style-name="Excel_5f_CondFormat_5f_1_5f_2_5f_2" style:base-cell-address="Tabelle1.P8"/>
    </style:style>
    <style:style style:name="ce16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[.$K$6]&lt;[.$M$6])" style:apply-style-name="Excel_5f_CondFormat_5f_1_5f_2_5f_1" style:base-cell-address="Tabelle1.P8"/>
      <style:map style:condition="is-true-formula([.$K$6]&gt;=[.$M$6])" style:apply-style-name="Excel_5f_CondFormat_5f_1_5f_2_5f_2" style:base-cell-address="Tabelle1.P8"/>
    </style:style>
    <style:style style:name="ce62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[.$K$6]&lt;[.$M$6])" style:apply-style-name="Excel_5f_CondFormat_5f_1_5f_2_5f_1" style:base-cell-address="Tabelle1.P8"/>
      <style:map style:condition="is-true-formula([.$K$6]&gt;=[.$M$6])" style:apply-style-name="Excel_5f_CondFormat_5f_1_5f_2_5f_2" style:base-cell-address="Tabelle1.P8"/>
    </style:style>
    <style:style style:name="ce63" style:family="table-cell" style:parent-style-name="Default" style:data-style-name="N0">
      <style:table-cell-properties style:glyph-orientation-vertical="0" fo:border-bottom="1.76pt solid #3d3d3d" style:cell-protect="protected formula-hidden" style:print-content="true" style:diagonal-bl-tr="none" style:diagonal-tl-br="none" style:text-align-source="fix" style:repeat-content="false" fo:wrap-option="wrap" fo:border-left="1.76pt solid #3d3d3d" style:direction="ltr" fo:padding="0.071cm" fo:border-right="none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[.$K$6]&lt;[.$M$6])" style:apply-style-name="Excel_5f_CondFormat_5f_1_5f_2_5f_1" style:base-cell-address="Tabelle1.P8"/>
      <style:map style:condition="is-true-formula([.$K$6]&gt;=[.$M$6])" style:apply-style-name="Excel_5f_CondFormat_5f_1_5f_2_5f_2" style:base-cell-address="Tabelle1.P8"/>
    </style:style>
    <style:style style:name="ce64" style:family="table-cell" style:parent-style-name="Default" style:data-style-name="N0">
      <style:table-cell-properties style:cell-protect="protected formula-hidden" style:print-content="true" fo:padding="0.071cm"/>
    </style:style>
    <style:style style:name="ce65" style:family="table-cell" style:parent-style-name="Excel_5f_BuiltIn_5f_Percent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d3d3d" style:direction="ltr" fo:padding="0.071cm" fo:border-right="0.74pt solid #3d3d3d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.1" style:apply-style-name="Excel_5f_CondFormat_5f_1_5f_1_5f_1" style:base-cell-address="Tabelle1.R5"/>
      <style:map style:condition="cell-content()=0.05" style:apply-style-name="Excel_5f_CondFormat_5f_1_5f_1_5f_2" style:base-cell-address="Tabelle1.R5"/>
      <style:map style:condition="cell-content()=0.01" style:apply-style-name="Excel_5f_CondFormat_5f_1_5f_1_5f_3" style:base-cell-address="Tabelle1.R5"/>
    </style:style>
    <style:style style:name="ce6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[.$K$6]&lt;[.$M$6])" style:apply-style-name="Excel_5f_CondFormat_5f_1_5f_2_5f_1" style:base-cell-address="Tabelle1.P8"/>
      <style:map style:condition="is-true-formula([.$K$6]&gt;=[.$M$6])" style:apply-style-name="Excel_5f_CondFormat_5f_1_5f_2_5f_2" style:base-cell-address="Tabelle1.P8"/>
    </style:style>
    <style:style style:name="ce6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9" style:family="table-cell" style:parent-style-name="Default" style:data-style-name="N163">
      <style:table-cell-properties style:glyph-orientation-vertical="0"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3d3d3d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808080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109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6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99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e994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e994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 style:data-style-name="N0">
      <style:table-cell-properties style:glyph-orientation-vertical="0" fo:background-color="#ffe994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fo:padding="0.071cm" style:rotation-align="none"/>
    </style:style>
    <style:style style:name="ce103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 style:data-style-name="N163">
      <style:table-cell-properties fo:border-bottom="none" style:diagonal-bl-tr="none" style:diagonal-tl-br="none" style:text-align-source="fix" style:repeat-content="false" fo:border-left="none" fo:padding="0.071cm" fo:border-right="1.76pt solid #000000" style:rotation-align="none" fo:border-top="none"/>
      <style:paragraph-properties fo:text-align="end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 style:data-style-name="N163">
      <style:table-cell-properties fo:border-bottom="1.76pt solid #000000" style:diagonal-bl-tr="none" style:diagonal-tl-br="none" style:text-align-source="fix" style:repeat-content="false" fo:border-left="none" fo:padding="0.071cm" fo:border-right="1.76pt solid #000000" style:rotation-align="none" fo:border-top="none"/>
      <style:paragraph-properties fo:text-align="end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1" style:family="table-cell" style:parent-style-name="Default" style:data-style-name="N163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63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 style:data-style-name="N163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ffe994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6" style:family="table-cell" style:parent-style-name="Default">
      <style:table-cell-properties fo:border-bottom="1.76pt solid #000000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3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fo:border-bottom="none" fo:border-left="2.24pt solid #000000" fo:border-right="none" fo:border-top="none"/>
    </style:style>
    <style:style style:name="ce250" style:family="table-cell" style:parent-style-name="Default" style:data-style-name="N163"/>
    <style:style style:name="ce249" style:family="table-cell" style:parent-style-name="Default">
      <style:table-cell-properties style:diagonal-bl-tr="none" style:diagonal-tl-br="none" fo:border="0.74pt solid #000000" style:rotation-align="none"/>
    </style:style>
    <style:style style:name="ce270" style:family="table-cell" style:parent-style-name="Default">
      <style:table-cell-properties fo:border-bottom="none" fo:border-left="none" fo:border-right="2.24pt solid #000000" fo:border-top="none"/>
    </style:style>
    <style:style style:name="ce262" style:family="table-cell" style:parent-style-name="Default">
      <style:table-cell-properties fo:border-bottom="none" fo:border-left="2.24pt solid #000000" fo:border-right="none" fo:border-top="2.24pt solid #000000"/>
    </style:style>
    <style:style style:name="ce264" style:family="table-cell" style:parent-style-name="Default">
      <style:table-cell-properties fo:border-bottom="2.24pt solid #000000" fo:border-left="2.24pt solid #000000" fo:border-right="none" fo:border-top="none"/>
    </style:style>
    <style:style style:name="ce265" style:family="table-cell" style:parent-style-name="Default">
      <style:table-cell-properties fo:border-bottom="none" fo:border-left="none" fo:border-right="none" fo:border-top="2.24pt solid #000000"/>
    </style:style>
    <style:style style:name="ce266" style:family="table-cell" style:parent-style-name="Default">
      <style:table-cell-properties fo:border-bottom="2.24pt solid #000000" fo:border-left="none" fo:border-right="none" fo:border-top="none"/>
    </style:style>
    <style:style style:name="ce26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/>
    </style:style>
    <style:style style:name="ce268" style:family="table-cell" style:parent-style-name="Default">
      <style:table-cell-properties style:diagonal-bl-tr="none" style:diagonal-tl-br="none" fo:border="none" style:rotation-align="none"/>
    </style:style>
    <style:style style:name="ce269" style:family="table-cell" style:parent-style-name="Default">
      <style:table-cell-properties fo:border-bottom="none" fo:border-left="none" fo:border-right="2.24pt solid #000000" fo:border-top="2.24pt solid #000000"/>
    </style:style>
    <style:style style:name="ce271" style:family="table-cell" style:parent-style-name="Default">
      <style:table-cell-properties fo:border-bottom="2.24pt solid #000000" fo:border-left="none" fo:border-right="2.24pt solid #000000" fo:border-top="non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808080" style:rotation-angle="0" style:rotation-align="none" style:shrink-to-fit="false" fo:border-top="1.76pt solid #808080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1.76pt solid #808080" style:diagonal-bl-tr="none" style:diagonal-tl-br="none" style:text-align-source="fix" style:repeat-content="false" fo:wrap-option="no-wrap" fo:border-left="none" style:direction="ltr" fo:padding="0.071cm" fo:border-right="1.76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9"/>
        <table:table-column table:style-name="co4" table:number-columns-repeated="30" table:default-cell-style-name="ce19"/>
        <table:table-column table:style-name="co2" table:default-cell-style-name="ce19"/>
        <table:table-column table:style-name="co5" table:number-columns-repeated="3" table:default-cell-style-name="ce19"/>
        <table:table-column table:style-name="co2" table:number-columns-repeated="2" table:default-cell-style-name="ce19"/>
        <table:table-column table:style-name="co6" table:default-cell-style-name="ce19"/>
        <table:table-column table:style-name="co7" table:default-cell-style-name="ce19"/>
        <table:table-column table:style-name="co2" table:number-columns-repeated="216" table:default-cell-style-name="ce19"/>
        <table:table-row table:style-name="ro1">
          <table:table-cell table:style-name="ce1"/>
          <table:table-cell table:style-name="ce9" table:number-columns-repeated="2"/>
          <table:table-cell table:style-name="ce22" table:number-columns-repeated="7"/>
          <table:table-cell table:style-name="ce9"/>
          <table:table-cell table:style-name="ce22" table:number-columns-repeated="8"/>
          <table:table-cell table:number-columns-repeated="238"/>
        </table:table-row>
        <table:table-row table:style-name="ro2">
          <table:table-cell table:style-name="ce1"/>
          <table:table-cell table:style-name="ce9" office:value-type="string" calcext:value-type="string" table:number-columns-spanned="9" table:number-rows-spanned="1">
            <text:p>Komogorov-Smirnov-Test</text:p>
          </table:table-cell>
          <table:covered-table-cell table:number-columns-repeated="8" table:style-name="ce9"/>
          <table:table-cell table:style-name="ce9" office:value-type="string" calcext:value-type="string" table:number-columns-spanned="9" table:number-rows-spanned="1">
            <text:p>Shapiro Wilk Test</text:p>
          </table:table-cell>
          <table:covered-table-cell table:number-columns-repeated="8" table:style-name="ce9"/>
          <table:table-cell table:style-name="ce178" office:value-type="string" calcext:value-type="string" table:number-columns-spanned="8" table:number-rows-spanned="1">
            <text:p>Anderson-Darling Test</text:p>
          </table:table-cell>
          <table:covered-table-cell table:number-columns-repeated="7" table:style-name="ce178"/>
          <table:table-cell table:number-columns-repeated="230"/>
        </table:table-row>
        <table:table-row table:style-name="ro3">
          <table:table-cell table:style-name="ce2" office:value-type="string" calcext:value-type="string">
            <text:p>Anzahl Werte</text:p>
          </table:table-cell>
          <table:table-cell table:style-name="ce6" table:formula="of:=COUNT([.B6:.B28])" office:value-type="float" office:value="23" calcext:value-type="float">
            <text:p>23</text:p>
          </table:table-cell>
          <table:table-cell table:style-name="ce6"/>
          <table:table-cell table:style-name="ce22" table:number-columns-repeated="7"/>
          <table:table-cell table:style-name="ce4" table:number-columns-repeated="6"/>
          <table:table-cell table:style-name="ce1"/>
          <table:table-cell table:style-name="ce64" table:formula="of:=TRUE()" office:value-type="float" office:value="1" calcext:value-type="float">
            <text:p>1</text:p>
          </table:table-cell>
          <table:table-cell table:style-name="ce1"/>
          <table:table-cell table:number-columns-repeated="8"/>
          <table:table-cell table:style-name="ce75" office:value-type="string" calcext:value-type="string">
            <text:p>Number of data points</text:p>
          </table:table-cell>
          <table:table-cell table:style-name="ce79" table:formula="of:=COUNT([.B6:.B28])" office:value-type="float" office:value="23" calcext:value-type="float">
            <text:p>23</text:p>
          </table:table-cell>
          <table:table-cell table:style-name="ce75"/>
          <table:table-cell table:number-columns-repeated="4"/>
          <table:table-cell table:style-name="ce193" office:value-type="string" calcext:value-type="string" table:number-columns-spanned="3" table:number-rows-spanned="2">
            <text:p>Kolmogorov-Smirnov Test P müsste nach Tabelle etwa &gt;0,35 sein. Passt das?</text:p>
          </table:table-cell>
          <table:covered-table-cell table:number-columns-repeated="2" table:style-name="ce194"/>
          <table:table-cell/>
          <table:table-cell table:style-name="ce234" office:value-type="string" calcext:value-type="string" table:number-columns-spanned="3" table:number-rows-spanned="2">
            <text:p>D'Agostino-Pearson Test</text:p>
          </table:table-cell>
          <table:covered-table-cell table:number-columns-repeated="2" table:style-name="ce235"/>
          <table:table-cell table:number-columns-repeated="216"/>
        </table:table-row>
        <table:table-row table:style-name="ro3">
          <table:table-cell table:style-name="ce2" office:value-type="string" calcext:value-type="string">
            <text:p>Anzahl relevanter Wertepaare</text:p>
          </table:table-cell>
          <table:table-cell table:style-name="ce6" table:formula="of:=ROUND([.B3]/2-0.5;0)" office:value-type="float" office:value="11" calcext:value-type="float">
            <text:p>11</text:p>
          </table:table-cell>
          <table:table-cell table:style-name="ce6"/>
          <table:table-cell table:style-name="ce22"/>
          <table:table-cell table:style-name="ce23" table:number-columns-repeated="6"/>
          <table:table-cell table:style-name="ce29" table:number-columns-repeated="2"/>
          <table:table-cell table:style-name="ce44"/>
          <table:table-cell table:style-name="ce29"/>
          <table:table-cell table:style-name="ce54" office:value-type="string" calcext:value-type="string">
            <text:p>Zähler</text:p>
          </table:table-cell>
          <table:table-cell table:style-name="ce54" office:value-type="string" calcext:value-type="string">
            <text:p>Nenner</text:p>
          </table:table-cell>
          <table:table-cell table:style-name="ce54" office:value-type="string" calcext:value-type="string">
            <text:p>Prüfgrösse</text:p>
          </table:table-cell>
          <table:table-cell table:style-name="ce54" office:value-type="string" calcext:value-type="string">
            <text:p>Gewähltes Alpharisiko</text:p>
          </table:table-cell>
          <table:table-cell table:style-name="ce54" office:value-type="string" calcext:value-type="string">
            <text:p>Schwellenwert</text:p>
          </table:table-cell>
          <table:table-cell table:style-name="ce71" table:number-columns-repeated="8"/>
          <table:table-cell table:style-name="ce75" office:value-type="string" calcext:value-type="string">
            <text:p>Sample Mean</text:p>
          </table:table-cell>
          <table:table-cell table:style-name="ce80" table:formula="of:=AVERAGE([.B6:.B28])" office:value-type="float" office:value="944.173913043478" calcext:value-type="float">
            <text:p>944,174</text:p>
          </table:table-cell>
          <table:table-cell table:style-name="ce75"/>
          <table:table-cell table:style-name="ce71" table:number-columns-repeated="4"/>
          <table:covered-table-cell table:number-columns-repeated="3" table:style-name="ce194"/>
          <table:table-cell table:style-name="ce114"/>
          <table:covered-table-cell table:number-columns-repeated="3" table:style-name="ce235"/>
          <table:table-cell/>
          <table:table-cell table:style-name="Default" table:number-columns-repeated="14"/>
          <table:table-cell table:number-columns-repeated="201"/>
        </table:table-row>
        <table:table-row table:style-name="ro3">
          <table:table-cell table:style-name="ce9" office:value-type="string" calcext:value-type="string">
            <text:p>i</text:p>
          </table:table-cell>
          <table:table-cell table:style-name="ce70" office:value-type="string" calcext:value-type="string">
            <text:p>Zahlen hier eintragen</text:p>
          </table:table-cell>
          <table:table-cell table:style-name="ce16"/>
          <table:table-cell table:style-name="ce9" office:value-type="string" calcext:value-type="string">
            <text:p>Kumulativ</text:p>
          </table:table-cell>
          <table:table-cell table:style-name="ce9" office:value-type="string" calcext:value-type="string">
            <text:p>Erwartet</text:p>
          </table:table-cell>
          <table:table-cell table:style-name="ce9" office:value-type="string" calcext:value-type="string">
            <text:p>(RANK-1)/N</text:p>
          </table:table-cell>
          <table:table-cell table:style-name="ce9" office:value-type="string" calcext:value-type="string">
            <text:p>NORM.S.INV</text:p>
          </table:table-cell>
          <table:table-cell table:style-name="ce9" office:value-type="string" calcext:value-type="string">
            <text:p>Aktuell</text:p>
          </table:table-cell>
          <table:table-cell table:style-name="ce9" office:value-type="string" calcext:value-type="string">
            <text:p>Unterschied</text:p>
          </table:table-cell>
          <table:table-cell table:style-name="ce26" office:value-type="string" calcext:value-type="string">
            <text:p>Anzahl n</text:p>
          </table:table-cell>
          <table:table-cell table:style-name="ce30" office:value-type="string" calcext:value-type="string">
            <text:p>Rechte Hälfte, sortiert</text:p>
          </table:table-cell>
          <table:table-cell table:style-name="ce30" office:value-type="string" calcext:value-type="string">
            <text:p>Linke Hälfte, sortiert</text:p>
          </table:table-cell>
          <table:table-cell table:style-name="ce45" office:value-type="string" calcext:value-type="string">
            <text:p>ai</text:p>
          </table:table-cell>
          <table:table-cell table:style-name="ce50" office:value-type="string" calcext:value-type="string">
            <text:p>ai * (xn-I+1 – xi)</text:p>
          </table:table-cell>
          <table:table-cell table:style-name="ce55" table:formula="of:=SUM([.N6:.N28])^2" office:value-type="float" office:value="4005004.76450064" calcext:value-type="float">
            <text:p>4005004,7645</text:p>
          </table:table-cell>
          <table:table-cell table:style-name="ce55" table:formula="of:=DEVSQ([.B6:.B28])" office:value-type="float" office:value="4143205.30434783" calcext:value-type="float">
            <text:p>4143205,3043</text:p>
          </table:table-cell>
          <table:table-cell table:style-name="ce55" table:formula="of:=[.O5]/[.P5]" office:value-type="float" office:value="0.96664405220225" calcext:value-type="float">
            <text:p>0,9666</text:p>
          </table:table-cell>
          <table:table-cell table:style-name="ce65" table:formula="of:=IF([.R3]=1;0.1;IF([.R3]=2;0.05;0.01))" office:value-type="percentage" office:value="0.1" calcext:value-type="percentage">
            <text:p>10 %</text:p>
          </table:table-cell>
          <table:table-cell table:style-name="ce69" table:formula="of:=VLOOKUP([.B3];[.K71:.N119];[.R3]+1;FALSE())" office:value-type="float" office:value="0.928" calcext:value-type="float">
            <text:p>0,9280</text:p>
          </table:table-cell>
          <table:table-cell table:style-name="ce72" office:value-type="string" calcext:value-type="string">
            <text:p>Sortiert</text:p>
          </table:table-cell>
          <table:table-cell table:style-name="ce72" office:value-type="string" calcext:value-type="string">
            <text:p>Count</text:p>
          </table:table-cell>
          <table:table-cell table:style-name="ce74" office:value-type="string" calcext:value-type="string">
            <text:p>F1i</text:p>
          </table:table-cell>
          <table:table-cell table:style-name="ce74" office:value-type="string" calcext:value-type="string">
            <text:p>1-F1i</text:p>
          </table:table-cell>
          <table:table-cell table:style-name="ce74" office:value-type="string" calcext:value-type="string">
            <text:p>F2i</text:p>
          </table:table-cell>
          <table:table-cell table:style-name="ce74" office:value-type="string" calcext:value-type="string">
            <text:p>Si</text:p>
          </table:table-cell>
          <table:table-cell table:number-columns-repeated="2" table:style-name="ce74" office:value-type="string" calcext:value-type="string">
            <text:p>N Plt Line</text:p>
          </table:table-cell>
          <table:table-cell table:style-name="ce75" office:value-type="string" calcext:value-type="string">
            <text:p>Sample Sigma</text:p>
          </table:table-cell>
          <table:table-cell table:style-name="ce80" table:formula="of:=STDEV([.B6:.B28])" office:value-type="float" office:value="433.967180595483" calcext:value-type="float">
            <text:p>433,967</text:p>
          </table:table-cell>
          <table:table-cell table:style-name="ce75"/>
          <table:table-cell table:number-columns-repeated="4"/>
          <table:table-cell table:style-name="ce195" office:value-type="string" calcext:value-type="string" table:number-columns-spanned="2" table:number-rows-spanned="1">
            <text:p>Mean</text:p>
          </table:table-cell>
          <table:covered-table-cell table:style-name="ce195">
            <draw:frame table:end-cell-address="Tabelle1.AK7" table:end-x="0.332cm" table:end-y="0.433cm" draw:z-index="1" draw:name="Diagramm 2" draw:style-name="gr1" draw:text-style-name="P1" svg:width="0.966cm" svg:height="2.389cm" svg:x="1.906cm" svg:y="0.173cm">
              <draw:object draw:notify-on-update-of-ranges="Tabelle1.AR6:Tabelle1.AR6 Tabelle1.AV6:Tabelle1.AV6 Tabelle1.AT6:Tabelle1.AT6 Tabelle1.AU6:Tabelle1.AU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covered-table-cell>
          <table:table-cell table:style-name="ce103" table:formula="of:=AVERAGE([.B6:.B28])" office:value-type="float" office:value="944.173913043478" calcext:value-type="float">
            <text:p>944,1739</text:p>
          </table:table-cell>
          <table:table-cell table:style-name="ce21"/>
          <table:table-cell table:style-name="ce212" office:value-type="string" calcext:value-type="string" table:number-columns-spanned="2" table:number-rows-spanned="1">
            <text:p>Std.Abw.</text:p>
          </table:table-cell>
          <table:covered-table-cell table:style-name="ce212"/>
          <table:table-cell table:style-name="ce103" table:formula="of:=STDEV([.B6:.B28])" office:value-type="float" office:value="433.967180595483" calcext:value-type="float">
            <text:p>433,9672</text:p>
          </table:table-cell>
          <table:table-cell/>
          <table:table-cell table:style-name="Default"/>
          <table:table-cell table:style-name="Default" office:value-type="string" calcext:value-type="string">
            <text:p>Kolmogorov-Smirnov</text:p>
          </table:table-cell>
          <table:table-cell table:style-name="Default"/>
          <table:table-cell table:style-name="Default" office:value-type="string" calcext:value-type="string">
            <text:p>Diagrammaten: 3 Datenreihen</text:p>
          </table:table-cell>
          <table:table-cell table:style-name="Default" table:number-columns-repeated="10"/>
          <table:table-cell table:number-columns-repeated="201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7" office:value-type="float" office:value="1423" calcext:value-type="float">
            <text:p>1423</text:p>
          </table:table-cell>
          <table:table-cell table:style-name="ce17"/>
          <table:table-cell table:style-name="ce22" table:formula="of:=ROW()-5" office:value-type="float" office:value="1" calcext:value-type="float">
            <text:p>1</text:p>
          </table:table-cell>
          <table:table-cell table:style-name="ce24" table:formula="of:=[.D6]/COUNT([.$B$6:.$B$28])" office:value-type="float" office:value="0.0434782608695652" calcext:value-type="float">
            <text:p>0,0435</text:p>
          </table:table-cell>
          <table:table-cell table:style-name="ce24" table:formula="of:=([.D6]-1)/COUNT([.$B$6:.$B$28])" office:value-type="float" office:value="0" calcext:value-type="float">
            <text:p>0,0000</text:p>
          </table:table-cell>
          <table:table-cell table:style-name="ce24" table:formula="of:=IF([.E6]&lt;1;COM.MICROSOFT.NORM.S.INV([.E6]);0)" office:value-type="float" office:value="-1.71167530650973" calcext:value-type="float">
            <text:p>-1,7117</text:p>
          </table:table-cell>
          <table:table-cell table:style-name="ce24" table:formula="of:=COM.MICROSOFT.NORM.DIST([.B6];[.$AK$5];[.$AK$6];TRUE())" office:value-type="float" office:value="0.865066599827083" calcext:value-type="float">
            <text:p>0,8651</text:p>
          </table:table-cell>
          <table:table-cell table:style-name="ce24" table:formula="of:=ABS([.H6]-[.F6])" office:value-type="float" office:value="0.865066599827083" calcext:value-type="float">
            <text:p>0,8651</text:p>
          </table:table-cell>
          <table:table-cell table:style-name="ce22" table:formula="of:=COUNT([.B6:.B28])" office:value-type="float" office:value="23" calcext:value-type="float">
            <text:p>23</text:p>
          </table:table-cell>
          <table:table-cell table:style-name="ce31" table:formula="of:=IF([.A6]&lt;=[.$B$4];LARGE([.B$6:.B$28];[.A6]);&quot;&quot;)" office:value-type="float" office:value="1704" calcext:value-type="float">
            <text:p>1704,0000</text:p>
          </table:table-cell>
          <table:table-cell table:style-name="ce31" table:formula="of:=IF([.A6]&lt;=[.$B$4];SMALL([.B$6:.B$28];[.A6]);&quot;&quot;)" office:value-type="float" office:value="171" calcext:value-type="float">
            <text:p>171,0000</text:p>
          </table:table-cell>
          <table:table-cell table:style-name="ce46" table:formula="of:=IF([.A6]&lt;=[.$B$4];VLOOKUP([.A6];[.$K$42:.$BV$66];[.$B$3];FALSE());&quot;&quot;)" office:value-type="float" office:value="0.4542" calcext:value-type="float">
            <text:p>0,4542</text:p>
          </table:table-cell>
          <table:table-cell table:style-name="ce46" table:formula="of:=IF([.A6]&lt;=[.$B$4];[.M6]*([.K6]-[.L6]);&quot;&quot;)" office:value-type="float" office:value="696.2886" calcext:value-type="float">
            <text:p>696,2886</text:p>
          </table:table-cell>
          <table:table-cell table:style-name="ce56" table:number-columns-repeated="5"/>
          <table:table-cell table:style-name="ce73" table:formula="of:=IF(ISBLANK([.B6]);NA();SMALL([.B$6:.B$28];[.U6]))" office:value-type="float" office:value="171" calcext:value-type="float">
            <text:p>171</text:p>
          </table:table-cell>
          <table:table-cell table:style-name="ce73" table:formula="of:=IF(ISBLANK([.B6]);&quot;&quot;;1)" office:value-type="float" office:value="1" calcext:value-type="float">
            <text:p>1</text:p>
          </table:table-cell>
          <table:table-cell table:style-name="ce73" table:formula="of:=IF(ISBLANK([.B6]);&quot;&quot;;LEGACY.NORMSDIST(([.T6]-[.$AC$4])/[.$AC$5]))" office:value-type="float" office:value="0.0374038609589981" calcext:value-type="float">
            <text:p>0,0374038609589981</text:p>
          </table:table-cell>
          <table:table-cell table:style-name="ce73" table:formula="of:=IF(ISBLANK([.B6]);&quot;&quot;;1-[.V6])" office:value-type="float" office:value="0.962596139041002" calcext:value-type="float">
            <text:p>0,962596139041002</text:p>
          </table:table-cell>
          <table:table-cell table:style-name="ce73" table:formula="of:=IF(ISBLANK([.B6]);&quot;&quot;;SMALL([.$W$6:.$W$28];[.U6]))" office:value-type="float" office:value="0.0399829677435628" calcext:value-type="float">
            <text:p>0,0399829677435628</text:p>
          </table:table-cell>
          <table:table-cell table:style-name="ce73" table:formula="of:=IF(ISBLANK([.B6]);&quot;&quot;;(2*[.U6]-1)*(LN([.X6])+LN([.V6])))" office:value-type="float" office:value="-6.50528306765255" calcext:value-type="float">
            <text:p>-6,50528306765255</text:p>
          </table:table-cell>
          <table:table-cell table:style-name="ce73" table:formula="of:=IF([.B6]=&quot;&quot;;NA();NORMINV(([.U6]-3/8)/([.$AC$3]+1/4);[.$AC$4];[.$AC$5]))" office:value-type="float" office:value="107.16507705685" calcext:value-type="float">
            <text:p>107,16507705685</text:p>
          </table:table-cell>
          <table:table-cell table:style-name="ce73" table:formula="of:=IF([.T6]=&quot;&quot;;NA();([.U6]-3/8)/([.$AC$3]+1/4))" office:value-type="float" office:value="0.0268817204301075" calcext:value-type="float">
            <text:p>0,0268817204301075</text:p>
          </table:table-cell>
          <table:table-cell table:style-name="ce73" table:number-columns-repeated="7"/>
          <table:table-cell table:style-name="ce196" office:value-type="string" calcext:value-type="string" table:number-columns-spanned="2" table:number-rows-spanned="1">
            <text:p>Std.Dev.</text:p>
          </table:table-cell>
          <table:covered-table-cell table:style-name="ce196"/>
          <table:table-cell table:style-name="ce104" table:formula="of:=COM.MICROSOFT.STDEV.S([.B6:.B28])" office:value-type="float" office:value="433.967180595483" calcext:value-type="float">
            <text:p>433,9672</text:p>
          </table:table-cell>
          <table:table-cell table:style-name="ce21"/>
          <table:table-cell table:style-name="ce197" office:value-type="string" calcext:value-type="string" table:number-columns-spanned="2" table:number-rows-spanned="1">
            <text:p>Skewness</text:p>
          </table:table-cell>
          <table:covered-table-cell table:style-name="ce197"/>
          <table:table-cell table:style-name="ce123" table:formula="of:=SKEW([.B6:.B28])" office:value-type="float" office:value="-0.0971772894592972" calcext:value-type="float">
            <text:p>-0,0972</text:p>
          </table:table-cell>
          <table:table-cell/>
          <table:table-cell table:style-name="Default"/>
          <table:table-cell table:style-name="Default" office:value-type="string" calcext:value-type="string">
            <text:p>p-value</text:p>
          </table:table-cell>
          <table:table-cell table:style-name="ce250" table:formula="of:=[.AK7]" office:value-type="float" office:value="0.865066599827083" calcext:value-type="float">
            <text:p>0,8651</text:p>
          </table:table-cell>
          <table:table-cell table:style-name="ce249" table:formula="of:=IF([.AS6]&gt;=0.35;[.AS6]-0.35;#N/A)" office:value-type="float" office:value="0.515066599827083" calcext:value-type="float">
            <text:p>0,515066599827083</text:p>
          </table:table-cell>
          <table:table-cell table:style-name="ce249" table:formula="of:=IF([.AS6]&lt;0.35;0.35-[.AS6];#N/A)" office:value-type="string" office:string-value="" calcext:value-type="error">
            <text:p>#NV</text:p>
          </table:table-cell>
          <table:table-cell table:style-name="ce249" table:formula="of:=IF([.AS6]&gt;=0.35;0.35;0.35-[.AU6])" office:value-type="float" office:value="0.35" calcext:value-type="float">
            <text:p>0,35</text:p>
          </table:table-cell>
          <table:table-cell table:style-name="Default" table:number-columns-repeated="8"/>
          <table:table-cell table:number-columns-repeated="201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7" office:value-type="float" office:value="290" calcext:value-type="float">
            <text:p>290</text:p>
          </table:table-cell>
          <table:table-cell table:style-name="ce17"/>
          <table:table-cell table:style-name="ce22" table:formula="of:=ROW()-5" office:value-type="float" office:value="2" calcext:value-type="float">
            <text:p>2</text:p>
          </table:table-cell>
          <table:table-cell table:style-name="ce24" table:formula="of:=[.D7]/COUNT([.$B$6:.$B$28])" office:value-type="float" office:value="0.0869565217391304" calcext:value-type="float">
            <text:p>0,0870</text:p>
          </table:table-cell>
          <table:table-cell table:style-name="ce24" table:formula="of:=([.D7]-1)/COUNT([.$B$6:.$B$28])" office:value-type="float" office:value="0.0434782608695652" calcext:value-type="float">
            <text:p>0,0435</text:p>
          </table:table-cell>
          <table:table-cell table:style-name="ce24" table:number-matrix-columns-spanned="1" table:number-matrix-rows-spanned="1" table:formula="of:=IF([.E7]&lt;1;COM.MICROSOFT.NORM.S.INV([.E7]);0)" office:value-type="float" office:value="-1.35973738393861" calcext:value-type="float">
            <text:p>-1,3597</text:p>
          </table:table-cell>
          <table:table-cell table:style-name="ce24" table:formula="of:=COM.MICROSOFT.NORM.DIST([.B7];[.$AK$5];[.$AK$6];TRUE())" office:value-type="float" office:value="0.0658506011484872" calcext:value-type="float">
            <text:p>0,0659</text:p>
          </table:table-cell>
          <table:table-cell table:style-name="ce24" table:formula="of:=ABS([.H7]-[.F7])" office:value-type="float" office:value="0.022372340278922" calcext:value-type="float">
            <text:p>0,0224</text:p>
          </table:table-cell>
          <table:table-cell table:style-name="ce22"/>
          <table:table-cell table:style-name="ce31" table:formula="of:=IF([.A7]&lt;=[.$B$4];LARGE([.B$6:.B$28];[.A7]);&quot;&quot;)" office:value-type="float" office:value="1476" calcext:value-type="float">
            <text:p>1476,0000</text:p>
          </table:table-cell>
          <table:table-cell table:style-name="ce31" table:formula="of:=IF([.A7]&lt;=[.$B$4];SMALL([.B$6:.B$28];[.A7]);&quot;&quot;)" office:value-type="float" office:value="290" calcext:value-type="float">
            <text:p>290,0000</text:p>
          </table:table-cell>
          <table:table-cell table:style-name="ce46" table:formula="of:=IF([.A7]&lt;=[.$B$4];VLOOKUP([.A7];[.$K$42:.$BV$66];[.$B$3];FALSE());&quot;&quot;)" office:value-type="float" office:value="0.3126" calcext:value-type="float">
            <text:p>0,3126</text:p>
          </table:table-cell>
          <table:table-cell table:style-name="ce46" table:formula="of:=IF([.I7]&lt;=[.$D$5];[.M7]*([.K7]-[.L7]);&quot;&quot;)" office:value-type="float" office:value="370.7436" calcext:value-type="float">
            <text:p>370,7436</text:p>
          </table:table-cell>
          <table:table-cell table:style-name="ce56" table:number-columns-repeated="3"/>
          <table:table-cell table:style-name="ce66" table:number-columns-repeated="2"/>
          <table:table-cell table:style-name="ce73" table:formula="of:=IF(ISBLANK([.B7]);NA();SMALL([.B$6:.B$28];[.U7]))" office:value-type="float" office:value="290" calcext:value-type="float">
            <text:p>290</text:p>
          </table:table-cell>
          <table:table-cell table:style-name="ce11" table:formula="of:=IF(ISBLANK([.B6]);&quot;&quot;;[.U6]+1)" office:value-type="float" office:value="2" calcext:value-type="float">
            <text:p>2</text:p>
          </table:table-cell>
          <table:table-cell table:style-name="ce73" table:formula="of:=IF(ISBLANK([.B7]);&quot;&quot;;LEGACY.NORMSDIST(([.T7]-[.$AC$4])/[.$AC$5]))" office:value-type="float" office:value="0.0658506011484872" calcext:value-type="float">
            <text:p>0,0658506011484872</text:p>
          </table:table-cell>
          <table:table-cell table:style-name="ce73" table:formula="of:=IF(ISBLANK([.B7]);&quot;&quot;;1-[.V7])" office:value-type="float" office:value="0.934149398851513" calcext:value-type="float">
            <text:p>0,934149398851513</text:p>
          </table:table-cell>
          <table:table-cell table:style-name="ce73" table:formula="of:=IF(ISBLANK([.B7]);&quot;&quot;;SMALL([.$W$6:.$W$28];[.U7]))" office:value-type="float" office:value="0.110193745635929" calcext:value-type="float">
            <text:p>0,110193745635929</text:p>
          </table:table-cell>
          <table:table-cell table:style-name="ce73" table:formula="of:=IF(ISBLANK([.B7]);&quot;&quot;;(2*[.U7]-1)*(LN([.X7])+LN([.V7])))" office:value-type="float" office:value="-14.7776455809452" calcext:value-type="float">
            <text:p>-14,7776455809452</text:p>
          </table:table-cell>
          <table:table-cell table:style-name="ce73" table:formula="of:=IF([.B7]=&quot;&quot;;NA();NORMINV(([.U7]-3/8)/([.$AC$3]+1/4);[.$AC$4];[.$AC$5]))" office:value-type="float" office:value="303.381298307788" calcext:value-type="float">
            <text:p>303,381298307788</text:p>
          </table:table-cell>
          <table:table-cell table:style-name="ce73" table:formula="of:=IF([.T7]=&quot;&quot;;NA();([.U7]-3/8)/([.$AC$3]+1/4))" office:value-type="float" office:value="0.0698924731182796" calcext:value-type="float">
            <text:p>0,0698924731182796</text:p>
          </table:table-cell>
          <table:table-cell table:style-name="ce75" office:value-type="string" calcext:value-type="string">
            <text:p>AD test statistic</text:p>
          </table:table-cell>
          <table:table-cell table:style-name="ce81" table:formula="of:=-[.AC11]/[.AC3]-[.AC3]" office:value-type="float" office:value="0.259581320124436" calcext:value-type="float">
            <text:p>0,2596</text:p>
          </table:table-cell>
          <table:table-cell table:style-name="ce75"/>
          <table:table-cell table:number-columns-repeated="4"/>
          <table:table-cell table:style-name="ce197" office:value-type="string" calcext:value-type="string" table:number-columns-spanned="2" table:number-rows-spanned="1">
            <text:p>Maximum</text:p>
          </table:table-cell>
          <table:covered-table-cell table:style-name="ce197"/>
          <table:table-cell table:style-name="ce104" table:formula="of:=MAX([.I6:.I28])" office:value-type="float" office:value="0.865066599827083" calcext:value-type="float">
            <text:p>0,8651</text:p>
          </table:table-cell>
          <table:table-cell table:style-name="ce21"/>
          <table:table-cell table:style-name="ce197" office:value-type="string" calcext:value-type="string" table:number-columns-spanned="2" table:number-rows-spanned="1">
            <text:p>Std.err.</text:p>
          </table:table-cell>
          <table:covered-table-cell table:style-name="ce197">
            <draw:frame table:end-cell-address="Tabelle1.AO13" table:end-x="0.438cm" table:end-y="0.266cm" draw:z-index="5" draw:name="Diagramm 2" draw:style-name="gr1" draw:text-style-name="P1" svg:width="1.037cm" svg:height="4.264cm" svg:x="1.539cm" svg:y="0.256cm">
              <draw:object draw:notify-on-update-of-ranges="Tabelle1.AR22:Tabelle1.AR22 Tabelle1.AV22:Tabelle1.AV22 Tabelle1.AT22:Tabelle1.AT22 Tabelle1.AU22:Tabelle1.AU2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covered-table-cell>
          <table:table-cell table:style-name="ce104" table:formula="of:=SQRT(6*[.J6]*([.J6]-1)/([.J6]-2)/([.J6]+1)/([.J6]+3))" office:value-type="float" office:value="0.48133666148028" calcext:value-type="float">
            <text:p>0,4813</text:p>
          </table:table-cell>
          <table:table-cell/>
          <table:table-cell table:style-name="Default" table:number-columns-repeated="14"/>
          <table:table-cell table:number-columns-repeated="201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7" office:value-type="float" office:value="1466" calcext:value-type="float">
            <text:p>1466</text:p>
          </table:table-cell>
          <table:table-cell table:style-name="ce17"/>
          <table:table-cell table:style-name="ce22" table:formula="of:=ROW()-5" office:value-type="float" office:value="3" calcext:value-type="float">
            <text:p>3</text:p>
          </table:table-cell>
          <table:table-cell table:style-name="ce24" table:formula="of:=[.D8]/COUNT([.$B$6:.$B$28])" office:value-type="float" office:value="0.130434782608696" calcext:value-type="float">
            <text:p>0,1304</text:p>
          </table:table-cell>
          <table:table-cell table:style-name="ce24" table:formula="of:=([.D8]-1)/COUNT([.$B$6:.$B$28])" office:value-type="float" office:value="0.0869565217391304" calcext:value-type="float">
            <text:p>0,0870</text:p>
          </table:table-cell>
          <table:table-cell table:style-name="ce24" table:number-matrix-columns-spanned="1" table:number-matrix-rows-spanned="1" table:formula="of:=IF([.E8]&lt;1;COM.MICROSOFT.NORM.S.INV([.E8]);0)" office:value-type="float" office:value="-1.12433823156864" calcext:value-type="float">
            <text:p>-1,1243</text:p>
          </table:table-cell>
          <table:table-cell table:style-name="ce24" table:formula="of:=COM.MICROSOFT.NORM.DIST([.B8];[.$AK$5];[.$AK$6];TRUE())" office:value-type="float" office:value="0.88540639059094" calcext:value-type="float">
            <text:p>0,8854</text:p>
          </table:table-cell>
          <table:table-cell table:style-name="ce24" table:formula="of:=ABS([.H8]-[.F8])" office:value-type="float" office:value="0.798449868851809" calcext:value-type="float">
            <text:p>0,7984</text:p>
          </table:table-cell>
          <table:table-cell table:style-name="ce22"/>
          <table:table-cell table:style-name="ce31" table:formula="of:=IF([.A8]&lt;=[.$B$4];LARGE([.B$6:.B$28];[.A8]);&quot;&quot;)" office:value-type="float" office:value="1466" calcext:value-type="float">
            <text:p>1466,0000</text:p>
          </table:table-cell>
          <table:table-cell table:style-name="ce31" table:formula="of:=IF([.A8]&lt;=[.$B$4];SMALL([.B$6:.B$28];[.A8]);&quot;&quot;)" office:value-type="float" office:value="333" calcext:value-type="float">
            <text:p>333,0000</text:p>
          </table:table-cell>
          <table:table-cell table:style-name="ce46" table:formula="of:=IF([.A8]&lt;=[.$B$4];VLOOKUP([.A8];[.$K$42:.$BV$66];[.$B$3];FALSE());&quot;&quot;)" office:value-type="float" office:value="0.2563" calcext:value-type="float">
            <text:p>0,2563</text:p>
          </table:table-cell>
          <table:table-cell table:style-name="ce46" table:formula="of:=IF([.I8]&lt;=[.$D$5];[.M8]*([.K8]-[.L8]);&quot;&quot;)" office:value-type="float" office:value="290.3879" calcext:value-type="float">
            <text:p>290,3879</text:p>
          </table:table-cell>
          <table:table-cell table:style-name="ce56"/>
          <table:table-cell table:style-name="ce57" table:formula="of:=IF([.Q5]&lt;[.S5];&quot;Signifikant. &#10;Nicht Normalverteilt&quot;;&quot;Nicht signifikant. &#10;Normalverteilt&quot;)" office:value-type="string" office:string-value="Nicht signifikant. &#10;Normalverteilt" calcext:value-type="string" table:number-columns-spanned="2" table:number-rows-spanned="2">
            <text:p>Nicht signifikant. </text:p>
            <text:p>Normalverteilt</text:p>
          </table:table-cell>
          <table:covered-table-cell table:style-name="ce61"/>
          <table:table-cell table:style-name="ce67" table:number-columns-repeated="2"/>
          <table:table-cell table:style-name="ce73" table:formula="of:=IF(ISBLANK([.B8]);NA();SMALL([.B$6:.B$28];[.U8]))" office:value-type="float" office:value="333" calcext:value-type="float">
            <text:p>333</text:p>
          </table:table-cell>
          <table:table-cell table:style-name="ce11" table:formula="of:=IF(ISBLANK([.B7]);&quot;&quot;;[.U7]+1)" office:value-type="float" office:value="3" calcext:value-type="float">
            <text:p>3</text:p>
          </table:table-cell>
          <table:table-cell table:style-name="ce73" table:formula="of:=IF(ISBLANK([.B8]);&quot;&quot;;LEGACY.NORMSDIST(([.T8]-[.$AC$4])/[.$AC$5]))" office:value-type="float" office:value="0.079515012588606" calcext:value-type="float">
            <text:p>0,079515012588606</text:p>
          </table:table-cell>
          <table:table-cell table:style-name="ce73" table:formula="of:=IF(ISBLANK([.B8]);&quot;&quot;;1-[.V8])" office:value-type="float" office:value="0.920484987411394" calcext:value-type="float">
            <text:p>0,920484987411394</text:p>
          </table:table-cell>
          <table:table-cell table:style-name="ce73" table:formula="of:=IF(ISBLANK([.B8]);&quot;&quot;;SMALL([.$W$6:.$W$28];[.U8]))" office:value-type="float" office:value="0.11459360940906" calcext:value-type="float">
            <text:p>0,11459360940906</text:p>
          </table:table-cell>
          <table:table-cell table:style-name="ce73" table:formula="of:=IF(ISBLANK([.B8]);&quot;&quot;;(2*[.U8]-1)*(LN([.X8])+LN([.V8])))" office:value-type="float" office:value="-23.4908633906606" calcext:value-type="float">
            <text:p>-23,4908633906606</text:p>
          </table:table-cell>
          <table:table-cell table:style-name="ce73" table:formula="of:=IF([.B8]=&quot;&quot;;NA();NORMINV(([.U8]-3/8)/([.$AC$3]+1/4);[.$AC$4];[.$AC$5]))" office:value-type="float" office:value="418.538920140884" calcext:value-type="float">
            <text:p>418,538920140884</text:p>
          </table:table-cell>
          <table:table-cell table:style-name="ce73" table:formula="of:=IF([.T8]=&quot;&quot;;NA();([.U8]-3/8)/([.$AC$3]+1/4))" office:value-type="float" office:value="0.112903225806452" calcext:value-type="float">
            <text:p>0,112903225806452</text:p>
          </table:table-cell>
          <table:table-cell table:style-name="ce75" office:value-type="string" calcext:value-type="string">
            <text:p>AD* test statistic</text:p>
          </table:table-cell>
          <table:table-cell table:style-name="ce79" table:formula="of:=[.AC7]*(1+0.75/[.AC3]+2.25/[.AC3]^2)" office:value-type="float" office:value="0.269150007728267" calcext:value-type="float">
            <text:p>0,269150007728267</text:p>
          </table:table-cell>
          <table:table-cell table:style-name="ce75"/>
          <table:table-cell table:number-columns-repeated="4"/>
          <table:table-cell table:style-name="ce198" table:formula="of:=IF([.AK7]&gt;0.35;&quot;Normalverteilt&quot;;&quot;Nicht Normalverteilt&quot;)" office:value-type="string" office:string-value="Normalverteilt" calcext:value-type="string" table:number-columns-spanned="3" table:number-rows-spanned="1">
            <text:p>Normalverteilt</text:p>
          </table:table-cell>
          <table:covered-table-cell table:number-columns-repeated="2" table:style-name="ce198"/>
          <table:table-cell table:style-name="ce21"/>
          <table:table-cell table:style-name="ce197" office:value-type="string" calcext:value-type="string" table:number-columns-spanned="2" table:number-rows-spanned="1">
            <text:p>Z_g1</text:p>
          </table:table-cell>
          <table:covered-table-cell table:style-name="ce197"/>
          <table:table-cell table:style-name="ce104" table:formula="of:=[.AO6]/[.AO7]" office:value-type="float" office:value="-0.201890479649821" calcext:value-type="float">
            <text:p>-0,2019</text:p>
          </table:table-cell>
          <table:table-cell/>
          <table:table-cell table:style-name="Default"/>
          <table:table-cell table:style-name="Default" office:value-type="string" calcext:value-type="string">
            <text:p>Jarque-Bera Test</text:p>
          </table:table-cell>
          <table:table-cell table:style-name="Default"/>
          <table:table-cell table:style-name="Default" office:value-type="string" calcext:value-type="string">
            <text:p>Diagrammaten: 3 Datenreihen</text:p>
          </table:table-cell>
          <table:table-cell table:style-name="Default" table:number-columns-repeated="10"/>
          <table:table-cell table:number-columns-repeated="201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87" office:value-type="float" office:value="754" calcext:value-type="float">
            <text:p>754</text:p>
          </table:table-cell>
          <table:table-cell table:style-name="ce17"/>
          <table:table-cell table:style-name="ce22" table:formula="of:=ROW()-5" office:value-type="float" office:value="4" calcext:value-type="float">
            <text:p>4</text:p>
          </table:table-cell>
          <table:table-cell table:style-name="ce24" table:formula="of:=[.D9]/COUNT([.$B$6:.$B$28])" office:value-type="float" office:value="0.173913043478261" calcext:value-type="float">
            <text:p>0,1739</text:p>
          </table:table-cell>
          <table:table-cell table:style-name="ce24" table:formula="of:=([.D9]-1)/COUNT([.$B$6:.$B$28])" office:value-type="float" office:value="0.130434782608696" calcext:value-type="float">
            <text:p>0,1304</text:p>
          </table:table-cell>
          <table:table-cell table:style-name="ce24" table:number-matrix-columns-spanned="1" table:number-matrix-rows-spanned="1" table:formula="of:=IF([.E9]&lt;1;COM.MICROSOFT.NORM.S.INV([.E9]);0)" office:value-type="float" office:value="-0.938814316876903" calcext:value-type="float">
            <text:p>-0,9388</text:p>
          </table:table-cell>
          <table:table-cell table:style-name="ce24" table:formula="of:=COM.MICROSOFT.NORM.DIST([.B9];[.$AK$5];[.$AK$6];TRUE())" office:value-type="float" office:value="0.33061272513709" calcext:value-type="float">
            <text:p>0,3306</text:p>
          </table:table-cell>
          <table:table-cell table:style-name="ce24" table:formula="of:=ABS([.H9]-[.F9])" office:value-type="float" office:value="0.200177942528394" calcext:value-type="float">
            <text:p>0,2002</text:p>
          </table:table-cell>
          <table:table-cell table:style-name="ce22"/>
          <table:table-cell table:style-name="ce31" table:formula="of:=IF([.A9]&lt;=[.$B$4];LARGE([.B$6:.B$28];[.A9]);&quot;&quot;)" office:value-type="float" office:value="1449" calcext:value-type="float">
            <text:p>1449,0000</text:p>
          </table:table-cell>
          <table:table-cell table:style-name="ce31" table:formula="of:=IF([.A9]&lt;=[.$B$4];SMALL([.B$6:.B$28];[.A9]);&quot;&quot;)" office:value-type="float" office:value="460" calcext:value-type="float">
            <text:p>460,0000</text:p>
          </table:table-cell>
          <table:table-cell table:style-name="ce46" table:formula="of:=IF([.A9]&lt;=[.$B$4];VLOOKUP([.A9];[.$K$42:.$BV$66];[.$B$3];FALSE());&quot;&quot;)" office:value-type="float" office:value="0.2139" calcext:value-type="float">
            <text:p>0,2139</text:p>
          </table:table-cell>
          <table:table-cell table:style-name="ce46" table:formula="of:=IF([.I9]&lt;=[.$D$5];[.M9]*([.K9]-[.L9]);&quot;&quot;)" office:value-type="float" office:value="211.5471" calcext:value-type="float">
            <text:p>211,5471</text:p>
          </table:table-cell>
          <table:table-cell table:style-name="ce56"/>
          <table:covered-table-cell table:style-name="ce58"/>
          <table:covered-table-cell table:style-name="ce62"/>
          <table:table-cell table:style-name="ce67" table:number-columns-repeated="2"/>
          <table:table-cell table:style-name="ce73" table:formula="of:=IF(ISBLANK([.B9]);NA();SMALL([.B$6:.B$28];[.U9]))" office:value-type="float" office:value="460" calcext:value-type="float">
            <text:p>460</text:p>
          </table:table-cell>
          <table:table-cell table:style-name="ce11" table:formula="of:=IF(ISBLANK([.B8]);&quot;&quot;;[.U8]+1)" office:value-type="float" office:value="4" calcext:value-type="float">
            <text:p>4</text:p>
          </table:table-cell>
          <table:table-cell table:style-name="ce73" table:formula="of:=IF(ISBLANK([.B9]);&quot;&quot;;LEGACY.NORMSDIST(([.T9]-[.$AC$4])/[.$AC$5]))" office:value-type="float" office:value="0.132276898707293" calcext:value-type="float">
            <text:p>0,132276898707293</text:p>
          </table:table-cell>
          <table:table-cell table:style-name="ce73" table:formula="of:=IF(ISBLANK([.B9]);&quot;&quot;;1-[.V9])" office:value-type="float" office:value="0.867723101292707" calcext:value-type="float">
            <text:p>0,867723101292707</text:p>
          </table:table-cell>
          <table:table-cell table:style-name="ce73" table:formula="of:=IF(ISBLANK([.B9]);&quot;&quot;;SMALL([.$W$6:.$W$28];[.U9]))" office:value-type="float" office:value="0.122357610542873" calcext:value-type="float">
            <text:p>0,122357610542873</text:p>
          </table:table-cell>
          <table:table-cell table:style-name="ce73" table:formula="of:=IF(ISBLANK([.B9]);&quot;&quot;;(2*[.U9]-1)*(LN([.X9])+LN([.V9])))" office:value-type="float" office:value="-28.8656558682371" calcext:value-type="float">
            <text:p>-28,8656558682371</text:p>
          </table:table-cell>
          <table:table-cell table:style-name="ce73" table:formula="of:=IF([.B9]=&quot;&quot;;NA();NORMINV(([.U9]-3/8)/([.$AC$3]+1/4);[.$AC$4];[.$AC$5]))" office:value-type="float" office:value="505.262169580702" calcext:value-type="float">
            <text:p>505,262169580702</text:p>
          </table:table-cell>
          <table:table-cell table:style-name="ce73" table:formula="of:=IF([.T9]=&quot;&quot;;NA();([.U9]-3/8)/([.$AC$3]+1/4))" office:value-type="float" office:value="0.155913978494624" calcext:value-type="float">
            <text:p>0,155913978494624</text:p>
          </table:table-cell>
          <table:table-cell table:style-name="ce75" office:value-type="string" calcext:value-type="string">
            <text:p>P-value</text:p>
          </table:table-cell>
          <table:table-cell table:style-name="ce82" table:formula="of:=IF(MAX([.AC14:.AC17])&lt;0.0005;&quot;&lt;0.0005&quot;;MAX([.AC14:.AC17]))" office:value-type="float" office:value="0.68065028193521" calcext:value-type="float">
            <text:p>0,68065028193521</text:p>
          </table:table-cell>
          <table:table-cell table:style-name="ce75"/>
          <table:table-cell table:number-columns-repeated="4"/>
          <table:table-cell table:style-name="ce21" table:number-columns-repeated="2"/>
          <table:table-cell table:style-name="ce105"/>
          <table:table-cell table:style-name="ce21"/>
          <table:table-cell table:style-name="ce197" office:value-type="string" calcext:value-type="string" table:number-columns-spanned="2" table:number-rows-spanned="1">
            <text:p>Kurtosis</text:p>
          </table:table-cell>
          <table:covered-table-cell table:style-name="ce197"/>
          <table:table-cell table:style-name="ce104" table:formula="of:=KURT([.B6:.B28])" office:value-type="float" office:value="-1.00267162228456" calcext:value-type="float">
            <text:p>-1,0027</text:p>
          </table:table-cell>
          <table:table-cell/>
          <table:table-cell table:style-name="Default"/>
          <table:table-cell table:style-name="Default" office:value-type="string" calcext:value-type="string">
            <text:p>p-value</text:p>
          </table:table-cell>
          <table:table-cell table:style-name="ce250" table:formula="of:=[.AK16]" office:value-type="float" office:value="0.606633602474293" calcext:value-type="float">
            <text:p>0,6066</text:p>
          </table:table-cell>
          <table:table-cell table:style-name="ce249" table:formula="of:=IF([.AS9]&gt;=0.05;[.AS9]-0.05;#N/A)" office:value-type="float" office:value="0.556633602474293" calcext:value-type="float">
            <text:p>0,556633602474293</text:p>
          </table:table-cell>
          <table:table-cell table:style-name="ce249" table:formula="of:=IF([.AS9]&lt;0.05;0.05-[.AS9];#N/A)" office:value-type="string" office:string-value="" calcext:value-type="error">
            <text:p>#NV</text:p>
          </table:table-cell>
          <table:table-cell table:style-name="ce249" table:formula="of:=IF([.AS9]&gt;=0.05;0.05;0.05-[.AU9])" office:value-type="float" office:value="0.05" calcext:value-type="float">
            <text:p>0,05</text:p>
          </table:table-cell>
          <table:table-cell table:style-name="Default"/>
          <table:table-cell table:style-name="ce262"/>
          <table:table-cell table:style-name="ce265"/>
          <table:table-cell table:style-name="ce267" office:value-type="string" calcext:value-type="string" table:number-columns-spanned="3" table:number-rows-spanned="1">
            <text:p>Balkenanzeige Beispiel</text:p>
          </table:table-cell>
          <table:covered-table-cell table:number-columns-repeated="2" table:style-name="ce265"/>
          <table:table-cell table:style-name="ce265"/>
          <table:table-cell table:style-name="ce269"/>
          <table:table-cell table:number-columns-repeated="201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87" office:value-type="float" office:value="764" calcext:value-type="float">
            <text:p>764</text:p>
          </table:table-cell>
          <table:table-cell table:style-name="ce17"/>
          <table:table-cell table:style-name="ce22" table:formula="of:=ROW()-5" office:value-type="float" office:value="5" calcext:value-type="float">
            <text:p>5</text:p>
          </table:table-cell>
          <table:table-cell table:style-name="ce24" table:formula="of:=[.D10]/COUNT([.$B$6:.$B$28])" office:value-type="float" office:value="0.217391304347826" calcext:value-type="float">
            <text:p>0,2174</text:p>
          </table:table-cell>
          <table:table-cell table:style-name="ce24" table:formula="of:=([.D10]-1)/COUNT([.$B$6:.$B$28])" office:value-type="float" office:value="0.173913043478261" calcext:value-type="float">
            <text:p>0,1739</text:p>
          </table:table-cell>
          <table:table-cell table:style-name="ce24" table:number-matrix-columns-spanned="1" table:number-matrix-rows-spanned="1" table:formula="of:=IF([.E10]&lt;1;COM.MICROSOFT.NORM.S.INV([.E10]);0)" office:value-type="float" office:value="-0.781033811522709" calcext:value-type="float">
            <text:p>-0,7810</text:p>
          </table:table-cell>
          <table:table-cell table:style-name="ce24" table:formula="of:=COM.MICROSOFT.NORM.DIST([.B10];[.$AK$5];[.$AK$6];TRUE())" office:value-type="float" office:value="0.33900555935087" calcext:value-type="float">
            <text:p>0,3390</text:p>
          </table:table-cell>
          <table:table-cell table:style-name="ce24" table:formula="of:=ABS([.H10]-[.F10])" office:value-type="float" office:value="0.16509251587261" calcext:value-type="float">
            <text:p>0,1651</text:p>
          </table:table-cell>
          <table:table-cell table:style-name="ce22"/>
          <table:table-cell table:style-name="ce31" table:formula="of:=IF([.A10]&lt;=[.$B$4];LARGE([.B$6:.B$28];[.A10]);&quot;&quot;)" office:value-type="float" office:value="1423" calcext:value-type="float">
            <text:p>1423,0000</text:p>
          </table:table-cell>
          <table:table-cell table:style-name="ce31" table:formula="of:=IF([.A10]&lt;=[.$B$4];SMALL([.B$6:.B$28];[.A10]);&quot;&quot;)" office:value-type="float" office:value="469" calcext:value-type="float">
            <text:p>469,0000</text:p>
          </table:table-cell>
          <table:table-cell table:style-name="ce46" table:formula="of:=IF([.A10]&lt;=[.$B$4];VLOOKUP([.A10];[.$K$42:.$BV$66];[.$B$3];FALSE());&quot;&quot;)" office:value-type="float" office:value="0.1787" calcext:value-type="float">
            <text:p>0,1787</text:p>
          </table:table-cell>
          <table:table-cell table:style-name="ce46" table:formula="of:=IF([.I10]&lt;=[.$D$5];[.M10]*([.K10]-[.L10]);&quot;&quot;)" office:value-type="float" office:value="170.4798" calcext:value-type="float">
            <text:p>170,4798</text:p>
          </table:table-cell>
          <table:table-cell table:style-name="ce56"/>
          <table:table-cell table:style-name="ce59"/>
          <table:table-cell table:style-name="ce63"/>
          <table:table-cell table:style-name="ce67" table:number-columns-repeated="2"/>
          <table:table-cell table:style-name="ce73" table:formula="of:=IF(ISBLANK([.B10]);NA();SMALL([.B$6:.B$28];[.U10]))" office:value-type="float" office:value="469" calcext:value-type="float">
            <text:p>469</text:p>
          </table:table-cell>
          <table:table-cell table:style-name="ce11" table:formula="of:=IF(ISBLANK([.B9]);&quot;&quot;;[.U9]+1)" office:value-type="float" office:value="5" calcext:value-type="float">
            <text:p>5</text:p>
          </table:table-cell>
          <table:table-cell table:style-name="ce73" table:formula="of:=IF(ISBLANK([.B10]);&quot;&quot;;LEGACY.NORMSDIST(([.T10]-[.$AC$4])/[.$AC$5]))" office:value-type="float" office:value="0.136768489343096" calcext:value-type="float">
            <text:p>0,136768489343096</text:p>
          </table:table-cell>
          <table:table-cell table:style-name="ce73" table:formula="of:=IF(ISBLANK([.B10]);&quot;&quot;;1-[.V10])" office:value-type="float" office:value="0.863231510656904" calcext:value-type="float">
            <text:p>0,863231510656904</text:p>
          </table:table-cell>
          <table:table-cell table:style-name="ce73" table:formula="of:=IF(ISBLANK([.B10]);&quot;&quot;;SMALL([.$W$6:.$W$28];[.U10]))" office:value-type="float" office:value="0.134933400172917" calcext:value-type="float">
            <text:p>0,134933400172917</text:p>
          </table:table-cell>
          <table:table-cell table:style-name="ce73" table:formula="of:=IF(ISBLANK([.B10]);&quot;&quot;;(2*[.U10]-1)*(LN([.X10])+LN([.V10])))" office:value-type="float" office:value="-35.9319563613897" calcext:value-type="float">
            <text:p>-35,9319563613897</text:p>
          </table:table-cell>
          <table:table-cell table:style-name="ce73" table:formula="of:=IF([.B10]=&quot;&quot;;NA();NORMINV(([.U10]-3/8)/([.$AC$3]+1/4);[.$AC$4];[.$AC$5]))" office:value-type="float" office:value="577.268448040627" calcext:value-type="float">
            <text:p>577,268448040627</text:p>
          </table:table-cell>
          <table:table-cell table:style-name="ce73" table:formula="of:=IF([.T10]=&quot;&quot;;NA();([.U10]-3/8)/([.$AC$3]+1/4))" office:value-type="float" office:value="0.198924731182796" calcext:value-type="float">
            <text:p>0,198924731182796</text:p>
          </table:table-cell>
          <table:table-cell table:style-name="ce76" office:value-type="string" calcext:value-type="string">
            <text:p>Count OK?</text:p>
          </table:table-cell>
          <table:table-cell table:style-name="ce79" table:formula="of:=IF(ISBLANK([.$B$30]);&quot;Seems OK...&quot;;&quot;Too Many Data Points! Fix columns B-H!!!!&quot;)" office:value-type="string" office:string-value="Seems OK..." calcext:value-type="string">
            <text:p>Seems OK...</text:p>
          </table:table-cell>
          <table:table-cell table:style-name="ce76"/>
          <table:table-cell table:number-columns-repeated="4"/>
          <table:table-cell table:style-name="ce199" office:value-type="string" calcext:value-type="string" table:number-columns-spanned="3" table:number-rows-spanned="2">
            <text:p>Jarque-Bera Test</text:p>
          </table:table-cell>
          <table:covered-table-cell table:number-columns-repeated="2" table:style-name="ce201"/>
          <table:table-cell table:style-name="ce100"/>
          <table:table-cell table:style-name="ce197" office:value-type="string" calcext:value-type="string" table:number-columns-spanned="2" table:number-rows-spanned="1">
            <text:p>Std.err.</text:p>
          </table:table-cell>
          <table:covered-table-cell table:style-name="ce197"/>
          <table:table-cell table:style-name="ce104" table:formula="of:=2*[.AO7]*SQRT(([.J6]*[.J6]-1)/([.J6]-3)/([.J6]+5))" office:value-type="float" office:value="0.934763798773597" calcext:value-type="float">
            <text:p>0,9348</text:p>
          </table:table-cell>
          <table:table-cell/>
          <table:table-cell table:style-name="Default" table:number-columns-repeated="7"/>
          <table:table-cell table:style-name="ce263">
            <draw:frame table:end-cell-address="Tabelle1.AX13" table:end-x="1.483cm" table:end-y="0.608cm" draw:z-index="0" draw:name="Diagramm 2" draw:style-name="gr1" draw:text-style-name="P1" svg:width="0.771cm" svg:height="2.443cm" svg:x="0.712cm" svg:y="0.292cm">
              <draw:object draw:notify-on-update-of-ranges="Tabelle1.AY12:Tabelle1.AY12 Tabelle1.BC12:Tabelle1.BC12 Tabelle1.BA12:Tabelle1.BA12 Tabelle1.BB12:Tabelle1.BB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style-name="ce270"/>
          <table:table-cell table:number-columns-repeated="201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7" office:value-type="float" office:value="878" calcext:value-type="float">
            <text:p>878</text:p>
          </table:table-cell>
          <table:table-cell table:style-name="ce17"/>
          <table:table-cell table:style-name="ce22" table:formula="of:=ROW()-5" office:value-type="float" office:value="6" calcext:value-type="float">
            <text:p>6</text:p>
          </table:table-cell>
          <table:table-cell table:style-name="ce24" table:formula="of:=[.D11]/COUNT([.$B$6:.$B$28])" office:value-type="float" office:value="0.260869565217391" calcext:value-type="float">
            <text:p>0,2609</text:p>
          </table:table-cell>
          <table:table-cell table:style-name="ce24" table:formula="of:=([.D11]-1)/COUNT([.$B$6:.$B$28])" office:value-type="float" office:value="0.217391304347826" calcext:value-type="float">
            <text:p>0,2174</text:p>
          </table:table-cell>
          <table:table-cell table:style-name="ce24" table:number-matrix-columns-spanned="1" table:number-matrix-rows-spanned="1" table:formula="of:=IF([.E11]&lt;1;COM.MICROSOFT.NORM.S.INV([.E11]);0)" office:value-type="float" office:value="-0.640666889919106" calcext:value-type="float">
            <text:p>-0,6407</text:p>
          </table:table-cell>
          <table:table-cell table:style-name="ce24" table:formula="of:=COM.MICROSOFT.NORM.DIST([.B11];[.$AK$5];[.$AK$6];TRUE())" office:value-type="float" office:value="0.439401821714284" calcext:value-type="float">
            <text:p>0,4394</text:p>
          </table:table-cell>
          <table:table-cell table:style-name="ce24" table:formula="of:=ABS([.H11]-[.F11])" office:value-type="float" office:value="0.222010517366458" calcext:value-type="float">
            <text:p>0,2220</text:p>
          </table:table-cell>
          <table:table-cell table:style-name="ce22"/>
          <table:table-cell table:style-name="ce31" table:formula="of:=IF([.A11]&lt;=[.$B$4];LARGE([.B$6:.B$28];[.A11]);&quot;&quot;)" office:value-type="float" office:value="1347" calcext:value-type="float">
            <text:p>1347,0000</text:p>
          </table:table-cell>
          <table:table-cell table:style-name="ce31" table:formula="of:=IF([.A11]&lt;=[.$B$4];SMALL([.B$6:.B$28];[.A11]);&quot;&quot;)" office:value-type="float" office:value="590" calcext:value-type="float">
            <text:p>590,0000</text:p>
          </table:table-cell>
          <table:table-cell table:style-name="ce46" table:formula="of:=IF([.A11]&lt;=[.$B$4];VLOOKUP([.A11];[.$K$42:.$BV$66];[.$B$3];FALSE());&quot;&quot;)" office:value-type="float" office:value="0.148" calcext:value-type="float">
            <text:p>0,148</text:p>
          </table:table-cell>
          <table:table-cell table:style-name="ce46" table:formula="of:=IF([.I11]&lt;=[.$D$5];[.M11]*([.K11]-[.L11]);&quot;&quot;)" office:value-type="float" office:value="112.036" calcext:value-type="float">
            <text:p>112,036</text:p>
          </table:table-cell>
          <table:table-cell table:style-name="ce56"/>
          <table:table-cell table:style-name="ce59"/>
          <table:table-cell table:style-name="ce63"/>
          <table:table-cell table:style-name="ce67" table:number-columns-repeated="2"/>
          <table:table-cell table:style-name="ce73" table:formula="of:=IF(ISBLANK([.B11]);NA();SMALL([.B$6:.B$28];[.U11]))" office:value-type="float" office:value="590" calcext:value-type="float">
            <text:p>590</text:p>
          </table:table-cell>
          <table:table-cell table:style-name="ce11" table:formula="of:=IF(ISBLANK([.B10]);&quot;&quot;;[.U10]+1)" office:value-type="float" office:value="6" calcext:value-type="float">
            <text:p>6</text:p>
          </table:table-cell>
          <table:table-cell table:style-name="ce73" table:formula="of:=IF(ISBLANK([.B11]);&quot;&quot;;LEGACY.NORMSDIST(([.T11]-[.$AC$4])/[.$AC$5]))" office:value-type="float" office:value="0.207212710523258" calcext:value-type="float">
            <text:p>0,207212710523258</text:p>
          </table:table-cell>
          <table:table-cell table:style-name="ce73" table:formula="of:=IF(ISBLANK([.B11]);&quot;&quot;;1-[.V11])" office:value-type="float" office:value="0.792787289476742" calcext:value-type="float">
            <text:p>0,792787289476742</text:p>
          </table:table-cell>
          <table:table-cell table:style-name="ce73" table:formula="of:=IF(ISBLANK([.B11]);&quot;&quot;;SMALL([.$W$6:.$W$28];[.U11]))" office:value-type="float" office:value="0.176641311088807" calcext:value-type="float">
            <text:p>0,176641311088807</text:p>
          </table:table-cell>
          <table:table-cell table:style-name="ce73" table:formula="of:=IF(ISBLANK([.B11]);&quot;&quot;;(2*[.U11]-1)*(LN([.X11])+LN([.V11])))" office:value-type="float" office:value="-36.3840787177699" calcext:value-type="float">
            <text:p>-36,3840787177699</text:p>
          </table:table-cell>
          <table:table-cell table:style-name="ce73" table:formula="of:=IF([.B11]=&quot;&quot;;NA();NORMINV(([.U11]-3/8)/([.$AC$3]+1/4);[.$AC$4];[.$AC$5]))" office:value-type="float" office:value="640.357737315681" calcext:value-type="float">
            <text:p>640,357737315681</text:p>
          </table:table-cell>
          <table:table-cell table:style-name="ce73" table:formula="of:=IF([.T11]=&quot;&quot;;NA();([.U11]-3/8)/([.$AC$3]+1/4))" office:value-type="float" office:value="0.241935483870968" calcext:value-type="float">
            <text:p>0,241935483870968</text:p>
          </table:table-cell>
          <table:table-cell table:style-name="ce76" office:value-type="string" calcext:value-type="string">
            <text:p>S</text:p>
          </table:table-cell>
          <table:table-cell table:style-name="ce83" table:formula="of:=SUM([.Y6:.Y28])" office:value-type="float" office:value="-534.970370362862" calcext:value-type="float">
            <text:p>-534,970370362862</text:p>
          </table:table-cell>
          <table:table-cell table:style-name="ce76"/>
          <table:table-cell table:number-columns-repeated="4"/>
          <table:covered-table-cell table:number-columns-repeated="3" table:style-name="ce201"/>
          <table:table-cell table:style-name="ce21"/>
          <table:table-cell table:style-name="ce197" office:value-type="string" calcext:value-type="string" table:number-columns-spanned="2" table:number-rows-spanned="1">
            <text:p>Z_g2</text:p>
          </table:table-cell>
          <table:covered-table-cell table:style-name="ce197"/>
          <table:table-cell table:style-name="ce104" table:formula="of:=[.AO9]/[.AO10]" office:value-type="float" office:value="-1.07264704046098" calcext:value-type="float">
            <text:p>-1,0726</text:p>
          </table:table-cell>
          <table:table-cell/>
          <table:table-cell table:style-name="Default"/>
          <table:table-cell table:style-name="Default" office:value-type="string" calcext:value-type="string">
            <text:p>Anderson-Darling</text:p>
          </table:table-cell>
          <table:table-cell table:style-name="Default"/>
          <table:table-cell table:style-name="Default" office:value-type="string" calcext:value-type="string">
            <text:p>Diagrammaten: 3 Datenreihen</text:p>
          </table:table-cell>
          <table:table-cell table:style-name="Default" table:number-columns-repeated="3"/>
          <table:table-cell table:style-name="ce263"/>
          <table:table-cell table:style-name="Default" table:number-columns-repeated="2"/>
          <table:table-cell table:style-name="Default" office:value-type="string" calcext:value-type="string">
            <text:p>Diagrammaten: 3 Datenreihen</text:p>
          </table:table-cell>
          <table:table-cell table:style-name="Default" table:number-columns-repeated="2"/>
          <table:table-cell table:style-name="ce270"/>
          <table:table-cell table:number-columns-repeated="201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7" office:value-type="float" office:value="720" calcext:value-type="float">
            <text:p>720</text:p>
          </table:table-cell>
          <table:table-cell table:style-name="ce17"/>
          <table:table-cell table:style-name="ce22" table:formula="of:=ROW()-5" office:value-type="float" office:value="7" calcext:value-type="float">
            <text:p>7</text:p>
          </table:table-cell>
          <table:table-cell table:style-name="ce24" table:formula="of:=[.D12]/COUNT([.$B$6:.$B$28])" office:value-type="float" office:value="0.304347826086957" calcext:value-type="float">
            <text:p>0,3043</text:p>
          </table:table-cell>
          <table:table-cell table:style-name="ce24" table:formula="of:=([.D12]-1)/COUNT([.$B$6:.$B$28])" office:value-type="float" office:value="0.260869565217391" calcext:value-type="float">
            <text:p>0,2609</text:p>
          </table:table-cell>
          <table:table-cell table:style-name="ce24" table:number-matrix-columns-spanned="1" table:number-matrix-rows-spanned="1" table:formula="of:=IF([.E12]&lt;1;COM.MICROSOFT.NORM.S.INV([.E12]);0)" office:value-type="float" office:value="-0.511936213871328" calcext:value-type="float">
            <text:p>-0,5119</text:p>
          </table:table-cell>
          <table:table-cell table:style-name="ce24" table:formula="of:=COM.MICROSOFT.NORM.DIST([.B12];[.$AK$5];[.$AK$6];TRUE())" office:value-type="float" office:value="0.302728594190911" calcext:value-type="float">
            <text:p>0,3027</text:p>
          </table:table-cell>
          <table:table-cell table:style-name="ce24" table:formula="of:=ABS([.H12]-[.F12])" office:value-type="float" office:value="0.0418590289735196" calcext:value-type="float">
            <text:p>0,0419</text:p>
          </table:table-cell>
          <table:table-cell table:style-name="ce22"/>
          <table:table-cell table:style-name="ce31" table:formula="of:=IF([.A12]&lt;=[.$B$4];LARGE([.B$6:.B$28];[.A12]);&quot;&quot;)" office:value-type="float" office:value="1268" calcext:value-type="float">
            <text:p>1268,0000</text:p>
          </table:table-cell>
          <table:table-cell table:style-name="ce31" table:formula="of:=IF([.A12]&lt;=[.$B$4];SMALL([.B$6:.B$28];[.A12]);&quot;&quot;)" office:value-type="float" office:value="720" calcext:value-type="float">
            <text:p>720,0000</text:p>
          </table:table-cell>
          <table:table-cell table:style-name="ce46" table:formula="of:=IF([.A12]&lt;=[.$B$4];VLOOKUP([.A12];[.$K$42:.$BV$66];[.$B$3];FALSE());&quot;&quot;)" office:value-type="float" office:value="0.1201" calcext:value-type="float">
            <text:p>0,1201</text:p>
          </table:table-cell>
          <table:table-cell table:style-name="ce46" table:formula="of:=IF([.I12]&lt;=[.$D$5];[.M12]*([.K12]-[.L12]);&quot;&quot;)" office:value-type="float" office:value="65.8148" calcext:value-type="float">
            <text:p>65,8148</text:p>
          </table:table-cell>
          <table:table-cell table:style-name="ce56"/>
          <table:table-cell table:style-name="ce59"/>
          <table:table-cell table:style-name="ce63"/>
          <table:table-cell table:style-name="ce67" table:number-columns-repeated="2"/>
          <table:table-cell table:style-name="ce73" table:formula="of:=IF(ISBLANK([.B12]);NA();SMALL([.B$6:.B$28];[.U12]))" office:value-type="float" office:value="720" calcext:value-type="float">
            <text:p>720</text:p>
          </table:table-cell>
          <table:table-cell table:style-name="ce11" table:formula="of:=IF(ISBLANK([.B11]);&quot;&quot;;[.U11]+1)" office:value-type="float" office:value="7" calcext:value-type="float">
            <text:p>7</text:p>
          </table:table-cell>
          <table:table-cell table:style-name="ce73" table:formula="of:=IF(ISBLANK([.B12]);&quot;&quot;;LEGACY.NORMSDIST(([.T12]-[.$AC$4])/[.$AC$5]))" office:value-type="float" office:value="0.302728594190911" calcext:value-type="float">
            <text:p>0,302728594190911</text:p>
          </table:table-cell>
          <table:table-cell table:style-name="ce73" table:formula="of:=IF(ISBLANK([.B12]);&quot;&quot;;1-[.V12])" office:value-type="float" office:value="0.697271405809089" calcext:value-type="float">
            <text:p>0,697271405809089</text:p>
          </table:table-cell>
          <table:table-cell table:style-name="ce73" table:formula="of:=IF(ISBLANK([.B12]);&quot;&quot;;SMALL([.$W$6:.$W$28];[.U12]))" office:value-type="float" office:value="0.2277734593946" calcext:value-type="float">
            <text:p>0,2277734593946</text:p>
          </table:table-cell>
          <table:table-cell table:style-name="ce73" table:formula="of:=IF(ISBLANK([.B12]);&quot;&quot;;(2*[.U12]-1)*(LN([.X12])+LN([.V12])))" office:value-type="float" office:value="-34.7661905076379" calcext:value-type="float">
            <text:p>-34,7661905076379</text:p>
          </table:table-cell>
          <table:table-cell table:style-name="ce73" table:formula="of:=IF([.B12]=&quot;&quot;;NA();NORMINV(([.U12]-3/8)/([.$AC$3]+1/4);[.$AC$4];[.$AC$5]))" office:value-type="float" office:value="697.589479565974" calcext:value-type="float">
            <text:p>697,589479565974</text:p>
          </table:table-cell>
          <table:table-cell table:style-name="ce73" table:formula="of:=IF([.T12]=&quot;&quot;;NA();([.U12]-3/8)/([.$AC$3]+1/4))" office:value-type="float" office:value="0.28494623655914" calcext:value-type="float">
            <text:p>0,28494623655914</text:p>
          </table:table-cell>
          <table:table-cell table:style-name="ce75"/>
          <table:table-cell table:style-name="ce79"/>
          <table:table-cell table:style-name="ce75"/>
          <table:table-cell table:number-columns-repeated="4"/>
          <table:table-cell table:style-name="ce196" office:value-type="string" calcext:value-type="string" table:number-columns-spanned="2" table:number-rows-spanned="1">
            <text:p>observations</text:p>
          </table:table-cell>
          <table:covered-table-cell table:style-name="ce196">
            <draw:frame table:end-cell-address="Tabelle1.AK16" table:end-x="0.425cm" table:end-y="0.399cm" draw:z-index="2" draw:name="Diagramm 2" draw:style-name="gr1" draw:text-style-name="P1" svg:width="1.031cm" svg:height="3.029cm" svg:x="1.934cm" svg:y="0.207cm">
              <draw:object draw:notify-on-update-of-ranges="Tabelle1.AR9:Tabelle1.AR9 Tabelle1.AV9:Tabelle1.AV9 Tabelle1.AT9:Tabelle1.AT9 Tabelle1.AU9:Tabelle1.AU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covered-table-cell>
          <table:table-cell table:style-name="ce106" table:formula="of:=COUNT([.B6:.B28])" office:value-type="float" office:value="23" calcext:value-type="float">
            <text:p>23</text:p>
          </table:table-cell>
          <table:table-cell table:style-name="ce21"/>
          <table:table-cell table:style-name="ce116"/>
          <table:table-cell table:style-name="ce21"/>
          <table:table-cell table:style-name="ce124"/>
          <table:table-cell/>
          <table:table-cell table:style-name="Default"/>
          <table:table-cell table:style-name="Default" office:value-type="string" calcext:value-type="string">
            <text:p>p-value</text:p>
          </table:table-cell>
          <table:table-cell table:style-name="ce250" table:formula="of:=[.AC9]" office:value-type="float" office:value="0.68065028193521" calcext:value-type="float">
            <text:p>0,6807</text:p>
          </table:table-cell>
          <table:table-cell table:style-name="ce249" table:formula="of:=IF([.AS12]&gt;=0.05;[.AS12]-0.05;#N/A)" office:value-type="float" office:value="0.63065028193521" calcext:value-type="float">
            <text:p>0,63065028193521</text:p>
          </table:table-cell>
          <table:table-cell table:style-name="ce249" table:formula="of:=IF([.AS12]&lt;0.05;0.05-[.AS12];#N/A)" office:value-type="string" office:string-value="" calcext:value-type="error">
            <text:p>#NV</text:p>
          </table:table-cell>
          <table:table-cell table:style-name="ce249" table:formula="of:=IF([.AS12]&gt;=0.05;0.05;0.05-[.AU12])" office:value-type="float" office:value="0.05" calcext:value-type="float">
            <text:p>0,05</text:p>
          </table:table-cell>
          <table:table-cell table:style-name="Default"/>
          <table:table-cell table:style-name="ce263"/>
          <table:table-cell table:style-name="Default" office:value-type="string" calcext:value-type="string">
            <text:p>p-value</text:p>
          </table:table-cell>
          <table:table-cell table:style-name="Default" office:value-type="float" office:value="0.98" calcext:value-type="float">
            <text:p>0,98</text:p>
          </table:table-cell>
          <table:table-cell table:style-name="ce249" table:formula="of:=IF([.AZ12]&gt;=0.8;[.AZ12]-0.8;#N/A)" office:value-type="float" office:value="0.18" calcext:value-type="float">
            <text:p>0,18</text:p>
          </table:table-cell>
          <table:table-cell table:style-name="ce249" table:formula="of:=IF([.AZ12]&lt;0.8;0.8-[.AZ12];#N/A)" office:value-type="string" office:string-value="" calcext:value-type="error">
            <text:p>#NV</text:p>
          </table:table-cell>
          <table:table-cell table:style-name="ce249" table:formula="of:=IF([.AZ12]&gt;=0.8;0.8;0.8-[.BB12])" office:value-type="float" office:value="0.8" calcext:value-type="float">
            <text:p>0,8</text:p>
          </table:table-cell>
          <table:table-cell table:style-name="ce270"/>
          <table:table-cell table:number-columns-repeated="201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7" office:value-type="float" office:value="1155" calcext:value-type="float">
            <text:p>1155</text:p>
          </table:table-cell>
          <table:table-cell table:style-name="ce17"/>
          <table:table-cell table:style-name="ce22" table:formula="of:=ROW()-5" office:value-type="float" office:value="8" calcext:value-type="float">
            <text:p>8</text:p>
          </table:table-cell>
          <table:table-cell table:style-name="ce24" table:formula="of:=[.D13]/COUNT([.$B$6:.$B$28])" office:value-type="float" office:value="0.347826086956522" calcext:value-type="float">
            <text:p>0,3478</text:p>
          </table:table-cell>
          <table:table-cell table:style-name="ce24" table:formula="of:=([.D13]-1)/COUNT([.$B$6:.$B$28])" office:value-type="float" office:value="0.304347826086957" calcext:value-type="float">
            <text:p>0,3043</text:p>
          </table:table-cell>
          <table:table-cell table:style-name="ce24" table:number-matrix-columns-spanned="1" table:number-matrix-rows-spanned="1" table:formula="of:=IF([.E13]&lt;1;COM.MICROSOFT.NORM.S.INV([.E13]);0)" office:value-type="float" office:value="-0.391196258189471" calcext:value-type="float">
            <text:p>-0,3912</text:p>
          </table:table-cell>
          <table:table-cell table:style-name="ce24" table:formula="of:=COM.MICROSOFT.NORM.DIST([.B13];[.$AK$5];[.$AK$6];TRUE())" office:value-type="float" office:value="0.6864494593096" calcext:value-type="float">
            <text:p>0,6864</text:p>
          </table:table-cell>
          <table:table-cell table:style-name="ce24" table:formula="of:=ABS([.H13]-[.F13])" office:value-type="float" office:value="0.382101633222643" calcext:value-type="float">
            <text:p>0,3821</text:p>
          </table:table-cell>
          <table:table-cell table:style-name="ce22"/>
          <table:table-cell table:style-name="ce31" table:formula="of:=IF([.A13]&lt;=[.$B$4];LARGE([.B$6:.B$28];[.A13]);&quot;&quot;)" office:value-type="float" office:value="1221" calcext:value-type="float">
            <text:p>1221,0000</text:p>
          </table:table-cell>
          <table:table-cell table:style-name="ce31" table:formula="of:=IF([.A13]&lt;=[.$B$4];SMALL([.B$6:.B$28];[.A13]);&quot;&quot;)" office:value-type="float" office:value="754" calcext:value-type="float">
            <text:p>754,0000</text:p>
          </table:table-cell>
          <table:table-cell table:style-name="ce46" table:formula="of:=IF([.A13]&lt;=[.$B$4];VLOOKUP([.A13];[.$K$42:.$BV$66];[.$B$3];FALSE());&quot;&quot;)" office:value-type="float" office:value="0.0941" calcext:value-type="float">
            <text:p>0,0941</text:p>
          </table:table-cell>
          <table:table-cell table:style-name="ce46" table:formula="of:=IF([.I13]&lt;=[.$D$5];[.M13]*([.K13]-[.L13]);&quot;&quot;)" office:value-type="float" office:value="43.9447" calcext:value-type="float">
            <text:p>43,9447</text:p>
          </table:table-cell>
          <table:table-cell table:style-name="ce56" table:number-columns-repeated="2"/>
          <table:table-cell table:style-name="ce4"/>
          <table:table-cell table:style-name="ce68"/>
          <table:table-cell table:style-name="ce66"/>
          <table:table-cell table:style-name="ce73" table:formula="of:=IF(ISBLANK([.B13]);NA();SMALL([.B$6:.B$28];[.U13]))" office:value-type="float" office:value="754" calcext:value-type="float">
            <text:p>754</text:p>
          </table:table-cell>
          <table:table-cell table:style-name="ce11" table:formula="of:=IF(ISBLANK([.B12]);&quot;&quot;;[.U12]+1)" office:value-type="float" office:value="8" calcext:value-type="float">
            <text:p>8</text:p>
          </table:table-cell>
          <table:table-cell table:style-name="ce73" table:formula="of:=IF(ISBLANK([.B13]);&quot;&quot;;LEGACY.NORMSDIST(([.T13]-[.$AC$4])/[.$AC$5]))" office:value-type="float" office:value="0.33061272513709" calcext:value-type="float">
            <text:p>0,33061272513709</text:p>
          </table:table-cell>
          <table:table-cell table:style-name="ce73" table:formula="of:=IF(ISBLANK([.B13]);&quot;&quot;;1-[.V13])" office:value-type="float" office:value="0.66938727486291" calcext:value-type="float">
            <text:p>0,66938727486291</text:p>
          </table:table-cell>
          <table:table-cell table:style-name="ce73" table:formula="of:=IF(ISBLANK([.B13]);&quot;&quot;;SMALL([.$W$6:.$W$28];[.U13]))" office:value-type="float" office:value="0.261770572123858" calcext:value-type="float">
            <text:p>0,261770572123858</text:p>
          </table:table-cell>
          <table:table-cell table:style-name="ce73" table:formula="of:=IF(ISBLANK([.B13]);&quot;&quot;;(2*[.U13]-1)*(LN([.X13])+LN([.V13])))" office:value-type="float" office:value="-36.7064166159985" calcext:value-type="float">
            <text:p>-36,7064166159985</text:p>
          </table:table-cell>
          <table:table-cell table:style-name="ce73" table:formula="of:=IF([.B13]=&quot;&quot;;NA();NORMINV(([.U13]-3/8)/([.$AC$3]+1/4);[.$AC$4];[.$AC$5]))" office:value-type="float" office:value="750.814816485666" calcext:value-type="float">
            <text:p>750,814816485666</text:p>
          </table:table-cell>
          <table:table-cell table:style-name="ce73" table:formula="of:=IF([.T13]=&quot;&quot;;NA();([.U13]-3/8)/([.$AC$3]+1/4))" office:value-type="float" office:value="0.327956989247312" calcext:value-type="float">
            <text:p>0,327956989247312</text:p>
          </table:table-cell>
          <table:table-cell table:style-name="ce185" office:value-type="string" calcext:value-type="string" table:number-columns-spanned="2" table:number-rows-spanned="1">
            <text:p>p-value calculations</text:p>
          </table:table-cell>
          <table:covered-table-cell table:style-name="ce185"/>
          <table:table-cell table:style-name="ce185" table:number-columns-spanned="2" table:number-rows-spanned="1"/>
          <table:covered-table-cell table:style-name="ce185"/>
          <table:table-cell table:number-columns-repeated="3"/>
          <table:table-cell table:style-name="ce196" office:value-type="string" calcext:value-type="string" table:number-columns-spanned="2" table:number-rows-spanned="1">
            <text:p>sample skewness</text:p>
          </table:table-cell>
          <table:covered-table-cell table:style-name="ce196"/>
          <table:table-cell table:style-name="ce104" table:formula="of:=SKEW([.B6:.B28])" office:value-type="float" office:value="-0.0971772894592972" calcext:value-type="float">
            <text:p>-0,0972</text:p>
          </table:table-cell>
          <table:table-cell table:style-name="ce21"/>
          <table:table-cell table:style-name="ce197" office:value-type="string" calcext:value-type="string" table:number-columns-spanned="2" table:number-rows-spanned="1">
            <text:p>DP</text:p>
          </table:table-cell>
          <table:covered-table-cell table:style-name="ce197"/>
          <table:table-cell table:style-name="ce104" table:formula="of:=[.AO8]^2+[.AO11]^2" office:value-type="float" office:value="1.19133143918294" calcext:value-type="float">
            <text:p>1,1913</text:p>
          </table:table-cell>
          <table:table-cell/>
          <table:table-cell table:style-name="ce263"/>
          <table:table-cell table:style-name="Default" table:number-columns-repeated="5"/>
          <table:table-cell table:style-name="ce270"/>
          <table:table-cell table:style-name="ce263"/>
          <table:table-cell table:style-name="Default" table:number-columns-repeated="5"/>
          <table:table-cell table:style-name="ce270"/>
          <table:table-cell table:number-columns-repeated="201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7" office:value-type="float" office:value="1449" calcext:value-type="float">
            <text:p>1449</text:p>
          </table:table-cell>
          <table:table-cell table:style-name="ce17"/>
          <table:table-cell table:style-name="ce22" table:formula="of:=ROW()-5" office:value-type="float" office:value="9" calcext:value-type="float">
            <text:p>9</text:p>
          </table:table-cell>
          <table:table-cell table:style-name="ce24" table:formula="of:=[.D14]/COUNT([.$B$6:.$B$28])" office:value-type="float" office:value="0.391304347826087" calcext:value-type="float">
            <text:p>0,3913</text:p>
          </table:table-cell>
          <table:table-cell table:style-name="ce24" table:formula="of:=([.D14]-1)/COUNT([.$B$6:.$B$28])" office:value-type="float" office:value="0.347826086956522" calcext:value-type="float">
            <text:p>0,3478</text:p>
          </table:table-cell>
          <table:table-cell table:style-name="ce24" table:number-matrix-columns-spanned="1" table:number-matrix-rows-spanned="1" table:formula="of:=IF([.E14]&lt;1;COM.MICROSOFT.NORM.S.INV([.E14]);0)" office:value-type="float" office:value="-0.27592106310796" calcext:value-type="float">
            <text:p>-0,2759</text:p>
          </table:table-cell>
          <table:table-cell table:style-name="ce24" table:formula="of:=COM.MICROSOFT.NORM.DIST([.B14];[.$AK$5];[.$AK$6];TRUE())" office:value-type="float" office:value="0.877642389457127" calcext:value-type="float">
            <text:p>0,8776</text:p>
          </table:table-cell>
          <table:table-cell table:style-name="ce24" table:formula="of:=ABS([.H14]-[.F14])" office:value-type="float" office:value="0.529816302500606" calcext:value-type="float">
            <text:p>0,5298</text:p>
          </table:table-cell>
          <table:table-cell table:style-name="ce22"/>
          <table:table-cell table:style-name="ce31" table:formula="of:=IF([.A14]&lt;=[.$B$4];LARGE([.B$6:.B$28];[.A14]);&quot;&quot;)" office:value-type="float" office:value="1155" calcext:value-type="float">
            <text:p>1155,0000</text:p>
          </table:table-cell>
          <table:table-cell table:style-name="ce31" table:formula="of:=IF([.A14]&lt;=[.$B$4];SMALL([.B$6:.B$28];[.A14]);&quot;&quot;)" office:value-type="float" office:value="764" calcext:value-type="float">
            <text:p>764,0000</text:p>
          </table:table-cell>
          <table:table-cell table:style-name="ce46" table:formula="of:=IF([.A14]&lt;=[.$B$4];VLOOKUP([.A14];[.$K$42:.$BV$66];[.$B$3];FALSE());&quot;&quot;)" office:value-type="float" office:value="0.0696" calcext:value-type="float">
            <text:p>0,0696</text:p>
          </table:table-cell>
          <table:table-cell table:style-name="ce46" table:formula="of:=IF([.I14]&lt;=[.$D$5];[.M14]*([.K14]-[.L14]);&quot;&quot;)" office:value-type="float" office:value="27.2136" calcext:value-type="float">
            <text:p>27,2136</text:p>
          </table:table-cell>
          <table:table-cell table:style-name="ce56" table:number-columns-repeated="2"/>
          <table:table-cell table:style-name="ce4" table:number-columns-repeated="2"/>
          <table:table-cell table:style-name="ce56"/>
          <table:table-cell table:style-name="ce73" table:formula="of:=IF(ISBLANK([.B14]);NA();SMALL([.B$6:.B$28];[.U14]))" office:value-type="float" office:value="764" calcext:value-type="float">
            <text:p>764</text:p>
          </table:table-cell>
          <table:table-cell table:style-name="ce11" table:formula="of:=IF(ISBLANK([.B13]);&quot;&quot;;[.U13]+1)" office:value-type="float" office:value="9" calcext:value-type="float">
            <text:p>9</text:p>
          </table:table-cell>
          <table:table-cell table:style-name="ce73" table:formula="of:=IF(ISBLANK([.B14]);&quot;&quot;;LEGACY.NORMSDIST(([.T14]-[.$AC$4])/[.$AC$5]))" office:value-type="float" office:value="0.33900555935087" calcext:value-type="float">
            <text:p>0,33900555935087</text:p>
          </table:table-cell>
          <table:table-cell table:style-name="ce73" table:formula="of:=IF(ISBLANK([.B14]);&quot;&quot;;1-[.V14])" office:value-type="float" office:value="0.660994440649129" calcext:value-type="float">
            <text:p>0,660994440649129</text:p>
          </table:table-cell>
          <table:table-cell table:style-name="ce73" table:formula="of:=IF(ISBLANK([.B14]);&quot;&quot;;SMALL([.$W$6:.$W$28];[.U14]))" office:value-type="float" office:value="0.3135505406904" calcext:value-type="float">
            <text:p>0,3135505406904</text:p>
          </table:table-cell>
          <table:table-cell table:style-name="ce73" table:formula="of:=IF(ISBLANK([.B14]);&quot;&quot;;(2*[.U14]-1)*(LN([.X14])+LN([.V14])))" office:value-type="float" office:value="-38.1060693308568" calcext:value-type="float">
            <text:p>-38,1060693308568</text:p>
          </table:table-cell>
          <table:table-cell table:style-name="ce73" table:formula="of:=IF([.B14]=&quot;&quot;;NA();NORMINV(([.U14]-3/8)/([.$AC$3]+1/4);[.$AC$4];[.$AC$5]))" office:value-type="float" office:value="801.272275600894" calcext:value-type="float">
            <text:p>801,272275600894</text:p>
          </table:table-cell>
          <table:table-cell table:style-name="ce73" table:formula="of:=IF([.T14]=&quot;&quot;;NA();([.U14]-3/8)/([.$AC$3]+1/4))" office:value-type="float" office:value="0.370967741935484" calcext:value-type="float">
            <text:p>0,370967741935484</text:p>
          </table:table-cell>
          <table:table-cell table:style-name="ce76" office:value-type="string" calcext:value-type="string">
            <text:p>p1</text:p>
          </table:table-cell>
          <table:table-cell table:style-name="ce79" table:formula="of:=IF(AND([.AC8]&lt;13;[.AC8]&gt;=0.6);EXP(1.2937-5.709*[.AC8]+0.0186*[.AC8]^2);0)" office:value-type="float" office:value="0" calcext:value-type="float">
            <text:p>0</text:p>
          </table:table-cell>
          <table:table-cell table:style-name="ce76"/>
          <table:table-cell table:number-columns-repeated="4"/>
          <table:table-cell table:style-name="ce196" office:value-type="string" calcext:value-type="string" table:number-columns-spanned="2" table:number-rows-spanned="1">
            <text:p>sample kurtosis</text:p>
          </table:table-cell>
          <table:covered-table-cell table:style-name="ce196"/>
          <table:table-cell table:style-name="ce104" table:formula="of:=KURT([.B6:.B28])" office:value-type="float" office:value="-1.00267162228456" calcext:value-type="float">
            <text:p>-1,0027</text:p>
          </table:table-cell>
          <table:table-cell table:style-name="ce114"/>
          <table:table-cell table:style-name="ce197" office:value-type="string" calcext:value-type="string" table:number-columns-spanned="2" table:number-rows-spanned="1">
            <text:p>P-value</text:p>
          </table:table-cell>
          <table:covered-table-cell table:style-name="ce197"/>
          <table:table-cell table:style-name="ce104" table:formula="of:=LEGACY.CHIDIST([.AO13];2)" office:value-type="float" office:value="0.551195502056152" calcext:value-type="float">
            <text:p>0,5512</text:p>
          </table:table-cell>
          <table:table-cell/>
          <table:table-cell table:style-name="ce263"/>
          <table:table-cell table:style-name="Default" table:number-columns-repeated="2"/>
          <table:table-cell table:style-name="Default" office:value-type="string" calcext:value-type="string">
            <text:p>Diagrammaten: 3 Datenreihen</text:p>
          </table:table-cell>
          <table:table-cell table:style-name="Default" table:number-columns-repeated="2"/>
          <table:table-cell table:style-name="ce270"/>
          <table:table-cell table:style-name="ce263"/>
          <table:table-cell table:style-name="Default" table:number-columns-repeated="5"/>
          <table:table-cell table:style-name="ce270"/>
          <table:table-cell table:number-columns-repeated="201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7" office:value-type="float" office:value="460" calcext:value-type="float">
            <text:p>460</text:p>
          </table:table-cell>
          <table:table-cell table:style-name="ce17"/>
          <table:table-cell table:style-name="ce22" table:formula="of:=ROW()-5" office:value-type="float" office:value="10" calcext:value-type="float">
            <text:p>10</text:p>
          </table:table-cell>
          <table:table-cell table:style-name="ce24" table:formula="of:=[.D15]/COUNT([.$B$6:.$B$28])" office:value-type="float" office:value="0.434782608695652" calcext:value-type="float">
            <text:p>0,4348</text:p>
          </table:table-cell>
          <table:table-cell table:style-name="ce24" table:formula="of:=([.D15]-1)/COUNT([.$B$6:.$B$28])" office:value-type="float" office:value="0.391304347826087" calcext:value-type="float">
            <text:p>0,3913</text:p>
          </table:table-cell>
          <table:table-cell table:style-name="ce24" table:number-matrix-columns-spanned="1" table:number-matrix-rows-spanned="1" table:formula="of:=IF([.E15]&lt;1;COM.MICROSOFT.NORM.S.INV([.E15]);0)" office:value-type="float" office:value="-0.164210777079331" calcext:value-type="float">
            <text:p>-0,1642</text:p>
          </table:table-cell>
          <table:table-cell table:style-name="ce24" table:formula="of:=COM.MICROSOFT.NORM.DIST([.B15];[.$AK$5];[.$AK$6];TRUE())" office:value-type="float" office:value="0.132276898707293" calcext:value-type="float">
            <text:p>0,1323</text:p>
          </table:table-cell>
          <table:table-cell table:style-name="ce24" table:formula="of:=ABS([.H15]-[.F15])" office:value-type="float" office:value="0.259027449118794" calcext:value-type="float">
            <text:p>0,2590</text:p>
          </table:table-cell>
          <table:table-cell table:style-name="ce22"/>
          <table:table-cell table:style-name="ce31" table:formula="of:=IF([.A15]&lt;=[.$B$4];LARGE([.B$6:.B$28];[.A15]);&quot;&quot;)" office:value-type="float" office:value="1075" calcext:value-type="float">
            <text:p>1075,0000</text:p>
          </table:table-cell>
          <table:table-cell table:style-name="ce31" table:formula="of:=IF([.A15]&lt;=[.$B$4];SMALL([.B$6:.B$28];[.A15]);&quot;&quot;)" office:value-type="float" office:value="834" calcext:value-type="float">
            <text:p>834,0000</text:p>
          </table:table-cell>
          <table:table-cell table:style-name="ce46" table:formula="of:=IF([.A15]&lt;=[.$B$4];VLOOKUP([.A15];[.$K$42:.$BV$66];[.$B$3];FALSE());&quot;&quot;)" office:value-type="float" office:value="0.0459" calcext:value-type="float">
            <text:p>0,0459</text:p>
          </table:table-cell>
          <table:table-cell table:style-name="ce46" table:formula="of:=IF([.I15]&lt;=[.$D$5];[.M15]*([.K15]-[.L15]);&quot;&quot;)" office:value-type="float" office:value="11.0619" calcext:value-type="float">
            <text:p>11,0619</text:p>
          </table:table-cell>
          <table:table-cell table:style-name="ce56"/>
          <table:table-cell table:style-name="ce168" office:value-type="string" calcext:value-type="string" table:number-columns-spanned="2" table:number-rows-spanned="1">
            <text:p>Anzahl Werte</text:p>
          </table:table-cell>
          <table:covered-table-cell table:style-name="ce168"/>
          <table:table-cell table:style-name="ce4" table:formula="of:=COUNT([.B6:.B28])" office:value-type="float" office:value="23" calcext:value-type="float">
            <text:p>23</text:p>
          </table:table-cell>
          <table:table-cell table:style-name="ce56"/>
          <table:table-cell table:style-name="ce73" table:formula="of:=IF(ISBLANK([.B15]);NA();SMALL([.B$6:.B$28];[.U15]))" office:value-type="float" office:value="834" calcext:value-type="float">
            <text:p>834</text:p>
          </table:table-cell>
          <table:table-cell table:style-name="ce11" table:formula="of:=IF(ISBLANK([.B14]);&quot;&quot;;[.U14]+1)" office:value-type="float" office:value="10" calcext:value-type="float">
            <text:p>10</text:p>
          </table:table-cell>
          <table:table-cell table:style-name="ce73" table:formula="of:=IF(ISBLANK([.B15]);&quot;&quot;;LEGACY.NORMSDIST(([.T15]-[.$AC$4])/[.$AC$5]))" office:value-type="float" office:value="0.399795623954578" calcext:value-type="float">
            <text:p>0,399795623954578</text:p>
          </table:table-cell>
          <table:table-cell table:style-name="ce73" table:formula="of:=IF(ISBLANK([.B15]);&quot;&quot;;1-[.V15])" office:value-type="float" office:value="0.600204376045422" calcext:value-type="float">
            <text:p>0,600204376045422</text:p>
          </table:table-cell>
          <table:table-cell table:style-name="ce73" table:formula="of:=IF(ISBLANK([.B15]);&quot;&quot;;SMALL([.$W$6:.$W$28];[.U15]))" office:value-type="float" office:value="0.381529817533815" calcext:value-type="float">
            <text:p>0,381529817533815</text:p>
          </table:table-cell>
          <table:table-cell table:style-name="ce73" table:formula="of:=IF(ISBLANK([.B15]);&quot;&quot;;(2*[.U15]-1)*(LN([.X15])+LN([.V15])))" office:value-type="float" office:value="-35.7269934288146" calcext:value-type="float">
            <text:p>-35,7269934288146</text:p>
          </table:table-cell>
          <table:table-cell table:style-name="ce73" table:formula="of:=IF([.B15]=&quot;&quot;;NA();NORMINV(([.U15]-3/8)/([.$AC$3]+1/4);[.$AC$4];[.$AC$5]))" office:value-type="float" office:value="849.863061296322" calcext:value-type="float">
            <text:p>849,863061296322</text:p>
          </table:table-cell>
          <table:table-cell table:style-name="ce73" table:formula="of:=IF([.T15]=&quot;&quot;;NA();([.U15]-3/8)/([.$AC$3]+1/4))" office:value-type="float" office:value="0.413978494623656" calcext:value-type="float">
            <text:p>0,413978494623656</text:p>
          </table:table-cell>
          <table:table-cell table:style-name="ce76" office:value-type="string" calcext:value-type="string">
            <text:p>p2</text:p>
          </table:table-cell>
          <table:table-cell table:style-name="ce79" table:formula="of:=IF(AND([.AC8]&lt;0.6;[.AC8]&gt;=0.34);EXP(0.9177-4.279*[.AC8]-1.38*[.AC8]^2);0)" office:value-type="float" office:value="0" calcext:value-type="float">
            <text:p>0</text:p>
          </table:table-cell>
          <table:table-cell table:style-name="ce76"/>
          <table:table-cell table:number-columns-repeated="4"/>
          <table:table-cell table:style-name="ce197" office:value-type="string" calcext:value-type="string" table:number-columns-spanned="2" table:number-rows-spanned="1">
            <text:p>JB test statistic</text:p>
          </table:table-cell>
          <table:covered-table-cell table:style-name="ce197"/>
          <table:table-cell table:style-name="ce104" table:formula="of:=([.AK12]/6)*([.AK13]^2+([.AK14]^2)/4)" office:value-type="float" office:value="0.999660580961326" calcext:value-type="float">
            <text:p>0,9997</text:p>
          </table:table-cell>
          <table:table-cell table:style-name="ce114"/>
          <table:table-cell table:style-name="ce237" office:value-type="string" calcext:value-type="string" table:number-columns-spanned="2" table:number-rows-spanned="1">
            <text:p>Sig level</text:p>
          </table:table-cell>
          <table:covered-table-cell table:style-name="ce237"/>
          <table:table-cell table:style-name="ce125" office:value-type="float" office:value="0.05" calcext:value-type="float">
            <text:p>0,0500</text:p>
          </table:table-cell>
          <table:table-cell/>
          <table:table-cell table:style-name="ce263"/>
          <table:table-cell table:style-name="Default" office:value-type="string" calcext:value-type="string">
            <text:p>p-value</text:p>
          </table:table-cell>
          <table:table-cell table:style-name="ce250" table:formula="of:=[.AK32]" office:value-type="float" office:value="3.61191769830015" calcext:value-type="float">
            <text:p>3,6119</text:p>
          </table:table-cell>
          <table:table-cell table:style-name="ce249" table:formula="of:=IF([.AS15]&gt;=3.5;[.AS15]-3.5;#N/A)" office:value-type="float" office:value="0.111917698300152" calcext:value-type="float">
            <text:p>0,111917698300152</text:p>
          </table:table-cell>
          <table:table-cell table:style-name="ce249" table:formula="of:=IF([.AS15]&lt;3.5;3.5-[.AS15];#N/A)" office:value-type="string" office:string-value="" calcext:value-type="error">
            <text:p>#NV</text:p>
          </table:table-cell>
          <table:table-cell table:style-name="ce249" table:formula="of:=IF([.AS15]&gt;=3.5;3.5;3.5-[.AU15])" office:value-type="float" office:value="3.5" calcext:value-type="float">
            <text:p>3,5</text:p>
          </table:table-cell>
          <table:table-cell table:style-name="ce270"/>
          <table:table-cell table:style-name="ce264"/>
          <table:table-cell table:style-name="ce266" table:number-columns-repeated="5"/>
          <table:table-cell table:style-name="ce271"/>
          <table:table-cell table:number-columns-repeated="201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7" office:value-type="float" office:value="469" calcext:value-type="float">
            <text:p>469</text:p>
          </table:table-cell>
          <table:table-cell table:style-name="ce17"/>
          <table:table-cell table:style-name="ce22" table:formula="of:=ROW()-5" office:value-type="float" office:value="11" calcext:value-type="float">
            <text:p>11</text:p>
          </table:table-cell>
          <table:table-cell table:style-name="ce24" table:formula="of:=[.D16]/COUNT([.$B$6:.$B$28])" office:value-type="float" office:value="0.478260869565217" calcext:value-type="float">
            <text:p>0,4783</text:p>
          </table:table-cell>
          <table:table-cell table:style-name="ce24" table:formula="of:=([.D16]-1)/COUNT([.$B$6:.$B$28])" office:value-type="float" office:value="0.434782608695652" calcext:value-type="float">
            <text:p>0,4348</text:p>
          </table:table-cell>
          <table:table-cell table:style-name="ce24" table:number-matrix-columns-spanned="1" table:number-matrix-rows-spanned="1" table:formula="of:=IF([.E16]&lt;1;COM.MICROSOFT.NORM.S.INV([.E16]);0)" office:value-type="float" office:value="-0.054518914848102" calcext:value-type="float">
            <text:p>-0,0545</text:p>
          </table:table-cell>
          <table:table-cell table:style-name="ce24" table:formula="of:=COM.MICROSOFT.NORM.DIST([.B16];[.$AK$5];[.$AK$6];TRUE())" office:value-type="float" office:value="0.136768489343096" calcext:value-type="float">
            <text:p>0,1368</text:p>
          </table:table-cell>
          <table:table-cell table:style-name="ce24" table:formula="of:=ABS([.H16]-[.F16])" office:value-type="float" office:value="0.298014119352556" calcext:value-type="float">
            <text:p>0,2980</text:p>
          </table:table-cell>
          <table:table-cell table:style-name="ce22"/>
          <table:table-cell table:style-name="ce31" table:formula="of:=IF([.A16]&lt;=[.$B$4];LARGE([.B$6:.B$28];[.A16]);&quot;&quot;)" office:value-type="float" office:value="954" calcext:value-type="float">
            <text:p>954,0000</text:p>
          </table:table-cell>
          <table:table-cell table:style-name="ce31" table:formula="of:=IF([.A16]&lt;=[.$B$4];SMALL([.B$6:.B$28];[.A16]);&quot;&quot;)" office:value-type="float" office:value="878" calcext:value-type="float">
            <text:p>878,0000</text:p>
          </table:table-cell>
          <table:table-cell table:style-name="ce46" table:formula="of:=IF([.A16]&lt;=[.$B$4];VLOOKUP([.A16];[.$K$42:.$BV$66];[.$B$3];FALSE());&quot;&quot;)" office:value-type="float" office:value="0.0228" calcext:value-type="float">
            <text:p>0,0228</text:p>
          </table:table-cell>
          <table:table-cell table:style-name="ce46" table:formula="of:=IF([.I16]&lt;=[.$D$5];[.M16]*([.K16]-[.L16]);&quot;&quot;)" office:value-type="float" office:value="1.7328" calcext:value-type="float">
            <text:p>1,7328</text:p>
          </table:table-cell>
          <table:table-cell table:style-name="ce56"/>
          <table:table-cell table:style-name="ce168" office:value-type="string" calcext:value-type="string" table:number-columns-spanned="2" table:number-rows-spanned="1">
            <text:p>Anzahl relevanter Wertepaare</text:p>
          </table:table-cell>
          <table:covered-table-cell table:style-name="ce168"/>
          <table:table-cell table:style-name="ce4" table:formula="of:=ROUND([.R15]/2-0.5;0)" office:value-type="float" office:value="11" calcext:value-type="float">
            <text:p>11</text:p>
          </table:table-cell>
          <table:table-cell table:style-name="ce56"/>
          <table:table-cell table:style-name="ce73" table:formula="of:=IF(ISBLANK([.B16]);NA();SMALL([.B$6:.B$28];[.U16]))" office:value-type="float" office:value="878" calcext:value-type="float">
            <text:p>878</text:p>
          </table:table-cell>
          <table:table-cell table:style-name="ce11" table:formula="of:=IF(ISBLANK([.B15]);&quot;&quot;;[.U15]+1)" office:value-type="float" office:value="11" calcext:value-type="float">
            <text:p>11</text:p>
          </table:table-cell>
          <table:table-cell table:style-name="ce73" table:formula="of:=IF(ISBLANK([.B16]);&quot;&quot;;LEGACY.NORMSDIST(([.T16]-[.$AC$4])/[.$AC$5]))" office:value-type="float" office:value="0.439401821714284" calcext:value-type="float">
            <text:p>0,439401821714284</text:p>
          </table:table-cell>
          <table:table-cell table:style-name="ce73" table:formula="of:=IF(ISBLANK([.B16]);&quot;&quot;;1-[.V16])" office:value-type="float" office:value="0.560598178285716" calcext:value-type="float">
            <text:p>0,560598178285716</text:p>
          </table:table-cell>
          <table:table-cell table:style-name="ce73" table:formula="of:=IF(ISBLANK([.B16]);&quot;&quot;;SMALL([.$W$6:.$W$28];[.U16]))" office:value-type="float" office:value="0.490967734926549" calcext:value-type="float">
            <text:p>0,490967734926549</text:p>
          </table:table-cell>
          <table:table-cell table:style-name="ce73" table:formula="of:=IF(ISBLANK([.B16]);&quot;&quot;;(2*[.U16]-1)*(LN([.X16])+LN([.V16])))" office:value-type="float" office:value="-32.2080746285409" calcext:value-type="float">
            <text:p>-32,2080746285409</text:p>
          </table:table-cell>
          <table:table-cell table:style-name="ce73" table:formula="of:=IF([.B16]=&quot;&quot;;NA();NORMINV(([.U16]-3/8)/([.$AC$3]+1/4);[.$AC$4];[.$AC$5]))" office:value-type="float" office:value="897.296049098467" calcext:value-type="float">
            <text:p>897,296049098467</text:p>
          </table:table-cell>
          <table:table-cell table:style-name="ce73" table:formula="of:=IF([.T16]=&quot;&quot;;NA();([.U16]-3/8)/([.$AC$3]+1/4))" office:value-type="float" office:value="0.456989247311828" calcext:value-type="float">
            <text:p>0,456989247311828</text:p>
          </table:table-cell>
          <table:table-cell table:style-name="ce76" office:value-type="string" calcext:value-type="string">
            <text:p>p3</text:p>
          </table:table-cell>
          <table:table-cell table:style-name="ce79" table:formula="of:=IF(AND([.AC8]&lt;0.34;[.AC8]&gt;=0.2);1-EXP(-8.318+42.796*[.AC8]-59.938*[.AC8]^2);0)" office:value-type="float" office:value="0.68065028193521" calcext:value-type="float">
            <text:p>0,68065028193521</text:p>
          </table:table-cell>
          <table:table-cell table:style-name="ce76"/>
          <table:table-cell table:number-columns-repeated="4"/>
          <table:table-cell table:style-name="ce208" office:value-type="string" calcext:value-type="string" table:number-columns-spanned="2" table:number-rows-spanned="1">
            <text:p>p-value CHIQU.VERT.RE</text:p>
          </table:table-cell>
          <table:covered-table-cell table:style-name="ce196"/>
          <table:table-cell table:style-name="ce104" table:formula="of:=COM.MICROSOFT.CHISQ.DIST.RT([.AK15];2)" office:value-type="float" office:value="0.606633602474293" calcext:value-type="float">
            <text:p>0,6066</text:p>
          </table:table-cell>
          <table:table-cell table:style-name="ce21"/>
          <table:table-cell table:style-name="ce118"/>
          <table:table-cell table:style-name="ce121"/>
          <table:table-cell table:style-name="ce126"/>
          <table:table-cell/>
          <table:table-cell table:style-name="ce263"/>
          <table:table-cell table:style-name="Default" table:number-columns-repeated="5"/>
          <table:table-cell table:style-name="ce270"/>
          <table:table-cell table:style-name="Default" table:number-columns-repeated="7"/>
          <table:table-cell table:number-columns-repeated="201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7" office:value-type="float" office:value="1075" calcext:value-type="float">
            <text:p>1075</text:p>
          </table:table-cell>
          <table:table-cell table:style-name="ce17"/>
          <table:table-cell table:style-name="ce22" table:formula="of:=ROW()-5" office:value-type="float" office:value="12" calcext:value-type="float">
            <text:p>12</text:p>
          </table:table-cell>
          <table:table-cell table:style-name="ce24" table:formula="of:=[.D17]/COUNT([.$B$6:.$B$28])" office:value-type="float" office:value="0.521739130434783" calcext:value-type="float">
            <text:p>0,5217</text:p>
          </table:table-cell>
          <table:table-cell table:style-name="ce24" table:formula="of:=([.D17]-1)/COUNT([.$B$6:.$B$28])" office:value-type="float" office:value="0.478260869565217" calcext:value-type="float">
            <text:p>0,4783</text:p>
          </table:table-cell>
          <table:table-cell table:style-name="ce24" table:number-matrix-columns-spanned="1" table:number-matrix-rows-spanned="1" table:formula="of:=IF([.E17]&lt;1;COM.MICROSOFT.NORM.S.INV([.E17]);0)" office:value-type="float" office:value="0.0545189148481022" calcext:value-type="float">
            <text:p>0,0545</text:p>
          </table:table-cell>
          <table:table-cell table:style-name="ce24" table:formula="of:=COM.MICROSOFT.NORM.DIST([.B17];[.$AK$5];[.$AK$6];TRUE())" office:value-type="float" office:value="0.618470182466185" calcext:value-type="float">
            <text:p>0,6185</text:p>
          </table:table-cell>
          <table:table-cell table:style-name="ce24" table:formula="of:=ABS([.H17]-[.F17])" office:value-type="float" office:value="0.140209312900967" calcext:value-type="float">
            <text:p>0,1402</text:p>
          </table:table-cell>
          <table:table-cell table:style-name="ce22"/>
          <table:table-cell table:style-name="ce31" table:formula="of:=IF([.A17]&lt;=[.$B$4];LARGE([.B$6:.B$28];[.A17]);&quot;&quot;)">
            <text:p/>
          </table:table-cell>
          <table:table-cell table:style-name="ce31" table:formula="of:=IF([.A17]&lt;=[.$B$4];SMALL([.B$6:.B$28];[.A17]);&quot;&quot;)">
            <text:p/>
          </table:table-cell>
          <table:table-cell table:style-name="ce46" table:formula="of:=IF([.A17]&lt;=[.$B$4];VLOOKUP([.A17];[.$K$42:.$BV$66];[.$B$3];FALSE());&quot;&quot;)">
            <text:p/>
          </table:table-cell>
          <table:table-cell table:style-name="ce46"/>
          <table:table-cell table:style-name="ce56" table:number-columns-repeated="2"/>
          <table:table-cell table:style-name="ce4" table:number-columns-repeated="2"/>
          <table:table-cell table:style-name="ce56"/>
          <table:table-cell table:style-name="ce73" table:formula="of:=IF(ISBLANK([.B17]);NA();SMALL([.B$6:.B$28];[.U17]))" office:value-type="float" office:value="915" calcext:value-type="float">
            <text:p>915</text:p>
          </table:table-cell>
          <table:table-cell table:style-name="ce11" table:formula="of:=IF(ISBLANK([.B16]);&quot;&quot;;[.U16]+1)" office:value-type="float" office:value="12" calcext:value-type="float">
            <text:p>12</text:p>
          </table:table-cell>
          <table:table-cell table:style-name="ce73" table:formula="of:=IF(ISBLANK([.B17]);&quot;&quot;;LEGACY.NORMSDIST(([.T17]-[.$AC$4])/[.$AC$5]))" office:value-type="float" office:value="0.473200861033251" calcext:value-type="float">
            <text:p>0,473200861033251</text:p>
          </table:table-cell>
          <table:table-cell table:style-name="ce73" table:formula="of:=IF(ISBLANK([.B17]);&quot;&quot;;1-[.V17])" office:value-type="float" office:value="0.526799138966749" calcext:value-type="float">
            <text:p>0,526799138966749</text:p>
          </table:table-cell>
          <table:table-cell table:style-name="ce73" table:formula="of:=IF(ISBLANK([.B17]);&quot;&quot;;SMALL([.$W$6:.$W$28];[.U17]))" office:value-type="float" office:value="0.526799138966749" calcext:value-type="float">
            <text:p>0,526799138966749</text:p>
          </table:table-cell>
          <table:table-cell table:style-name="ce73" table:formula="of:=IF(ISBLANK([.B17]);&quot;&quot;;(2*[.U17]-1)*(LN([.X17])+LN([.V17])))" office:value-type="float" office:value="-31.9509392296992" calcext:value-type="float">
            <text:p>-31,9509392296992</text:p>
          </table:table-cell>
          <table:table-cell table:style-name="ce73" table:formula="of:=IF([.B17]=&quot;&quot;;NA();NORMINV(([.U17]-3/8)/([.$AC$3]+1/4);[.$AC$4];[.$AC$5]))" office:value-type="float" office:value="944.173913043478" calcext:value-type="float">
            <text:p>944,173913043478</text:p>
          </table:table-cell>
          <table:table-cell table:style-name="ce73" table:formula="of:=IF([.T17]=&quot;&quot;;NA();([.U17]-3/8)/([.$AC$3]+1/4))" office:value-type="float" office:value="0.5" calcext:value-type="float">
            <text:p>0,5</text:p>
          </table:table-cell>
          <table:table-cell table:style-name="ce76" office:value-type="string" calcext:value-type="string">
            <text:p>p4</text:p>
          </table:table-cell>
          <table:table-cell table:style-name="ce79" table:formula="of:=IF([.AC8]&lt;0.2;1-EXP(-13.436+101.14*[.AC8]-223.73*[.AC8]^2);0)" office:value-type="float" office:value="0" calcext:value-type="float">
            <text:p>0</text:p>
          </table:table-cell>
          <table:table-cell table:style-name="ce76"/>
          <table:table-cell table:number-columns-repeated="4"/>
          <table:table-cell table:style-name="ce198" table:formula="of:=IF([.AK16]&gt;0.05;&quot;Normalverteilt&quot;;&quot;Nicht Normalverteilt&quot;)" office:value-type="string" office:string-value="Normalverteilt" calcext:value-type="string" table:number-columns-spanned="3" table:number-rows-spanned="1">
            <text:p>Normalverteilt</text:p>
          </table:table-cell>
          <table:covered-table-cell table:number-columns-repeated="2" table:style-name="ce198"/>
          <table:table-cell table:style-name="ce21"/>
          <table:table-cell table:style-name="ce197"/>
          <table:table-cell table:style-name="ce122"/>
          <table:table-cell table:style-name="ce127"/>
          <table:table-cell/>
          <table:table-cell table:style-name="Default" table:number-columns-repeated="14"/>
          <table:table-cell table:number-columns-repeated="201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87" office:value-type="float" office:value="590" calcext:value-type="float">
            <text:p>590</text:p>
          </table:table-cell>
          <table:table-cell table:style-name="ce17"/>
          <table:table-cell table:style-name="ce22" table:formula="of:=ROW()-5" office:value-type="float" office:value="13" calcext:value-type="float">
            <text:p>13</text:p>
          </table:table-cell>
          <table:table-cell table:style-name="ce24" table:formula="of:=[.D18]/COUNT([.$B$6:.$B$28])" office:value-type="float" office:value="0.565217391304348" calcext:value-type="float">
            <text:p>0,5652</text:p>
          </table:table-cell>
          <table:table-cell table:style-name="ce24" table:formula="of:=([.D18]-1)/COUNT([.$B$6:.$B$28])" office:value-type="float" office:value="0.521739130434783" calcext:value-type="float">
            <text:p>0,5217</text:p>
          </table:table-cell>
          <table:table-cell table:style-name="ce24" table:number-matrix-columns-spanned="1" table:number-matrix-rows-spanned="1" table:formula="of:=IF([.E18]&lt;1;COM.MICROSOFT.NORM.S.INV([.E18]);0)" office:value-type="float" office:value="0.164210777079331" calcext:value-type="float">
            <text:p>0,1642</text:p>
          </table:table-cell>
          <table:table-cell table:style-name="ce24" table:formula="of:=COM.MICROSOFT.NORM.DIST([.B18];[.$AK$5];[.$AK$6];TRUE())" office:value-type="float" office:value="0.207212710523258" calcext:value-type="float">
            <text:p>0,2072</text:p>
          </table:table-cell>
          <table:table-cell table:style-name="ce24" table:formula="of:=ABS([.H18]-[.F18])" office:value-type="float" office:value="0.314526419911525" calcext:value-type="float">
            <text:p>0,3145</text:p>
          </table:table-cell>
          <table:table-cell table:style-name="ce22"/>
          <table:table-cell table:style-name="ce31" table:formula="of:=IF([.A18]&lt;=[.$B$4];LARGE([.B$6:.B$28];[.A18]);&quot;&quot;)">
            <text:p/>
          </table:table-cell>
          <table:table-cell table:style-name="ce31" table:formula="of:=IF([.A18]&lt;=[.$B$4];SMALL([.B$6:.B$28];[.A18]);&quot;&quot;)">
            <text:p/>
          </table:table-cell>
          <table:table-cell table:style-name="ce46" table:formula="of:=IF([.A18]&lt;=[.$B$4];VLOOKUP([.A18];[.$K$42:.$BV$66];[.$B$3];FALSE());&quot;&quot;)">
            <text:p/>
          </table:table-cell>
          <table:table-cell table:style-name="ce46"/>
          <table:table-cell table:style-name="ce56" table:number-columns-repeated="2"/>
          <table:table-cell table:style-name="ce4" table:number-columns-repeated="2"/>
          <table:table-cell table:style-name="ce56"/>
          <table:table-cell table:style-name="ce73" table:formula="of:=IF(ISBLANK([.B18]);NA();SMALL([.B$6:.B$28];[.U18]))" office:value-type="float" office:value="954" calcext:value-type="float">
            <text:p>954</text:p>
          </table:table-cell>
          <table:table-cell table:style-name="ce11" table:formula="of:=IF(ISBLANK([.B17]);&quot;&quot;;[.U17]+1)" office:value-type="float" office:value="13" calcext:value-type="float">
            <text:p>13</text:p>
          </table:table-cell>
          <table:table-cell table:style-name="ce73" table:formula="of:=IF(ISBLANK([.B18]);&quot;&quot;;LEGACY.NORMSDIST(([.T18]-[.$AC$4])/[.$AC$5]))" office:value-type="float" office:value="0.509032265073451" calcext:value-type="float">
            <text:p>0,509032265073451</text:p>
          </table:table-cell>
          <table:table-cell table:style-name="ce73" table:formula="of:=IF(ISBLANK([.B18]);&quot;&quot;;1-[.V18])" office:value-type="float" office:value="0.490967734926549" calcext:value-type="float">
            <text:p>0,490967734926549</text:p>
          </table:table-cell>
          <table:table-cell table:style-name="ce73" table:formula="of:=IF(ISBLANK([.B18]);&quot;&quot;;SMALL([.$W$6:.$W$28];[.U18]))" office:value-type="float" office:value="0.560598178285716" calcext:value-type="float">
            <text:p>0,560598178285716</text:p>
          </table:table-cell>
          <table:table-cell table:style-name="ce73" table:formula="of:=IF(ISBLANK([.B18]);&quot;&quot;;(2*[.U18]-1)*(LN([.X18])+LN([.V18])))" office:value-type="float" office:value="-31.3498691283635" calcext:value-type="float">
            <text:p>-31,3498691283635</text:p>
          </table:table-cell>
          <table:table-cell table:style-name="ce73" table:formula="of:=IF([.B18]=&quot;&quot;;NA();NORMINV(([.U18]-3/8)/([.$AC$3]+1/4);[.$AC$4];[.$AC$5]))" office:value-type="float" office:value="991.051776988489" calcext:value-type="float">
            <text:p>991,051776988489</text:p>
          </table:table-cell>
          <table:table-cell table:style-name="ce73" table:formula="of:=IF([.T18]=&quot;&quot;;NA();([.U18]-3/8)/([.$AC$3]+1/4))" office:value-type="float" office:value="0.543010752688172" calcext:value-type="float">
            <text:p>0,543010752688172</text:p>
          </table:table-cell>
          <table:table-cell table:number-columns-repeated="7"/>
          <table:table-cell table:style-name="ce21"/>
          <table:table-cell table:style-name="ce100"/>
          <table:table-cell table:style-name="ce107"/>
          <table:table-cell table:style-name="ce21"/>
          <table:table-cell table:style-name="ce198" table:formula="of:=IF([.AO14]&gt;[.AO15];&quot;Normalverteilt&quot;;&quot;Nicht Normalverteilt&quot;)" office:value-type="string" office:string-value="Normalverteilt" calcext:value-type="string" table:number-columns-spanned="3" table:number-rows-spanned="1">
            <text:p>Normalverteilt</text:p>
          </table:table-cell>
          <table:covered-table-cell table:number-columns-repeated="2" table:style-name="ce198"/>
          <table:table-cell/>
          <table:table-cell table:style-name="Default"/>
          <table:table-cell table:style-name="Default" office:value-type="string" calcext:value-type="string">
            <text:p>Shapiro-Wilk</text:p>
          </table:table-cell>
          <table:table-cell table:style-name="Default"/>
          <table:table-cell table:style-name="Default" office:value-type="string" calcext:value-type="string">
            <text:p>Diagrammaten: 3 Datenreihen</text:p>
          </table:table-cell>
          <table:table-cell table:style-name="Default" table:number-columns-repeated="10"/>
          <table:table-cell table:number-columns-repeated="201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7" office:value-type="float" office:value="1221" calcext:value-type="float">
            <text:p>1221</text:p>
          </table:table-cell>
          <table:table-cell table:style-name="ce17"/>
          <table:table-cell table:style-name="ce22" table:formula="of:=ROW()-5" office:value-type="float" office:value="14" calcext:value-type="float">
            <text:p>14</text:p>
          </table:table-cell>
          <table:table-cell table:style-name="ce24" table:formula="of:=[.D19]/COUNT([.$B$6:.$B$28])" office:value-type="float" office:value="0.608695652173913" calcext:value-type="float">
            <text:p>0,6087</text:p>
          </table:table-cell>
          <table:table-cell table:style-name="ce24" table:formula="of:=([.D19]-1)/COUNT([.$B$6:.$B$28])" office:value-type="float" office:value="0.565217391304348" calcext:value-type="float">
            <text:p>0,5652</text:p>
          </table:table-cell>
          <table:table-cell table:style-name="ce24" table:number-matrix-columns-spanned="1" table:number-matrix-rows-spanned="1" table:formula="of:=IF([.E19]&lt;1;COM.MICROSOFT.NORM.S.INV([.E19]);0)" office:value-type="float" office:value="0.27592106310796" calcext:value-type="float">
            <text:p>0,2759</text:p>
          </table:table-cell>
          <table:table-cell table:style-name="ce24" table:formula="of:=COM.MICROSOFT.NORM.DIST([.B19];[.$AK$5];[.$AK$6];TRUE())" office:value-type="float" office:value="0.738229427876142" calcext:value-type="float">
            <text:p>0,7382</text:p>
          </table:table-cell>
          <table:table-cell table:style-name="ce24" table:formula="of:=ABS([.H19]-[.F19])" office:value-type="float" office:value="0.173012036571794" calcext:value-type="float">
            <text:p>0,1730</text:p>
          </table:table-cell>
          <table:table-cell table:style-name="ce22"/>
          <table:table-cell table:style-name="ce31" table:formula="of:=IF([.A19]&lt;=[.$B$4];LARGE([.B$6:.B$28];[.A19]);&quot;&quot;)">
            <text:p/>
          </table:table-cell>
          <table:table-cell table:style-name="ce31" table:formula="of:=IF([.A19]&lt;=[.$B$4];SMALL([.B$6:.B$28];[.A19]);&quot;&quot;)">
            <text:p/>
          </table:table-cell>
          <table:table-cell table:style-name="ce46" table:formula="of:=IF([.A19]&lt;=[.$B$4];VLOOKUP([.A19];[.$K$42:.$BV$66];[.$B$3];FALSE());&quot;&quot;)">
            <text:p/>
          </table:table-cell>
          <table:table-cell table:style-name="ce46"/>
          <table:table-cell table:style-name="ce56" table:number-columns-repeated="2"/>
          <table:table-cell table:style-name="ce4" table:number-columns-repeated="2"/>
          <table:table-cell table:style-name="ce56"/>
          <table:table-cell table:style-name="ce73" table:formula="of:=IF(ISBLANK([.B19]);NA();SMALL([.B$6:.B$28];[.U19]))" office:value-type="float" office:value="1075" calcext:value-type="float">
            <text:p>1075</text:p>
          </table:table-cell>
          <table:table-cell table:style-name="ce11" table:formula="of:=IF(ISBLANK([.B18]);&quot;&quot;;[.U18]+1)" office:value-type="float" office:value="14" calcext:value-type="float">
            <text:p>14</text:p>
          </table:table-cell>
          <table:table-cell table:style-name="ce73" table:formula="of:=IF(ISBLANK([.B19]);&quot;&quot;;LEGACY.NORMSDIST(([.T19]-[.$AC$4])/[.$AC$5]))" office:value-type="float" office:value="0.618470182466185" calcext:value-type="float">
            <text:p>0,618470182466185</text:p>
          </table:table-cell>
          <table:table-cell table:style-name="ce73" table:formula="of:=IF(ISBLANK([.B19]);&quot;&quot;;1-[.V19])" office:value-type="float" office:value="0.381529817533815" calcext:value-type="float">
            <text:p>0,381529817533815</text:p>
          </table:table-cell>
          <table:table-cell table:style-name="ce73" table:formula="of:=IF(ISBLANK([.B19]);&quot;&quot;;SMALL([.$W$6:.$W$28];[.U19]))" office:value-type="float" office:value="0.600204376045422" calcext:value-type="float">
            <text:p>0,600204376045422</text:p>
          </table:table-cell>
          <table:table-cell table:style-name="ce73" table:formula="of:=IF(ISBLANK([.B19]);&quot;&quot;;(2*[.U19]-1)*(LN([.X19])+LN([.V19])))" office:value-type="float" office:value="-26.7567665247264" calcext:value-type="float">
            <text:p>-26,7567665247264</text:p>
          </table:table-cell>
          <table:table-cell table:style-name="ce73" table:formula="of:=IF([.B19]=&quot;&quot;;NA();NORMINV(([.U19]-3/8)/([.$AC$3]+1/4);[.$AC$4];[.$AC$5]))" office:value-type="float" office:value="1038.48476479063" calcext:value-type="float">
            <text:p>1038,48476479063</text:p>
          </table:table-cell>
          <table:table-cell table:style-name="ce73" table:formula="of:=IF([.T19]=&quot;&quot;;NA();([.U19]-3/8)/([.$AC$3]+1/4))" office:value-type="float" office:value="0.586021505376344" calcext:value-type="float">
            <text:p>0,586021505376344</text:p>
          </table:table-cell>
          <table:table-cell/>
          <table:table-cell table:style-name="ce84"/>
          <table:table-cell table:number-columns-repeated="5"/>
          <table:table-cell table:style-name="ce202" office:value-type="string" calcext:value-type="string" table:number-columns-spanned="3" table:number-rows-spanned="1">
            <text:p>Anderson-Darling Test</text:p>
          </table:table-cell>
          <table:covered-table-cell table:number-columns-repeated="2" table:style-name="ce198"/>
          <table:table-cell table:style-name="ce21" table:number-columns-repeated="2"/>
          <table:table-cell table:number-columns-repeated="3"/>
          <table:table-cell table:style-name="Default"/>
          <table:table-cell table:style-name="Default" office:value-type="string" calcext:value-type="string">
            <text:p>p-value</text:p>
          </table:table-cell>
          <table:table-cell table:style-name="ce250" table:formula="of:=[.AO26]" office:value-type="float" office:value="0.96664405220225" calcext:value-type="float">
            <text:p>0,9666</text:p>
          </table:table-cell>
          <table:table-cell table:style-name="ce249" table:formula="of:=IF([.AS19]&gt;=0.928;[.AS19]-0.928;#N/A)" office:value-type="float" office:value="0.0386440522022503" calcext:value-type="float">
            <text:p>0,0386440522022503</text:p>
          </table:table-cell>
          <table:table-cell table:style-name="ce249" table:formula="of:=IF([.AS19]&lt;0.928;0.928-[.AS19];#N/A)" office:value-type="string" office:string-value="" calcext:value-type="error">
            <text:p>#NV</text:p>
          </table:table-cell>
          <table:table-cell table:style-name="ce249" table:formula="of:=IF([.AS19]&gt;=0.928;0.928;0.928-[.AU19])" office:value-type="float" office:value="0.928" calcext:value-type="float">
            <text:p>0,928</text:p>
          </table:table-cell>
          <table:table-cell table:style-name="Default" table:number-columns-repeated="8"/>
          <table:table-cell table:number-columns-repeated="201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87" office:value-type="float" office:value="954" calcext:value-type="float">
            <text:p>954</text:p>
          </table:table-cell>
          <table:table-cell table:style-name="ce17"/>
          <table:table-cell table:style-name="ce22" table:formula="of:=ROW()-5" office:value-type="float" office:value="15" calcext:value-type="float">
            <text:p>15</text:p>
          </table:table-cell>
          <table:table-cell table:style-name="ce24" table:formula="of:=[.D20]/COUNT([.$B$6:.$B$28])" office:value-type="float" office:value="0.652173913043478" calcext:value-type="float">
            <text:p>0,6522</text:p>
          </table:table-cell>
          <table:table-cell table:style-name="ce24" table:formula="of:=([.D20]-1)/COUNT([.$B$6:.$B$28])" office:value-type="float" office:value="0.608695652173913" calcext:value-type="float">
            <text:p>0,6087</text:p>
          </table:table-cell>
          <table:table-cell table:style-name="ce24" table:number-matrix-columns-spanned="1" table:number-matrix-rows-spanned="1" table:formula="of:=IF([.E20]&lt;1;COM.MICROSOFT.NORM.S.INV([.E20]);0)" office:value-type="float" office:value="0.391196258189471" calcext:value-type="float">
            <text:p>0,3912</text:p>
          </table:table-cell>
          <table:table-cell table:style-name="ce24" table:formula="of:=COM.MICROSOFT.NORM.DIST([.B20];[.$AK$5];[.$AK$6];TRUE())" office:value-type="float" office:value="0.509032265073451" calcext:value-type="float">
            <text:p>0,5090</text:p>
          </table:table-cell>
          <table:table-cell table:style-name="ce24" table:formula="of:=ABS([.H20]-[.F20])" office:value-type="float" office:value="0.099663387100462" calcext:value-type="float">
            <text:p>0,0997</text:p>
          </table:table-cell>
          <table:table-cell table:style-name="ce22"/>
          <table:table-cell table:style-name="ce31" table:formula="of:=IF([.A20]&lt;=[.$B$4];LARGE([.B$6:.B$28];[.A20]);&quot;&quot;)">
            <text:p/>
          </table:table-cell>
          <table:table-cell table:style-name="ce31" table:formula="of:=IF([.A20]&lt;=[.$B$4];SMALL([.B$6:.B$28];[.A20]);&quot;&quot;)">
            <text:p/>
          </table:table-cell>
          <table:table-cell table:style-name="ce46" table:formula="of:=IF([.A20]&lt;=[.$B$4];VLOOKUP([.A20];[.$K$42:.$BV$66];[.$B$3];FALSE());&quot;&quot;)">
            <text:p/>
          </table:table-cell>
          <table:table-cell table:style-name="ce46"/>
          <table:table-cell table:style-name="ce56" table:number-columns-repeated="2"/>
          <table:table-cell table:style-name="ce4" table:number-columns-repeated="2"/>
          <table:table-cell table:style-name="ce56"/>
          <table:table-cell table:style-name="ce73" table:formula="of:=IF(ISBLANK([.B20]);NA();SMALL([.B$6:.B$28];[.U20]))" office:value-type="float" office:value="1155" calcext:value-type="float">
            <text:p>1155</text:p>
          </table:table-cell>
          <table:table-cell table:style-name="ce11" table:formula="of:=IF(ISBLANK([.B19]);&quot;&quot;;[.U19]+1)" office:value-type="float" office:value="15" calcext:value-type="float">
            <text:p>15</text:p>
          </table:table-cell>
          <table:table-cell table:style-name="ce73" table:formula="of:=IF(ISBLANK([.B20]);&quot;&quot;;LEGACY.NORMSDIST(([.T20]-[.$AC$4])/[.$AC$5]))" office:value-type="float" office:value="0.6864494593096" calcext:value-type="float">
            <text:p>0,6864494593096</text:p>
          </table:table-cell>
          <table:table-cell table:style-name="ce73" table:formula="of:=IF(ISBLANK([.B20]);&quot;&quot;;1-[.V20])" office:value-type="float" office:value="0.3135505406904" calcext:value-type="float">
            <text:p>0,3135505406904</text:p>
          </table:table-cell>
          <table:table-cell table:style-name="ce73" table:formula="of:=IF(ISBLANK([.B20]);&quot;&quot;;SMALL([.$W$6:.$W$28];[.U20]))" office:value-type="float" office:value="0.660994440649129" calcext:value-type="float">
            <text:p>0,660994440649129</text:p>
          </table:table-cell>
          <table:table-cell table:style-name="ce73" table:formula="of:=IF(ISBLANK([.B20]);&quot;&quot;;(2*[.U20]-1)*(LN([.X20])+LN([.V20])))" office:value-type="float" office:value="-22.9167432824803" calcext:value-type="float">
            <text:p>-22,9167432824803</text:p>
          </table:table-cell>
          <table:table-cell table:style-name="ce73" table:formula="of:=IF([.B20]=&quot;&quot;;NA();NORMINV(([.U20]-3/8)/([.$AC$3]+1/4);[.$AC$4];[.$AC$5]))" office:value-type="float" office:value="1087.07555048606" calcext:value-type="float">
            <text:p>1087,07555048606</text:p>
          </table:table-cell>
          <table:table-cell table:style-name="ce73" table:formula="of:=IF([.T20]=&quot;&quot;;NA();([.U20]-3/8)/([.$AC$3]+1/4))" office:value-type="float" office:value="0.629032258064516" calcext:value-type="float">
            <text:p>0,629032258064516</text:p>
          </table:table-cell>
          <table:table-cell table:number-columns-repeated="7"/>
          <table:table-cell table:style-name="ce205" office:value-type="string" calcext:value-type="string" table:number-columns-spanned="2" table:number-rows-spanned="1">
            <text:p>Sample Mean</text:p>
          </table:table-cell>
          <table:covered-table-cell table:style-name="ce205">
            <draw:frame table:end-cell-address="Tabelle1.AK25" table:end-x="0.397cm" table:end-y="0.353cm" draw:z-index="3" draw:name="Diagramm 2" draw:style-name="gr1" draw:text-style-name="P1" svg:width="1.01cm" svg:height="3.704cm" svg:x="1.927cm" svg:y="0.194cm">
              <draw:object draw:notify-on-update-of-ranges="Tabelle1.AR12:Tabelle1.AR12 Tabelle1.AV12:Tabelle1.AV12 Tabelle1.AT12:Tabelle1.AT12 Tabelle1.AU12:Tabelle1.AU1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covered-table-cell>
          <table:table-cell table:style-name="ce103" table:formula="of:=AVERAGE([.B6:.B28])" office:value-type="float" office:value="944.173913043478" calcext:value-type="float">
            <text:p>944,1739</text:p>
          </table:table-cell>
          <table:table-cell table:style-name="ce21" table:number-columns-repeated="2"/>
          <table:table-cell table:number-columns-repeated="3"/>
          <table:table-cell table:style-name="Default" table:number-columns-repeated="14"/>
          <table:table-cell table:number-columns-repeated="201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87" office:value-type="float" office:value="333" calcext:value-type="float">
            <text:p>333</text:p>
          </table:table-cell>
          <table:table-cell table:style-name="ce17"/>
          <table:table-cell table:style-name="ce22" table:formula="of:=ROW()-5" office:value-type="float" office:value="16" calcext:value-type="float">
            <text:p>16</text:p>
          </table:table-cell>
          <table:table-cell table:style-name="ce24" table:formula="of:=[.D21]/COUNT([.$B$6:.$B$28])" office:value-type="float" office:value="0.695652173913043" calcext:value-type="float">
            <text:p>0,6957</text:p>
          </table:table-cell>
          <table:table-cell table:style-name="ce24" table:formula="of:=([.D21]-1)/COUNT([.$B$6:.$B$28])" office:value-type="float" office:value="0.652173913043478" calcext:value-type="float">
            <text:p>0,6522</text:p>
          </table:table-cell>
          <table:table-cell table:style-name="ce24" table:number-matrix-columns-spanned="1" table:number-matrix-rows-spanned="1" table:formula="of:=IF([.E21]&lt;1;COM.MICROSOFT.NORM.S.INV([.E21]);0)" office:value-type="float" office:value="0.511936213871328" calcext:value-type="float">
            <text:p>0,5119</text:p>
          </table:table-cell>
          <table:table-cell table:style-name="ce24" table:formula="of:=COM.MICROSOFT.NORM.DIST([.B21];[.$AK$5];[.$AK$6];TRUE())" office:value-type="float" office:value="0.079515012588606" calcext:value-type="float">
            <text:p>0,0795</text:p>
          </table:table-cell>
          <table:table-cell table:style-name="ce24" table:formula="of:=ABS([.H21]-[.F21])" office:value-type="float" office:value="0.572658900454872" calcext:value-type="float">
            <text:p>0,5727</text:p>
          </table:table-cell>
          <table:table-cell table:style-name="ce22"/>
          <table:table-cell table:style-name="ce31" table:formula="of:=IF([.A21]&lt;=[.$B$4];LARGE([.B$6:.B$28];[.A21]);&quot;&quot;)">
            <text:p/>
          </table:table-cell>
          <table:table-cell table:style-name="ce31" table:formula="of:=IF([.A21]&lt;=[.$B$4];SMALL([.B$6:.B$28];[.A21]);&quot;&quot;)">
            <text:p/>
          </table:table-cell>
          <table:table-cell table:style-name="ce46" table:formula="of:=IF([.A21]&lt;=[.$B$4];VLOOKUP([.A21];[.$K$42:.$BV$66];[.$B$3];FALSE());&quot;&quot;)">
            <text:p/>
          </table:table-cell>
          <table:table-cell table:style-name="ce46"/>
          <table:table-cell table:style-name="ce56" table:number-columns-repeated="2"/>
          <table:table-cell table:style-name="ce4" table:number-columns-repeated="2"/>
          <table:table-cell table:style-name="ce56"/>
          <table:table-cell table:style-name="ce73" table:formula="of:=IF(ISBLANK([.B21]);NA();SMALL([.B$6:.B$28];[.U21]))" office:value-type="float" office:value="1221" calcext:value-type="float">
            <text:p>1221</text:p>
          </table:table-cell>
          <table:table-cell table:style-name="ce11" table:formula="of:=IF(ISBLANK([.B20]);&quot;&quot;;[.U20]+1)" office:value-type="float" office:value="16" calcext:value-type="float">
            <text:p>16</text:p>
          </table:table-cell>
          <table:table-cell table:style-name="ce73" table:formula="of:=IF(ISBLANK([.B21]);&quot;&quot;;LEGACY.NORMSDIST(([.T21]-[.$AC$4])/[.$AC$5]))" office:value-type="float" office:value="0.738229427876142" calcext:value-type="float">
            <text:p>0,738229427876142</text:p>
          </table:table-cell>
          <table:table-cell table:style-name="ce73" table:formula="of:=IF(ISBLANK([.B21]);&quot;&quot;;1-[.V21])" office:value-type="float" office:value="0.261770572123858" calcext:value-type="float">
            <text:p>0,261770572123858</text:p>
          </table:table-cell>
          <table:table-cell table:style-name="ce73" table:formula="of:=IF(ISBLANK([.B21]);&quot;&quot;;SMALL([.$W$6:.$W$28];[.U21]))" office:value-type="float" office:value="0.66938727486291" calcext:value-type="float">
            <text:p>0,66938727486291</text:p>
          </table:table-cell>
          <table:table-cell table:style-name="ce73" table:formula="of:=IF(ISBLANK([.B21]);&quot;&quot;;(2*[.U21]-1)*(LN([.X21])+LN([.V21])))" office:value-type="float" office:value="-21.8516868738971" calcext:value-type="float">
            <text:p>-21,8516868738971</text:p>
          </table:table-cell>
          <table:table-cell table:style-name="ce73" table:formula="of:=IF([.B21]=&quot;&quot;;NA();NORMINV(([.U21]-3/8)/([.$AC$3]+1/4);[.$AC$4];[.$AC$5]))" office:value-type="float" office:value="1137.53300960129" calcext:value-type="float">
            <text:p>1137,53300960129</text:p>
          </table:table-cell>
          <table:table-cell table:style-name="ce73" table:formula="of:=IF([.T21]=&quot;&quot;;NA();([.U21]-3/8)/([.$AC$3]+1/4))" office:value-type="float" office:value="0.672043010752688" calcext:value-type="float">
            <text:p>0,672043010752688</text:p>
          </table:table-cell>
          <table:table-cell table:number-columns-repeated="7"/>
          <table:table-cell table:style-name="ce206" office:value-type="string" calcext:value-type="string" table:number-columns-spanned="2" table:number-rows-spanned="1">
            <text:p>Sample Sigma</text:p>
          </table:table-cell>
          <table:covered-table-cell table:style-name="ce206"/>
          <table:table-cell table:style-name="ce104" table:formula="of:=STDEV([.B6:.B28])" office:value-type="float" office:value="433.967180595483" calcext:value-type="float">
            <text:p>433,9672</text:p>
          </table:table-cell>
          <table:table-cell table:style-name="ce21" table:number-columns-repeated="2"/>
          <table:table-cell table:number-columns-repeated="3"/>
          <table:table-cell table:style-name="Default"/>
          <table:table-cell table:style-name="Default" office:value-type="string" calcext:value-type="string">
            <text:p>D'Agostino-Pearson Test</text:p>
          </table:table-cell>
          <table:table-cell table:style-name="Default"/>
          <table:table-cell table:style-name="Default" office:value-type="string" calcext:value-type="string">
            <text:p>Diagrammaten: 3 Datenreihen</text:p>
          </table:table-cell>
          <table:table-cell table:style-name="Default" table:number-columns-repeated="10"/>
          <table:table-cell table:number-columns-repeated="201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87" office:value-type="float" office:value="915" calcext:value-type="float">
            <text:p>915</text:p>
          </table:table-cell>
          <table:table-cell table:style-name="ce17"/>
          <table:table-cell table:style-name="ce22" table:formula="of:=ROW()-5" office:value-type="float" office:value="17" calcext:value-type="float">
            <text:p>17</text:p>
          </table:table-cell>
          <table:table-cell table:style-name="ce24" table:formula="of:=[.D22]/COUNT([.$B$6:.$B$28])" office:value-type="float" office:value="0.739130434782609" calcext:value-type="float">
            <text:p>0,7391</text:p>
          </table:table-cell>
          <table:table-cell table:style-name="ce24" table:formula="of:=([.D22]-1)/COUNT([.$B$6:.$B$28])" office:value-type="float" office:value="0.695652173913043" calcext:value-type="float">
            <text:p>0,6957</text:p>
          </table:table-cell>
          <table:table-cell table:style-name="ce24" table:number-matrix-columns-spanned="1" table:number-matrix-rows-spanned="1" table:formula="of:=IF([.E22]&lt;1;COM.MICROSOFT.NORM.S.INV([.E22]);0)" office:value-type="float" office:value="0.640666889919106" calcext:value-type="float">
            <text:p>0,6407</text:p>
          </table:table-cell>
          <table:table-cell table:style-name="ce24" table:formula="of:=COM.MICROSOFT.NORM.DIST([.B22];[.$AK$5];[.$AK$6];TRUE())" office:value-type="float" office:value="0.473200861033251" calcext:value-type="float">
            <text:p>0,4732</text:p>
          </table:table-cell>
          <table:table-cell table:style-name="ce24" table:formula="of:=ABS([.H22]-[.F22])" office:value-type="float" office:value="0.222451312879793" calcext:value-type="float">
            <text:p>0,2225</text:p>
          </table:table-cell>
          <table:table-cell table:style-name="ce22"/>
          <table:table-cell table:style-name="ce31" table:formula="of:=IF([.A22]&lt;=[.$B$4];LARGE([.B$6:.B$28];[.A22]);&quot;&quot;)">
            <text:p/>
          </table:table-cell>
          <table:table-cell table:style-name="ce31" table:formula="of:=IF([.A22]&lt;=[.$B$4];SMALL([.B$6:.B$28];[.A22]);&quot;&quot;)">
            <text:p/>
          </table:table-cell>
          <table:table-cell table:style-name="ce46" table:formula="of:=IF([.A22]&lt;=[.$B$4];VLOOKUP([.A22];[.$K$42:.$BV$66];[.$B$3];FALSE());&quot;&quot;)">
            <text:p/>
          </table:table-cell>
          <table:table-cell table:style-name="ce46"/>
          <table:table-cell table:style-name="ce56" table:number-columns-repeated="2"/>
          <table:table-cell table:style-name="ce4" table:number-columns-repeated="2"/>
          <table:table-cell table:style-name="ce56"/>
          <table:table-cell table:style-name="ce73" table:formula="of:=IF(ISBLANK([.B22]);NA();SMALL([.B$6:.B$28];[.U22]))" office:value-type="float" office:value="1268" calcext:value-type="float">
            <text:p>1268</text:p>
          </table:table-cell>
          <table:table-cell table:style-name="ce11" table:formula="of:=IF(ISBLANK([.B21]);&quot;&quot;;[.U21]+1)" office:value-type="float" office:value="17" calcext:value-type="float">
            <text:p>17</text:p>
          </table:table-cell>
          <table:table-cell table:style-name="ce73" table:formula="of:=IF(ISBLANK([.B22]);&quot;&quot;;LEGACY.NORMSDIST(([.T22]-[.$AC$4])/[.$AC$5]))" office:value-type="float" office:value="0.7722265406054" calcext:value-type="float">
            <text:p>0,7722265406054</text:p>
          </table:table-cell>
          <table:table-cell table:style-name="ce73" table:formula="of:=IF(ISBLANK([.B22]);&quot;&quot;;1-[.V22])" office:value-type="float" office:value="0.2277734593946" calcext:value-type="float">
            <text:p>0,2277734593946</text:p>
          </table:table-cell>
          <table:table-cell table:style-name="ce73" table:formula="of:=IF(ISBLANK([.B22]);&quot;&quot;;SMALL([.$W$6:.$W$28];[.U22]))" office:value-type="float" office:value="0.697271405809089" calcext:value-type="float">
            <text:p>0,697271405809089</text:p>
          </table:table-cell>
          <table:table-cell table:style-name="ce73" table:formula="of:=IF(ISBLANK([.B22]);&quot;&quot;;(2*[.U22]-1)*(LN([.X22])+LN([.V22])))" office:value-type="float" office:value="-20.4289099817329" calcext:value-type="float">
            <text:p>-20,4289099817329</text:p>
          </table:table-cell>
          <table:table-cell table:style-name="ce73" table:formula="of:=IF([.B22]=&quot;&quot;;NA();NORMINV(([.U22]-3/8)/([.$AC$3]+1/4);[.$AC$4];[.$AC$5]))" office:value-type="float" office:value="1190.75834652098" calcext:value-type="float">
            <text:p>1190,75834652098</text:p>
          </table:table-cell>
          <table:table-cell table:style-name="ce73" table:formula="of:=IF([.T22]=&quot;&quot;;NA();([.U22]-3/8)/([.$AC$3]+1/4))" office:value-type="float" office:value="0.71505376344086" calcext:value-type="float">
            <text:p>0,71505376344086</text:p>
          </table:table-cell>
          <table:table-cell table:number-columns-repeated="7"/>
          <table:table-cell table:style-name="ce206" office:value-type="string" calcext:value-type="string" table:number-columns-spanned="2" table:number-rows-spanned="1">
            <text:p>AD Test Statistic</text:p>
          </table:table-cell>
          <table:covered-table-cell table:style-name="ce206"/>
          <table:table-cell table:style-name="ce104" table:formula="of:=-[.AC11]/[.AC3]-[.AC3]" office:value-type="float" office:value="0.259581320124436" calcext:value-type="float">
            <text:p>0,2596</text:p>
          </table:table-cell>
          <table:table-cell table:style-name="ce100"/>
          <table:table-cell table:style-name="ce199" office:value-type="string" calcext:value-type="string" table:number-columns-spanned="3" table:number-rows-spanned="2">
            <text:p>Shapiro Wilk Test</text:p>
          </table:table-cell>
          <table:covered-table-cell table:number-columns-repeated="2" table:style-name="ce201"/>
          <table:table-cell/>
          <table:table-cell table:style-name="Default"/>
          <table:table-cell table:style-name="Default" office:value-type="string" calcext:value-type="string">
            <text:p>p-value</text:p>
          </table:table-cell>
          <table:table-cell table:style-name="ce250" table:formula="of:=[.AO14]" office:value-type="float" office:value="0.551195502056152" calcext:value-type="float">
            <text:p>0,5512</text:p>
          </table:table-cell>
          <table:table-cell table:style-name="ce249" table:formula="of:=IF([.AS22]&gt;=0.05;[.AS22]-0.05;#N/A)" office:value-type="float" office:value="0.501195502056152" calcext:value-type="float">
            <text:p>0,501195502056152</text:p>
          </table:table-cell>
          <table:table-cell table:style-name="ce249" table:formula="of:=IF([.AS22]&lt;0.05;0.05-[.AS22];#N/A)" office:value-type="string" office:string-value="" calcext:value-type="error">
            <text:p>#NV</text:p>
          </table:table-cell>
          <table:table-cell table:style-name="ce249" table:formula="of:=IF([.AS22]&gt;=0.05;0.05;0.05-[.AU22])" office:value-type="float" office:value="0.05" calcext:value-type="float">
            <text:p>0,05</text:p>
          </table:table-cell>
          <table:table-cell table:style-name="Default"/>
          <table:table-cell table:number-columns-repeated="208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7" office:value-type="float" office:value="171" calcext:value-type="float">
            <text:p>171</text:p>
          </table:table-cell>
          <table:table-cell table:style-name="ce17"/>
          <table:table-cell table:style-name="ce22" table:formula="of:=ROW()-5" office:value-type="float" office:value="18" calcext:value-type="float">
            <text:p>18</text:p>
          </table:table-cell>
          <table:table-cell table:style-name="ce24" table:formula="of:=[.D23]/COUNT([.$B$6:.$B$28])" office:value-type="float" office:value="0.782608695652174" calcext:value-type="float">
            <text:p>0,7826</text:p>
          </table:table-cell>
          <table:table-cell table:style-name="ce24" table:formula="of:=([.D23]-1)/COUNT([.$B$6:.$B$28])" office:value-type="float" office:value="0.739130434782609" calcext:value-type="float">
            <text:p>0,7391</text:p>
          </table:table-cell>
          <table:table-cell table:style-name="ce24" table:number-matrix-columns-spanned="1" table:number-matrix-rows-spanned="1" table:formula="of:=IF([.E23]&lt;1;COM.MICROSOFT.NORM.S.INV([.E23]);0)" office:value-type="float" office:value="0.781033811522709" calcext:value-type="float">
            <text:p>0,7810</text:p>
          </table:table-cell>
          <table:table-cell table:style-name="ce24" table:formula="of:=COM.MICROSOFT.NORM.DIST([.B23];[.$AK$5];[.$AK$6];TRUE())" office:value-type="float" office:value="0.0374038609589981" calcext:value-type="float">
            <text:p>0,0374</text:p>
          </table:table-cell>
          <table:table-cell table:style-name="ce24" table:formula="of:=ABS([.H23]-[.F23])" office:value-type="float" office:value="0.701726573823611" calcext:value-type="float">
            <text:p>0,7017</text:p>
          </table:table-cell>
          <table:table-cell table:style-name="ce22"/>
          <table:table-cell table:style-name="ce31" table:formula="of:=IF([.A23]&lt;=[.$B$4];LARGE([.B$6:.B$28];[.A23]);&quot;&quot;)">
            <text:p/>
          </table:table-cell>
          <table:table-cell table:style-name="ce31" table:formula="of:=IF([.A23]&lt;=[.$B$4];SMALL([.B$6:.B$28];[.A23]);&quot;&quot;)">
            <text:p/>
          </table:table-cell>
          <table:table-cell table:style-name="ce46" table:formula="of:=IF([.A23]&lt;=[.$B$4];VLOOKUP([.A23];[.$K$42:.$BV$66];[.$B$3];FALSE());&quot;&quot;)">
            <text:p/>
          </table:table-cell>
          <table:table-cell table:style-name="ce46"/>
          <table:table-cell table:style-name="ce56" table:number-columns-repeated="2"/>
          <table:table-cell table:style-name="ce4" table:number-columns-repeated="2"/>
          <table:table-cell table:style-name="ce56"/>
          <table:table-cell table:style-name="ce73" table:formula="of:=IF(ISBLANK([.B23]);NA();SMALL([.B$6:.B$28];[.U23]))" office:value-type="float" office:value="1347" calcext:value-type="float">
            <text:p>1347</text:p>
          </table:table-cell>
          <table:table-cell table:style-name="ce11" table:formula="of:=IF(ISBLANK([.B22]);&quot;&quot;;[.U22]+1)" office:value-type="float" office:value="18" calcext:value-type="float">
            <text:p>18</text:p>
          </table:table-cell>
          <table:table-cell table:style-name="ce73" table:formula="of:=IF(ISBLANK([.B23]);&quot;&quot;;LEGACY.NORMSDIST(([.T23]-[.$AC$4])/[.$AC$5]))" office:value-type="float" office:value="0.823358688911193" calcext:value-type="float">
            <text:p>0,823358688911193</text:p>
          </table:table-cell>
          <table:table-cell table:style-name="ce73" table:formula="of:=IF(ISBLANK([.B23]);&quot;&quot;;1-[.V23])" office:value-type="float" office:value="0.176641311088807" calcext:value-type="float">
            <text:p>0,176641311088807</text:p>
          </table:table-cell>
          <table:table-cell table:style-name="ce73" table:formula="of:=IF(ISBLANK([.B23]);&quot;&quot;;SMALL([.$W$6:.$W$28];[.U23]))" office:value-type="float" office:value="0.792787289476742" calcext:value-type="float">
            <text:p>0,792787289476742</text:p>
          </table:table-cell>
          <table:table-cell table:style-name="ce73" table:formula="of:=IF(ISBLANK([.B23]);&quot;&quot;;(2*[.U23]-1)*(LN([.X23])+LN([.V23])))" office:value-type="float" office:value="-14.929728477824" calcext:value-type="float">
            <text:p>-14,929728477824</text:p>
          </table:table-cell>
          <table:table-cell table:style-name="ce73" table:formula="of:=IF([.B23]=&quot;&quot;;NA();NORMINV(([.U23]-3/8)/([.$AC$3]+1/4);[.$AC$4];[.$AC$5]))" office:value-type="float" office:value="1247.99008877128" calcext:value-type="float">
            <text:p>1247,99008877128</text:p>
          </table:table-cell>
          <table:table-cell table:style-name="ce73" table:formula="of:=IF([.T23]=&quot;&quot;;NA();([.U23]-3/8)/([.$AC$3]+1/4))" office:value-type="float" office:value="0.758064516129032" calcext:value-type="float">
            <text:p>0,758064516129032</text:p>
          </table:table-cell>
          <table:table-cell table:number-columns-repeated="7"/>
          <table:table-cell table:style-name="ce207" office:value-type="string" calcext:value-type="string" table:number-columns-spanned="2" table:number-rows-spanned="1">
            <text:p>AD* Test Statistic</text:p>
          </table:table-cell>
          <table:covered-table-cell table:style-name="ce207"/>
          <table:table-cell table:style-name="ce227" table:formula="of:=[.AC7]*(1+0.75/[.AC3]+2.25/[.AC3]^2)" office:value-type="float" office:value="0.269150007728267" calcext:value-type="float">
            <text:p>0,2692</text:p>
          </table:table-cell>
          <table:table-cell table:style-name="ce114"/>
          <table:covered-table-cell table:number-columns-repeated="3" table:style-name="ce201"/>
          <table:table-cell/>
          <table:table-cell table:style-name="Default" table:number-columns-repeated="7"/>
          <table:table-cell table:number-columns-repeated="208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87" office:value-type="float" office:value="1704" calcext:value-type="float">
            <text:p>1704</text:p>
          </table:table-cell>
          <table:table-cell table:style-name="ce17"/>
          <table:table-cell table:style-name="ce22" table:formula="of:=ROW()-5" office:value-type="float" office:value="19" calcext:value-type="float">
            <text:p>19</text:p>
          </table:table-cell>
          <table:table-cell table:style-name="ce24" table:formula="of:=[.D24]/COUNT([.$B$6:.$B$28])" office:value-type="float" office:value="0.826086956521739" calcext:value-type="float">
            <text:p>0,8261</text:p>
          </table:table-cell>
          <table:table-cell table:style-name="ce24" table:formula="of:=([.D24]-1)/COUNT([.$B$6:.$B$28])" office:value-type="float" office:value="0.782608695652174" calcext:value-type="float">
            <text:p>0,7826</text:p>
          </table:table-cell>
          <table:table-cell table:style-name="ce24" table:number-matrix-columns-spanned="1" table:number-matrix-rows-spanned="1" table:formula="of:=IF([.E24]&lt;1;COM.MICROSOFT.NORM.S.INV([.E24]);0)" office:value-type="float" office:value="0.938814316876903" calcext:value-type="float">
            <text:p>0,9388</text:p>
          </table:table-cell>
          <table:table-cell table:style-name="ce24" table:formula="of:=COM.MICROSOFT.NORM.DIST([.B24];[.$AK$5];[.$AK$6];TRUE())" office:value-type="float" office:value="0.960017032256437" calcext:value-type="float">
            <text:p>0,9600</text:p>
          </table:table-cell>
          <table:table-cell table:style-name="ce24" table:formula="of:=ABS([.H24]-[.F24])" office:value-type="float" office:value="0.177408336604263" calcext:value-type="float">
            <text:p>0,1774</text:p>
          </table:table-cell>
          <table:table-cell table:style-name="ce22"/>
          <table:table-cell table:style-name="ce31" table:formula="of:=IF([.A24]&lt;=[.$B$4];LARGE([.B$6:.B$28];[.A24]);&quot;&quot;)">
            <text:p/>
          </table:table-cell>
          <table:table-cell table:style-name="ce31" table:formula="of:=IF([.A24]&lt;=[.$B$4];SMALL([.B$6:.B$28];[.A24]);&quot;&quot;)">
            <text:p/>
          </table:table-cell>
          <table:table-cell table:style-name="ce46" table:formula="of:=IF([.A24]&lt;=[.$B$4];VLOOKUP([.A24];[.$K$42:.$BV$66];[.$B$3];FALSE());&quot;&quot;)">
            <text:p/>
          </table:table-cell>
          <table:table-cell table:style-name="ce46"/>
          <table:table-cell table:style-name="ce56" table:number-columns-repeated="2"/>
          <table:table-cell table:style-name="ce4" table:number-columns-repeated="2"/>
          <table:table-cell table:style-name="ce56"/>
          <table:table-cell table:style-name="ce73" table:formula="of:=IF(ISBLANK([.B24]);NA();SMALL([.B$6:.B$28];[.U24]))" office:value-type="float" office:value="1423" calcext:value-type="float">
            <text:p>1423</text:p>
          </table:table-cell>
          <table:table-cell table:style-name="ce11" table:formula="of:=IF(ISBLANK([.B23]);&quot;&quot;;[.U23]+1)" office:value-type="float" office:value="19" calcext:value-type="float">
            <text:p>19</text:p>
          </table:table-cell>
          <table:table-cell table:style-name="ce73" table:formula="of:=IF(ISBLANK([.B24]);&quot;&quot;;LEGACY.NORMSDIST(([.T24]-[.$AC$4])/[.$AC$5]))" office:value-type="float" office:value="0.865066599827083" calcext:value-type="float">
            <text:p>0,865066599827083</text:p>
          </table:table-cell>
          <table:table-cell table:style-name="ce73" table:formula="of:=IF(ISBLANK([.B24]);&quot;&quot;;1-[.V24])" office:value-type="float" office:value="0.134933400172917" calcext:value-type="float">
            <text:p>0,134933400172917</text:p>
          </table:table-cell>
          <table:table-cell table:style-name="ce73" table:formula="of:=IF(ISBLANK([.B24]);&quot;&quot;;SMALL([.$W$6:.$W$28];[.U24]))" office:value-type="float" office:value="0.863231510656904" calcext:value-type="float">
            <text:p>0,863231510656904</text:p>
          </table:table-cell>
          <table:table-cell table:style-name="ce73" table:formula="of:=IF(ISBLANK([.B24]);&quot;&quot;;(2*[.U24]-1)*(LN([.X24])+LN([.V24])))" office:value-type="float" office:value="-10.8047822625371" calcext:value-type="float">
            <text:p>-10,8047822625371</text:p>
          </table:table-cell>
          <table:table-cell table:style-name="ce73" table:formula="of:=IF([.B24]=&quot;&quot;;NA();NORMINV(([.U24]-3/8)/([.$AC$3]+1/4);[.$AC$4];[.$AC$5]))" office:value-type="float" office:value="1311.07937804633" calcext:value-type="float">
            <text:p>1311,07937804633</text:p>
          </table:table-cell>
          <table:table-cell table:style-name="ce73" table:formula="of:=IF([.T24]=&quot;&quot;;NA();([.U24]-3/8)/([.$AC$3]+1/4))" office:value-type="float" office:value="0.801075268817204" calcext:value-type="float">
            <text:p>0,801075268817204</text:p>
          </table:table-cell>
          <table:table-cell table:number-columns-repeated="7"/>
          <table:table-cell table:style-name="ce206" office:value-type="string" calcext:value-type="string" table:number-columns-spanned="2" table:number-rows-spanned="1">
            <text:p>P-value</text:p>
          </table:table-cell>
          <table:covered-table-cell table:style-name="ce206"/>
          <table:table-cell table:style-name="ce228" table:formula="of:=IF(MAX([.AC14:.AC17])&lt;0.0005;&quot;&lt;0.0005&quot;;MAX([.AC14:.AC17]))" office:value-type="float" office:value="0.68065028193521" calcext:value-type="float">
            <text:p>0,6807</text:p>
          </table:table-cell>
          <table:table-cell table:style-name="ce21"/>
          <table:table-cell table:style-name="ce239" office:value-type="string" calcext:value-type="string" table:number-columns-spanned="2" table:number-rows-spanned="1">
            <text:p><text:s text:c="5"/>SUM ai*(xn-I+1–xi)</text:p>
          </table:table-cell>
          <table:covered-table-cell table:style-name="ce239">
            <draw:frame table:end-cell-address="Tabelle1.AO29" table:end-x="0.122cm" table:end-y="0.193cm" draw:z-index="4" draw:name="Diagramm 2" draw:style-name="gr1" draw:text-style-name="P1" svg:width="1.144cm" svg:height="3.492cm" svg:x="1.116cm" svg:y="0.247cm">
              <draw:object draw:notify-on-update-of-ranges="Tabelle1.AR19:Tabelle1.AR19 Tabelle1.AV19:Tabelle1.AV19 Tabelle1.AT19:Tabelle1.AT19 Tabelle1.AU19:Tabelle1.AU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covered-table-cell>
          <table:table-cell table:style-name="ce111" table:formula="of:=SUM([.N6:.N28])^2" office:value-type="float" office:value="4005004.76450064" calcext:value-type="float">
            <text:p>4005004,7645</text:p>
          </table:table-cell>
          <table:table-cell table:number-columns-repeated="216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87" office:value-type="float" office:value="1268" calcext:value-type="float">
            <text:p>1268</text:p>
          </table:table-cell>
          <table:table-cell table:style-name="ce17"/>
          <table:table-cell table:style-name="ce22" table:formula="of:=ROW()-5" office:value-type="float" office:value="20" calcext:value-type="float">
            <text:p>20</text:p>
          </table:table-cell>
          <table:table-cell table:style-name="ce24" table:formula="of:=[.D25]/COUNT([.$B$6:.$B$28])" office:value-type="float" office:value="0.869565217391304" calcext:value-type="float">
            <text:p>0,8696</text:p>
          </table:table-cell>
          <table:table-cell table:style-name="ce24" table:formula="of:=([.D25]-1)/COUNT([.$B$6:.$B$28])" office:value-type="float" office:value="0.826086956521739" calcext:value-type="float">
            <text:p>0,8261</text:p>
          </table:table-cell>
          <table:table-cell table:style-name="ce24"/>
          <table:table-cell table:style-name="ce24" table:formula="of:=COM.MICROSOFT.NORM.DIST([.B25];[.$AK$5];[.$AK$6];TRUE())" office:value-type="float" office:value="0.7722265406054" calcext:value-type="float">
            <text:p>0,7722</text:p>
          </table:table-cell>
          <table:table-cell table:style-name="ce24" table:formula="of:=ABS([.H25]-[.F25])" office:value-type="float" office:value="0.0538604159163396" calcext:value-type="float">
            <text:p>0,0539</text:p>
          </table:table-cell>
          <table:table-cell table:style-name="ce22"/>
          <table:table-cell table:style-name="ce31" table:formula="of:=IF([.A25]&lt;=[.$B$4];LARGE([.B$6:.B$28];[.A25]);&quot;&quot;)">
            <text:p/>
          </table:table-cell>
          <table:table-cell table:style-name="ce31" table:formula="of:=IF([.A25]&lt;=[.$B$4];SMALL([.B$6:.B$28];[.A25]);&quot;&quot;)">
            <text:p/>
          </table:table-cell>
          <table:table-cell table:style-name="ce46" table:formula="of:=IF([.A25]&lt;=[.$B$4];VLOOKUP([.A25];[.$K$42:.$BV$66];[.$B$3];FALSE());&quot;&quot;)">
            <text:p/>
          </table:table-cell>
          <table:table-cell table:style-name="ce46"/>
          <table:table-cell table:style-name="ce56" table:number-columns-repeated="2"/>
          <table:table-cell table:style-name="ce4" table:number-columns-repeated="2"/>
          <table:table-cell table:style-name="ce56"/>
          <table:table-cell table:style-name="ce73" table:formula="of:=IF(ISBLANK([.B25]);NA();SMALL([.B$6:.B$28];[.U25]))" office:value-type="float" office:value="1449" calcext:value-type="float">
            <text:p>1449</text:p>
          </table:table-cell>
          <table:table-cell table:style-name="ce11" table:formula="of:=IF(ISBLANK([.B24]);&quot;&quot;;[.U24]+1)" office:value-type="float" office:value="20" calcext:value-type="float">
            <text:p>20</text:p>
          </table:table-cell>
          <table:table-cell table:style-name="ce73" table:formula="of:=IF(ISBLANK([.B25]);&quot;&quot;;LEGACY.NORMSDIST(([.T25]-[.$AC$4])/[.$AC$5]))" office:value-type="float" office:value="0.877642389457127" calcext:value-type="float">
            <text:p>0,877642389457127</text:p>
          </table:table-cell>
          <table:table-cell table:style-name="ce73" table:formula="of:=IF(ISBLANK([.B25]);&quot;&quot;;1-[.V25])" office:value-type="float" office:value="0.122357610542873" calcext:value-type="float">
            <text:p>0,122357610542873</text:p>
          </table:table-cell>
          <table:table-cell table:style-name="ce73" table:formula="of:=IF(ISBLANK([.B25]);&quot;&quot;;SMALL([.$W$6:.$W$28];[.U25]))" office:value-type="float" office:value="0.867723101292707" calcext:value-type="float">
            <text:p>0,867723101292707</text:p>
          </table:table-cell>
          <table:table-cell table:style-name="ce73" table:formula="of:=IF(ISBLANK([.B25]);&quot;&quot;;(2*[.U25]-1)*(LN([.X25])+LN([.V25])))" office:value-type="float" office:value="-10.6235490098897" calcext:value-type="float">
            <text:p>-10,6235490098897</text:p>
          </table:table-cell>
          <table:table-cell table:style-name="ce73" table:formula="of:=IF([.B25]=&quot;&quot;;NA();NORMINV(([.U25]-3/8)/([.$AC$3]+1/4);[.$AC$4];[.$AC$5]))" office:value-type="float" office:value="1383.08565650625" calcext:value-type="float">
            <text:p>1383,08565650625</text:p>
          </table:table-cell>
          <table:table-cell table:style-name="ce73" table:formula="of:=IF([.T25]=&quot;&quot;;NA();([.U25]-3/8)/([.$AC$3]+1/4))" office:value-type="float" office:value="0.844086021505376" calcext:value-type="float">
            <text:p>0,844086021505376</text:p>
          </table:table-cell>
          <table:table-cell table:number-columns-repeated="7"/>
          <table:table-cell table:style-name="ce93"/>
          <table:table-cell table:style-name="ce101"/>
          <table:table-cell table:style-name="ce229"/>
          <table:table-cell table:style-name="ce21"/>
          <table:table-cell table:style-name="ce240" office:value-type="string" calcext:value-type="string" table:number-columns-spanned="2" table:number-rows-spanned="1">
            <text:p><text:s text:c="7"/>SUMQUADABW</text:p>
          </table:table-cell>
          <table:covered-table-cell table:style-name="ce240"/>
          <table:table-cell table:style-name="ce112" table:formula="of:=DEVSQ([.B6:.B28])" office:value-type="float" office:value="4143205.30434783" calcext:value-type="float">
            <text:p>4143205,3043</text:p>
          </table:table-cell>
          <table:table-cell table:number-columns-repeated="216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87" office:value-type="float" office:value="1347" calcext:value-type="float">
            <text:p>1347</text:p>
          </table:table-cell>
          <table:table-cell table:style-name="ce17"/>
          <table:table-cell table:style-name="ce22" table:formula="of:=ROW()-5" office:value-type="float" office:value="21" calcext:value-type="float">
            <text:p>21</text:p>
          </table:table-cell>
          <table:table-cell table:style-name="ce24" table:formula="of:=[.D26]/COUNT([.$B$6:.$B$28])" office:value-type="float" office:value="0.91304347826087" calcext:value-type="float">
            <text:p>0,9130</text:p>
          </table:table-cell>
          <table:table-cell table:style-name="ce24" table:formula="of:=([.D26]-1)/COUNT([.$B$6:.$B$28])" office:value-type="float" office:value="0.869565217391304" calcext:value-type="float">
            <text:p>0,8696</text:p>
          </table:table-cell>
          <table:table-cell table:style-name="ce24"/>
          <table:table-cell table:style-name="ce24" table:formula="of:=COM.MICROSOFT.NORM.DIST([.B26];[.$AK$5];[.$AK$6];TRUE())" office:value-type="float" office:value="0.823358688911193" calcext:value-type="float">
            <text:p>0,8234</text:p>
          </table:table-cell>
          <table:table-cell table:style-name="ce24" table:formula="of:=ABS([.H26]-[.F26])" office:value-type="float" office:value="0.0462065284801111" calcext:value-type="float">
            <text:p>0,0462</text:p>
          </table:table-cell>
          <table:table-cell table:style-name="ce22"/>
          <table:table-cell table:style-name="ce31" table:formula="of:=IF([.A26]&lt;=[.$B$4];LARGE([.B$6:.B$28];[.A26]);&quot;&quot;)">
            <text:p/>
          </table:table-cell>
          <table:table-cell table:style-name="ce31" table:formula="of:=IF([.A26]&lt;=[.$B$4];SMALL([.B$6:.B$28];[.A26]);&quot;&quot;)">
            <text:p/>
          </table:table-cell>
          <table:table-cell table:style-name="ce46" table:formula="of:=IF([.A26]&lt;=[.$B$4];VLOOKUP([.A26];[.$K$42:.$BV$66];[.$B$3];FALSE());&quot;&quot;)">
            <text:p/>
          </table:table-cell>
          <table:table-cell table:style-name="ce46"/>
          <table:table-cell table:style-name="ce56" table:number-columns-repeated="2"/>
          <table:table-cell table:style-name="ce4" table:number-columns-repeated="2"/>
          <table:table-cell table:style-name="ce56"/>
          <table:table-cell table:style-name="ce73" table:formula="of:=IF(ISBLANK([.B26]);NA();SMALL([.B$6:.B$28];[.U26]))" office:value-type="float" office:value="1466" calcext:value-type="float">
            <text:p>1466</text:p>
          </table:table-cell>
          <table:table-cell table:style-name="ce11" table:formula="of:=IF(ISBLANK([.B25]);&quot;&quot;;[.U25]+1)" office:value-type="float" office:value="21" calcext:value-type="float">
            <text:p>21</text:p>
          </table:table-cell>
          <table:table-cell table:style-name="ce73" table:formula="of:=IF(ISBLANK([.B26]);&quot;&quot;;LEGACY.NORMSDIST(([.T26]-[.$AC$4])/[.$AC$5]))" office:value-type="float" office:value="0.88540639059094" calcext:value-type="float">
            <text:p>0,88540639059094</text:p>
          </table:table-cell>
          <table:table-cell table:style-name="ce73" table:formula="of:=IF(ISBLANK([.B26]);&quot;&quot;;1-[.V26])" office:value-type="float" office:value="0.11459360940906" calcext:value-type="float">
            <text:p>0,11459360940906</text:p>
          </table:table-cell>
          <table:table-cell table:style-name="ce73" table:formula="of:=IF(ISBLANK([.B26]);&quot;&quot;;SMALL([.$W$6:.$W$28];[.U26]))" office:value-type="float" office:value="0.920484987411394" calcext:value-type="float">
            <text:p>0,920484987411394</text:p>
          </table:table-cell>
          <table:table-cell table:style-name="ce73" table:formula="of:=IF(ISBLANK([.B26]);&quot;&quot;;(2*[.U26]-1)*(LN([.X26])+LN([.V26])))" office:value-type="float" office:value="-8.38708827157935" calcext:value-type="float">
            <text:p>-8,38708827157935</text:p>
          </table:table-cell>
          <table:table-cell table:style-name="ce73" table:formula="of:=IF([.B26]=&quot;&quot;;NA();NORMINV(([.U26]-3/8)/([.$AC$3]+1/4);[.$AC$4];[.$AC$5]))" office:value-type="float" office:value="1469.80890594607" calcext:value-type="float">
            <text:p>1469,80890594607</text:p>
          </table:table-cell>
          <table:table-cell table:style-name="ce73" table:formula="of:=IF([.T26]=&quot;&quot;;NA();([.U26]-3/8)/([.$AC$3]+1/4))" office:value-type="float" office:value="0.887096774193548" calcext:value-type="float">
            <text:p>0,887096774193548</text:p>
          </table:table-cell>
          <table:table-cell table:number-columns-repeated="7"/>
          <table:table-cell table:style-name="ce210" table:formula="of:=IF([.AC9]&lt;0.05;&quot;Nicht Normalverteilt&quot;;&quot;Normalverteilt&quot;)" office:value-type="string" office:string-value="Normalverteilt" calcext:value-type="string" table:number-columns-spanned="3" table:number-rows-spanned="1">
            <text:p>Normalverteilt</text:p>
          </table:table-cell>
          <table:covered-table-cell table:number-columns-repeated="2" table:style-name="ce210"/>
          <table:table-cell table:style-name="ce21"/>
          <table:table-cell table:style-name="ce241" office:value-type="string" calcext:value-type="string" table:number-columns-spanned="2" table:number-rows-spanned="1">
            <text:p><text:s text:c="7"/>Prüfgrösse</text:p>
          </table:table-cell>
          <table:covered-table-cell table:style-name="ce241"/>
          <table:table-cell table:style-name="ce112" table:formula="of:=[.O5]/[.P5]" office:value-type="float" office:value="0.96664405220225" calcext:value-type="float">
            <text:p>0,9666</text:p>
          </table:table-cell>
          <table:table-cell table:number-columns-repeated="216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87" office:value-type="float" office:value="1476" calcext:value-type="float">
            <text:p>1476</text:p>
          </table:table-cell>
          <table:table-cell table:style-name="ce17"/>
          <table:table-cell table:style-name="ce22" table:formula="of:=ROW()-5" office:value-type="float" office:value="22" calcext:value-type="float">
            <text:p>22</text:p>
          </table:table-cell>
          <table:table-cell table:style-name="ce24" table:formula="of:=[.D27]/COUNT([.$B$6:.$B$28])" office:value-type="float" office:value="0.956521739130435" calcext:value-type="float">
            <text:p>0,9565</text:p>
          </table:table-cell>
          <table:table-cell table:style-name="ce24" table:formula="of:=([.D27]-1)/COUNT([.$B$6:.$B$28])" office:value-type="float" office:value="0.91304347826087" calcext:value-type="float">
            <text:p>0,9130</text:p>
          </table:table-cell>
          <table:table-cell table:style-name="ce24"/>
          <table:table-cell table:style-name="ce24" table:formula="of:=COM.MICROSOFT.NORM.DIST([.B27];[.$AK$5];[.$AK$6];TRUE())" office:value-type="float" office:value="0.889806254364071" calcext:value-type="float">
            <text:p>0,8898</text:p>
          </table:table-cell>
          <table:table-cell table:style-name="ce24" table:formula="of:=ABS([.H27]-[.F27])" office:value-type="float" office:value="0.0232372238967985" calcext:value-type="float">
            <text:p>0,0232</text:p>
          </table:table-cell>
          <table:table-cell table:style-name="ce22"/>
          <table:table-cell table:style-name="ce31" table:formula="of:=IF([.A27]&lt;=[.$B$4];LARGE([.B$6:.B$28];[.A27]);&quot;&quot;)">
            <text:p/>
          </table:table-cell>
          <table:table-cell table:style-name="ce31" table:formula="of:=IF([.A27]&lt;=[.$B$4];SMALL([.B$6:.B$28];[.A27]);&quot;&quot;)">
            <text:p/>
          </table:table-cell>
          <table:table-cell table:style-name="ce46" table:formula="of:=IF([.A27]&lt;=[.$B$4];VLOOKUP([.A27];[.$K$42:.$BV$66];[.$B$3];FALSE());&quot;&quot;)">
            <text:p/>
          </table:table-cell>
          <table:table-cell table:style-name="ce46"/>
          <table:table-cell table:style-name="ce56" table:number-columns-repeated="2"/>
          <table:table-cell table:style-name="ce4" table:number-columns-repeated="2"/>
          <table:table-cell table:style-name="ce56"/>
          <table:table-cell table:style-name="ce73" table:formula="of:=IF(ISBLANK([.B27]);NA();SMALL([.B$6:.B$28];[.U27]))" office:value-type="float" office:value="1476" calcext:value-type="float">
            <text:p>1476</text:p>
          </table:table-cell>
          <table:table-cell table:style-name="ce11" table:formula="of:=IF(ISBLANK([.B26]);&quot;&quot;;[.U26]+1)" office:value-type="float" office:value="22" calcext:value-type="float">
            <text:p>22</text:p>
          </table:table-cell>
          <table:table-cell table:style-name="ce73" table:formula="of:=IF(ISBLANK([.B27]);&quot;&quot;;LEGACY.NORMSDIST(([.T27]-[.$AC$4])/[.$AC$5]))" office:value-type="float" office:value="0.889806254364071" calcext:value-type="float">
            <text:p>0,889806254364071</text:p>
          </table:table-cell>
          <table:table-cell table:style-name="ce73" table:formula="of:=IF(ISBLANK([.B27]);&quot;&quot;;1-[.V27])" office:value-type="float" office:value="0.110193745635929" calcext:value-type="float">
            <text:p>0,110193745635929</text:p>
          </table:table-cell>
          <table:table-cell table:style-name="ce73" table:formula="of:=IF(ISBLANK([.B27]);&quot;&quot;;SMALL([.$W$6:.$W$28];[.U27]))" office:value-type="float" office:value="0.934149398851513" calcext:value-type="float">
            <text:p>0,934149398851513</text:p>
          </table:table-cell>
          <table:table-cell table:style-name="ce73" table:formula="of:=IF(ISBLANK([.B27]);&quot;&quot;;(2*[.U27]-1)*(LN([.X27])+LN([.V27])))" office:value-type="float" office:value="-7.94942845908627" calcext:value-type="float">
            <text:p>-7,94942845908627</text:p>
          </table:table-cell>
          <table:table-cell table:style-name="ce73" table:formula="of:=IF([.B27]=&quot;&quot;;NA();NORMINV(([.U27]-3/8)/([.$AC$3]+1/4);[.$AC$4];[.$AC$5]))" office:value-type="float" office:value="1584.96652777917" calcext:value-type="float">
            <text:p>1584,96652777917</text:p>
          </table:table-cell>
          <table:table-cell table:style-name="ce73" table:formula="of:=IF([.T27]=&quot;&quot;;NA();([.U27]-3/8)/([.$AC$3]+1/4))" office:value-type="float" office:value="0.93010752688172" calcext:value-type="float">
            <text:p>0,93010752688172</text:p>
          </table:table-cell>
          <table:table-cell table:number-columns-repeated="7"/>
          <table:table-cell table:style-name="ce95" table:number-columns-repeated="3"/>
          <table:table-cell/>
          <table:table-cell table:style-name="ce241" office:value-type="string" calcext:value-type="string" table:number-columns-spanned="2" table:number-rows-spanned="1">
            <text:p><text:s text:c="7"/>Alpharisiko</text:p>
          </table:table-cell>
          <table:covered-table-cell table:style-name="ce241"/>
          <table:table-cell table:style-name="ce112" office:value-type="float" office:value="0.1" calcext:value-type="float">
            <text:p>0,1000</text:p>
          </table:table-cell>
          <table:table-cell table:number-columns-repeated="216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87" office:value-type="float" office:value="834" calcext:value-type="float">
            <text:p>834</text:p>
          </table:table-cell>
          <table:table-cell table:style-name="ce17"/>
          <table:table-cell table:style-name="ce22" table:formula="of:=ROW()-5" office:value-type="float" office:value="23" calcext:value-type="float">
            <text:p>23</text:p>
          </table:table-cell>
          <table:table-cell table:style-name="ce24" table:formula="of:=[.D28]/COUNT([.$B$6:.$B$28])" office:value-type="float" office:value="1" calcext:value-type="float">
            <text:p>1,0000</text:p>
          </table:table-cell>
          <table:table-cell table:style-name="ce24" table:formula="of:=([.D28]-1)/COUNT([.$B$6:.$B$28])" office:value-type="float" office:value="0.956521739130435" calcext:value-type="float">
            <text:p>0,9565</text:p>
          </table:table-cell>
          <table:table-cell table:style-name="ce24"/>
          <table:table-cell table:style-name="ce24" table:formula="of:=COM.MICROSOFT.NORM.DIST([.B28];[.$AK$5];[.$AK$6];TRUE())" office:value-type="float" office:value="0.399795623954578" calcext:value-type="float">
            <text:p>0,3998</text:p>
          </table:table-cell>
          <table:table-cell table:style-name="ce24" table:formula="of:=ABS([.H28]-[.F28])" office:value-type="float" office:value="0.556726115175856" calcext:value-type="float">
            <text:p>0,5567</text:p>
          </table:table-cell>
          <table:table-cell table:style-name="ce22"/>
          <table:table-cell table:style-name="ce31" table:formula="of:=IF([.A28]&lt;=[.$B$4];LARGE([.B$6:.B$28];[.A28]);&quot;&quot;)">
            <text:p/>
          </table:table-cell>
          <table:table-cell table:style-name="ce31" table:formula="of:=IF([.A28]&lt;=[.$B$4];SMALL([.B$6:.B$28];[.A28]);&quot;&quot;)">
            <text:p/>
          </table:table-cell>
          <table:table-cell table:style-name="ce46" table:formula="of:=IF([.A28]&lt;=[.$B$4];VLOOKUP([.A28];[.$K$42:.$BV$66];[.$B$3];FALSE());&quot;&quot;)">
            <text:p/>
          </table:table-cell>
          <table:table-cell table:style-name="ce46"/>
          <table:table-cell table:style-name="ce56" table:number-columns-repeated="2"/>
          <table:table-cell table:style-name="ce4" table:number-columns-repeated="2"/>
          <table:table-cell table:style-name="ce56"/>
          <table:table-cell table:style-name="ce73" table:formula="of:=IF(ISBLANK([.B28]);NA();SMALL([.B$6:.B$28];[.U28]))" office:value-type="float" office:value="1704" calcext:value-type="float">
            <text:p>1704</text:p>
          </table:table-cell>
          <table:table-cell table:style-name="ce11" table:formula="of:=IF(ISBLANK([.B27]);&quot;&quot;;[.U27]+1)" office:value-type="float" office:value="23" calcext:value-type="float">
            <text:p>23</text:p>
          </table:table-cell>
          <table:table-cell table:style-name="ce73" table:formula="of:=IF(ISBLANK([.B28]);&quot;&quot;;LEGACY.NORMSDIST(([.T28]-[.$AC$4])/[.$AC$5]))" office:value-type="float" office:value="0.960017032256437" calcext:value-type="float">
            <text:p>0,960017032256437</text:p>
          </table:table-cell>
          <table:table-cell table:style-name="ce73" table:formula="of:=IF(ISBLANK([.B28]);&quot;&quot;;1-[.V28])" office:value-type="float" office:value="0.0399829677435628" calcext:value-type="float">
            <text:p>0,0399829677435628</text:p>
          </table:table-cell>
          <table:table-cell table:style-name="ce73" table:formula="of:=IF(ISBLANK([.B28]);&quot;&quot;;SMALL([.$W$6:.$W$28];[.U28]))" office:value-type="float" office:value="0.962596139041002" calcext:value-type="float">
            <text:p>0,962596139041002</text:p>
          </table:table-cell>
          <table:table-cell table:style-name="ce73" table:formula="of:=IF(ISBLANK([.B28]);&quot;&quot;;(2*[.U28]-1)*(LN([.X28])+LN([.V28])))" office:value-type="float" office:value="-3.55165136254227" calcext:value-type="float">
            <text:p>-3,55165136254227</text:p>
          </table:table-cell>
          <table:table-cell table:style-name="ce73" table:formula="of:=IF([.B28]=&quot;&quot;;NA();NORMINV(([.U28]-3/8)/([.$AC$3]+1/4);[.$AC$4];[.$AC$5]))" office:value-type="float" office:value="1781.18274903011" calcext:value-type="float">
            <text:p>1781,18274903011</text:p>
          </table:table-cell>
          <table:table-cell table:style-name="ce73" table:formula="of:=IF([.T28]=&quot;&quot;;NA();([.U28]-3/8)/([.$AC$3]+1/4))" office:value-type="float" office:value="0.973118279569892" calcext:value-type="float">
            <text:p>0,973118279569892</text:p>
          </table:table-cell>
          <table:table-cell table:number-columns-repeated="7"/>
          <table:table-cell table:style-name="ce193" office:value-type="string" calcext:value-type="string" table:number-columns-spanned="3" table:number-rows-spanned="1">
            <text:p>David Schnelltest</text:p>
          </table:table-cell>
          <table:covered-table-cell table:number-columns-repeated="2" table:style-name="ce194"/>
          <table:table-cell/>
          <table:table-cell table:style-name="ce241" office:value-type="string" calcext:value-type="string" table:number-columns-spanned="2" table:number-rows-spanned="1">
            <text:p><text:s text:c="4"/>Schwellenwert</text:p>
          </table:table-cell>
          <table:covered-table-cell table:style-name="ce241"/>
          <table:table-cell table:style-name="ce112" table:formula="of:=VLOOKUP([.B3];[.K71:.N119];[.R3]+1;FALSE())" office:value-type="float" office:value="0.928" calcext:value-type="float">
            <text:p>0,9280</text:p>
          </table:table-cell>
          <table:table-cell table:number-columns-repeated="216"/>
        </table:table-row>
        <table:table-row table:style-name="ro2">
          <table:table-cell table:style-name="ce1"/>
          <table:table-cell table:style-name="ce10"/>
          <table:table-cell table:style-name="ce18"/>
          <table:table-cell table:style-name="ce22"/>
          <table:table-cell table:style-name="ce25" table:number-columns-repeated="2"/>
          <table:table-cell table:style-name="ce22" table:number-columns-repeated="13"/>
          <table:table-cell table:number-columns-repeated="15"/>
          <table:table-cell table:style-name="ce212" office:value-type="string" calcext:value-type="string" table:number-columns-spanned="2" table:number-rows-spanned="1">
            <text:p>Spannweite</text:p>
          </table:table-cell>
          <table:covered-table-cell table:style-name="ce212">
            <draw:frame table:end-cell-address="Tabelle1.AK33" table:end-x="0.243cm" table:end-y="0.375cm" draw:z-index="6" draw:name="Diagramm 2" draw:style-name="gr1" draw:text-style-name="P1" svg:width="0.798cm" svg:height="2.363cm" svg:x="1.985cm" svg:y="0.241cm">
              <draw:object draw:notify-on-update-of-ranges="Tabelle1.AR15:Tabelle1.AR15 Tabelle1.AV15:Tabelle1.AV15 Tabelle1.AT15:Tabelle1.AT15 Tabelle1.AU15:Tabelle1.AU1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covered-table-cell>
          <table:table-cell table:style-name="ce111" table:formula="of:=MAX([.B6:.B28])-MIN([.B6:.B28])" office:value-type="float" office:value="1533" calcext:value-type="float">
            <text:p>1533,0000</text:p>
          </table:table-cell>
          <table:table-cell/>
          <table:table-cell table:style-name="ce119"/>
          <table:table-cell table:style-name="ce246"/>
          <table:table-cell table:style-name="ce128"/>
          <table:table-cell table:number-columns-repeated="216"/>
        </table:table-row>
        <table:table-row table:style-name="ro2">
          <table:table-cell table:number-columns-repeated="34"/>
          <table:table-cell table:style-name="ce197" office:value-type="string" calcext:value-type="string" table:number-columns-spanned="2" table:number-rows-spanned="1">
            <text:p>Std.abweich.</text:p>
          </table:table-cell>
          <table:covered-table-cell table:style-name="ce197"/>
          <table:table-cell table:style-name="ce112" table:formula="of:=COM.MICROSOFT.STDEV.P([.B6:.B28])" office:value-type="float" office:value="424.428275517314" calcext:value-type="float">
            <text:p>424,4283</text:p>
          </table:table-cell>
          <table:table-cell/>
          <table:table-cell table:style-name="ce243" table:formula="of:=[.P8]" office:value-type="string" office:string-value="Nicht signifikant. &#10;Normalverteilt" calcext:value-type="string" table:number-columns-spanned="3" table:number-rows-spanned="2">
            <text:p>Nicht signifikant. </text:p>
            <text:p>Normalverteilt</text:p>
          </table:table-cell>
          <table:covered-table-cell table:number-columns-repeated="2" table:style-name="ce243"/>
          <table:table-cell table:number-columns-repeated="216"/>
        </table:table-row>
        <table:table-row table:style-name="ro2">
          <table:table-cell/>
          <table:table-cell table:style-name="ce88" office:value-type="string" calcext:value-type="string" table:number-columns-spanned="1" table:number-rows-spanned="2">
            <text:p>1-2048 zum kopieren</text:p>
          </table:table-cell>
          <table:table-cell table:style-name="ce20"/>
          <table:table-cell table:number-columns-repeated="31"/>
          <table:table-cell table:style-name="ce98"/>
          <table:table-cell table:style-name="ce102"/>
          <table:table-cell table:style-name="ce112"/>
          <table:table-cell/>
          <table:covered-table-cell table:number-columns-repeated="3" table:style-name="ce243"/>
          <table:table-cell table:number-columns-repeated="216"/>
        </table:table-row>
        <table:table-row table:style-name="ro2">
          <table:table-cell/>
          <table:covered-table-cell table:style-name="ce88"/>
          <table:table-cell table:style-name="ce20"/>
          <table:table-cell table:number-columns-repeated="31"/>
          <table:table-cell table:style-name="ce197" office:value-type="string" calcext:value-type="string" table:number-columns-spanned="2" table:number-rows-spanned="1">
            <text:p>Prüfgrösse</text:p>
          </table:table-cell>
          <table:covered-table-cell table:style-name="ce197"/>
          <table:table-cell table:style-name="ce112" table:formula="of:=[.AK29]/[.AK30]" office:value-type="float" office:value="3.61191769830015" calcext:value-type="float">
            <text:p>3,6119</text:p>
          </table:table-cell>
          <table:table-cell table:number-columns-repeated="220"/>
        </table:table-row>
        <table:table-row table:style-name="ro2">
          <table:table-cell/>
          <table:table-cell table:style-name="ce13" office:value-type="float" office:value="1" calcext:value-type="float">
            <text:p>1</text:p>
          </table:table-cell>
          <table:table-cell table:style-name="ce21"/>
          <table:table-cell table:number-columns-repeated="31"/>
          <table:table-cell table:style-name="ce99"/>
          <table:table-cell table:style-name="ce102"/>
          <table:table-cell table:style-name="ce113"/>
          <table:table-cell table:number-columns-repeated="220"/>
        </table:table-row>
        <table:table-row table:style-name="ro2">
          <table:table-cell/>
          <table:table-cell table:style-name="ce14" office:value-type="float" office:value="2" calcext:value-type="float">
            <text:p>2</text:p>
          </table:table-cell>
          <table:table-cell table:style-name="ce21"/>
          <table:table-cell table:number-columns-repeated="31"/>
          <table:table-cell table:style-name="ce198" table:formula="of:=IF([.AK32]&gt;3.5;&quot;Normalverteilt&quot;;&quot;Nicht Normalverteilt&quot;)" office:value-type="string" office:string-value="Normalverteilt" calcext:value-type="string" table:number-columns-spanned="3" table:number-rows-spanned="1">
            <text:p>Normalverteilt</text:p>
          </table:table-cell>
          <table:covered-table-cell table:number-columns-repeated="2" table:style-name="ce198"/>
          <table:table-cell table:number-columns-repeated="220"/>
        </table:table-row>
        <table:table-row table:style-name="ro2">
          <table:table-cell/>
          <table:table-cell table:style-name="ce14" office:value-type="float" office:value="3" calcext:value-type="float">
            <text:p>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" calcext:value-type="float">
            <text:p>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" calcext:value-type="float">
            <text:p>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" calcext:value-type="float">
            <text:p>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" calcext:value-type="float">
            <text:p>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" calcext:value-type="float">
            <text:p>8</text:p>
          </table:table-cell>
          <table:table-cell table:style-name="ce21"/>
          <table:table-cell table:number-columns-repeated="6"/>
          <table:table-cell table:style-name="ce27" table:number-columns-repeated="2"/>
          <table:table-cell table:style-name="ce136" office:value-type="string" calcext:value-type="string" table:number-columns-spanned="49" table:number-rows-spanned="1">
            <text:p>n <text:s text:c="79"/>n <text:s text:c="79"/>n <text:s text:c="79"/>n <text:s text:c="79"/>n <text:s text:c="79"/>n <text:s text:c="79"/>n <text:s text:c="14"/></text:p>
          </table:table-cell>
          <table:covered-table-cell table:number-columns-repeated="48" table:style-name="ce136"/>
          <table:table-cell table:style-name="ce132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9" calcext:value-type="float">
            <text:p>9</text:p>
          </table:table-cell>
          <table:table-cell table:style-name="ce21"/>
          <table:table-cell table:number-columns-repeated="6"/>
          <table:table-cell table:style-name="ce27"/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50" calcext:value-type="float">
            <text:p>50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10" calcext:value-type="float">
            <text:p>10</text:p>
          </table:table-cell>
          <table:table-cell table:style-name="ce21"/>
          <table:table-cell table:number-columns-repeated="6"/>
          <table:table-cell table:style-name="ce136" office:value-type="string" calcext:value-type="string" table:number-columns-spanned="1" table:number-rows-spanned="25">
            <text:p>i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float" office:value="0.7071" calcext:value-type="float">
            <text:p>0,7071</text:p>
          </table:table-cell>
          <table:table-cell table:style-name="ce48" office:value-type="float" office:value="0.7071" calcext:value-type="float">
            <text:p>0,7071</text:p>
          </table:table-cell>
          <table:table-cell table:style-name="ce48" office:value-type="float" office:value="0.6872" calcext:value-type="float">
            <text:p>0,6872</text:p>
          </table:table-cell>
          <table:table-cell table:style-name="ce48" office:value-type="float" office:value="0.6646" calcext:value-type="float">
            <text:p>0,6646</text:p>
          </table:table-cell>
          <table:table-cell table:style-name="ce48" office:value-type="float" office:value="0.6431" calcext:value-type="float">
            <text:p>0,6431</text:p>
          </table:table-cell>
          <table:table-cell table:style-name="ce48" office:value-type="float" office:value="0.6233" calcext:value-type="float">
            <text:p>0,6233</text:p>
          </table:table-cell>
          <table:table-cell table:style-name="ce48" office:value-type="float" office:value="0.6052" calcext:value-type="float">
            <text:p>0,6052</text:p>
          </table:table-cell>
          <table:table-cell table:style-name="ce48" office:value-type="float" office:value="0.5888" calcext:value-type="float">
            <text:p>0,5888</text:p>
          </table:table-cell>
          <table:table-cell table:style-name="ce48" office:value-type="float" office:value="0.5739" calcext:value-type="float">
            <text:p>0,5739</text:p>
          </table:table-cell>
          <table:table-cell table:style-name="ce48" office:value-type="float" office:value="0.5601" calcext:value-type="float">
            <text:p>0,5601</text:p>
          </table:table-cell>
          <table:table-cell table:style-name="ce48" office:value-type="float" office:value="0.5475" calcext:value-type="float">
            <text:p>0,5475</text:p>
          </table:table-cell>
          <table:table-cell table:style-name="ce48" office:value-type="float" office:value="0.5359" calcext:value-type="float">
            <text:p>0,5359</text:p>
          </table:table-cell>
          <table:table-cell table:style-name="ce48" office:value-type="float" office:value="0.5251" calcext:value-type="float">
            <text:p>0,5251</text:p>
          </table:table-cell>
          <table:table-cell table:style-name="ce48" office:value-type="float" office:value="0.515" calcext:value-type="float">
            <text:p>0,515</text:p>
          </table:table-cell>
          <table:table-cell table:style-name="ce48" office:value-type="float" office:value="0.5056" calcext:value-type="float">
            <text:p>0,5056</text:p>
          </table:table-cell>
          <table:table-cell table:style-name="ce48" office:value-type="float" office:value="0.4968" calcext:value-type="float">
            <text:p>0,4968</text:p>
          </table:table-cell>
          <table:table-cell table:style-name="ce78" office:value-type="float" office:value="0.4886" calcext:value-type="float">
            <text:p>0,4886</text:p>
          </table:table-cell>
          <table:table-cell table:style-name="ce78" office:value-type="float" office:value="0.4808" calcext:value-type="float">
            <text:p>0,4808</text:p>
          </table:table-cell>
          <table:table-cell table:style-name="ce78" office:value-type="float" office:value="0.4734" calcext:value-type="float">
            <text:p>0,4734</text:p>
          </table:table-cell>
          <table:table-cell table:style-name="ce78" office:value-type="float" office:value="0.4643" calcext:value-type="float">
            <text:p>0,4643</text:p>
          </table:table-cell>
          <table:table-cell table:style-name="ce78" office:value-type="float" office:value="0.459" calcext:value-type="float">
            <text:p>0,459</text:p>
          </table:table-cell>
          <table:table-cell table:style-name="ce78" office:value-type="float" office:value="0.4542" calcext:value-type="float">
            <text:p>0,4542</text:p>
          </table:table-cell>
          <table:table-cell table:style-name="ce78" office:value-type="float" office:value="0.4493" calcext:value-type="float">
            <text:p>0,4493</text:p>
          </table:table-cell>
          <table:table-cell table:style-name="ce78" office:value-type="float" office:value="0.445" calcext:value-type="float">
            <text:p>0,445</text:p>
          </table:table-cell>
          <table:table-cell table:style-name="ce78" office:value-type="float" office:value="0.4407" calcext:value-type="float">
            <text:p>0,4407</text:p>
          </table:table-cell>
          <table:table-cell table:style-name="ce78" office:value-type="float" office:value="0.4366" calcext:value-type="float">
            <text:p>0,4366</text:p>
          </table:table-cell>
          <table:table-cell table:style-name="ce78" office:value-type="float" office:value="0.4328" calcext:value-type="float">
            <text:p>0,4328</text:p>
          </table:table-cell>
          <table:table-cell table:style-name="ce78" office:value-type="float" office:value="0.4291" calcext:value-type="float">
            <text:p>0,4291</text:p>
          </table:table-cell>
          <table:table-cell table:style-name="ce78" office:value-type="float" office:value="0.4254" calcext:value-type="float">
            <text:p>0,4254</text:p>
          </table:table-cell>
          <table:table-cell table:style-name="ce78" office:value-type="float" office:value="0.422" calcext:value-type="float">
            <text:p>0,422</text:p>
          </table:table-cell>
          <table:table-cell table:style-name="ce78" office:value-type="float" office:value="0.4188" calcext:value-type="float">
            <text:p>0,4188</text:p>
          </table:table-cell>
          <table:table-cell table:style-name="ce78" office:value-type="float" office:value="0.4156" calcext:value-type="float">
            <text:p>0,4156</text:p>
          </table:table-cell>
          <table:table-cell table:style-name="ce78" office:value-type="float" office:value="0.4127" calcext:value-type="float">
            <text:p>0,4127</text:p>
          </table:table-cell>
          <table:table-cell table:style-name="ce78" office:value-type="float" office:value="0.4096" calcext:value-type="float">
            <text:p>0,4096</text:p>
          </table:table-cell>
          <table:table-cell table:style-name="ce78" office:value-type="float" office:value="0.4068" calcext:value-type="float">
            <text:p>0,4068</text:p>
          </table:table-cell>
          <table:table-cell table:style-name="ce78" office:value-type="float" office:value="0.404" calcext:value-type="float">
            <text:p>0,404</text:p>
          </table:table-cell>
          <table:table-cell table:style-name="ce78" office:value-type="float" office:value="0.4015" calcext:value-type="float">
            <text:p>0,4015</text:p>
          </table:table-cell>
          <table:table-cell table:style-name="ce78" office:value-type="float" office:value="0.3989" calcext:value-type="float">
            <text:p>0,3989</text:p>
          </table:table-cell>
          <table:table-cell table:style-name="ce78" office:value-type="float" office:value="0.3964" calcext:value-type="float">
            <text:p>0,3964</text:p>
          </table:table-cell>
          <table:table-cell table:style-name="ce78" office:value-type="float" office:value="0.394" calcext:value-type="float">
            <text:p>0,394</text:p>
          </table:table-cell>
          <table:table-cell table:style-name="ce78" office:value-type="float" office:value="0.3917" calcext:value-type="float">
            <text:p>0,3917</text:p>
          </table:table-cell>
          <table:table-cell table:style-name="ce78" office:value-type="float" office:value="0.3894" calcext:value-type="float">
            <text:p>0,3894</text:p>
          </table:table-cell>
          <table:table-cell table:style-name="ce78" office:value-type="float" office:value="0.3872" calcext:value-type="float">
            <text:p>0,3872</text:p>
          </table:table-cell>
          <table:table-cell table:style-name="ce78" office:value-type="float" office:value="0.385" calcext:value-type="float">
            <text:p>0,385</text:p>
          </table:table-cell>
          <table:table-cell table:style-name="ce78" office:value-type="float" office:value="0.383" calcext:value-type="float">
            <text:p>0,383</text:p>
          </table:table-cell>
          <table:table-cell table:style-name="ce78" office:value-type="float" office:value="0.3808" calcext:value-type="float">
            <text:p>0,3808</text:p>
          </table:table-cell>
          <table:table-cell table:style-name="ce78" office:value-type="float" office:value="0.3789" calcext:value-type="float">
            <text:p>0,3789</text:p>
          </table:table-cell>
          <table:table-cell table:style-name="ce78" office:value-type="float" office:value="0.377" calcext:value-type="float">
            <text:p>0,377</text:p>
          </table:table-cell>
          <table:table-cell table:style-name="ce129" office:value-type="float" office:value="0.3751" calcext:value-type="float">
            <text:p>0,3751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11" calcext:value-type="float">
            <text:p>11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0.1677" calcext:value-type="float">
            <text:p>0,1677</text:p>
          </table:table-cell>
          <table:table-cell table:style-name="ce49" office:value-type="float" office:value="0.2413" calcext:value-type="float">
            <text:p>0,2413</text:p>
          </table:table-cell>
          <table:table-cell table:style-name="ce49" office:value-type="float" office:value="0.2806" calcext:value-type="float">
            <text:p>0,2806</text:p>
          </table:table-cell>
          <table:table-cell table:style-name="ce49" office:value-type="float" office:value="0.3031" calcext:value-type="float">
            <text:p>0,3031</text:p>
          </table:table-cell>
          <table:table-cell table:style-name="ce49" office:value-type="float" office:value="0.3164" calcext:value-type="float">
            <text:p>0,3164</text:p>
          </table:table-cell>
          <table:table-cell table:style-name="ce49" office:value-type="float" office:value="0.3244" calcext:value-type="float">
            <text:p>0,3244</text:p>
          </table:table-cell>
          <table:table-cell table:style-name="ce49" office:value-type="float" office:value="0.3291" calcext:value-type="float">
            <text:p>0,3291</text:p>
          </table:table-cell>
          <table:table-cell table:style-name="ce49" office:value-type="float" office:value="0.3315" calcext:value-type="float">
            <text:p>0,3315</text:p>
          </table:table-cell>
          <table:table-cell table:number-columns-repeated="2" table:style-name="ce49" office:value-type="float" office:value="0.3325" calcext:value-type="float">
            <text:p>0,3325</text:p>
          </table:table-cell>
          <table:table-cell table:style-name="ce49" office:value-type="float" office:value="0.3318" calcext:value-type="float">
            <text:p>0,3318</text:p>
          </table:table-cell>
          <table:table-cell table:style-name="ce49" office:value-type="float" office:value="0.3306" calcext:value-type="float">
            <text:p>0,3306</text:p>
          </table:table-cell>
          <table:table-cell table:style-name="ce49" office:value-type="float" office:value="0.329" calcext:value-type="float">
            <text:p>0,329</text:p>
          </table:table-cell>
          <table:table-cell table:style-name="ce49" office:value-type="float" office:value="0.3273" calcext:value-type="float">
            <text:p>0,3273</text:p>
          </table:table-cell>
          <table:table-cell table:style-name="ce27" office:value-type="float" office:value="0.3253" calcext:value-type="float">
            <text:p>0,3253</text:p>
          </table:table-cell>
          <table:table-cell table:style-name="ce27" office:value-type="float" office:value="0.3232" calcext:value-type="float">
            <text:p>0,3232</text:p>
          </table:table-cell>
          <table:table-cell table:style-name="ce27" office:value-type="float" office:value="0.3211" calcext:value-type="float">
            <text:p>0,3211</text:p>
          </table:table-cell>
          <table:table-cell table:style-name="ce27" office:value-type="float" office:value="0.3185" calcext:value-type="float">
            <text:p>0,3185</text:p>
          </table:table-cell>
          <table:table-cell table:style-name="ce27" office:value-type="float" office:value="0.3156" calcext:value-type="float">
            <text:p>0,3156</text:p>
          </table:table-cell>
          <table:table-cell table:style-name="ce27" office:value-type="float" office:value="0.3126" calcext:value-type="float">
            <text:p>0,3126</text:p>
          </table:table-cell>
          <table:table-cell table:style-name="ce27" office:value-type="float" office:value="0.3098" calcext:value-type="float">
            <text:p>0,3098</text:p>
          </table:table-cell>
          <table:table-cell table:style-name="ce27" office:value-type="float" office:value="0.3069" calcext:value-type="float">
            <text:p>0,3069</text:p>
          </table:table-cell>
          <table:table-cell table:style-name="ce27" office:value-type="float" office:value="0.3043" calcext:value-type="float">
            <text:p>0,3043</text:p>
          </table:table-cell>
          <table:table-cell table:style-name="ce27" office:value-type="float" office:value="0.3018" calcext:value-type="float">
            <text:p>0,3018</text:p>
          </table:table-cell>
          <table:table-cell table:style-name="ce27" office:value-type="float" office:value="0.2992" calcext:value-type="float">
            <text:p>0,2992</text:p>
          </table:table-cell>
          <table:table-cell table:style-name="ce27" office:value-type="float" office:value="0.2968" calcext:value-type="float">
            <text:p>0,2968</text:p>
          </table:table-cell>
          <table:table-cell table:style-name="ce27" office:value-type="float" office:value="0.2944" calcext:value-type="float">
            <text:p>0,2944</text:p>
          </table:table-cell>
          <table:table-cell table:style-name="ce27" office:value-type="float" office:value="0.2921" calcext:value-type="float">
            <text:p>0,2921</text:p>
          </table:table-cell>
          <table:table-cell table:style-name="ce27" office:value-type="float" office:value="0.2898" calcext:value-type="float">
            <text:p>0,2898</text:p>
          </table:table-cell>
          <table:table-cell table:style-name="ce27" office:value-type="float" office:value="0.2876" calcext:value-type="float">
            <text:p>0,2876</text:p>
          </table:table-cell>
          <table:table-cell table:style-name="ce27" office:value-type="float" office:value="0.2854" calcext:value-type="float">
            <text:p>0,2854</text:p>
          </table:table-cell>
          <table:table-cell table:style-name="ce27" office:value-type="float" office:value="0.2834" calcext:value-type="float">
            <text:p>0,2834</text:p>
          </table:table-cell>
          <table:table-cell table:style-name="ce27" office:value-type="float" office:value="0.2813" calcext:value-type="float">
            <text:p>0,2813</text:p>
          </table:table-cell>
          <table:table-cell table:style-name="ce27" office:value-type="float" office:value="0.2794" calcext:value-type="float">
            <text:p>0,2794</text:p>
          </table:table-cell>
          <table:table-cell table:style-name="ce27" office:value-type="float" office:value="0.2774" calcext:value-type="float">
            <text:p>0,2774</text:p>
          </table:table-cell>
          <table:table-cell table:style-name="ce27" office:value-type="float" office:value="0.2755" calcext:value-type="float">
            <text:p>0,2755</text:p>
          </table:table-cell>
          <table:table-cell table:style-name="ce27" office:value-type="float" office:value="0.2737" calcext:value-type="float">
            <text:p>0,2737</text:p>
          </table:table-cell>
          <table:table-cell table:style-name="ce27" office:value-type="float" office:value="0.2719" calcext:value-type="float">
            <text:p>0,2719</text:p>
          </table:table-cell>
          <table:table-cell table:style-name="ce27" office:value-type="float" office:value="0.2701" calcext:value-type="float">
            <text:p>0,2701</text:p>
          </table:table-cell>
          <table:table-cell table:style-name="ce27" office:value-type="float" office:value="0.2684" calcext:value-type="float">
            <text:p>0,2684</text:p>
          </table:table-cell>
          <table:table-cell table:style-name="ce27" office:value-type="float" office:value="0.2667" calcext:value-type="float">
            <text:p>0,2667</text:p>
          </table:table-cell>
          <table:table-cell table:style-name="ce27" office:value-type="float" office:value="0.2651" calcext:value-type="float">
            <text:p>0,2651</text:p>
          </table:table-cell>
          <table:table-cell table:style-name="ce27" office:value-type="float" office:value="0.2635" calcext:value-type="float">
            <text:p>0,2635</text:p>
          </table:table-cell>
          <table:table-cell table:style-name="ce27" office:value-type="float" office:value="0.262" calcext:value-type="float">
            <text:p>0,262</text:p>
          </table:table-cell>
          <table:table-cell table:style-name="ce27" office:value-type="float" office:value="0.2604" calcext:value-type="float">
            <text:p>0,2604</text:p>
          </table:table-cell>
          <table:table-cell table:style-name="ce27" office:value-type="float" office:value="0.2589" calcext:value-type="float">
            <text:p>0,2589</text:p>
          </table:table-cell>
          <table:table-cell table:style-name="ce130" office:value-type="float" office:value="0.2574" calcext:value-type="float">
            <text:p>0,2574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12" calcext:value-type="float">
            <text:p>12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0.0875" calcext:value-type="float">
            <text:p>0,0875</text:p>
          </table:table-cell>
          <table:table-cell table:style-name="ce49" office:value-type="float" office:value="0.1401" calcext:value-type="float">
            <text:p>0,1401</text:p>
          </table:table-cell>
          <table:table-cell table:style-name="ce49" office:value-type="float" office:value="0.1743" calcext:value-type="float">
            <text:p>0,1743</text:p>
          </table:table-cell>
          <table:table-cell table:style-name="ce49" office:value-type="float" office:value="0.1976" calcext:value-type="float">
            <text:p>0,1976</text:p>
          </table:table-cell>
          <table:table-cell table:style-name="ce49" office:value-type="float" office:value="0.2141" calcext:value-type="float">
            <text:p>0,2141</text:p>
          </table:table-cell>
          <table:table-cell table:style-name="ce49" office:value-type="float" office:value="0.226" calcext:value-type="float">
            <text:p>0,226</text:p>
          </table:table-cell>
          <table:table-cell table:style-name="ce49" office:value-type="float" office:value="0.2347" calcext:value-type="float">
            <text:p>0,2347</text:p>
          </table:table-cell>
          <table:table-cell table:style-name="ce49" office:value-type="float" office:value="0.2412" calcext:value-type="float">
            <text:p>0,2412</text:p>
          </table:table-cell>
          <table:table-cell table:style-name="ce49" office:value-type="float" office:value="0.246" calcext:value-type="float">
            <text:p>0,246</text:p>
          </table:table-cell>
          <table:table-cell table:style-name="ce49" office:value-type="float" office:value="0.2495" calcext:value-type="float">
            <text:p>0,2495</text:p>
          </table:table-cell>
          <table:table-cell table:style-name="ce49" office:value-type="float" office:value="0.2521" calcext:value-type="float">
            <text:p>0,2521</text:p>
          </table:table-cell>
          <table:table-cell table:style-name="ce49" office:value-type="float" office:value="0.254" calcext:value-type="float">
            <text:p>0,254</text:p>
          </table:table-cell>
          <table:table-cell table:style-name="ce27" office:value-type="float" office:value="0.2553" calcext:value-type="float">
            <text:p>0,2553</text:p>
          </table:table-cell>
          <table:table-cell table:style-name="ce27" office:value-type="float" office:value="0.2561" calcext:value-type="float">
            <text:p>0,2561</text:p>
          </table:table-cell>
          <table:table-cell table:style-name="ce27" office:value-type="float" office:value="0.2565" calcext:value-type="float">
            <text:p>0,2565</text:p>
          </table:table-cell>
          <table:table-cell table:style-name="ce27" office:value-type="float" office:value="0.2578" calcext:value-type="float">
            <text:p>0,2578</text:p>
          </table:table-cell>
          <table:table-cell table:style-name="ce27" office:value-type="float" office:value="0.2571" calcext:value-type="float">
            <text:p>0,2571</text:p>
          </table:table-cell>
          <table:table-cell table:style-name="ce27" office:value-type="float" office:value="0.2563" calcext:value-type="float">
            <text:p>0,2563</text:p>
          </table:table-cell>
          <table:table-cell table:style-name="ce27" office:value-type="float" office:value="0.2554" calcext:value-type="float">
            <text:p>0,2554</text:p>
          </table:table-cell>
          <table:table-cell table:style-name="ce27" office:value-type="float" office:value="0.2543" calcext:value-type="float">
            <text:p>0,2543</text:p>
          </table:table-cell>
          <table:table-cell table:style-name="ce27" office:value-type="float" office:value="0.2533" calcext:value-type="float">
            <text:p>0,2533</text:p>
          </table:table-cell>
          <table:table-cell table:style-name="ce27" office:value-type="float" office:value="0.2522" calcext:value-type="float">
            <text:p>0,2522</text:p>
          </table:table-cell>
          <table:table-cell table:style-name="ce27" office:value-type="float" office:value="0.251" calcext:value-type="float">
            <text:p>0,251</text:p>
          </table:table-cell>
          <table:table-cell table:style-name="ce27" office:value-type="float" office:value="0.2499" calcext:value-type="float">
            <text:p>0,2499</text:p>
          </table:table-cell>
          <table:table-cell table:style-name="ce27" office:value-type="float" office:value="0.2487" calcext:value-type="float">
            <text:p>0,2487</text:p>
          </table:table-cell>
          <table:table-cell table:style-name="ce27" office:value-type="float" office:value="0.2475" calcext:value-type="float">
            <text:p>0,2475</text:p>
          </table:table-cell>
          <table:table-cell table:style-name="ce27" office:value-type="float" office:value="0.2463" calcext:value-type="float">
            <text:p>0,2463</text:p>
          </table:table-cell>
          <table:table-cell table:style-name="ce27" office:value-type="float" office:value="0.2451" calcext:value-type="float">
            <text:p>0,2451</text:p>
          </table:table-cell>
          <table:table-cell table:style-name="ce27" office:value-type="float" office:value="0.2439" calcext:value-type="float">
            <text:p>0,2439</text:p>
          </table:table-cell>
          <table:table-cell table:style-name="ce27" office:value-type="float" office:value="0.2427" calcext:value-type="float">
            <text:p>0,2427</text:p>
          </table:table-cell>
          <table:table-cell table:style-name="ce27" office:value-type="float" office:value="0.2415" calcext:value-type="float">
            <text:p>0,2415</text:p>
          </table:table-cell>
          <table:table-cell table:style-name="ce27" office:value-type="float" office:value="0.2403" calcext:value-type="float">
            <text:p>0,2403</text:p>
          </table:table-cell>
          <table:table-cell table:style-name="ce27" office:value-type="float" office:value="0.2391" calcext:value-type="float">
            <text:p>0,2391</text:p>
          </table:table-cell>
          <table:table-cell table:style-name="ce27" office:value-type="float" office:value="0.238" calcext:value-type="float">
            <text:p>0,238</text:p>
          </table:table-cell>
          <table:table-cell table:style-name="ce27" office:value-type="float" office:value="0.2368" calcext:value-type="float">
            <text:p>0,2368</text:p>
          </table:table-cell>
          <table:table-cell table:style-name="ce27" office:value-type="float" office:value="0.2357" calcext:value-type="float">
            <text:p>0,2357</text:p>
          </table:table-cell>
          <table:table-cell table:style-name="ce27" office:value-type="float" office:value="0.2345" calcext:value-type="float">
            <text:p>0,2345</text:p>
          </table:table-cell>
          <table:table-cell table:style-name="ce27" office:value-type="float" office:value="0.2334" calcext:value-type="float">
            <text:p>0,2334</text:p>
          </table:table-cell>
          <table:table-cell table:style-name="ce27" office:value-type="float" office:value="0.2323" calcext:value-type="float">
            <text:p>0,2323</text:p>
          </table:table-cell>
          <table:table-cell table:style-name="ce27" office:value-type="float" office:value="0.2313" calcext:value-type="float">
            <text:p>0,2313</text:p>
          </table:table-cell>
          <table:table-cell table:style-name="ce27" office:value-type="float" office:value="0.2302" calcext:value-type="float">
            <text:p>0,2302</text:p>
          </table:table-cell>
          <table:table-cell table:style-name="ce27" office:value-type="float" office:value="0.2291" calcext:value-type="float">
            <text:p>0,2291</text:p>
          </table:table-cell>
          <table:table-cell table:style-name="ce27" office:value-type="float" office:value="0.2281" calcext:value-type="float">
            <text:p>0,2281</text:p>
          </table:table-cell>
          <table:table-cell table:style-name="ce27" office:value-type="float" office:value="0.2271" calcext:value-type="float">
            <text:p>0,2271</text:p>
          </table:table-cell>
          <table:table-cell table:style-name="ce130" office:value-type="float" office:value="0.226" calcext:value-type="float">
            <text:p>0,226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13" calcext:value-type="float">
            <text:p>13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4" calcext:value-type="float">
            <text:p>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5" table:style-name="ce49" office:value-type="float" office:value="0" calcext:value-type="float">
            <text:p>0</text:p>
          </table:table-cell>
          <table:table-cell table:style-name="ce49" office:value-type="float" office:value="0.0561" calcext:value-type="float">
            <text:p>0,0561</text:p>
          </table:table-cell>
          <table:table-cell table:style-name="ce49" office:value-type="float" office:value="0.0947" calcext:value-type="float">
            <text:p>0,0947</text:p>
          </table:table-cell>
          <table:table-cell table:style-name="ce49" office:value-type="float" office:value="0.1224" calcext:value-type="float">
            <text:p>0,1224</text:p>
          </table:table-cell>
          <table:table-cell table:style-name="ce49" office:value-type="float" office:value="0.1429" calcext:value-type="float">
            <text:p>0,1429</text:p>
          </table:table-cell>
          <table:table-cell table:style-name="ce49" office:value-type="float" office:value="0.1586" calcext:value-type="float">
            <text:p>0,1586</text:p>
          </table:table-cell>
          <table:table-cell table:style-name="ce49" office:value-type="float" office:value="0.1707" calcext:value-type="float">
            <text:p>0,1707</text:p>
          </table:table-cell>
          <table:table-cell table:style-name="ce49" office:value-type="float" office:value="0.1082" calcext:value-type="float">
            <text:p>0,1082</text:p>
          </table:table-cell>
          <table:table-cell table:style-name="ce49" office:value-type="float" office:value="0.1878" calcext:value-type="float">
            <text:p>0,1878</text:p>
          </table:table-cell>
          <table:table-cell table:style-name="ce49" office:value-type="float" office:value="0.1939" calcext:value-type="float">
            <text:p>0,1939</text:p>
          </table:table-cell>
          <table:table-cell table:style-name="ce49" office:value-type="float" office:value="0.1988" calcext:value-type="float">
            <text:p>0,1988</text:p>
          </table:table-cell>
          <table:table-cell table:style-name="ce27" office:value-type="float" office:value="0.2027" calcext:value-type="float">
            <text:p>0,2027</text:p>
          </table:table-cell>
          <table:table-cell table:style-name="ce27" office:value-type="float" office:value="0.2059" calcext:value-type="float">
            <text:p>0,2059</text:p>
          </table:table-cell>
          <table:table-cell table:style-name="ce27" office:value-type="float" office:value="0.2085" calcext:value-type="float">
            <text:p>0,2085</text:p>
          </table:table-cell>
          <table:table-cell table:style-name="ce27" office:value-type="float" office:value="0.2119" calcext:value-type="float">
            <text:p>0,2119</text:p>
          </table:table-cell>
          <table:table-cell table:style-name="ce27" office:value-type="float" office:value="0.2131" calcext:value-type="float">
            <text:p>0,2131</text:p>
          </table:table-cell>
          <table:table-cell table:style-name="ce27" office:value-type="float" office:value="0.2139" calcext:value-type="float">
            <text:p>0,2139</text:p>
          </table:table-cell>
          <table:table-cell table:style-name="ce27" office:value-type="float" office:value="0.2145" calcext:value-type="float">
            <text:p>0,2145</text:p>
          </table:table-cell>
          <table:table-cell table:style-name="ce27" office:value-type="float" office:value="0.2148" calcext:value-type="float">
            <text:p>0,2148</text:p>
          </table:table-cell>
          <table:table-cell table:style-name="ce27" office:value-type="float" office:value="0.2151" calcext:value-type="float">
            <text:p>0,2151</text:p>
          </table:table-cell>
          <table:table-cell table:style-name="ce27" office:value-type="float" office:value="0.2152" calcext:value-type="float">
            <text:p>0,2152</text:p>
          </table:table-cell>
          <table:table-cell table:style-name="ce27" office:value-type="float" office:value="0.2151" calcext:value-type="float">
            <text:p>0,2151</text:p>
          </table:table-cell>
          <table:table-cell table:style-name="ce27" office:value-type="float" office:value="0.215" calcext:value-type="float">
            <text:p>0,215</text:p>
          </table:table-cell>
          <table:table-cell table:style-name="ce27" office:value-type="float" office:value="0.2148" calcext:value-type="float">
            <text:p>0,2148</text:p>
          </table:table-cell>
          <table:table-cell table:style-name="ce27" office:value-type="float" office:value="0.2145" calcext:value-type="float">
            <text:p>0,2145</text:p>
          </table:table-cell>
          <table:table-cell table:style-name="ce27" office:value-type="float" office:value="0.2141" calcext:value-type="float">
            <text:p>0,2141</text:p>
          </table:table-cell>
          <table:table-cell table:style-name="ce27" office:value-type="float" office:value="0.2137" calcext:value-type="float">
            <text:p>0,2137</text:p>
          </table:table-cell>
          <table:table-cell table:style-name="ce27" office:value-type="float" office:value="0.2132" calcext:value-type="float">
            <text:p>0,2132</text:p>
          </table:table-cell>
          <table:table-cell table:style-name="ce27" office:value-type="float" office:value="0.2127" calcext:value-type="float">
            <text:p>0,2127</text:p>
          </table:table-cell>
          <table:table-cell table:style-name="ce27" office:value-type="float" office:value="0.2121" calcext:value-type="float">
            <text:p>0,2121</text:p>
          </table:table-cell>
          <table:table-cell table:style-name="ce27" office:value-type="float" office:value="0.2116" calcext:value-type="float">
            <text:p>0,2116</text:p>
          </table:table-cell>
          <table:table-cell table:style-name="ce27" office:value-type="float" office:value="0.211" calcext:value-type="float">
            <text:p>0,211</text:p>
          </table:table-cell>
          <table:table-cell table:style-name="ce27" office:value-type="float" office:value="0.2104" calcext:value-type="float">
            <text:p>0,2104</text:p>
          </table:table-cell>
          <table:table-cell table:style-name="ce27" office:value-type="float" office:value="0.2098" calcext:value-type="float">
            <text:p>0,2098</text:p>
          </table:table-cell>
          <table:table-cell table:style-name="ce27" office:value-type="float" office:value="0.2091" calcext:value-type="float">
            <text:p>0,2091</text:p>
          </table:table-cell>
          <table:table-cell table:style-name="ce27" office:value-type="float" office:value="0.2085" calcext:value-type="float">
            <text:p>0,2085</text:p>
          </table:table-cell>
          <table:table-cell table:style-name="ce27" office:value-type="float" office:value="0.2078" calcext:value-type="float">
            <text:p>0,2078</text:p>
          </table:table-cell>
          <table:table-cell table:style-name="ce27" office:value-type="float" office:value="0.2072" calcext:value-type="float">
            <text:p>0,2072</text:p>
          </table:table-cell>
          <table:table-cell table:style-name="ce27" office:value-type="float" office:value="0.2065" calcext:value-type="float">
            <text:p>0,2065</text:p>
          </table:table-cell>
          <table:table-cell table:style-name="ce27" office:value-type="float" office:value="0.2058" calcext:value-type="float">
            <text:p>0,2058</text:p>
          </table:table-cell>
          <table:table-cell table:style-name="ce27" office:value-type="float" office:value="0.2052" calcext:value-type="float">
            <text:p>0,2052</text:p>
          </table:table-cell>
          <table:table-cell table:style-name="ce27" office:value-type="float" office:value="0.2045" calcext:value-type="float">
            <text:p>0,2045</text:p>
          </table:table-cell>
          <table:table-cell table:style-name="ce27" office:value-type="float" office:value="0.2038" calcext:value-type="float">
            <text:p>0,2038</text:p>
          </table:table-cell>
          <table:table-cell table:style-name="ce130" office:value-type="float" office:value="0.2032" calcext:value-type="float">
            <text:p>0,2032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14" calcext:value-type="float">
            <text:p>14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style-name="ce49" office:value-type="float" office:value="0.0399" calcext:value-type="float">
            <text:p>0,0399</text:p>
          </table:table-cell>
          <table:table-cell table:style-name="ce49" office:value-type="float" office:value="0.695" calcext:value-type="float">
            <text:p>0,695</text:p>
          </table:table-cell>
          <table:table-cell table:style-name="ce49" office:value-type="float" office:value="0.0922" calcext:value-type="float">
            <text:p>0,0922</text:p>
          </table:table-cell>
          <table:table-cell table:style-name="ce49" office:value-type="float" office:value="0.1099" calcext:value-type="float">
            <text:p>0,1099</text:p>
          </table:table-cell>
          <table:table-cell table:style-name="ce49" office:value-type="float" office:value="0.124" calcext:value-type="float">
            <text:p>0,124</text:p>
          </table:table-cell>
          <table:table-cell table:style-name="ce49" office:value-type="float" office:value="0.1353" calcext:value-type="float">
            <text:p>0,1353</text:p>
          </table:table-cell>
          <table:table-cell table:style-name="ce49" office:value-type="float" office:value="0.1447" calcext:value-type="float">
            <text:p>0,1447</text:p>
          </table:table-cell>
          <table:table-cell table:style-name="ce49" office:value-type="float" office:value="0.1524" calcext:value-type="float">
            <text:p>0,1524</text:p>
          </table:table-cell>
          <table:table-cell table:style-name="ce27" office:value-type="float" office:value="0.1587" calcext:value-type="float">
            <text:p>0,1587</text:p>
          </table:table-cell>
          <table:table-cell table:style-name="ce27" office:value-type="float" office:value="0.1641" calcext:value-type="float">
            <text:p>0,1641</text:p>
          </table:table-cell>
          <table:table-cell table:style-name="ce27" office:value-type="float" office:value="0.1686" calcext:value-type="float">
            <text:p>0,1686</text:p>
          </table:table-cell>
          <table:table-cell table:style-name="ce27" office:value-type="float" office:value="0.1736" calcext:value-type="float">
            <text:p>0,1736</text:p>
          </table:table-cell>
          <table:table-cell table:style-name="ce27" office:value-type="float" office:value="0.1764" calcext:value-type="float">
            <text:p>0,1764</text:p>
          </table:table-cell>
          <table:table-cell table:style-name="ce27" office:value-type="float" office:value="0.1787" calcext:value-type="float">
            <text:p>0,1787</text:p>
          </table:table-cell>
          <table:table-cell table:style-name="ce27" office:value-type="float" office:value="0.1807" calcext:value-type="float">
            <text:p>0,1807</text:p>
          </table:table-cell>
          <table:table-cell table:style-name="ce27" office:value-type="float" office:value="0.1822" calcext:value-type="float">
            <text:p>0,1822</text:p>
          </table:table-cell>
          <table:table-cell table:style-name="ce27" office:value-type="float" office:value="0.1836" calcext:value-type="float">
            <text:p>0,1836</text:p>
          </table:table-cell>
          <table:table-cell table:style-name="ce27" office:value-type="float" office:value="0.1848" calcext:value-type="float">
            <text:p>0,1848</text:p>
          </table:table-cell>
          <table:table-cell table:style-name="ce27" office:value-type="float" office:value="0.1857" calcext:value-type="float">
            <text:p>0,1857</text:p>
          </table:table-cell>
          <table:table-cell table:style-name="ce27" office:value-type="float" office:value="0.1864" calcext:value-type="float">
            <text:p>0,1864</text:p>
          </table:table-cell>
          <table:table-cell table:style-name="ce27" office:value-type="float" office:value="0.187" calcext:value-type="float">
            <text:p>0,187</text:p>
          </table:table-cell>
          <table:table-cell table:style-name="ce27" office:value-type="float" office:value="0.1874" calcext:value-type="float">
            <text:p>0,1874</text:p>
          </table:table-cell>
          <table:table-cell table:style-name="ce27" office:value-type="float" office:value="0.1878" calcext:value-type="float">
            <text:p>0,1878</text:p>
          </table:table-cell>
          <table:table-cell table:style-name="ce27" office:value-type="float" office:value="0.188" calcext:value-type="float">
            <text:p>0,188</text:p>
          </table:table-cell>
          <table:table-cell table:style-name="ce27" office:value-type="float" office:value="0.1882" calcext:value-type="float">
            <text:p>0,1882</text:p>
          </table:table-cell>
          <table:table-cell table:number-columns-repeated="3" table:style-name="ce27" office:value-type="float" office:value="0.1883" calcext:value-type="float">
            <text:p>0,1883</text:p>
          </table:table-cell>
          <table:table-cell table:style-name="ce27" office:value-type="float" office:value="0.1881" calcext:value-type="float">
            <text:p>0,1881</text:p>
          </table:table-cell>
          <table:table-cell table:style-name="ce27" office:value-type="float" office:value="0.188" calcext:value-type="float">
            <text:p>0,188</text:p>
          </table:table-cell>
          <table:table-cell table:style-name="ce27" office:value-type="float" office:value="0.1878" calcext:value-type="float">
            <text:p>0,1878</text:p>
          </table:table-cell>
          <table:table-cell table:style-name="ce27" office:value-type="float" office:value="0.1876" calcext:value-type="float">
            <text:p>0,1876</text:p>
          </table:table-cell>
          <table:table-cell table:style-name="ce27" office:value-type="float" office:value="0.1874" calcext:value-type="float">
            <text:p>0,1874</text:p>
          </table:table-cell>
          <table:table-cell table:style-name="ce27" office:value-type="float" office:value="0.1871" calcext:value-type="float">
            <text:p>0,1871</text:p>
          </table:table-cell>
          <table:table-cell table:style-name="ce27" office:value-type="float" office:value="0.1868" calcext:value-type="float">
            <text:p>0,1868</text:p>
          </table:table-cell>
          <table:table-cell table:style-name="ce27" office:value-type="float" office:value="0.1865" calcext:value-type="float">
            <text:p>0,1865</text:p>
          </table:table-cell>
          <table:table-cell table:style-name="ce27" office:value-type="float" office:value="0.1862" calcext:value-type="float">
            <text:p>0,1862</text:p>
          </table:table-cell>
          <table:table-cell table:style-name="ce27" office:value-type="float" office:value="0.1859" calcext:value-type="float">
            <text:p>0,1859</text:p>
          </table:table-cell>
          <table:table-cell table:style-name="ce27" office:value-type="float" office:value="0.1855" calcext:value-type="float">
            <text:p>0,1855</text:p>
          </table:table-cell>
          <table:table-cell table:style-name="ce27" office:value-type="float" office:value="0.1851" calcext:value-type="float">
            <text:p>0,1851</text:p>
          </table:table-cell>
          <table:table-cell table:style-name="ce130" office:value-type="float" office:value="0.1847" calcext:value-type="float">
            <text:p>0,1847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15" calcext:value-type="float">
            <text:p>15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6" calcext:value-type="float">
            <text:p>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" table:style-name="ce49" office:value-type="float" office:value="0" calcext:value-type="float">
            <text:p>0</text:p>
          </table:table-cell>
          <table:table-cell table:style-name="ce49" office:value-type="float" office:value="0.0303" calcext:value-type="float">
            <text:p>0,0303</text:p>
          </table:table-cell>
          <table:table-cell table:style-name="ce49" office:value-type="float" office:value="0.0539" calcext:value-type="float">
            <text:p>0,0539</text:p>
          </table:table-cell>
          <table:table-cell table:style-name="ce49" office:value-type="float" office:value="0.0727" calcext:value-type="float">
            <text:p>0,0727</text:p>
          </table:table-cell>
          <table:table-cell table:style-name="ce49" office:value-type="float" office:value="0.088" calcext:value-type="float">
            <text:p>0,088</text:p>
          </table:table-cell>
          <table:table-cell table:style-name="ce49" office:value-type="float" office:value="0.1005" calcext:value-type="float">
            <text:p>0,1005</text:p>
          </table:table-cell>
          <table:table-cell table:style-name="ce49" office:value-type="float" office:value="0.1109" calcext:value-type="float">
            <text:p>0,1109</text:p>
          </table:table-cell>
          <table:table-cell table:style-name="ce27" office:value-type="float" office:value="0.1197" calcext:value-type="float">
            <text:p>0,1197</text:p>
          </table:table-cell>
          <table:table-cell table:style-name="ce27" office:value-type="float" office:value="0.1271" calcext:value-type="float">
            <text:p>0,1271</text:p>
          </table:table-cell>
          <table:table-cell table:style-name="ce27" office:value-type="float" office:value="0.1334" calcext:value-type="float">
            <text:p>0,1334</text:p>
          </table:table-cell>
          <table:table-cell table:style-name="ce27" office:value-type="float" office:value="0.1399" calcext:value-type="float">
            <text:p>0,1399</text:p>
          </table:table-cell>
          <table:table-cell table:style-name="ce27" office:value-type="float" office:value="0.1443" calcext:value-type="float">
            <text:p>0,1443</text:p>
          </table:table-cell>
          <table:table-cell table:style-name="ce27" office:value-type="float" office:value="0.148" calcext:value-type="float">
            <text:p>0,148</text:p>
          </table:table-cell>
          <table:table-cell table:style-name="ce27" office:value-type="float" office:value="0.1512" calcext:value-type="float">
            <text:p>0,1512</text:p>
          </table:table-cell>
          <table:table-cell table:style-name="ce27" office:value-type="float" office:value="0.1539" calcext:value-type="float">
            <text:p>0,1539</text:p>
          </table:table-cell>
          <table:table-cell table:style-name="ce27" office:value-type="float" office:value="0.1563" calcext:value-type="float">
            <text:p>0,1563</text:p>
          </table:table-cell>
          <table:table-cell table:style-name="ce27" office:value-type="float" office:value="0.1584" calcext:value-type="float">
            <text:p>0,1584</text:p>
          </table:table-cell>
          <table:table-cell table:style-name="ce27" office:value-type="float" office:value="0.1601" calcext:value-type="float">
            <text:p>0,1601</text:p>
          </table:table-cell>
          <table:table-cell table:style-name="ce27" office:value-type="float" office:value="0.1616" calcext:value-type="float">
            <text:p>0,1616</text:p>
          </table:table-cell>
          <table:table-cell table:style-name="ce27" office:value-type="float" office:value="0.163" calcext:value-type="float">
            <text:p>0,163</text:p>
          </table:table-cell>
          <table:table-cell table:style-name="ce27" office:value-type="float" office:value="0.1641" calcext:value-type="float">
            <text:p>0,1641</text:p>
          </table:table-cell>
          <table:table-cell table:style-name="ce27" office:value-type="float" office:value="0.1651" calcext:value-type="float">
            <text:p>0,1651</text:p>
          </table:table-cell>
          <table:table-cell table:style-name="ce27" office:value-type="float" office:value="0.166" calcext:value-type="float">
            <text:p>0,166</text:p>
          </table:table-cell>
          <table:table-cell table:style-name="ce27" office:value-type="float" office:value="0.1667" calcext:value-type="float">
            <text:p>0,1667</text:p>
          </table:table-cell>
          <table:table-cell table:style-name="ce27" office:value-type="float" office:value="0.1673" calcext:value-type="float">
            <text:p>0,1673</text:p>
          </table:table-cell>
          <table:table-cell table:style-name="ce27" office:value-type="float" office:value="0.1678" calcext:value-type="float">
            <text:p>0,1678</text:p>
          </table:table-cell>
          <table:table-cell table:style-name="ce27" office:value-type="float" office:value="0.1683" calcext:value-type="float">
            <text:p>0,1683</text:p>
          </table:table-cell>
          <table:table-cell table:style-name="ce27" office:value-type="float" office:value="0.1686" calcext:value-type="float">
            <text:p>0,1686</text:p>
          </table:table-cell>
          <table:table-cell table:style-name="ce27" office:value-type="float" office:value="0.1689" calcext:value-type="float">
            <text:p>0,1689</text:p>
          </table:table-cell>
          <table:table-cell table:style-name="ce27" office:value-type="float" office:value="0.1691" calcext:value-type="float">
            <text:p>0,1691</text:p>
          </table:table-cell>
          <table:table-cell table:style-name="ce27" office:value-type="float" office:value="0.1693" calcext:value-type="float">
            <text:p>0,1693</text:p>
          </table:table-cell>
          <table:table-cell table:style-name="ce27" office:value-type="float" office:value="0.1694" calcext:value-type="float">
            <text:p>0,1694</text:p>
          </table:table-cell>
          <table:table-cell table:number-columns-repeated="5" table:style-name="ce27" office:value-type="float" office:value="0.1695" calcext:value-type="float">
            <text:p>0,1695</text:p>
          </table:table-cell>
          <table:table-cell table:style-name="ce27" office:value-type="float" office:value="0.1693" calcext:value-type="float">
            <text:p>0,1693</text:p>
          </table:table-cell>
          <table:table-cell table:style-name="ce27" office:value-type="float" office:value="0.1692" calcext:value-type="float">
            <text:p>0,1692</text:p>
          </table:table-cell>
          <table:table-cell table:style-name="ce130" office:value-type="float" office:value="0.1691" calcext:value-type="float">
            <text:p>0,1691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16" calcext:value-type="float">
            <text:p>16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7" calcext:value-type="float">
            <text:p>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1" table:style-name="ce49" office:value-type="float" office:value="0" calcext:value-type="float">
            <text:p>0</text:p>
          </table:table-cell>
          <table:table-cell table:style-name="ce49" office:value-type="float" office:value="0.024" calcext:value-type="float">
            <text:p>0,024</text:p>
          </table:table-cell>
          <table:table-cell table:style-name="ce49" office:value-type="float" office:value="0.0433" calcext:value-type="float">
            <text:p>0,0433</text:p>
          </table:table-cell>
          <table:table-cell table:style-name="ce49" office:value-type="float" office:value="0.0593" calcext:value-type="float">
            <text:p>0,0593</text:p>
          </table:table-cell>
          <table:table-cell table:style-name="ce49" office:value-type="float" office:value="0.0725" calcext:value-type="float">
            <text:p>0,0725</text:p>
          </table:table-cell>
          <table:table-cell table:style-name="ce27" office:value-type="float" office:value="0.0837" calcext:value-type="float">
            <text:p>0,0837</text:p>
          </table:table-cell>
          <table:table-cell table:style-name="ce27" office:value-type="float" office:value="0.0932" calcext:value-type="float">
            <text:p>0,0932</text:p>
          </table:table-cell>
          <table:table-cell table:style-name="ce27" office:value-type="float" office:value="0.1013" calcext:value-type="float">
            <text:p>0,1013</text:p>
          </table:table-cell>
          <table:table-cell table:style-name="ce27" office:value-type="float" office:value="0.1092" calcext:value-type="float">
            <text:p>0,1092</text:p>
          </table:table-cell>
          <table:table-cell table:style-name="ce27" office:value-type="float" office:value="0.115" calcext:value-type="float">
            <text:p>0,115</text:p>
          </table:table-cell>
          <table:table-cell table:style-name="ce27" office:value-type="float" office:value="0.1201" calcext:value-type="float">
            <text:p>0,1201</text:p>
          </table:table-cell>
          <table:table-cell table:style-name="ce27" office:value-type="float" office:value="0.1245" calcext:value-type="float">
            <text:p>0,1245</text:p>
          </table:table-cell>
          <table:table-cell table:style-name="ce27" office:value-type="float" office:value="0.1283" calcext:value-type="float">
            <text:p>0,1283</text:p>
          </table:table-cell>
          <table:table-cell table:style-name="ce27" office:value-type="float" office:value="0.1316" calcext:value-type="float">
            <text:p>0,1316</text:p>
          </table:table-cell>
          <table:table-cell table:style-name="ce27" office:value-type="float" office:value="0.1346" calcext:value-type="float">
            <text:p>0,1346</text:p>
          </table:table-cell>
          <table:table-cell table:style-name="ce27" office:value-type="float" office:value="0.1372" calcext:value-type="float">
            <text:p>0,1372</text:p>
          </table:table-cell>
          <table:table-cell table:style-name="ce27" office:value-type="float" office:value="0.1395" calcext:value-type="float">
            <text:p>0,1395</text:p>
          </table:table-cell>
          <table:table-cell table:style-name="ce27" office:value-type="float" office:value="0.1415" calcext:value-type="float">
            <text:p>0,1415</text:p>
          </table:table-cell>
          <table:table-cell table:style-name="ce27" office:value-type="float" office:value="0.1433" calcext:value-type="float">
            <text:p>0,1433</text:p>
          </table:table-cell>
          <table:table-cell table:style-name="ce27" office:value-type="float" office:value="0.1449" calcext:value-type="float">
            <text:p>0,1449</text:p>
          </table:table-cell>
          <table:table-cell table:style-name="ce27" office:value-type="float" office:value="0.1463" calcext:value-type="float">
            <text:p>0,1463</text:p>
          </table:table-cell>
          <table:table-cell table:style-name="ce27" office:value-type="float" office:value="0.1475" calcext:value-type="float">
            <text:p>0,1475</text:p>
          </table:table-cell>
          <table:table-cell table:style-name="ce27" office:value-type="float" office:value="0.1487" calcext:value-type="float">
            <text:p>0,1487</text:p>
          </table:table-cell>
          <table:table-cell table:style-name="ce27" office:value-type="float" office:value="0.1496" calcext:value-type="float">
            <text:p>0,1496</text:p>
          </table:table-cell>
          <table:table-cell table:style-name="ce27" office:value-type="float" office:value="0.1505" calcext:value-type="float">
            <text:p>0,1505</text:p>
          </table:table-cell>
          <table:table-cell table:style-name="ce27" office:value-type="float" office:value="0.1513" calcext:value-type="float">
            <text:p>0,1513</text:p>
          </table:table-cell>
          <table:table-cell table:style-name="ce27" office:value-type="float" office:value="0.152" calcext:value-type="float">
            <text:p>0,152</text:p>
          </table:table-cell>
          <table:table-cell table:style-name="ce27" office:value-type="float" office:value="0.1526" calcext:value-type="float">
            <text:p>0,1526</text:p>
          </table:table-cell>
          <table:table-cell table:style-name="ce27" office:value-type="float" office:value="0.1531" calcext:value-type="float">
            <text:p>0,1531</text:p>
          </table:table-cell>
          <table:table-cell table:style-name="ce27" office:value-type="float" office:value="0.1535" calcext:value-type="float">
            <text:p>0,1535</text:p>
          </table:table-cell>
          <table:table-cell table:style-name="ce27" office:value-type="float" office:value="0.1539" calcext:value-type="float">
            <text:p>0,1539</text:p>
          </table:table-cell>
          <table:table-cell table:style-name="ce27" office:value-type="float" office:value="0.1542" calcext:value-type="float">
            <text:p>0,1542</text:p>
          </table:table-cell>
          <table:table-cell table:style-name="ce27" office:value-type="float" office:value="0.1545" calcext:value-type="float">
            <text:p>0,1545</text:p>
          </table:table-cell>
          <table:table-cell table:style-name="ce27" office:value-type="float" office:value="0.1548" calcext:value-type="float">
            <text:p>0,1548</text:p>
          </table:table-cell>
          <table:table-cell table:style-name="ce27" office:value-type="float" office:value="0.155" calcext:value-type="float">
            <text:p>0,155</text:p>
          </table:table-cell>
          <table:table-cell table:style-name="ce27" office:value-type="float" office:value="0.1551" calcext:value-type="float">
            <text:p>0,1551</text:p>
          </table:table-cell>
          <table:table-cell table:style-name="ce27" office:value-type="float" office:value="0.1553" calcext:value-type="float">
            <text:p>0,1553</text:p>
          </table:table-cell>
          <table:table-cell table:style-name="ce130" office:value-type="float" office:value="0.1554" calcext:value-type="float">
            <text:p>0,1554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17" calcext:value-type="float">
            <text:p>17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8" calcext:value-type="float">
            <text:p>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3" table:style-name="ce49" office:value-type="float" office:value="0" calcext:value-type="float">
            <text:p>0</text:p>
          </table:table-cell>
          <table:table-cell table:style-name="ce49" office:value-type="float" office:value="0.0196" calcext:value-type="float">
            <text:p>0,0196</text:p>
          </table:table-cell>
          <table:table-cell table:style-name="ce49" office:value-type="float" office:value="0.0359" calcext:value-type="float">
            <text:p>0,0359</text:p>
          </table:table-cell>
          <table:table-cell table:style-name="ce27" office:value-type="float" office:value="0.0496" calcext:value-type="float">
            <text:p>0,0496</text:p>
          </table:table-cell>
          <table:table-cell table:style-name="ce27" office:value-type="float" office:value="0.0612" calcext:value-type="float">
            <text:p>0,0612</text:p>
          </table:table-cell>
          <table:table-cell table:style-name="ce27" office:value-type="float" office:value="0.0711" calcext:value-type="float">
            <text:p>0,0711</text:p>
          </table:table-cell>
          <table:table-cell table:style-name="ce27" office:value-type="float" office:value="0.0804" calcext:value-type="float">
            <text:p>0,0804</text:p>
          </table:table-cell>
          <table:table-cell table:style-name="ce27" office:value-type="float" office:value="0.0878" calcext:value-type="float">
            <text:p>0,0878</text:p>
          </table:table-cell>
          <table:table-cell table:style-name="ce27" office:value-type="float" office:value="0.0941" calcext:value-type="float">
            <text:p>0,0941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7" office:value-type="float" office:value="0.1046" calcext:value-type="float">
            <text:p>0,1046</text:p>
          </table:table-cell>
          <table:table-cell table:style-name="ce27" office:value-type="float" office:value="0.1089" calcext:value-type="float">
            <text:p>0,1089</text:p>
          </table:table-cell>
          <table:table-cell table:style-name="ce27" office:value-type="float" office:value="0.1128" calcext:value-type="float">
            <text:p>0,1128</text:p>
          </table:table-cell>
          <table:table-cell table:style-name="ce27" office:value-type="float" office:value="0.1162" calcext:value-type="float">
            <text:p>0,1162</text:p>
          </table:table-cell>
          <table:table-cell table:style-name="ce27" office:value-type="float" office:value="0.1192" calcext:value-type="float">
            <text:p>0,1192</text:p>
          </table:table-cell>
          <table:table-cell table:style-name="ce27" office:value-type="float" office:value="0.1219" calcext:value-type="float">
            <text:p>0,1219</text:p>
          </table:table-cell>
          <table:table-cell table:style-name="ce27" office:value-type="float" office:value="0.1243" calcext:value-type="float">
            <text:p>0,1243</text:p>
          </table:table-cell>
          <table:table-cell table:style-name="ce27" office:value-type="float" office:value="0.1265" calcext:value-type="float">
            <text:p>0,1265</text:p>
          </table:table-cell>
          <table:table-cell table:style-name="ce27" office:value-type="float" office:value="0.1284" calcext:value-type="float">
            <text:p>0,1284</text:p>
          </table:table-cell>
          <table:table-cell table:style-name="ce27" office:value-type="float" office:value="0.1301" calcext:value-type="float">
            <text:p>0,1301</text:p>
          </table:table-cell>
          <table:table-cell table:style-name="ce27" office:value-type="float" office:value="0.1317" calcext:value-type="float">
            <text:p>0,1317</text:p>
          </table:table-cell>
          <table:table-cell table:style-name="ce27" office:value-type="float" office:value="0.1331" calcext:value-type="float">
            <text:p>0,1331</text:p>
          </table:table-cell>
          <table:table-cell table:style-name="ce27" office:value-type="float" office:value="0.1344" calcext:value-type="float">
            <text:p>0,1344</text:p>
          </table:table-cell>
          <table:table-cell table:style-name="ce27" office:value-type="float" office:value="0.1356" calcext:value-type="float">
            <text:p>0,1356</text:p>
          </table:table-cell>
          <table:table-cell table:style-name="ce27" office:value-type="float" office:value="0.1366" calcext:value-type="float">
            <text:p>0,1366</text:p>
          </table:table-cell>
          <table:table-cell table:style-name="ce27" office:value-type="float" office:value="0.1376" calcext:value-type="float">
            <text:p>0,1376</text:p>
          </table:table-cell>
          <table:table-cell table:style-name="ce27" office:value-type="float" office:value="0.1384" calcext:value-type="float">
            <text:p>0,1384</text:p>
          </table:table-cell>
          <table:table-cell table:style-name="ce27" office:value-type="float" office:value="0.1392" calcext:value-type="float">
            <text:p>0,1392</text:p>
          </table:table-cell>
          <table:table-cell table:style-name="ce27" office:value-type="float" office:value="0.1398" calcext:value-type="float">
            <text:p>0,1398</text:p>
          </table:table-cell>
          <table:table-cell table:style-name="ce27" office:value-type="float" office:value="0.1405" calcext:value-type="float">
            <text:p>0,1405</text:p>
          </table:table-cell>
          <table:table-cell table:style-name="ce27" office:value-type="float" office:value="0.141" calcext:value-type="float">
            <text:p>0,141</text:p>
          </table:table-cell>
          <table:table-cell table:style-name="ce27" office:value-type="float" office:value="0.1415" calcext:value-type="float">
            <text:p>0,1415</text:p>
          </table:table-cell>
          <table:table-cell table:style-name="ce27" office:value-type="float" office:value="0.142" calcext:value-type="float">
            <text:p>0,142</text:p>
          </table:table-cell>
          <table:table-cell table:style-name="ce27" office:value-type="float" office:value="0.1423" calcext:value-type="float">
            <text:p>0,1423</text:p>
          </table:table-cell>
          <table:table-cell table:style-name="ce27" office:value-type="float" office:value="0.1427" calcext:value-type="float">
            <text:p>0,1427</text:p>
          </table:table-cell>
          <table:table-cell table:style-name="ce130" office:value-type="float" office:value="0.143" calcext:value-type="float">
            <text:p>0,143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18" calcext:value-type="float">
            <text:p>18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9" calcext:value-type="float">
            <text:p>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style-name="ce27" office:value-type="float" office:value="0.0163" calcext:value-type="float">
            <text:p>0,0163</text:p>
          </table:table-cell>
          <table:table-cell table:style-name="ce27" office:value-type="float" office:value="0.0303" calcext:value-type="float">
            <text:p>0,0303</text:p>
          </table:table-cell>
          <table:table-cell table:style-name="ce27" office:value-type="float" office:value="0.0422" calcext:value-type="float">
            <text:p>0,0422</text:p>
          </table:table-cell>
          <table:table-cell table:style-name="ce27" office:value-type="float" office:value="0.053" calcext:value-type="float">
            <text:p>0,053</text:p>
          </table:table-cell>
          <table:table-cell table:style-name="ce27" office:value-type="float" office:value="0.0618" calcext:value-type="float">
            <text:p>0,061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7" office:value-type="float" office:value="0.0764" calcext:value-type="float">
            <text:p>0,0764</text:p>
          </table:table-cell>
          <table:table-cell table:style-name="ce27" office:value-type="float" office:value="0.0823" calcext:value-type="float">
            <text:p>0,0823</text:p>
          </table:table-cell>
          <table:table-cell table:style-name="ce27" office:value-type="float" office:value="0.0876" calcext:value-type="float">
            <text:p>0,0876</text:p>
          </table:table-cell>
          <table:table-cell table:style-name="ce27" office:value-type="float" office:value="0.0923" calcext:value-type="float">
            <text:p>0,0923</text:p>
          </table:table-cell>
          <table:table-cell table:style-name="ce27" office:value-type="float" office:value="0.0965" calcext:value-type="float">
            <text:p>0,0965</text:p>
          </table:table-cell>
          <table:table-cell table:style-name="ce27" office:value-type="float" office:value="0.1002" calcext:value-type="float">
            <text:p>0,1002</text:p>
          </table:table-cell>
          <table:table-cell table:style-name="ce27" office:value-type="float" office:value="0.1036" calcext:value-type="float">
            <text:p>0,1036</text:p>
          </table:table-cell>
          <table:table-cell table:style-name="ce27" office:value-type="float" office:value="0.1066" calcext:value-type="float">
            <text:p>0,1066</text:p>
          </table:table-cell>
          <table:table-cell table:style-name="ce27" office:value-type="float" office:value="0.1093" calcext:value-type="float">
            <text:p>0,1093</text:p>
          </table:table-cell>
          <table:table-cell table:style-name="ce27" office:value-type="float" office:value="0.1118" calcext:value-type="float">
            <text:p>0,1118</text:p>
          </table:table-cell>
          <table:table-cell table:style-name="ce27" office:value-type="float" office:value="0.114" calcext:value-type="float">
            <text:p>0,114</text:p>
          </table:table-cell>
          <table:table-cell table:style-name="ce27" office:value-type="float" office:value="0.116" calcext:value-type="float">
            <text:p>0,116</text:p>
          </table:table-cell>
          <table:table-cell table:style-name="ce27" office:value-type="float" office:value="0.1179" calcext:value-type="float">
            <text:p>0,1179</text:p>
          </table:table-cell>
          <table:table-cell table:style-name="ce27" office:value-type="float" office:value="0.1196" calcext:value-type="float">
            <text:p>0,1196</text:p>
          </table:table-cell>
          <table:table-cell table:style-name="ce27" office:value-type="float" office:value="0.1211" calcext:value-type="float">
            <text:p>0,1211</text:p>
          </table:table-cell>
          <table:table-cell table:style-name="ce27" office:value-type="float" office:value="0.1225" calcext:value-type="float">
            <text:p>0,1225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7" office:value-type="float" office:value="0.1249" calcext:value-type="float">
            <text:p>0,1249</text:p>
          </table:table-cell>
          <table:table-cell table:style-name="ce27" office:value-type="float" office:value="0.1259" calcext:value-type="float">
            <text:p>0,1259</text:p>
          </table:table-cell>
          <table:table-cell table:style-name="ce27" office:value-type="float" office:value="0.1269" calcext:value-type="float">
            <text:p>0,1269</text:p>
          </table:table-cell>
          <table:table-cell table:style-name="ce27" office:value-type="float" office:value="0.1278" calcext:value-type="float">
            <text:p>0,1278</text:p>
          </table:table-cell>
          <table:table-cell table:style-name="ce27" office:value-type="float" office:value="0.1286" calcext:value-type="float">
            <text:p>0,1286</text:p>
          </table:table-cell>
          <table:table-cell table:style-name="ce27" office:value-type="float" office:value="0.1293" calcext:value-type="float">
            <text:p>0,1293</text:p>
          </table:table-cell>
          <table:table-cell table:style-name="ce27" office:value-type="float" office:value="0.13" calcext:value-type="float">
            <text:p>0,13</text:p>
          </table:table-cell>
          <table:table-cell table:style-name="ce27" office:value-type="float" office:value="0.1306" calcext:value-type="float">
            <text:p>0,1306</text:p>
          </table:table-cell>
          <table:table-cell table:style-name="ce27" office:value-type="float" office:value="0.1312" calcext:value-type="float">
            <text:p>0,1312</text:p>
          </table:table-cell>
          <table:table-cell table:style-name="ce130" office:value-type="float" office:value="0.1317" calcext:value-type="float">
            <text:p>0,1317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19" calcext:value-type="float">
            <text:p>19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0.014" calcext:value-type="float">
            <text:p>0,014</text:p>
          </table:table-cell>
          <table:table-cell table:style-name="ce27" office:value-type="float" office:value="0.0263" calcext:value-type="float">
            <text:p>0,0263</text:p>
          </table:table-cell>
          <table:table-cell table:style-name="ce27" office:value-type="float" office:value="0.0368" calcext:value-type="float">
            <text:p>0,0368</text:p>
          </table:table-cell>
          <table:table-cell table:style-name="ce27" office:value-type="float" office:value="0.0459" calcext:value-type="float">
            <text:p>0,0459</text:p>
          </table:table-cell>
          <table:table-cell table:style-name="ce27" office:value-type="float" office:value="0.0539" calcext:value-type="float">
            <text:p>0,0539</text:p>
          </table:table-cell>
          <table:table-cell table:style-name="ce27" office:value-type="float" office:value="0.061" calcext:value-type="float">
            <text:p>0,061</text:p>
          </table:table-cell>
          <table:table-cell table:style-name="ce27" office:value-type="float" office:value="0.0672" calcext:value-type="float">
            <text:p>0,0672</text:p>
          </table:table-cell>
          <table:table-cell table:style-name="ce27" office:value-type="float" office:value="0.0728" calcext:value-type="float">
            <text:p>0,0728</text:p>
          </table:table-cell>
          <table:table-cell table:style-name="ce27" office:value-type="float" office:value="0.0778" calcext:value-type="float">
            <text:p>0,0778</text:p>
          </table:table-cell>
          <table:table-cell table:style-name="ce27" office:value-type="float" office:value="0.0822" calcext:value-type="float">
            <text:p>0,0822</text:p>
          </table:table-cell>
          <table:table-cell table:style-name="ce27" office:value-type="float" office:value="0.0862" calcext:value-type="float">
            <text:p>0,0862</text:p>
          </table:table-cell>
          <table:table-cell table:style-name="ce27" office:value-type="float" office:value="0.0899" calcext:value-type="float">
            <text:p>0,0899</text:p>
          </table:table-cell>
          <table:table-cell table:style-name="ce27" office:value-type="float" office:value="0.0931" calcext:value-type="float">
            <text:p>0,0931</text:p>
          </table:table-cell>
          <table:table-cell table:style-name="ce27" office:value-type="float" office:value="0.0961" calcext:value-type="float">
            <text:p>0,0961</text:p>
          </table:table-cell>
          <table:table-cell table:style-name="ce27" office:value-type="float" office:value="0.0988" calcext:value-type="float">
            <text:p>0,0988</text:p>
          </table:table-cell>
          <table:table-cell table:style-name="ce27" office:value-type="float" office:value="0.1013" calcext:value-type="float">
            <text:p>0,1013</text:p>
          </table:table-cell>
          <table:table-cell table:style-name="ce27" office:value-type="float" office:value="0.1036" calcext:value-type="float">
            <text:p>0,1036</text:p>
          </table:table-cell>
          <table:table-cell table:style-name="ce27" office:value-type="float" office:value="0.1056" calcext:value-type="float">
            <text:p>0,1056</text:p>
          </table:table-cell>
          <table:table-cell table:style-name="ce27" office:value-type="float" office:value="0.1075" calcext:value-type="float">
            <text:p>0,1075</text:p>
          </table:table-cell>
          <table:table-cell table:style-name="ce27" office:value-type="float" office:value="0.1092" calcext:value-type="float">
            <text:p>0,1092</text:p>
          </table:table-cell>
          <table:table-cell table:style-name="ce27" office:value-type="float" office:value="0.1108" calcext:value-type="float">
            <text:p>0,1108</text:p>
          </table:table-cell>
          <table:table-cell table:style-name="ce27" office:value-type="float" office:value="0.1123" calcext:value-type="float">
            <text:p>0,1123</text:p>
          </table:table-cell>
          <table:table-cell table:style-name="ce27" office:value-type="float" office:value="0.1136" calcext:value-type="float">
            <text:p>0,1136</text:p>
          </table:table-cell>
          <table:table-cell table:style-name="ce27" office:value-type="float" office:value="0.1149" calcext:value-type="float">
            <text:p>0,1149</text:p>
          </table:table-cell>
          <table:table-cell table:style-name="ce27" office:value-type="float" office:value="0.116" calcext:value-type="float">
            <text:p>0,116</text:p>
          </table:table-cell>
          <table:table-cell table:style-name="ce27" office:value-type="float" office:value="0.117" calcext:value-type="float">
            <text:p>0,117</text:p>
          </table:table-cell>
          <table:table-cell table:style-name="ce27" office:value-type="float" office:value="0.118" calcext:value-type="float">
            <text:p>0,118</text:p>
          </table:table-cell>
          <table:table-cell table:style-name="ce27" office:value-type="float" office:value="0.1189" calcext:value-type="float">
            <text:p>0,1189</text:p>
          </table:table-cell>
          <table:table-cell table:style-name="ce27" office:value-type="float" office:value="0.1197" calcext:value-type="float">
            <text:p>0,1197</text:p>
          </table:table-cell>
          <table:table-cell table:style-name="ce27" office:value-type="float" office:value="0.1205" calcext:value-type="float">
            <text:p>0,1205</text:p>
          </table:table-cell>
          <table:table-cell table:style-name="ce130" office:value-type="float" office:value="0.1212" calcext:value-type="float">
            <text:p>0,1212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20" calcext:value-type="float">
            <text:p>20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11" calcext:value-type="float">
            <text:p>1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0.0122" calcext:value-type="float">
            <text:p>0,0122</text:p>
          </table:table-cell>
          <table:table-cell table:style-name="ce27" office:value-type="float" office:value="0.0228" calcext:value-type="float">
            <text:p>0,0228</text:p>
          </table:table-cell>
          <table:table-cell table:style-name="ce27" office:value-type="float" office:value="0.0321" calcext:value-type="float">
            <text:p>0,0321</text:p>
          </table:table-cell>
          <table:table-cell table:style-name="ce27" office:value-type="float" office:value="0.0403" calcext:value-type="float">
            <text:p>0,0403</text:p>
          </table:table-cell>
          <table:table-cell table:style-name="ce27" office:value-type="float" office:value="0.0476" calcext:value-type="float">
            <text:p>0,0476</text:p>
          </table:table-cell>
          <table:table-cell table:style-name="ce27" office:value-type="float" office:value="0.054" calcext:value-type="float">
            <text:p>0,054</text:p>
          </table:table-cell>
          <table:table-cell table:style-name="ce27" office:value-type="float" office:value="0.0598" calcext:value-type="float">
            <text:p>0,0598</text:p>
          </table:table-cell>
          <table:table-cell table:style-name="ce27" office:value-type="float" office:value="0.065" calcext:value-type="float">
            <text:p>0,065</text:p>
          </table:table-cell>
          <table:table-cell table:style-name="ce27" office:value-type="float" office:value="0.0697" calcext:value-type="float">
            <text:p>0,0697</text:p>
          </table:table-cell>
          <table:table-cell table:style-name="ce27" office:value-type="float" office:value="0.0739" calcext:value-type="float">
            <text:p>0,0739</text:p>
          </table:table-cell>
          <table:table-cell table:style-name="ce27" office:value-type="float" office:value="0.0777" calcext:value-type="float">
            <text:p>0,0777</text:p>
          </table:table-cell>
          <table:table-cell table:style-name="ce27" office:value-type="float" office:value="0.0812" calcext:value-type="float">
            <text:p>0,0812</text:p>
          </table:table-cell>
          <table:table-cell table:style-name="ce27" office:value-type="float" office:value="0.0844" calcext:value-type="float">
            <text:p>0,0844</text:p>
          </table:table-cell>
          <table:table-cell table:style-name="ce27" office:value-type="float" office:value="0.0873" calcext:value-type="float">
            <text:p>0,0873</text:p>
          </table:table-cell>
          <table:table-cell table:style-name="ce27" office:value-type="float" office:value="0.09" calcext:value-type="float">
            <text:p>0,09</text:p>
          </table:table-cell>
          <table:table-cell table:style-name="ce27" office:value-type="float" office:value="0.0924" calcext:value-type="float">
            <text:p>0,0924</text:p>
          </table:table-cell>
          <table:table-cell table:style-name="ce27" office:value-type="float" office:value="0.0947" calcext:value-type="float">
            <text:p>0,0947</text:p>
          </table:table-cell>
          <table:table-cell table:style-name="ce27" office:value-type="float" office:value="0.0967" calcext:value-type="float">
            <text:p>0,0967</text:p>
          </table:table-cell>
          <table:table-cell table:style-name="ce27" office:value-type="float" office:value="0.0986" calcext:value-type="float">
            <text:p>0,0986</text:p>
          </table:table-cell>
          <table:table-cell table:style-name="ce27" office:value-type="float" office:value="0.1004" calcext:value-type="float">
            <text:p>0,1004</text:p>
          </table:table-cell>
          <table:table-cell table:style-name="ce27" office:value-type="float" office:value="0.102" calcext:value-type="float">
            <text:p>0,102</text:p>
          </table:table-cell>
          <table:table-cell table:style-name="ce27" office:value-type="float" office:value="0.1035" calcext:value-type="float">
            <text:p>0,1035</text:p>
          </table:table-cell>
          <table:table-cell table:style-name="ce27" office:value-type="float" office:value="0.1049" calcext:value-type="float">
            <text:p>0,1049</text:p>
          </table:table-cell>
          <table:table-cell table:style-name="ce27" office:value-type="float" office:value="0.1062" calcext:value-type="float">
            <text:p>0,1062</text:p>
          </table:table-cell>
          <table:table-cell table:style-name="ce27" office:value-type="float" office:value="0.1073" calcext:value-type="float">
            <text:p>0,1073</text:p>
          </table:table-cell>
          <table:table-cell table:style-name="ce27" office:value-type="float" office:value="0.1085" calcext:value-type="float">
            <text:p>0,1085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7" office:value-type="float" office:value="0.1105" calcext:value-type="float">
            <text:p>0,1105</text:p>
          </table:table-cell>
          <table:table-cell table:style-name="ce130" office:value-type="float" office:value="0.1113" calcext:value-type="float">
            <text:p>0,1113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21" calcext:value-type="float">
            <text:p>21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12" calcext:value-type="float">
            <text:p>1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27" office:value-type="float" office:value="0.0107" calcext:value-type="float">
            <text:p>0,0107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0.0284" calcext:value-type="float">
            <text:p>0,0284</text:p>
          </table:table-cell>
          <table:table-cell table:style-name="ce27" office:value-type="float" office:value="0.0358" calcext:value-type="float">
            <text:p>0,0358</text:p>
          </table:table-cell>
          <table:table-cell table:style-name="ce27" office:value-type="float" office:value="0.0424" calcext:value-type="float">
            <text:p>0,0424</text:p>
          </table:table-cell>
          <table:table-cell table:style-name="ce27" office:value-type="float" office:value="0.0483" calcext:value-type="float">
            <text:p>0,0483</text:p>
          </table:table-cell>
          <table:table-cell table:style-name="ce27" office:value-type="float" office:value="0.0537" calcext:value-type="float">
            <text:p>0,0537</text:p>
          </table:table-cell>
          <table:table-cell table:style-name="ce27" office:value-type="float" office:value="0.0585" calcext:value-type="float">
            <text:p>0,0585</text:p>
          </table:table-cell>
          <table:table-cell table:style-name="ce27" office:value-type="float" office:value="0.0629" calcext:value-type="float">
            <text:p>0,0629</text:p>
          </table:table-cell>
          <table:table-cell table:style-name="ce27" office:value-type="float" office:value="0.0669" calcext:value-type="float">
            <text:p>0,0669</text:p>
          </table:table-cell>
          <table:table-cell table:style-name="ce27" office:value-type="float" office:value="0.0706" calcext:value-type="float">
            <text:p>0,0706</text:p>
          </table:table-cell>
          <table:table-cell table:style-name="ce27" office:value-type="float" office:value="0.0739" calcext:value-type="float">
            <text:p>0,0739</text:p>
          </table:table-cell>
          <table:table-cell table:style-name="ce27" office:value-type="float" office:value="0.077" calcext:value-type="float">
            <text:p>0,077</text:p>
          </table:table-cell>
          <table:table-cell table:style-name="ce27" office:value-type="float" office:value="0.0798" calcext:value-type="float">
            <text:p>0,0798</text:p>
          </table:table-cell>
          <table:table-cell table:style-name="ce27" office:value-type="float" office:value="0.0824" calcext:value-type="float">
            <text:p>0,0824</text:p>
          </table:table-cell>
          <table:table-cell table:style-name="ce27" office:value-type="float" office:value="0.0848" calcext:value-type="float">
            <text:p>0,0848</text:p>
          </table:table-cell>
          <table:table-cell table:style-name="ce27" office:value-type="float" office:value="0.087" calcext:value-type="float">
            <text:p>0,087</text:p>
          </table:table-cell>
          <table:table-cell table:style-name="ce27" office:value-type="float" office:value="0.0891" calcext:value-type="float">
            <text:p>0,0891</text:p>
          </table:table-cell>
          <table:table-cell table:style-name="ce27" office:value-type="float" office:value="0.0909" calcext:value-type="float">
            <text:p>0,0909</text:p>
          </table:table-cell>
          <table:table-cell table:style-name="ce27" office:value-type="float" office:value="0.0927" calcext:value-type="float">
            <text:p>0,0927</text:p>
          </table:table-cell>
          <table:table-cell table:style-name="ce27" office:value-type="float" office:value="0.0943" calcext:value-type="float">
            <text:p>0,0943</text:p>
          </table:table-cell>
          <table:table-cell table:style-name="ce27" office:value-type="float" office:value="0.0959" calcext:value-type="float">
            <text:p>0,0959</text:p>
          </table:table-cell>
          <table:table-cell table:style-name="ce27" office:value-type="float" office:value="0.0972" calcext:value-type="float">
            <text:p>0,0972</text:p>
          </table:table-cell>
          <table:table-cell table:style-name="ce27" office:value-type="float" office:value="0.0986" calcext:value-type="float">
            <text:p>0,0986</text:p>
          </table:table-cell>
          <table:table-cell table:style-name="ce27" office:value-type="float" office:value="0.0998" calcext:value-type="float">
            <text:p>0,0998</text:p>
          </table:table-cell>
          <table:table-cell table:style-name="ce27" office:value-type="float" office:value="0.101" calcext:value-type="float">
            <text:p>0,101</text:p>
          </table:table-cell>
          <table:table-cell table:style-name="ce130" office:value-type="float" office:value="0.102" calcext:value-type="float">
            <text:p>0,102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22" calcext:value-type="float">
            <text:p>22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13" calcext:value-type="float">
            <text:p>1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style-name="ce27" office:value-type="float" office:value="0.0094" calcext:value-type="float">
            <text:p>0,0094</text:p>
          </table:table-cell>
          <table:table-cell table:style-name="ce27" office:value-type="float" office:value="0.0178" calcext:value-type="float">
            <text:p>0,0178</text:p>
          </table:table-cell>
          <table:table-cell table:style-name="ce27" office:value-type="float" office:value="0.0253" calcext:value-type="float">
            <text:p>0,0253</text:p>
          </table:table-cell>
          <table:table-cell table:style-name="ce27" office:value-type="float" office:value="0.032" calcext:value-type="float">
            <text:p>0,032</text:p>
          </table:table-cell>
          <table:table-cell table:style-name="ce27" office:value-type="float" office:value="0.0381" calcext:value-type="float">
            <text:p>0,0381</text:p>
          </table:table-cell>
          <table:table-cell table:style-name="ce27" office:value-type="float" office:value="0.0435" calcext:value-type="float">
            <text:p>0,0435</text:p>
          </table:table-cell>
          <table:table-cell table:style-name="ce27" office:value-type="float" office:value="0.0485" calcext:value-type="float">
            <text:p>0,0485</text:p>
          </table:table-cell>
          <table:table-cell table:style-name="ce27" office:value-type="float" office:value="0.053" calcext:value-type="float">
            <text:p>0,053</text:p>
          </table:table-cell>
          <table:table-cell table:style-name="ce27" office:value-type="float" office:value="0.0572" calcext:value-type="float">
            <text:p>0,0572</text:p>
          </table:table-cell>
          <table:table-cell table:style-name="ce27" office:value-type="float" office:value="0.061" calcext:value-type="float">
            <text:p>0,061</text:p>
          </table:table-cell>
          <table:table-cell table:style-name="ce27" office:value-type="float" office:value="0.0645" calcext:value-type="float">
            <text:p>0,0645</text:p>
          </table:table-cell>
          <table:table-cell table:style-name="ce27" office:value-type="float" office:value="0.0677" calcext:value-type="float">
            <text:p>0,0677</text:p>
          </table:table-cell>
          <table:table-cell table:style-name="ce27" office:value-type="float" office:value="0.0706" calcext:value-type="float">
            <text:p>0,0706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27" office:value-type="float" office:value="0.0759" calcext:value-type="float">
            <text:p>0,0759</text:p>
          </table:table-cell>
          <table:table-cell table:style-name="ce27" office:value-type="float" office:value="0.0782" calcext:value-type="float">
            <text:p>0,0782</text:p>
          </table:table-cell>
          <table:table-cell table:style-name="ce27" office:value-type="float" office:value="0.0804" calcext:value-type="float">
            <text:p>0,0804</text:p>
          </table:table-cell>
          <table:table-cell table:style-name="ce27" office:value-type="float" office:value="0.0824" calcext:value-type="float">
            <text:p>0,0824</text:p>
          </table:table-cell>
          <table:table-cell table:style-name="ce27" office:value-type="float" office:value="0.0842" calcext:value-type="float">
            <text:p>0,0842</text:p>
          </table:table-cell>
          <table:table-cell table:style-name="ce27" office:value-type="float" office:value="0.086" calcext:value-type="float">
            <text:p>0,086</text:p>
          </table:table-cell>
          <table:table-cell table:style-name="ce27" office:value-type="float" office:value="0.0876" calcext:value-type="float">
            <text:p>0,0876</text:p>
          </table:table-cell>
          <table:table-cell table:style-name="ce27" office:value-type="float" office:value="0.0892" calcext:value-type="float">
            <text:p>0,0892</text:p>
          </table:table-cell>
          <table:table-cell table:style-name="ce27" office:value-type="float" office:value="0.0906" calcext:value-type="float">
            <text:p>0,0906</text:p>
          </table:table-cell>
          <table:table-cell table:style-name="ce27" office:value-type="float" office:value="0.0919" calcext:value-type="float">
            <text:p>0,0919</text:p>
          </table:table-cell>
          <table:table-cell table:style-name="ce130" office:value-type="float" office:value="0.0932" calcext:value-type="float">
            <text:p>0,0932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23" calcext:value-type="float">
            <text:p>23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14" calcext:value-type="float">
            <text:p>14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number-columns-repeated="10" table:style-name="ce27" office:value-type="float" office:value="0" calcext:value-type="float">
            <text:p>0</text:p>
          </table:table-cell>
          <table:table-cell table:style-name="ce27" office:value-type="float" office:value="0.0084" calcext:value-type="float">
            <text:p>0,0084</text:p>
          </table:table-cell>
          <table:table-cell table:style-name="ce27" office:value-type="float" office:value="0.0159" calcext:value-type="float">
            <text:p>0,0159</text:p>
          </table:table-cell>
          <table:table-cell table:style-name="ce27" office:value-type="float" office:value="0.0227" calcext:value-type="float">
            <text:p>0,0227</text:p>
          </table:table-cell>
          <table:table-cell table:style-name="ce27" office:value-type="float" office:value="0.0589" calcext:value-type="float">
            <text:p>0,0589</text:p>
          </table:table-cell>
          <table:table-cell table:style-name="ce27" office:value-type="float" office:value="0.0344" calcext:value-type="float">
            <text:p>0,0344</text:p>
          </table:table-cell>
          <table:table-cell table:style-name="ce27" office:value-type="float" office:value="0.0395" calcext:value-type="float">
            <text:p>0,0395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7" office:value-type="float" office:value="0.0484" calcext:value-type="float">
            <text:p>0,0484</text:p>
          </table:table-cell>
          <table:table-cell table:style-name="ce27" office:value-type="float" office:value="0.0523" calcext:value-type="float">
            <text:p>0,0523</text:p>
          </table:table-cell>
          <table:table-cell table:style-name="ce27" office:value-type="float" office:value="0.0559" calcext:value-type="float">
            <text:p>0,0559</text:p>
          </table:table-cell>
          <table:table-cell table:style-name="ce27" office:value-type="float" office:value="0.0592" calcext:value-type="float">
            <text:p>0,0592</text:p>
          </table:table-cell>
          <table:table-cell table:style-name="ce27" office:value-type="float" office:value="0.0622" calcext:value-type="float">
            <text:p>0,0622</text:p>
          </table:table-cell>
          <table:table-cell table:style-name="ce27" office:value-type="float" office:value="0.0651" calcext:value-type="float">
            <text:p>0,0651</text:p>
          </table:table-cell>
          <table:table-cell table:style-name="ce27" office:value-type="float" office:value="0.0677" calcext:value-type="float">
            <text:p>0,0677</text:p>
          </table:table-cell>
          <table:table-cell table:style-name="ce27" office:value-type="float" office:value="0.0701" calcext:value-type="float">
            <text:p>0,0701</text:p>
          </table:table-cell>
          <table:table-cell table:style-name="ce27" office:value-type="float" office:value="0.0724" calcext:value-type="float">
            <text:p>0,0724</text:p>
          </table:table-cell>
          <table:table-cell table:style-name="ce27" office:value-type="float" office:value="0.0745" calcext:value-type="float">
            <text:p>0,0745</text:p>
          </table:table-cell>
          <table:table-cell table:style-name="ce27" office:value-type="float" office:value="0.0765" calcext:value-type="float">
            <text:p>0,0765</text:p>
          </table:table-cell>
          <table:table-cell table:style-name="ce27" office:value-type="float" office:value="0.0783" calcext:value-type="float">
            <text:p>0,0783</text:p>
          </table:table-cell>
          <table:table-cell table:style-name="ce27" office:value-type="float" office:value="0.0801" calcext:value-type="float">
            <text:p>0,0801</text:p>
          </table:table-cell>
          <table:table-cell table:style-name="ce27" office:value-type="float" office:value="0.0817" calcext:value-type="float">
            <text:p>0,0817</text:p>
          </table:table-cell>
          <table:table-cell table:style-name="ce27" office:value-type="float" office:value="0.0832" calcext:value-type="float">
            <text:p>0,0832</text:p>
          </table:table-cell>
          <table:table-cell table:style-name="ce130" office:value-type="float" office:value="0.0846" calcext:value-type="float">
            <text:p>0,0846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24" calcext:value-type="float">
            <text:p>24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15" calcext:value-type="float">
            <text:p>15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number-columns-repeated="12" table:style-name="ce27" office:value-type="float" office:value="0" calcext:value-type="float">
            <text:p>0</text:p>
          </table:table-cell>
          <table:table-cell table:style-name="ce27" office:value-type="float" office:value="0.0076" calcext:value-type="float">
            <text:p>0,0076</text:p>
          </table:table-cell>
          <table:table-cell table:style-name="ce27" office:value-type="float" office:value="0.0144" calcext:value-type="float">
            <text:p>0,0144</text:p>
          </table:table-cell>
          <table:table-cell table:style-name="ce27" office:value-type="float" office:value="0.0206" calcext:value-type="float">
            <text:p>0,0206</text:p>
          </table:table-cell>
          <table:table-cell table:style-name="ce27" office:value-type="float" office:value="0.0262" calcext:value-type="float">
            <text:p>0,0262</text:p>
          </table:table-cell>
          <table:table-cell table:style-name="ce27" office:value-type="float" office:value="0.0314" calcext:value-type="float">
            <text:p>0,0314</text:p>
          </table:table-cell>
          <table:table-cell table:style-name="ce27" office:value-type="float" office:value="0.0361" calcext:value-type="float">
            <text:p>0,0361</text:p>
          </table:table-cell>
          <table:table-cell table:style-name="ce27" office:value-type="float" office:value="0.0404" calcext:value-type="float">
            <text:p>0,0404</text:p>
          </table:table-cell>
          <table:table-cell table:style-name="ce27" office:value-type="float" office:value="0.0444" calcext:value-type="float">
            <text:p>0,0444</text:p>
          </table:table-cell>
          <table:table-cell table:style-name="ce27" office:value-type="float" office:value="0.0481" calcext:value-type="float">
            <text:p>0,0481</text:p>
          </table:table-cell>
          <table:table-cell table:style-name="ce27" office:value-type="float" office:value="0.0515" calcext:value-type="float">
            <text:p>0,0515</text:p>
          </table:table-cell>
          <table:table-cell table:style-name="ce27" office:value-type="float" office:value="0.0546" calcext:value-type="float">
            <text:p>0,0546</text:p>
          </table:table-cell>
          <table:table-cell table:style-name="ce27" office:value-type="float" office:value="0.0575" calcext:value-type="float">
            <text:p>0,0575</text:p>
          </table:table-cell>
          <table:table-cell table:style-name="ce27" office:value-type="float" office:value="0.0602" calcext:value-type="float">
            <text:p>0,0602</text:p>
          </table:table-cell>
          <table:table-cell table:style-name="ce27" office:value-type="float" office:value="0.0628" calcext:value-type="float">
            <text:p>0,0628</text:p>
          </table:table-cell>
          <table:table-cell table:style-name="ce27" office:value-type="float" office:value="0.0651" calcext:value-type="float">
            <text:p>0,0651</text:p>
          </table:table-cell>
          <table:table-cell table:style-name="ce27" office:value-type="float" office:value="0.0673" calcext:value-type="float">
            <text:p>0,0673</text:p>
          </table:table-cell>
          <table:table-cell table:style-name="ce27" office:value-type="float" office:value="0.0694" calcext:value-type="float">
            <text:p>0,0694</text:p>
          </table:table-cell>
          <table:table-cell table:style-name="ce27" office:value-type="float" office:value="0.0713" calcext:value-type="float">
            <text:p>0,0713</text:p>
          </table:table-cell>
          <table:table-cell table:style-name="ce27" office:value-type="float" office:value="0.0731" calcext:value-type="float">
            <text:p>0,0731</text:p>
          </table:table-cell>
          <table:table-cell table:style-name="ce27" office:value-type="float" office:value="0.0748" calcext:value-type="float">
            <text:p>0,0748</text:p>
          </table:table-cell>
          <table:table-cell table:style-name="ce130" office:value-type="float" office:value="0.0764" calcext:value-type="float">
            <text:p>0,0764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25" calcext:value-type="float">
            <text:p>25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16" calcext:value-type="float">
            <text:p>16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number-columns-repeated="14" table:style-name="ce27" office:value-type="float" office:value="0" calcext:value-type="float">
            <text:p>0</text:p>
          </table:table-cell>
          <table:table-cell table:style-name="ce27" office:value-type="float" office:value="0.0068" calcext:value-type="float">
            <text:p>0,0068</text:p>
          </table:table-cell>
          <table:table-cell table:style-name="ce27" office:value-type="float" office:value="0.0131" calcext:value-type="float">
            <text:p>0,0131</text:p>
          </table:table-cell>
          <table:table-cell table:style-name="ce27" office:value-type="float" office:value="0.0187" calcext:value-type="float">
            <text:p>0,0187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 office:value-type="float" office:value="0.0331" calcext:value-type="float">
            <text:p>0,0331</text:p>
          </table:table-cell>
          <table:table-cell table:style-name="ce27" office:value-type="float" office:value="0.0372" calcext:value-type="float">
            <text:p>0,0372</text:p>
          </table:table-cell>
          <table:table-cell table:style-name="ce27" office:value-type="float" office:value="0.0409" calcext:value-type="float">
            <text:p>0,0409</text:p>
          </table:table-cell>
          <table:table-cell table:style-name="ce27" office:value-type="float" office:value="0.0444" calcext:value-type="float">
            <text:p>0,0444</text:p>
          </table:table-cell>
          <table:table-cell table:style-name="ce27" office:value-type="float" office:value="0.0476" calcext:value-type="float">
            <text:p>0,0476</text:p>
          </table:table-cell>
          <table:table-cell table:style-name="ce27" office:value-type="float" office:value="0.0506" calcext:value-type="float">
            <text:p>0,0506</text:p>
          </table:table-cell>
          <table:table-cell table:style-name="ce27" office:value-type="float" office:value="0.0534" calcext:value-type="float">
            <text:p>0,0534</text:p>
          </table:table-cell>
          <table:table-cell table:style-name="ce27" office:value-type="float" office:value="0.056" calcext:value-type="float">
            <text:p>0,056</text:p>
          </table:table-cell>
          <table:table-cell table:style-name="ce27" office:value-type="float" office:value="0.0584" calcext:value-type="float">
            <text:p>0,0584</text:p>
          </table:table-cell>
          <table:table-cell table:style-name="ce27" office:value-type="float" office:value="0.0607" calcext:value-type="float">
            <text:p>0,0607</text:p>
          </table:table-cell>
          <table:table-cell table:style-name="ce27" office:value-type="float" office:value="0.0628" calcext:value-type="float">
            <text:p>0,0628</text:p>
          </table:table-cell>
          <table:table-cell table:style-name="ce27" office:value-type="float" office:value="0.0648" calcext:value-type="float">
            <text:p>0,0648</text:p>
          </table:table-cell>
          <table:table-cell table:style-name="ce27" office:value-type="float" office:value="0.0667" calcext:value-type="float">
            <text:p>0,0667</text:p>
          </table:table-cell>
          <table:table-cell table:style-name="ce130" office:value-type="float" office:value="0.0685" calcext:value-type="float">
            <text:p>0,0685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26" calcext:value-type="float">
            <text:p>26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17" calcext:value-type="float">
            <text:p>17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number-columns-repeated="16" table:style-name="ce27" office:value-type="float" office:value="0" calcext:value-type="float">
            <text:p>0</text:p>
          </table:table-cell>
          <table:table-cell table:style-name="ce27" office:value-type="float" office:value="0.0062" calcext:value-type="float">
            <text:p>0,0062</text:p>
          </table:table-cell>
          <table:table-cell table:style-name="ce27" office:value-type="float" office:value="0.0119" calcext:value-type="float">
            <text:p>0,0119</text:p>
          </table:table-cell>
          <table:table-cell table:style-name="ce27" office:value-type="float" office:value="0.0172" calcext:value-type="float">
            <text:p>0,0172</text:p>
          </table:table-cell>
          <table:table-cell table:style-name="ce27" office:value-type="float" office:value="0.022" calcext:value-type="float">
            <text:p>0,022</text:p>
          </table:table-cell>
          <table:table-cell table:style-name="ce27" office:value-type="float" office:value="0.0264" calcext:value-type="float">
            <text:p>0,0264</text:p>
          </table:table-cell>
          <table:table-cell table:style-name="ce27" office:value-type="float" office:value="0.0305" calcext:value-type="float">
            <text:p>0,0305</text:p>
          </table:table-cell>
          <table:table-cell table:style-name="ce27" office:value-type="float" office:value="0.0343" calcext:value-type="float">
            <text:p>0,0343</text:p>
          </table:table-cell>
          <table:table-cell table:style-name="ce27" office:value-type="float" office:value="0.0379" calcext:value-type="float">
            <text:p>0,0379</text:p>
          </table:table-cell>
          <table:table-cell table:style-name="ce27" office:value-type="float" office:value="0.0411" calcext:value-type="float">
            <text:p>0,0411</text:p>
          </table:table-cell>
          <table:table-cell table:style-name="ce27" office:value-type="float" office:value="0.0442" calcext:value-type="float">
            <text:p>0,0442</text:p>
          </table:table-cell>
          <table:table-cell table:style-name="ce27" office:value-type="float" office:value="0.0471" calcext:value-type="float">
            <text:p>0,0471</text:p>
          </table:table-cell>
          <table:table-cell table:style-name="ce27" office:value-type="float" office:value="0.0497" calcext:value-type="float">
            <text:p>0,0497</text:p>
          </table:table-cell>
          <table:table-cell table:style-name="ce27" office:value-type="float" office:value="0.0522" calcext:value-type="float">
            <text:p>0,0522</text:p>
          </table:table-cell>
          <table:table-cell table:style-name="ce27" office:value-type="float" office:value="0.0546" calcext:value-type="float">
            <text:p>0,0546</text:p>
          </table:table-cell>
          <table:table-cell table:style-name="ce27" office:value-type="float" office:value="0.0568" calcext:value-type="float">
            <text:p>0,0568</text:p>
          </table:table-cell>
          <table:table-cell table:style-name="ce27" office:value-type="float" office:value="0.0588" calcext:value-type="float">
            <text:p>0,0588</text:p>
          </table:table-cell>
          <table:table-cell table:style-name="ce130" office:value-type="float" office:value="0.0608" calcext:value-type="float">
            <text:p>0,0608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27" calcext:value-type="float">
            <text:p>27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18" calcext:value-type="float">
            <text:p>18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number-columns-repeated="18" table:style-name="ce27" office:value-type="float" office:value="0" calcext:value-type="float">
            <text:p>0</text:p>
          </table:table-cell>
          <table:table-cell table:style-name="ce27" office:value-type="float" office:value="0.0057" calcext:value-type="float">
            <text:p>0,0057</text:p>
          </table:table-cell>
          <table:table-cell table:style-name="ce27" office:value-type="float" office:value="0.011" calcext:value-type="float">
            <text:p>0,011</text:p>
          </table:table-cell>
          <table:table-cell table:style-name="ce27" office:value-type="float" office:value="0.0158" calcext:value-type="float">
            <text:p>0,0158</text:p>
          </table:table-cell>
          <table:table-cell table:style-name="ce27" office:value-type="float" office:value="0.0203" calcext:value-type="float">
            <text:p>0,0203</text:p>
          </table:table-cell>
          <table:table-cell table:style-name="ce27" office:value-type="float" office:value="0.0244" calcext:value-type="float">
            <text:p>0,0244</text:p>
          </table:table-cell>
          <table:table-cell table:style-name="ce27" office:value-type="float" office:value="0.0283" calcext:value-type="float">
            <text:p>0,0283</text:p>
          </table:table-cell>
          <table:table-cell table:style-name="ce27" office:value-type="float" office:value="0.0318" calcext:value-type="float">
            <text:p>0,0318</text:p>
          </table:table-cell>
          <table:table-cell table:style-name="ce27" office:value-type="float" office:value="0.0352" calcext:value-type="float">
            <text:p>0,0352</text:p>
          </table:table-cell>
          <table:table-cell table:style-name="ce27" office:value-type="float" office:value="0.0383" calcext:value-type="float">
            <text:p>0,0383</text:p>
          </table:table-cell>
          <table:table-cell table:style-name="ce27" office:value-type="float" office:value="0.0412" calcext:value-type="float">
            <text:p>0,0412</text:p>
          </table:table-cell>
          <table:table-cell table:style-name="ce27" office:value-type="float" office:value="0.0439" calcext:value-type="float">
            <text:p>0,043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7" office:value-type="float" office:value="0.0489" calcext:value-type="float">
            <text:p>0,0489</text:p>
          </table:table-cell>
          <table:table-cell table:style-name="ce27" office:value-type="float" office:value="0.0511" calcext:value-type="float">
            <text:p>0,0511</text:p>
          </table:table-cell>
          <table:table-cell table:style-name="ce130" office:value-type="float" office:value="0.0532" calcext:value-type="float">
            <text:p>0,0532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28" calcext:value-type="float">
            <text:p>28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19" calcext:value-type="float">
            <text:p>1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number-columns-repeated="20" table:style-name="ce27" office:value-type="float" office:value="0" calcext:value-type="float">
            <text:p>0</text:p>
          </table:table-cell>
          <table:table-cell table:style-name="ce27" office:value-type="float" office:value="0.0053" calcext:value-type="float">
            <text:p>0,0053</text:p>
          </table:table-cell>
          <table:table-cell table:style-name="ce27" office:value-type="float" office:value="0.0101" calcext:value-type="float">
            <text:p>0,0101</text:p>
          </table:table-cell>
          <table:table-cell table:style-name="ce27" office:value-type="float" office:value="0.0146" calcext:value-type="float">
            <text:p>0,0146</text:p>
          </table:table-cell>
          <table:table-cell table:style-name="ce27" office:value-type="float" office:value="0.0188" calcext:value-type="float">
            <text:p>0,0188</text:p>
          </table:table-cell>
          <table:table-cell table:style-name="ce27" office:value-type="float" office:value="0.0227" calcext:value-type="float">
            <text:p>0,0227</text:p>
          </table:table-cell>
          <table:table-cell table:style-name="ce27" office:value-type="float" office:value="0.0263" calcext:value-type="float">
            <text:p>0,0263</text:p>
          </table:table-cell>
          <table:table-cell table:style-name="ce27" office:value-type="float" office:value="0.0296" calcext:value-type="float">
            <text:p>0,0296</text:p>
          </table:table-cell>
          <table:table-cell table:style-name="ce27" office:value-type="float" office:value="0.0328" calcext:value-type="float">
            <text:p>0,0328</text:p>
          </table:table-cell>
          <table:table-cell table:style-name="ce27" office:value-type="float" office:value="0.0357" calcext:value-type="float">
            <text:p>0,0357</text:p>
          </table:table-cell>
          <table:table-cell table:style-name="ce27" office:value-type="float" office:value="0.0385" calcext:value-type="float">
            <text:p>0,0385</text:p>
          </table:table-cell>
          <table:table-cell table:style-name="ce27" office:value-type="float" office:value="0.0411" calcext:value-type="float">
            <text:p>0,0411</text:p>
          </table:table-cell>
          <table:table-cell table:style-name="ce27" office:value-type="float" office:value="0.0436" calcext:value-type="float">
            <text:p>0,0436</text:p>
          </table:table-cell>
          <table:table-cell table:style-name="ce130" office:value-type="float" office:value="0.0459" calcext:value-type="float">
            <text:p>0,0459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29" calcext:value-type="float">
            <text:p>29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number-columns-repeated="22" table:style-name="ce27" office:value-type="float" office:value="0" calcext:value-type="float">
            <text:p>0</text:p>
          </table:table-cell>
          <table:table-cell table:style-name="ce27" office:value-type="float" office:value="0.0049" calcext:value-type="float">
            <text:p>0,0049</text:p>
          </table:table-cell>
          <table:table-cell table:style-name="ce27" office:value-type="float" office:value="0.0094" calcext:value-type="float">
            <text:p>0,0094</text:p>
          </table:table-cell>
          <table:table-cell table:style-name="ce27" office:value-type="float" office:value="0.0136" calcext:value-type="float">
            <text:p>0,0136</text:p>
          </table:table-cell>
          <table:table-cell table:style-name="ce27" office:value-type="float" office:value="0.0175" calcext:value-type="float">
            <text:p>0,0175</text:p>
          </table:table-cell>
          <table:table-cell table:style-name="ce27" office:value-type="float" office:value="0.0211" calcext:value-type="float">
            <text:p>0,0211</text:p>
          </table:table-cell>
          <table:table-cell table:style-name="ce27" office:value-type="float" office:value="0.0245" calcext:value-type="float">
            <text:p>0,0245</text:p>
          </table:table-cell>
          <table:table-cell table:style-name="ce27" office:value-type="float" office:value="0.0277" calcext:value-type="float">
            <text:p>0,0277</text:p>
          </table:table-cell>
          <table:table-cell table:style-name="ce27" office:value-type="float" office:value="0.0307" calcext:value-type="float">
            <text:p>0,0307</text:p>
          </table:table-cell>
          <table:table-cell table:style-name="ce27" office:value-type="float" office:value="0.0335" calcext:value-type="float">
            <text:p>0,0335</text:p>
          </table:table-cell>
          <table:table-cell table:style-name="ce27" office:value-type="float" office:value="0.0361" calcext:value-type="float">
            <text:p>0,0361</text:p>
          </table:table-cell>
          <table:table-cell table:style-name="ce130" office:value-type="float" office:value="0.0386" calcext:value-type="float">
            <text:p>0,0386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30" calcext:value-type="float">
            <text:p>30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21" calcext:value-type="float">
            <text:p>2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number-columns-repeated="24" table:style-name="ce27" office:value-type="float" office:value="0" calcext:value-type="float">
            <text:p>0</text:p>
          </table:table-cell>
          <table:table-cell table:style-name="ce27" office:value-type="float" office:value="0.0045" calcext:value-type="float">
            <text:p>0,0045</text:p>
          </table:table-cell>
          <table:table-cell table:style-name="ce27" office:value-type="float" office:value="0.0087" calcext:value-type="float">
            <text:p>0,0087</text:p>
          </table:table-cell>
          <table:table-cell table:style-name="ce27" office:value-type="float" office:value="0.0126" calcext:value-type="float">
            <text:p>0,0126</text:p>
          </table:table-cell>
          <table:table-cell table:style-name="ce27" office:value-type="float" office:value="0.0163" calcext:value-type="float">
            <text:p>0,0163</text:p>
          </table:table-cell>
          <table:table-cell table:style-name="ce27" office:value-type="float" office:value="0.0197" calcext:value-type="float">
            <text:p>0,0197</text:p>
          </table:table-cell>
          <table:table-cell table:style-name="ce27" office:value-type="float" office:value="0.0229" calcext:value-type="float">
            <text:p>0,0229</text:p>
          </table:table-cell>
          <table:table-cell table:style-name="ce27" office:value-type="float" office:value="0.0259" calcext:value-type="float">
            <text:p>0,0259</text:p>
          </table:table-cell>
          <table:table-cell table:style-name="ce27" office:value-type="float" office:value="0.0288" calcext:value-type="float">
            <text:p>0,0288</text:p>
          </table:table-cell>
          <table:table-cell table:style-name="ce130" office:value-type="float" office:value="0.0314" calcext:value-type="float">
            <text:p>0,0314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31" calcext:value-type="float">
            <text:p>31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22" calcext:value-type="float">
            <text:p>2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number-columns-repeated="26" table:style-name="ce27" office:value-type="float" office:value="0" calcext:value-type="float">
            <text:p>0</text:p>
          </table:table-cell>
          <table:table-cell table:style-name="ce27" office:value-type="float" office:value="0.0042" calcext:value-type="float">
            <text:p>0,0042</text:p>
          </table:table-cell>
          <table:table-cell table:style-name="ce27" office:value-type="float" office:value="0.0081" calcext:value-type="float">
            <text:p>0,0081</text:p>
          </table:table-cell>
          <table:table-cell table:style-name="ce27" office:value-type="float" office:value="0.0118" calcext:value-type="float">
            <text:p>0,0118</text:p>
          </table:table-cell>
          <table:table-cell table:style-name="ce27" office:value-type="float" office:value="0.0153" calcext:value-type="float">
            <text:p>0,0153</text:p>
          </table:table-cell>
          <table:table-cell table:style-name="ce27" office:value-type="float" office:value="0.0185" calcext:value-type="float">
            <text:p>0,0185</text:p>
          </table:table-cell>
          <table:table-cell table:style-name="ce27" office:value-type="float" office:value="0.0215" calcext:value-type="float">
            <text:p>0,0215</text:p>
          </table:table-cell>
          <table:table-cell table:style-name="ce130" office:value-type="float" office:value="0.0244" calcext:value-type="float">
            <text:p>0,0244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32" calcext:value-type="float">
            <text:p>32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23" calcext:value-type="float">
            <text:p>2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5" table:style-name="ce49" office:value-type="float" office:value="0" calcext:value-type="float">
            <text:p>0</text:p>
          </table:table-cell>
          <table:table-cell table:number-columns-repeated="28" table:style-name="ce27" office:value-type="float" office:value="0" calcext:value-type="float">
            <text:p>0</text:p>
          </table:table-cell>
          <table:table-cell table:style-name="ce27" office:value-type="float" office:value="0.0039" calcext:value-type="float">
            <text:p>0,0039</text:p>
          </table:table-cell>
          <table:table-cell table:style-name="ce27" office:value-type="float" office:value="0.0076" calcext:value-type="float">
            <text:p>0,0076</text:p>
          </table:table-cell>
          <table:table-cell table:style-name="ce27" office:value-type="float" office:value="0.0111" calcext:value-type="float">
            <text:p>0,0111</text:p>
          </table:table-cell>
          <table:table-cell table:style-name="ce27" office:value-type="float" office:value="0.0143" calcext:value-type="float">
            <text:p>0,0143</text:p>
          </table:table-cell>
          <table:table-cell table:style-name="ce130" office:value-type="float" office:value="0.0174" calcext:value-type="float">
            <text:p>0,0174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33" calcext:value-type="float">
            <text:p>33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5" table:style-name="ce27" office:value-type="float" office:value="0" calcext:value-type="float">
            <text:p>0</text:p>
          </table:table-cell>
          <table:table-cell table:style-name="ce27" office:value-type="float" office:value="0.0037" calcext:value-type="float">
            <text:p>0,0037</text:p>
          </table:table-cell>
          <table:table-cell table:style-name="ce27" office:value-type="float" office:value="0.0071" calcext:value-type="float">
            <text:p>0,0071</text:p>
          </table:table-cell>
          <table:table-cell table:style-name="ce130" office:value-type="float" office:value="0.0104" calcext:value-type="float">
            <text:p>0,0104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34" calcext:value-type="float">
            <text:p>34</text:p>
          </table:table-cell>
          <table:table-cell table:style-name="ce21"/>
          <table:table-cell table:number-columns-repeated="6"/>
          <table:covered-table-cell table:style-name="ce136"/>
          <table:table-cell table:style-name="ce33" office:value-type="float" office:value="25" calcext:value-type="float">
            <text:p>25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47" table:style-name="ce43" office:value-type="float" office:value="0" calcext:value-type="float">
            <text:p>0</text:p>
          </table:table-cell>
          <table:table-cell table:style-name="ce131" office:value-type="float" office:value="0.0035" calcext:value-type="float">
            <text:p>0,0035</text:p>
          </table:table-cell>
          <table:table-cell table:style-name="ce27" table:number-columns-repeated="14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35" calcext:value-type="float">
            <text:p>35</text:p>
          </table:table-cell>
          <table:table-cell table:style-name="ce21"/>
          <table:table-cell table:number-columns-repeated="6"/>
          <table:table-cell table:style-name="ce27" table:number-columns-repeated="2"/>
          <table:table-cell table:style-name="ce32"/>
          <table:table-cell table:style-name="ce27" table:number-columns-repeated="62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36" calcext:value-type="float">
            <text:p>36</text:p>
          </table:table-cell>
          <table:table-cell table:style-name="ce21"/>
          <table:table-cell table:number-columns-repeated="6"/>
          <table:table-cell table:style-name="ce27" table:number-columns-repeated="2"/>
          <table:table-cell table:style-name="ce32"/>
          <table:table-cell table:style-name="ce27" table:number-columns-repeated="62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37" calcext:value-type="float">
            <text:p>37</text:p>
          </table:table-cell>
          <table:table-cell table:style-name="ce21"/>
          <table:table-cell table:number-columns-repeated="6"/>
          <table:table-cell table:style-name="ce27" table:number-columns-repeated="2"/>
          <table:table-cell table:style-name="ce32"/>
          <table:table-cell table:style-name="ce27" table:number-columns-repeated="62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38" calcext:value-type="float">
            <text:p>38</text:p>
          </table:table-cell>
          <table:table-cell table:style-name="ce21"/>
          <table:table-cell table:number-columns-repeated="6"/>
          <table:table-cell table:style-name="ce27" table:number-columns-repeated="2"/>
          <table:table-cell table:style-name="ce32"/>
          <table:table-cell table:style-name="ce27" table:number-columns-repeated="62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39" calcext:value-type="float">
            <text:p>39</text:p>
          </table:table-cell>
          <table:table-cell table:style-name="ce21"/>
          <table:table-cell table:number-columns-repeated="6"/>
          <table:table-cell table:style-name="ce27"/>
          <table:table-cell table:style-name="ce34" office:value-type="string" calcext:value-type="string">
            <text:p>n</text:p>
          </table:table-cell>
          <table:table-cell table:style-name="ce42" office:value-type="percentage" office:value="0.9" calcext:value-type="percentage">
            <text:p>90 %</text:p>
          </table:table-cell>
          <table:table-cell table:style-name="ce42" office:value-type="percentage" office:value="0.95" calcext:value-type="percentage">
            <text:p>95 %</text:p>
          </table:table-cell>
          <table:table-cell table:style-name="ce51" office:value-type="percentage" office:value="0.99" calcext:value-type="percentage">
            <text:p>99 %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40" calcext:value-type="float">
            <text:p>40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3" calcext:value-type="float">
            <text:p>3</text:p>
          </table:table-cell>
          <table:table-cell table:style-name="ce27" office:value-type="float" office:value="0.789" calcext:value-type="float">
            <text:p>0,789</text:p>
          </table:table-cell>
          <table:table-cell table:style-name="ce27" office:value-type="float" office:value="0.768" calcext:value-type="float">
            <text:p>0,768</text:p>
          </table:table-cell>
          <table:table-cell table:style-name="ce52" office:value-type="float" office:value="0.753" calcext:value-type="float">
            <text:p>0,753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41" calcext:value-type="float">
            <text:p>41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4" calcext:value-type="float">
            <text:p>4</text:p>
          </table:table-cell>
          <table:table-cell table:style-name="ce27" office:value-type="float" office:value="0.792" calcext:value-type="float">
            <text:p>0,792</text:p>
          </table:table-cell>
          <table:table-cell table:style-name="ce27" office:value-type="float" office:value="0.748" calcext:value-type="float">
            <text:p>0,748</text:p>
          </table:table-cell>
          <table:table-cell table:style-name="ce52" office:value-type="float" office:value="0.687" calcext:value-type="float">
            <text:p>0,687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42" calcext:value-type="float">
            <text:p>42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0.806" calcext:value-type="float">
            <text:p>0,806</text:p>
          </table:table-cell>
          <table:table-cell table:style-name="ce27" office:value-type="float" office:value="0.762" calcext:value-type="float">
            <text:p>0,762</text:p>
          </table:table-cell>
          <table:table-cell table:style-name="ce52" office:value-type="float" office:value="0.686" calcext:value-type="float">
            <text:p>0,686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43" calcext:value-type="float">
            <text:p>43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6" calcext:value-type="float">
            <text:p>6</text:p>
          </table:table-cell>
          <table:table-cell table:style-name="ce27" office:value-type="float" office:value="0.826" calcext:value-type="float">
            <text:p>0,826</text:p>
          </table:table-cell>
          <table:table-cell table:style-name="ce27" office:value-type="float" office:value="0.788" calcext:value-type="float">
            <text:p>0,788</text:p>
          </table:table-cell>
          <table:table-cell table:style-name="ce52" office:value-type="float" office:value="0.713" calcext:value-type="float">
            <text:p>0,713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44" calcext:value-type="float">
            <text:p>44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7" calcext:value-type="float">
            <text:p>7</text:p>
          </table:table-cell>
          <table:table-cell table:style-name="ce27" office:value-type="float" office:value="0.838" calcext:value-type="float">
            <text:p>0,838</text:p>
          </table:table-cell>
          <table:table-cell table:style-name="ce27" office:value-type="float" office:value="0.803" calcext:value-type="float">
            <text:p>0,803</text:p>
          </table:table-cell>
          <table:table-cell table:style-name="ce52" office:value-type="float" office:value="0.73" calcext:value-type="float">
            <text:p>0,73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45" calcext:value-type="float">
            <text:p>45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8" calcext:value-type="float">
            <text:p>8</text:p>
          </table:table-cell>
          <table:table-cell table:style-name="ce27" office:value-type="float" office:value="0.851" calcext:value-type="float">
            <text:p>0,851</text:p>
          </table:table-cell>
          <table:table-cell table:style-name="ce27" office:value-type="float" office:value="0.818" calcext:value-type="float">
            <text:p>0,818</text:p>
          </table:table-cell>
          <table:table-cell table:style-name="ce52" office:value-type="float" office:value="0.749" calcext:value-type="float">
            <text:p>0,749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46" calcext:value-type="float">
            <text:p>46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9" calcext:value-type="float">
            <text:p>9</text:p>
          </table:table-cell>
          <table:table-cell table:style-name="ce27" office:value-type="float" office:value="0.859" calcext:value-type="float">
            <text:p>0,859</text:p>
          </table:table-cell>
          <table:table-cell table:style-name="ce27" office:value-type="float" office:value="0.829" calcext:value-type="float">
            <text:p>0,829</text:p>
          </table:table-cell>
          <table:table-cell table:style-name="ce52" office:value-type="float" office:value="0.764" calcext:value-type="float">
            <text:p>0,764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47" calcext:value-type="float">
            <text:p>47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10" calcext:value-type="float">
            <text:p>10</text:p>
          </table:table-cell>
          <table:table-cell table:style-name="ce27" office:value-type="float" office:value="0.869" calcext:value-type="float">
            <text:p>0,869</text:p>
          </table:table-cell>
          <table:table-cell table:style-name="ce27" office:value-type="float" office:value="0.842" calcext:value-type="float">
            <text:p>0,842</text:p>
          </table:table-cell>
          <table:table-cell table:style-name="ce52" office:value-type="float" office:value="0.781" calcext:value-type="float">
            <text:p>0,781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48" calcext:value-type="float">
            <text:p>48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11" calcext:value-type="float">
            <text:p>11</text:p>
          </table:table-cell>
          <table:table-cell table:style-name="ce27" office:value-type="float" office:value="0.876" calcext:value-type="float">
            <text:p>0,876</text:p>
          </table:table-cell>
          <table:table-cell table:style-name="ce27" office:value-type="float" office:value="0.85" calcext:value-type="float">
            <text:p>0,85</text:p>
          </table:table-cell>
          <table:table-cell table:style-name="ce52" office:value-type="float" office:value="0.792" calcext:value-type="float">
            <text:p>0,792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49" calcext:value-type="float">
            <text:p>49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12" calcext:value-type="float">
            <text:p>12</text:p>
          </table:table-cell>
          <table:table-cell table:style-name="ce27" office:value-type="float" office:value="0.883" calcext:value-type="float">
            <text:p>0,883</text:p>
          </table:table-cell>
          <table:table-cell table:style-name="ce27" office:value-type="float" office:value="0.859" calcext:value-type="float">
            <text:p>0,859</text:p>
          </table:table-cell>
          <table:table-cell table:style-name="ce52" office:value-type="float" office:value="0.805" calcext:value-type="float">
            <text:p>0,805</text:p>
          </table:table-cell>
          <table:table-cell table:style-name="ce27" table:number-columns-repeated="29"/>
          <table:table-cell table:style-name="Default" table:number-columns-repeated="10"/>
          <table:table-cell table:style-name="ce268" table:number-columns-repeated="3"/>
          <table:table-cell table:style-name="Default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50" calcext:value-type="float">
            <text:p>50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13" calcext:value-type="float">
            <text:p>13</text:p>
          </table:table-cell>
          <table:table-cell table:style-name="ce27" office:value-type="float" office:value="0.889" calcext:value-type="float">
            <text:p>0,889</text:p>
          </table:table-cell>
          <table:table-cell table:style-name="ce27" office:value-type="float" office:value="0.866" calcext:value-type="float">
            <text:p>0,866</text:p>
          </table:table-cell>
          <table:table-cell table:style-name="ce52" office:value-type="float" office:value="0.814" calcext:value-type="float">
            <text:p>0,814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51" calcext:value-type="float">
            <text:p>51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14" calcext:value-type="float">
            <text:p>14</text:p>
          </table:table-cell>
          <table:table-cell table:style-name="ce27" office:value-type="float" office:value="0.895" calcext:value-type="float">
            <text:p>0,895</text:p>
          </table:table-cell>
          <table:table-cell table:style-name="ce27" office:value-type="float" office:value="0.874" calcext:value-type="float">
            <text:p>0,874</text:p>
          </table:table-cell>
          <table:table-cell table:style-name="ce52" office:value-type="float" office:value="0.825" calcext:value-type="float">
            <text:p>0,825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52" calcext:value-type="float">
            <text:p>52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15" calcext:value-type="float">
            <text:p>15</text:p>
          </table:table-cell>
          <table:table-cell table:style-name="ce27" office:value-type="float" office:value="0.901" calcext:value-type="float">
            <text:p>0,901</text:p>
          </table:table-cell>
          <table:table-cell table:style-name="ce27" office:value-type="float" office:value="0.881" calcext:value-type="float">
            <text:p>0,881</text:p>
          </table:table-cell>
          <table:table-cell table:style-name="ce52" office:value-type="float" office:value="0.835" calcext:value-type="float">
            <text:p>0,835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53" calcext:value-type="float">
            <text:p>53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16" calcext:value-type="float">
            <text:p>16</text:p>
          </table:table-cell>
          <table:table-cell table:style-name="ce27" office:value-type="float" office:value="0.906" calcext:value-type="float">
            <text:p>0,906</text:p>
          </table:table-cell>
          <table:table-cell table:style-name="ce27" office:value-type="float" office:value="0.887" calcext:value-type="float">
            <text:p>0,887</text:p>
          </table:table-cell>
          <table:table-cell table:style-name="ce52" office:value-type="float" office:value="0.844" calcext:value-type="float">
            <text:p>0,844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54" calcext:value-type="float">
            <text:p>54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17" calcext:value-type="float">
            <text:p>17</text:p>
          </table:table-cell>
          <table:table-cell table:style-name="ce27" office:value-type="float" office:value="0.91" calcext:value-type="float">
            <text:p>0,91</text:p>
          </table:table-cell>
          <table:table-cell table:style-name="ce27" office:value-type="float" office:value="0.892" calcext:value-type="float">
            <text:p>0,892</text:p>
          </table:table-cell>
          <table:table-cell table:style-name="ce52" office:value-type="float" office:value="0.851" calcext:value-type="float">
            <text:p>0,851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55" calcext:value-type="float">
            <text:p>55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18" calcext:value-type="float">
            <text:p>18</text:p>
          </table:table-cell>
          <table:table-cell table:style-name="ce27" office:value-type="float" office:value="0.914" calcext:value-type="float">
            <text:p>0,914</text:p>
          </table:table-cell>
          <table:table-cell table:style-name="ce27" office:value-type="float" office:value="0.987" calcext:value-type="float">
            <text:p>0,987</text:p>
          </table:table-cell>
          <table:table-cell table:style-name="ce52" office:value-type="float" office:value="0.858" calcext:value-type="float">
            <text:p>0,858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56" calcext:value-type="float">
            <text:p>56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19" calcext:value-type="float">
            <text:p>1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 office:value-type="float" office:value="0.901" calcext:value-type="float">
            <text:p>0,901</text:p>
          </table:table-cell>
          <table:table-cell table:style-name="ce52" office:value-type="float" office:value="0.863" calcext:value-type="float">
            <text:p>0,863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57" calcext:value-type="float">
            <text:p>57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20" calcext:value-type="float">
            <text:p>20</text:p>
          </table:table-cell>
          <table:table-cell table:style-name="ce27" office:value-type="float" office:value="0.92" calcext:value-type="float">
            <text:p>0,92</text:p>
          </table:table-cell>
          <table:table-cell table:style-name="ce27" office:value-type="float" office:value="0.905" calcext:value-type="float">
            <text:p>0,905</text:p>
          </table:table-cell>
          <table:table-cell table:style-name="ce52" office:value-type="float" office:value="0.868" calcext:value-type="float">
            <text:p>0,868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58" calcext:value-type="float">
            <text:p>58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21" calcext:value-type="float">
            <text:p>21</text:p>
          </table:table-cell>
          <table:table-cell table:style-name="ce27" office:value-type="float" office:value="0.923" calcext:value-type="float">
            <text:p>0,923</text:p>
          </table:table-cell>
          <table:table-cell table:style-name="ce27" office:value-type="float" office:value="0.908" calcext:value-type="float">
            <text:p>0,908</text:p>
          </table:table-cell>
          <table:table-cell table:style-name="ce52" office:value-type="float" office:value="0.873" calcext:value-type="float">
            <text:p>0,873</text:p>
          </table:table-cell>
          <table:table-cell table:style-name="ce27" table:number-columns-repeated="29"/>
          <table:table-cell table:style-name="Default" table:number-columns-repeated="14"/>
          <table:table-cell table:style-name="ce27" table:number-columns-repeated="17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59" calcext:value-type="float">
            <text:p>59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22" calcext:value-type="float">
            <text:p>22</text:p>
          </table:table-cell>
          <table:table-cell table:style-name="ce27" office:value-type="float" office:value="0.926" calcext:value-type="float">
            <text:p>0,926</text:p>
          </table:table-cell>
          <table:table-cell table:style-name="ce27" office:value-type="float" office:value="0.911" calcext:value-type="float">
            <text:p>0,911</text:p>
          </table:table-cell>
          <table:table-cell table:style-name="ce52" office:value-type="float" office:value="0.878" calcext:value-type="float">
            <text:p>0,878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60" calcext:value-type="float">
            <text:p>60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23" calcext:value-type="float">
            <text:p>23</text:p>
          </table:table-cell>
          <table:table-cell table:style-name="ce27" office:value-type="float" office:value="0.928" calcext:value-type="float">
            <text:p>0,928</text:p>
          </table:table-cell>
          <table:table-cell table:style-name="ce27" office:value-type="float" office:value="0.914" calcext:value-type="float">
            <text:p>0,914</text:p>
          </table:table-cell>
          <table:table-cell table:style-name="ce52" office:value-type="float" office:value="0.881" calcext:value-type="float">
            <text:p>0,881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61" calcext:value-type="float">
            <text:p>61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24" calcext:value-type="float">
            <text:p>24</text:p>
          </table:table-cell>
          <table:table-cell table:style-name="ce27" office:value-type="float" office:value="0.93" calcext:value-type="float">
            <text:p>0,93</text:p>
          </table:table-cell>
          <table:table-cell table:style-name="ce27" office:value-type="float" office:value="0.916" calcext:value-type="float">
            <text:p>0,916</text:p>
          </table:table-cell>
          <table:table-cell table:style-name="ce52" office:value-type="float" office:value="0.884" calcext:value-type="float">
            <text:p>0,884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62" calcext:value-type="float">
            <text:p>62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0.931" calcext:value-type="float">
            <text:p>0,931</text:p>
          </table:table-cell>
          <table:table-cell table:style-name="ce27" office:value-type="float" office:value="0.918" calcext:value-type="float">
            <text:p>0,918</text:p>
          </table:table-cell>
          <table:table-cell table:style-name="ce52" office:value-type="float" office:value="0.888" calcext:value-type="float">
            <text:p>0,888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63" calcext:value-type="float">
            <text:p>63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26" calcext:value-type="float">
            <text:p>26</text:p>
          </table:table-cell>
          <table:table-cell table:style-name="ce27" office:value-type="float" office:value="0.933" calcext:value-type="float">
            <text:p>0,933</text:p>
          </table:table-cell>
          <table:table-cell table:style-name="ce27" office:value-type="float" office:value="0.92" calcext:value-type="float">
            <text:p>0,92</text:p>
          </table:table-cell>
          <table:table-cell table:style-name="ce52" office:value-type="float" office:value="0.891" calcext:value-type="float">
            <text:p>0,891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64" calcext:value-type="float">
            <text:p>64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27" calcext:value-type="float">
            <text:p>27</text:p>
          </table:table-cell>
          <table:table-cell table:style-name="ce27" office:value-type="float" office:value="0.935" calcext:value-type="float">
            <text:p>0,935</text:p>
          </table:table-cell>
          <table:table-cell table:style-name="ce27" office:value-type="float" office:value="0.923" calcext:value-type="float">
            <text:p>0,923</text:p>
          </table:table-cell>
          <table:table-cell table:style-name="ce52" office:value-type="float" office:value="0.894" calcext:value-type="float">
            <text:p>0,894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65" calcext:value-type="float">
            <text:p>65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28" calcext:value-type="float">
            <text:p>28</text:p>
          </table:table-cell>
          <table:table-cell table:style-name="ce27" office:value-type="float" office:value="0.936" calcext:value-type="float">
            <text:p>0,936</text:p>
          </table:table-cell>
          <table:table-cell table:style-name="ce27" office:value-type="float" office:value="0.924" calcext:value-type="float">
            <text:p>0,924</text:p>
          </table:table-cell>
          <table:table-cell table:style-name="ce52" office:value-type="float" office:value="0.896" calcext:value-type="float">
            <text:p>0,896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66" calcext:value-type="float">
            <text:p>66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29" calcext:value-type="float">
            <text:p>29</text:p>
          </table:table-cell>
          <table:table-cell table:style-name="ce27" office:value-type="float" office:value="0.937" calcext:value-type="float">
            <text:p>0,937</text:p>
          </table:table-cell>
          <table:table-cell table:style-name="ce27" office:value-type="float" office:value="0.926" calcext:value-type="float">
            <text:p>0,926</text:p>
          </table:table-cell>
          <table:table-cell table:style-name="ce52" office:value-type="float" office:value="0.898" calcext:value-type="float">
            <text:p>0,898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67" calcext:value-type="float">
            <text:p>67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30" calcext:value-type="float">
            <text:p>30</text:p>
          </table:table-cell>
          <table:table-cell table:style-name="ce27" office:value-type="float" office:value="0.939" calcext:value-type="float">
            <text:p>0,939</text:p>
          </table:table-cell>
          <table:table-cell table:style-name="ce27" office:value-type="float" office:value="0.927" calcext:value-type="float">
            <text:p>0,927</text:p>
          </table:table-cell>
          <table:table-cell table:style-name="ce52" office:value-type="float" office:value="0.9" calcext:value-type="float">
            <text:p>0,9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68" calcext:value-type="float">
            <text:p>68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31" calcext:value-type="float">
            <text:p>31</text:p>
          </table:table-cell>
          <table:table-cell table:style-name="ce27" office:value-type="float" office:value="0.94" calcext:value-type="float">
            <text:p>0,94</text:p>
          </table:table-cell>
          <table:table-cell table:style-name="ce27" office:value-type="float" office:value="0.929" calcext:value-type="float">
            <text:p>0,929</text:p>
          </table:table-cell>
          <table:table-cell table:style-name="ce52" office:value-type="float" office:value="0.902" calcext:value-type="float">
            <text:p>0,902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69" calcext:value-type="float">
            <text:p>69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32" calcext:value-type="float">
            <text:p>32</text:p>
          </table:table-cell>
          <table:table-cell table:style-name="ce27" office:value-type="float" office:value="0.941" calcext:value-type="float">
            <text:p>0,941</text:p>
          </table:table-cell>
          <table:table-cell table:style-name="ce27" office:value-type="float" office:value="0.93" calcext:value-type="float">
            <text:p>0,93</text:p>
          </table:table-cell>
          <table:table-cell table:style-name="ce52" office:value-type="float" office:value="0.904" calcext:value-type="float">
            <text:p>0,904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70" calcext:value-type="float">
            <text:p>70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33" calcext:value-type="float">
            <text:p>33</text:p>
          </table:table-cell>
          <table:table-cell table:style-name="ce27" office:value-type="float" office:value="0.942" calcext:value-type="float">
            <text:p>0,942</text:p>
          </table:table-cell>
          <table:table-cell table:style-name="ce27" office:value-type="float" office:value="0.931" calcext:value-type="float">
            <text:p>0,931</text:p>
          </table:table-cell>
          <table:table-cell table:style-name="ce52" office:value-type="float" office:value="0.906" calcext:value-type="float">
            <text:p>0,906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71" calcext:value-type="float">
            <text:p>71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34" calcext:value-type="float">
            <text:p>34</text:p>
          </table:table-cell>
          <table:table-cell table:style-name="ce27" office:value-type="float" office:value="0.943" calcext:value-type="float">
            <text:p>0,943</text:p>
          </table:table-cell>
          <table:table-cell table:style-name="ce27" office:value-type="float" office:value="0.933" calcext:value-type="float">
            <text:p>0,933</text:p>
          </table:table-cell>
          <table:table-cell table:style-name="ce52" office:value-type="float" office:value="0.908" calcext:value-type="float">
            <text:p>0,908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72" calcext:value-type="float">
            <text:p>72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35" calcext:value-type="float">
            <text:p>35</text:p>
          </table:table-cell>
          <table:table-cell table:style-name="ce27" office:value-type="float" office:value="0.944" calcext:value-type="float">
            <text:p>0,944</text:p>
          </table:table-cell>
          <table:table-cell table:style-name="ce27" office:value-type="float" office:value="0.934" calcext:value-type="float">
            <text:p>0,934</text:p>
          </table:table-cell>
          <table:table-cell table:style-name="ce52" office:value-type="float" office:value="0.91" calcext:value-type="float">
            <text:p>0,91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73" calcext:value-type="float">
            <text:p>73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36" calcext:value-type="float">
            <text:p>36</text:p>
          </table:table-cell>
          <table:table-cell table:style-name="ce27" office:value-type="float" office:value="0.945" calcext:value-type="float">
            <text:p>0,945</text:p>
          </table:table-cell>
          <table:table-cell table:style-name="ce27" office:value-type="float" office:value="0.935" calcext:value-type="float">
            <text:p>0,935</text:p>
          </table:table-cell>
          <table:table-cell table:style-name="ce52" office:value-type="float" office:value="0.912" calcext:value-type="float">
            <text:p>0,912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74" calcext:value-type="float">
            <text:p>74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37" calcext:value-type="float">
            <text:p>37</text:p>
          </table:table-cell>
          <table:table-cell table:style-name="ce27" office:value-type="float" office:value="0.946" calcext:value-type="float">
            <text:p>0,946</text:p>
          </table:table-cell>
          <table:table-cell table:style-name="ce27" office:value-type="float" office:value="0.936" calcext:value-type="float">
            <text:p>0,936</text:p>
          </table:table-cell>
          <table:table-cell table:style-name="ce52" office:value-type="float" office:value="0.914" calcext:value-type="float">
            <text:p>0,914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75" calcext:value-type="float">
            <text:p>75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38" calcext:value-type="float">
            <text:p>38</text:p>
          </table:table-cell>
          <table:table-cell table:style-name="ce27" office:value-type="float" office:value="0.947" calcext:value-type="float">
            <text:p>0,947</text:p>
          </table:table-cell>
          <table:table-cell table:style-name="ce27" office:value-type="float" office:value="0.938" calcext:value-type="float">
            <text:p>0,938</text:p>
          </table:table-cell>
          <table:table-cell table:style-name="ce52" office:value-type="float" office:value="0.916" calcext:value-type="float">
            <text:p>0,916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76" calcext:value-type="float">
            <text:p>76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39" calcext:value-type="float">
            <text:p>39</text:p>
          </table:table-cell>
          <table:table-cell table:style-name="ce27" office:value-type="float" office:value="0.948" calcext:value-type="float">
            <text:p>0,948</text:p>
          </table:table-cell>
          <table:table-cell table:style-name="ce27" office:value-type="float" office:value="0.939" calcext:value-type="float">
            <text:p>0,939</text:p>
          </table:table-cell>
          <table:table-cell table:style-name="ce52" office:value-type="float" office:value="0.917" calcext:value-type="float">
            <text:p>0,917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77" calcext:value-type="float">
            <text:p>77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40" calcext:value-type="float">
            <text:p>40</text:p>
          </table:table-cell>
          <table:table-cell table:style-name="ce27" office:value-type="float" office:value="0.949" calcext:value-type="float">
            <text:p>0,949</text:p>
          </table:table-cell>
          <table:table-cell table:style-name="ce27" office:value-type="float" office:value="0.94" calcext:value-type="float">
            <text:p>0,94</text:p>
          </table:table-cell>
          <table:table-cell table:style-name="ce52" office:value-type="float" office:value="0.919" calcext:value-type="float">
            <text:p>0,919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78" calcext:value-type="float">
            <text:p>78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41" calcext:value-type="float">
            <text:p>41</text:p>
          </table:table-cell>
          <table:table-cell table:style-name="ce27" office:value-type="float" office:value="0.95" calcext:value-type="float">
            <text:p>0,95</text:p>
          </table:table-cell>
          <table:table-cell table:style-name="ce27" office:value-type="float" office:value="0.941" calcext:value-type="float">
            <text:p>0,941</text:p>
          </table:table-cell>
          <table:table-cell table:style-name="ce52" office:value-type="float" office:value="0.92" calcext:value-type="float">
            <text:p>0,92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79" calcext:value-type="float">
            <text:p>79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42" calcext:value-type="float">
            <text:p>42</text:p>
          </table:table-cell>
          <table:table-cell table:style-name="ce27" office:value-type="float" office:value="0.951" calcext:value-type="float">
            <text:p>0,951</text:p>
          </table:table-cell>
          <table:table-cell table:style-name="ce27" office:value-type="float" office:value="0.942" calcext:value-type="float">
            <text:p>0,942</text:p>
          </table:table-cell>
          <table:table-cell table:style-name="ce52" office:value-type="float" office:value="0.922" calcext:value-type="float">
            <text:p>0,922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80" calcext:value-type="float">
            <text:p>80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43" calcext:value-type="float">
            <text:p>43</text:p>
          </table:table-cell>
          <table:table-cell table:style-name="ce27" office:value-type="float" office:value="0.951" calcext:value-type="float">
            <text:p>0,951</text:p>
          </table:table-cell>
          <table:table-cell table:style-name="ce27" office:value-type="float" office:value="0.943" calcext:value-type="float">
            <text:p>0,943</text:p>
          </table:table-cell>
          <table:table-cell table:style-name="ce52" office:value-type="float" office:value="0.923" calcext:value-type="float">
            <text:p>0,923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81" calcext:value-type="float">
            <text:p>81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0.952" calcext:value-type="float">
            <text:p>0,952</text:p>
          </table:table-cell>
          <table:table-cell table:style-name="ce27" office:value-type="float" office:value="0.944" calcext:value-type="float">
            <text:p>0,944</text:p>
          </table:table-cell>
          <table:table-cell table:style-name="ce52" office:value-type="float" office:value="0.924" calcext:value-type="float">
            <text:p>0,924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82" calcext:value-type="float">
            <text:p>82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45" calcext:value-type="float">
            <text:p>45</text:p>
          </table:table-cell>
          <table:table-cell table:style-name="ce27" office:value-type="float" office:value="0.953" calcext:value-type="float">
            <text:p>0,953</text:p>
          </table:table-cell>
          <table:table-cell table:style-name="ce27" office:value-type="float" office:value="0.945" calcext:value-type="float">
            <text:p>0,945</text:p>
          </table:table-cell>
          <table:table-cell table:style-name="ce52" office:value-type="float" office:value="0.926" calcext:value-type="float">
            <text:p>0,926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83" calcext:value-type="float">
            <text:p>83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46" calcext:value-type="float">
            <text:p>46</text:p>
          </table:table-cell>
          <table:table-cell table:style-name="ce27" office:value-type="float" office:value="0.953" calcext:value-type="float">
            <text:p>0,953</text:p>
          </table:table-cell>
          <table:table-cell table:style-name="ce27" office:value-type="float" office:value="0.945" calcext:value-type="float">
            <text:p>0,945</text:p>
          </table:table-cell>
          <table:table-cell table:style-name="ce52" office:value-type="float" office:value="0.927" calcext:value-type="float">
            <text:p>0,927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84" calcext:value-type="float">
            <text:p>84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47" calcext:value-type="float">
            <text:p>47</text:p>
          </table:table-cell>
          <table:table-cell table:style-name="ce27" office:value-type="float" office:value="0.954" calcext:value-type="float">
            <text:p>0,954</text:p>
          </table:table-cell>
          <table:table-cell table:style-name="ce27" office:value-type="float" office:value="0.946" calcext:value-type="float">
            <text:p>0,946</text:p>
          </table:table-cell>
          <table:table-cell table:style-name="ce52" office:value-type="float" office:value="0.928" calcext:value-type="float">
            <text:p>0,928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85" calcext:value-type="float">
            <text:p>85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48" calcext:value-type="float">
            <text:p>48</text:p>
          </table:table-cell>
          <table:table-cell table:style-name="ce27" office:value-type="float" office:value="0.954" calcext:value-type="float">
            <text:p>0,954</text:p>
          </table:table-cell>
          <table:table-cell table:style-name="ce27" office:value-type="float" office:value="0.947" calcext:value-type="float">
            <text:p>0,947</text:p>
          </table:table-cell>
          <table:table-cell table:style-name="ce52" office:value-type="float" office:value="0.929" calcext:value-type="float">
            <text:p>0,929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86" calcext:value-type="float">
            <text:p>86</text:p>
          </table:table-cell>
          <table:table-cell table:style-name="ce21"/>
          <table:table-cell table:number-columns-repeated="6"/>
          <table:table-cell table:style-name="ce27"/>
          <table:table-cell table:style-name="ce35" office:value-type="float" office:value="49" calcext:value-type="float">
            <text:p>49</text:p>
          </table:table-cell>
          <table:table-cell table:style-name="ce27" office:value-type="float" office:value="0.955" calcext:value-type="float">
            <text:p>0,955</text:p>
          </table:table-cell>
          <table:table-cell table:style-name="ce27" office:value-type="float" office:value="0.947" calcext:value-type="float">
            <text:p>0,947</text:p>
          </table:table-cell>
          <table:table-cell table:style-name="ce52" office:value-type="float" office:value="0.929" calcext:value-type="float">
            <text:p>0,929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87" calcext:value-type="float">
            <text:p>87</text:p>
          </table:table-cell>
          <table:table-cell table:style-name="ce21"/>
          <table:table-cell table:number-columns-repeated="6"/>
          <table:table-cell table:style-name="ce27"/>
          <table:table-cell table:style-name="ce36" office:value-type="float" office:value="50" calcext:value-type="float">
            <text:p>50</text:p>
          </table:table-cell>
          <table:table-cell table:style-name="ce43" office:value-type="float" office:value="0.955" calcext:value-type="float">
            <text:p>0,955</text:p>
          </table:table-cell>
          <table:table-cell table:style-name="ce43" office:value-type="float" office:value="0.947" calcext:value-type="float">
            <text:p>0,947</text:p>
          </table:table-cell>
          <table:table-cell table:style-name="ce53" office:value-type="float" office:value="0.93" calcext:value-type="float">
            <text:p>0,93</text:p>
          </table:table-cell>
          <table:table-cell table:style-name="ce27" table:number-columns-repeated="60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88" calcext:value-type="float">
            <text:p>88</text:p>
          </table:table-cell>
          <table:table-cell table:style-name="ce21"/>
          <table:table-cell table:number-columns-repeated="6"/>
          <table:table-cell table:style-name="ce27" table:number-columns-repeated="2"/>
          <table:table-cell table:style-name="ce32"/>
          <table:table-cell table:style-name="ce27" table:number-columns-repeated="62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89" calcext:value-type="float">
            <text:p>89</text:p>
          </table:table-cell>
          <table:table-cell table:style-name="ce21"/>
          <table:table-cell table:number-columns-repeated="6"/>
          <table:table-cell table:style-name="ce27" table:number-columns-repeated="2"/>
          <table:table-cell table:style-name="ce32"/>
          <table:table-cell table:style-name="ce27" table:number-columns-repeated="62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90" calcext:value-type="float">
            <text:p>90</text:p>
          </table:table-cell>
          <table:table-cell table:style-name="ce21"/>
          <table:table-cell table:number-columns-repeated="6"/>
          <table:table-cell table:style-name="ce27" table:number-columns-repeated="2"/>
          <table:table-cell table:style-name="ce32"/>
          <table:table-cell table:style-name="ce27" table:number-columns-repeated="62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91" calcext:value-type="float">
            <text:p>91</text:p>
          </table:table-cell>
          <table:table-cell table:style-name="ce21"/>
          <table:table-cell table:number-columns-repeated="6"/>
          <table:table-cell table:style-name="ce27" table:number-columns-repeated="2"/>
          <table:table-cell table:style-name="ce32"/>
          <table:table-cell table:style-name="ce27" table:number-columns-repeated="62"/>
          <table:table-cell table:style-name="ce133" table:number-columns-repeated="2"/>
          <table:table-cell table:number-columns-repeated="181"/>
        </table:table-row>
        <table:table-row table:style-name="ro2">
          <table:table-cell/>
          <table:table-cell table:style-name="ce14" office:value-type="float" office:value="92" calcext:value-type="float">
            <text:p>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3" calcext:value-type="float">
            <text:p>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4" calcext:value-type="float">
            <text:p>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5" calcext:value-type="float">
            <text:p>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6" calcext:value-type="float">
            <text:p>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7" calcext:value-type="float">
            <text:p>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8" calcext:value-type="float">
            <text:p>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9" calcext:value-type="float">
            <text:p>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0" calcext:value-type="float">
            <text:p>1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1" calcext:value-type="float">
            <text:p>1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2" calcext:value-type="float">
            <text:p>1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3" calcext:value-type="float">
            <text:p>1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4" calcext:value-type="float">
            <text:p>1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5" calcext:value-type="float">
            <text:p>1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6" calcext:value-type="float">
            <text:p>1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7" calcext:value-type="float">
            <text:p>1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8" calcext:value-type="float">
            <text:p>1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9" calcext:value-type="float">
            <text:p>1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0" calcext:value-type="float">
            <text:p>1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1" calcext:value-type="float">
            <text:p>1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2" calcext:value-type="float">
            <text:p>1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3" calcext:value-type="float">
            <text:p>1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4" calcext:value-type="float">
            <text:p>1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5" calcext:value-type="float">
            <text:p>1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6" calcext:value-type="float">
            <text:p>1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7" calcext:value-type="float">
            <text:p>1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8" calcext:value-type="float">
            <text:p>1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9" calcext:value-type="float">
            <text:p>1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0" calcext:value-type="float">
            <text:p>1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1" calcext:value-type="float">
            <text:p>1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2" calcext:value-type="float">
            <text:p>1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3" calcext:value-type="float">
            <text:p>1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4" calcext:value-type="float">
            <text:p>1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5" calcext:value-type="float">
            <text:p>1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6" calcext:value-type="float">
            <text:p>1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7" calcext:value-type="float">
            <text:p>1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8" calcext:value-type="float">
            <text:p>1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9" calcext:value-type="float">
            <text:p>1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0" calcext:value-type="float">
            <text:p>1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1" calcext:value-type="float">
            <text:p>1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2" calcext:value-type="float">
            <text:p>1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3" calcext:value-type="float">
            <text:p>1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4" calcext:value-type="float">
            <text:p>1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5" calcext:value-type="float">
            <text:p>1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6" calcext:value-type="float">
            <text:p>1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7" calcext:value-type="float">
            <text:p>1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8" calcext:value-type="float">
            <text:p>1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9" calcext:value-type="float">
            <text:p>1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0" calcext:value-type="float">
            <text:p>1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1" calcext:value-type="float">
            <text:p>1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2" calcext:value-type="float">
            <text:p>1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3" calcext:value-type="float">
            <text:p>1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4" calcext:value-type="float">
            <text:p>1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5" calcext:value-type="float">
            <text:p>1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6" calcext:value-type="float">
            <text:p>1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7" calcext:value-type="float">
            <text:p>1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8" calcext:value-type="float">
            <text:p>1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9" calcext:value-type="float">
            <text:p>1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0" calcext:value-type="float">
            <text:p>1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1" calcext:value-type="float">
            <text:p>1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2" calcext:value-type="float">
            <text:p>1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3" calcext:value-type="float">
            <text:p>1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4" calcext:value-type="float">
            <text:p>1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5" calcext:value-type="float">
            <text:p>1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6" calcext:value-type="float">
            <text:p>1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7" calcext:value-type="float">
            <text:p>1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8" calcext:value-type="float">
            <text:p>1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9" calcext:value-type="float">
            <text:p>1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0" calcext:value-type="float">
            <text:p>1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1" calcext:value-type="float">
            <text:p>1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2" calcext:value-type="float">
            <text:p>1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3" calcext:value-type="float">
            <text:p>1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4" calcext:value-type="float">
            <text:p>1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5" calcext:value-type="float">
            <text:p>1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6" calcext:value-type="float">
            <text:p>1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7" calcext:value-type="float">
            <text:p>1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8" calcext:value-type="float">
            <text:p>1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9" calcext:value-type="float">
            <text:p>1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0" calcext:value-type="float">
            <text:p>1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1" calcext:value-type="float">
            <text:p>1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2" calcext:value-type="float">
            <text:p>1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3" calcext:value-type="float">
            <text:p>1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4" calcext:value-type="float">
            <text:p>1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5" calcext:value-type="float">
            <text:p>1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6" calcext:value-type="float">
            <text:p>1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7" calcext:value-type="float">
            <text:p>1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8" calcext:value-type="float">
            <text:p>1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9" calcext:value-type="float">
            <text:p>1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0" calcext:value-type="float">
            <text:p>1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1" calcext:value-type="float">
            <text:p>1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2" calcext:value-type="float">
            <text:p>1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3" calcext:value-type="float">
            <text:p>1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4" calcext:value-type="float">
            <text:p>1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5" calcext:value-type="float">
            <text:p>1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6" calcext:value-type="float">
            <text:p>1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7" calcext:value-type="float">
            <text:p>1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8" calcext:value-type="float">
            <text:p>1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9" calcext:value-type="float">
            <text:p>1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0" calcext:value-type="float">
            <text:p>1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1" calcext:value-type="float">
            <text:p>1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2" calcext:value-type="float">
            <text:p>1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3" calcext:value-type="float">
            <text:p>1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4" calcext:value-type="float">
            <text:p>1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5" calcext:value-type="float">
            <text:p>1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6" calcext:value-type="float">
            <text:p>1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7" calcext:value-type="float">
            <text:p>1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8" calcext:value-type="float">
            <text:p>1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9" calcext:value-type="float">
            <text:p>1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0" calcext:value-type="float">
            <text:p>2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1" calcext:value-type="float">
            <text:p>2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2" calcext:value-type="float">
            <text:p>2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3" calcext:value-type="float">
            <text:p>2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4" calcext:value-type="float">
            <text:p>2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5" calcext:value-type="float">
            <text:p>2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6" calcext:value-type="float">
            <text:p>2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7" calcext:value-type="float">
            <text:p>2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8" calcext:value-type="float">
            <text:p>2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9" calcext:value-type="float">
            <text:p>2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10" calcext:value-type="float">
            <text:p>2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11" calcext:value-type="float">
            <text:p>2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12" calcext:value-type="float">
            <text:p>2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13" calcext:value-type="float">
            <text:p>2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14" calcext:value-type="float">
            <text:p>2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15" calcext:value-type="float">
            <text:p>2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16" calcext:value-type="float">
            <text:p>2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17" calcext:value-type="float">
            <text:p>2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18" calcext:value-type="float">
            <text:p>2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19" calcext:value-type="float">
            <text:p>2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20" calcext:value-type="float">
            <text:p>2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21" calcext:value-type="float">
            <text:p>2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22" calcext:value-type="float">
            <text:p>2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23" calcext:value-type="float">
            <text:p>2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24" calcext:value-type="float">
            <text:p>2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25" calcext:value-type="float">
            <text:p>2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26" calcext:value-type="float">
            <text:p>2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27" calcext:value-type="float">
            <text:p>2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28" calcext:value-type="float">
            <text:p>2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29" calcext:value-type="float">
            <text:p>2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30" calcext:value-type="float">
            <text:p>2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31" calcext:value-type="float">
            <text:p>2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32" calcext:value-type="float">
            <text:p>2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33" calcext:value-type="float">
            <text:p>2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34" calcext:value-type="float">
            <text:p>2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35" calcext:value-type="float">
            <text:p>2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36" calcext:value-type="float">
            <text:p>2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37" calcext:value-type="float">
            <text:p>2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38" calcext:value-type="float">
            <text:p>2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39" calcext:value-type="float">
            <text:p>2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40" calcext:value-type="float">
            <text:p>2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41" calcext:value-type="float">
            <text:p>2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42" calcext:value-type="float">
            <text:p>2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43" calcext:value-type="float">
            <text:p>2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44" calcext:value-type="float">
            <text:p>2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45" calcext:value-type="float">
            <text:p>2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46" calcext:value-type="float">
            <text:p>2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47" calcext:value-type="float">
            <text:p>2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48" calcext:value-type="float">
            <text:p>2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49" calcext:value-type="float">
            <text:p>2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50" calcext:value-type="float">
            <text:p>2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51" calcext:value-type="float">
            <text:p>2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52" calcext:value-type="float">
            <text:p>2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53" calcext:value-type="float">
            <text:p>2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54" calcext:value-type="float">
            <text:p>2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55" calcext:value-type="float">
            <text:p>2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56" calcext:value-type="float">
            <text:p>2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57" calcext:value-type="float">
            <text:p>2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58" calcext:value-type="float">
            <text:p>2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59" calcext:value-type="float">
            <text:p>2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60" calcext:value-type="float">
            <text:p>2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61" calcext:value-type="float">
            <text:p>2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62" calcext:value-type="float">
            <text:p>2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63" calcext:value-type="float">
            <text:p>2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64" calcext:value-type="float">
            <text:p>2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65" calcext:value-type="float">
            <text:p>2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66" calcext:value-type="float">
            <text:p>2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67" calcext:value-type="float">
            <text:p>2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68" calcext:value-type="float">
            <text:p>2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69" calcext:value-type="float">
            <text:p>2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70" calcext:value-type="float">
            <text:p>2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71" calcext:value-type="float">
            <text:p>2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72" calcext:value-type="float">
            <text:p>2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73" calcext:value-type="float">
            <text:p>2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74" calcext:value-type="float">
            <text:p>2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75" calcext:value-type="float">
            <text:p>2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76" calcext:value-type="float">
            <text:p>2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77" calcext:value-type="float">
            <text:p>2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78" calcext:value-type="float">
            <text:p>2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79" calcext:value-type="float">
            <text:p>2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80" calcext:value-type="float">
            <text:p>2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81" calcext:value-type="float">
            <text:p>2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82" calcext:value-type="float">
            <text:p>2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83" calcext:value-type="float">
            <text:p>2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84" calcext:value-type="float">
            <text:p>2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85" calcext:value-type="float">
            <text:p>2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86" calcext:value-type="float">
            <text:p>2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87" calcext:value-type="float">
            <text:p>2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88" calcext:value-type="float">
            <text:p>2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89" calcext:value-type="float">
            <text:p>2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90" calcext:value-type="float">
            <text:p>2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91" calcext:value-type="float">
            <text:p>2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92" calcext:value-type="float">
            <text:p>2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93" calcext:value-type="float">
            <text:p>2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94" calcext:value-type="float">
            <text:p>2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95" calcext:value-type="float">
            <text:p>2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96" calcext:value-type="float">
            <text:p>2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97" calcext:value-type="float">
            <text:p>2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98" calcext:value-type="float">
            <text:p>2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99" calcext:value-type="float">
            <text:p>2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00" calcext:value-type="float">
            <text:p>3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01" calcext:value-type="float">
            <text:p>3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02" calcext:value-type="float">
            <text:p>3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03" calcext:value-type="float">
            <text:p>3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04" calcext:value-type="float">
            <text:p>3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05" calcext:value-type="float">
            <text:p>3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06" calcext:value-type="float">
            <text:p>3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07" calcext:value-type="float">
            <text:p>3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08" calcext:value-type="float">
            <text:p>3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09" calcext:value-type="float">
            <text:p>3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10" calcext:value-type="float">
            <text:p>3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11" calcext:value-type="float">
            <text:p>3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12" calcext:value-type="float">
            <text:p>3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13" calcext:value-type="float">
            <text:p>3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14" calcext:value-type="float">
            <text:p>3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15" calcext:value-type="float">
            <text:p>3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16" calcext:value-type="float">
            <text:p>3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17" calcext:value-type="float">
            <text:p>3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18" calcext:value-type="float">
            <text:p>3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19" calcext:value-type="float">
            <text:p>3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20" calcext:value-type="float">
            <text:p>3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21" calcext:value-type="float">
            <text:p>3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22" calcext:value-type="float">
            <text:p>3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23" calcext:value-type="float">
            <text:p>3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24" calcext:value-type="float">
            <text:p>3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25" calcext:value-type="float">
            <text:p>3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26" calcext:value-type="float">
            <text:p>3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27" calcext:value-type="float">
            <text:p>3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28" calcext:value-type="float">
            <text:p>3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29" calcext:value-type="float">
            <text:p>3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30" calcext:value-type="float">
            <text:p>3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31" calcext:value-type="float">
            <text:p>3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32" calcext:value-type="float">
            <text:p>3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33" calcext:value-type="float">
            <text:p>3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34" calcext:value-type="float">
            <text:p>3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35" calcext:value-type="float">
            <text:p>3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36" calcext:value-type="float">
            <text:p>3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37" calcext:value-type="float">
            <text:p>3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38" calcext:value-type="float">
            <text:p>3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39" calcext:value-type="float">
            <text:p>3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40" calcext:value-type="float">
            <text:p>3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41" calcext:value-type="float">
            <text:p>3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42" calcext:value-type="float">
            <text:p>3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43" calcext:value-type="float">
            <text:p>3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44" calcext:value-type="float">
            <text:p>3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45" calcext:value-type="float">
            <text:p>3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46" calcext:value-type="float">
            <text:p>3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47" calcext:value-type="float">
            <text:p>3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48" calcext:value-type="float">
            <text:p>3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49" calcext:value-type="float">
            <text:p>3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50" calcext:value-type="float">
            <text:p>3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51" calcext:value-type="float">
            <text:p>3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52" calcext:value-type="float">
            <text:p>3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53" calcext:value-type="float">
            <text:p>3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54" calcext:value-type="float">
            <text:p>3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55" calcext:value-type="float">
            <text:p>3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56" calcext:value-type="float">
            <text:p>3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57" calcext:value-type="float">
            <text:p>3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58" calcext:value-type="float">
            <text:p>3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59" calcext:value-type="float">
            <text:p>3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60" calcext:value-type="float">
            <text:p>3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61" calcext:value-type="float">
            <text:p>3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62" calcext:value-type="float">
            <text:p>3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63" calcext:value-type="float">
            <text:p>3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64" calcext:value-type="float">
            <text:p>3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65" calcext:value-type="float">
            <text:p>3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66" calcext:value-type="float">
            <text:p>3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67" calcext:value-type="float">
            <text:p>3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68" calcext:value-type="float">
            <text:p>3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69" calcext:value-type="float">
            <text:p>3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70" calcext:value-type="float">
            <text:p>3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71" calcext:value-type="float">
            <text:p>3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72" calcext:value-type="float">
            <text:p>3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73" calcext:value-type="float">
            <text:p>3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74" calcext:value-type="float">
            <text:p>3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75" calcext:value-type="float">
            <text:p>3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76" calcext:value-type="float">
            <text:p>3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77" calcext:value-type="float">
            <text:p>3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78" calcext:value-type="float">
            <text:p>3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79" calcext:value-type="float">
            <text:p>3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80" calcext:value-type="float">
            <text:p>3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81" calcext:value-type="float">
            <text:p>3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82" calcext:value-type="float">
            <text:p>3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83" calcext:value-type="float">
            <text:p>3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84" calcext:value-type="float">
            <text:p>3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85" calcext:value-type="float">
            <text:p>3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86" calcext:value-type="float">
            <text:p>3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87" calcext:value-type="float">
            <text:p>3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88" calcext:value-type="float">
            <text:p>3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89" calcext:value-type="float">
            <text:p>3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90" calcext:value-type="float">
            <text:p>3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91" calcext:value-type="float">
            <text:p>3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92" calcext:value-type="float">
            <text:p>3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93" calcext:value-type="float">
            <text:p>3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94" calcext:value-type="float">
            <text:p>3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95" calcext:value-type="float">
            <text:p>3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96" calcext:value-type="float">
            <text:p>3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97" calcext:value-type="float">
            <text:p>3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98" calcext:value-type="float">
            <text:p>3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399" calcext:value-type="float">
            <text:p>3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00" calcext:value-type="float">
            <text:p>4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01" calcext:value-type="float">
            <text:p>4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02" calcext:value-type="float">
            <text:p>4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03" calcext:value-type="float">
            <text:p>4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04" calcext:value-type="float">
            <text:p>4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05" calcext:value-type="float">
            <text:p>4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06" calcext:value-type="float">
            <text:p>4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07" calcext:value-type="float">
            <text:p>4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08" calcext:value-type="float">
            <text:p>4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09" calcext:value-type="float">
            <text:p>4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10" calcext:value-type="float">
            <text:p>4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11" calcext:value-type="float">
            <text:p>4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12" calcext:value-type="float">
            <text:p>4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13" calcext:value-type="float">
            <text:p>4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14" calcext:value-type="float">
            <text:p>4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15" calcext:value-type="float">
            <text:p>4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16" calcext:value-type="float">
            <text:p>4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17" calcext:value-type="float">
            <text:p>4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18" calcext:value-type="float">
            <text:p>4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19" calcext:value-type="float">
            <text:p>4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20" calcext:value-type="float">
            <text:p>4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21" calcext:value-type="float">
            <text:p>4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22" calcext:value-type="float">
            <text:p>4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23" calcext:value-type="float">
            <text:p>4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24" calcext:value-type="float">
            <text:p>4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25" calcext:value-type="float">
            <text:p>4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26" calcext:value-type="float">
            <text:p>4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27" calcext:value-type="float">
            <text:p>4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28" calcext:value-type="float">
            <text:p>4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29" calcext:value-type="float">
            <text:p>4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30" calcext:value-type="float">
            <text:p>4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31" calcext:value-type="float">
            <text:p>4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32" calcext:value-type="float">
            <text:p>4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33" calcext:value-type="float">
            <text:p>4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34" calcext:value-type="float">
            <text:p>4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35" calcext:value-type="float">
            <text:p>4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36" calcext:value-type="float">
            <text:p>4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37" calcext:value-type="float">
            <text:p>4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38" calcext:value-type="float">
            <text:p>4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39" calcext:value-type="float">
            <text:p>4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40" calcext:value-type="float">
            <text:p>4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41" calcext:value-type="float">
            <text:p>4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42" calcext:value-type="float">
            <text:p>4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43" calcext:value-type="float">
            <text:p>4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44" calcext:value-type="float">
            <text:p>4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45" calcext:value-type="float">
            <text:p>4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46" calcext:value-type="float">
            <text:p>4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47" calcext:value-type="float">
            <text:p>4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48" calcext:value-type="float">
            <text:p>4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49" calcext:value-type="float">
            <text:p>4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50" calcext:value-type="float">
            <text:p>4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51" calcext:value-type="float">
            <text:p>4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52" calcext:value-type="float">
            <text:p>4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53" calcext:value-type="float">
            <text:p>4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54" calcext:value-type="float">
            <text:p>4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55" calcext:value-type="float">
            <text:p>4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56" calcext:value-type="float">
            <text:p>4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57" calcext:value-type="float">
            <text:p>4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58" calcext:value-type="float">
            <text:p>4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59" calcext:value-type="float">
            <text:p>4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60" calcext:value-type="float">
            <text:p>4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61" calcext:value-type="float">
            <text:p>4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62" calcext:value-type="float">
            <text:p>4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63" calcext:value-type="float">
            <text:p>4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64" calcext:value-type="float">
            <text:p>4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65" calcext:value-type="float">
            <text:p>4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66" calcext:value-type="float">
            <text:p>4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67" calcext:value-type="float">
            <text:p>4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68" calcext:value-type="float">
            <text:p>4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69" calcext:value-type="float">
            <text:p>4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70" calcext:value-type="float">
            <text:p>4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71" calcext:value-type="float">
            <text:p>4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72" calcext:value-type="float">
            <text:p>4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73" calcext:value-type="float">
            <text:p>4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74" calcext:value-type="float">
            <text:p>4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75" calcext:value-type="float">
            <text:p>4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76" calcext:value-type="float">
            <text:p>4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77" calcext:value-type="float">
            <text:p>4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78" calcext:value-type="float">
            <text:p>4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79" calcext:value-type="float">
            <text:p>4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80" calcext:value-type="float">
            <text:p>4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81" calcext:value-type="float">
            <text:p>4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82" calcext:value-type="float">
            <text:p>4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83" calcext:value-type="float">
            <text:p>4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84" calcext:value-type="float">
            <text:p>4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85" calcext:value-type="float">
            <text:p>4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86" calcext:value-type="float">
            <text:p>4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87" calcext:value-type="float">
            <text:p>4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88" calcext:value-type="float">
            <text:p>4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89" calcext:value-type="float">
            <text:p>4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90" calcext:value-type="float">
            <text:p>4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91" calcext:value-type="float">
            <text:p>4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92" calcext:value-type="float">
            <text:p>4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93" calcext:value-type="float">
            <text:p>4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94" calcext:value-type="float">
            <text:p>4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95" calcext:value-type="float">
            <text:p>4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96" calcext:value-type="float">
            <text:p>4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97" calcext:value-type="float">
            <text:p>4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98" calcext:value-type="float">
            <text:p>4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499" calcext:value-type="float">
            <text:p>4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00" calcext:value-type="float">
            <text:p>5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01" calcext:value-type="float">
            <text:p>5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02" calcext:value-type="float">
            <text:p>5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03" calcext:value-type="float">
            <text:p>5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04" calcext:value-type="float">
            <text:p>5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05" calcext:value-type="float">
            <text:p>5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06" calcext:value-type="float">
            <text:p>5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07" calcext:value-type="float">
            <text:p>5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08" calcext:value-type="float">
            <text:p>5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09" calcext:value-type="float">
            <text:p>5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10" calcext:value-type="float">
            <text:p>5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11" calcext:value-type="float">
            <text:p>5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12" calcext:value-type="float">
            <text:p>5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13" calcext:value-type="float">
            <text:p>5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14" calcext:value-type="float">
            <text:p>5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15" calcext:value-type="float">
            <text:p>5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16" calcext:value-type="float">
            <text:p>5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17" calcext:value-type="float">
            <text:p>5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18" calcext:value-type="float">
            <text:p>5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19" calcext:value-type="float">
            <text:p>5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20" calcext:value-type="float">
            <text:p>5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21" calcext:value-type="float">
            <text:p>5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22" calcext:value-type="float">
            <text:p>5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23" calcext:value-type="float">
            <text:p>5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24" calcext:value-type="float">
            <text:p>5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25" calcext:value-type="float">
            <text:p>5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26" calcext:value-type="float">
            <text:p>5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27" calcext:value-type="float">
            <text:p>5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28" calcext:value-type="float">
            <text:p>5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29" calcext:value-type="float">
            <text:p>5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30" calcext:value-type="float">
            <text:p>5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31" calcext:value-type="float">
            <text:p>5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32" calcext:value-type="float">
            <text:p>5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33" calcext:value-type="float">
            <text:p>5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34" calcext:value-type="float">
            <text:p>5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35" calcext:value-type="float">
            <text:p>5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36" calcext:value-type="float">
            <text:p>5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37" calcext:value-type="float">
            <text:p>5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38" calcext:value-type="float">
            <text:p>5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39" calcext:value-type="float">
            <text:p>5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40" calcext:value-type="float">
            <text:p>5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41" calcext:value-type="float">
            <text:p>5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42" calcext:value-type="float">
            <text:p>5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43" calcext:value-type="float">
            <text:p>5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44" calcext:value-type="float">
            <text:p>5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45" calcext:value-type="float">
            <text:p>5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46" calcext:value-type="float">
            <text:p>5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47" calcext:value-type="float">
            <text:p>5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48" calcext:value-type="float">
            <text:p>5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49" calcext:value-type="float">
            <text:p>5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50" calcext:value-type="float">
            <text:p>5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51" calcext:value-type="float">
            <text:p>5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52" calcext:value-type="float">
            <text:p>5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53" calcext:value-type="float">
            <text:p>5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54" calcext:value-type="float">
            <text:p>5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55" calcext:value-type="float">
            <text:p>5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56" calcext:value-type="float">
            <text:p>5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57" calcext:value-type="float">
            <text:p>5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58" calcext:value-type="float">
            <text:p>5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59" calcext:value-type="float">
            <text:p>5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60" calcext:value-type="float">
            <text:p>5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61" calcext:value-type="float">
            <text:p>5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62" calcext:value-type="float">
            <text:p>5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63" calcext:value-type="float">
            <text:p>5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64" calcext:value-type="float">
            <text:p>5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65" calcext:value-type="float">
            <text:p>5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66" calcext:value-type="float">
            <text:p>5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67" calcext:value-type="float">
            <text:p>5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68" calcext:value-type="float">
            <text:p>5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69" calcext:value-type="float">
            <text:p>5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70" calcext:value-type="float">
            <text:p>5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71" calcext:value-type="float">
            <text:p>5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72" calcext:value-type="float">
            <text:p>5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73" calcext:value-type="float">
            <text:p>5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74" calcext:value-type="float">
            <text:p>5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75" calcext:value-type="float">
            <text:p>5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76" calcext:value-type="float">
            <text:p>5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77" calcext:value-type="float">
            <text:p>5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78" calcext:value-type="float">
            <text:p>5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79" calcext:value-type="float">
            <text:p>5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80" calcext:value-type="float">
            <text:p>5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81" calcext:value-type="float">
            <text:p>5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82" calcext:value-type="float">
            <text:p>5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83" calcext:value-type="float">
            <text:p>5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84" calcext:value-type="float">
            <text:p>5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85" calcext:value-type="float">
            <text:p>5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86" calcext:value-type="float">
            <text:p>5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87" calcext:value-type="float">
            <text:p>5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88" calcext:value-type="float">
            <text:p>5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89" calcext:value-type="float">
            <text:p>5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90" calcext:value-type="float">
            <text:p>5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91" calcext:value-type="float">
            <text:p>5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92" calcext:value-type="float">
            <text:p>5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93" calcext:value-type="float">
            <text:p>5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94" calcext:value-type="float">
            <text:p>5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95" calcext:value-type="float">
            <text:p>5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96" calcext:value-type="float">
            <text:p>5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97" calcext:value-type="float">
            <text:p>5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98" calcext:value-type="float">
            <text:p>5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599" calcext:value-type="float">
            <text:p>5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00" calcext:value-type="float">
            <text:p>6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01" calcext:value-type="float">
            <text:p>6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02" calcext:value-type="float">
            <text:p>6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03" calcext:value-type="float">
            <text:p>6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04" calcext:value-type="float">
            <text:p>6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05" calcext:value-type="float">
            <text:p>6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06" calcext:value-type="float">
            <text:p>6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07" calcext:value-type="float">
            <text:p>6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08" calcext:value-type="float">
            <text:p>6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09" calcext:value-type="float">
            <text:p>6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10" calcext:value-type="float">
            <text:p>6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11" calcext:value-type="float">
            <text:p>6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12" calcext:value-type="float">
            <text:p>6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13" calcext:value-type="float">
            <text:p>6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14" calcext:value-type="float">
            <text:p>6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15" calcext:value-type="float">
            <text:p>6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16" calcext:value-type="float">
            <text:p>6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17" calcext:value-type="float">
            <text:p>6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18" calcext:value-type="float">
            <text:p>6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19" calcext:value-type="float">
            <text:p>6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20" calcext:value-type="float">
            <text:p>6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21" calcext:value-type="float">
            <text:p>6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22" calcext:value-type="float">
            <text:p>6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23" calcext:value-type="float">
            <text:p>6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24" calcext:value-type="float">
            <text:p>6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25" calcext:value-type="float">
            <text:p>6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26" calcext:value-type="float">
            <text:p>6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27" calcext:value-type="float">
            <text:p>6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28" calcext:value-type="float">
            <text:p>6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29" calcext:value-type="float">
            <text:p>6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30" calcext:value-type="float">
            <text:p>6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31" calcext:value-type="float">
            <text:p>6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32" calcext:value-type="float">
            <text:p>6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33" calcext:value-type="float">
            <text:p>6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34" calcext:value-type="float">
            <text:p>6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35" calcext:value-type="float">
            <text:p>6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36" calcext:value-type="float">
            <text:p>6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37" calcext:value-type="float">
            <text:p>6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38" calcext:value-type="float">
            <text:p>6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39" calcext:value-type="float">
            <text:p>6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40" calcext:value-type="float">
            <text:p>6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41" calcext:value-type="float">
            <text:p>6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42" calcext:value-type="float">
            <text:p>6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43" calcext:value-type="float">
            <text:p>6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44" calcext:value-type="float">
            <text:p>6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45" calcext:value-type="float">
            <text:p>6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46" calcext:value-type="float">
            <text:p>6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47" calcext:value-type="float">
            <text:p>6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48" calcext:value-type="float">
            <text:p>6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49" calcext:value-type="float">
            <text:p>6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50" calcext:value-type="float">
            <text:p>6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51" calcext:value-type="float">
            <text:p>6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52" calcext:value-type="float">
            <text:p>6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53" calcext:value-type="float">
            <text:p>6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54" calcext:value-type="float">
            <text:p>6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55" calcext:value-type="float">
            <text:p>6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56" calcext:value-type="float">
            <text:p>6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57" calcext:value-type="float">
            <text:p>6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58" calcext:value-type="float">
            <text:p>6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59" calcext:value-type="float">
            <text:p>6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60" calcext:value-type="float">
            <text:p>6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61" calcext:value-type="float">
            <text:p>6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62" calcext:value-type="float">
            <text:p>6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63" calcext:value-type="float">
            <text:p>6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64" calcext:value-type="float">
            <text:p>6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65" calcext:value-type="float">
            <text:p>6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66" calcext:value-type="float">
            <text:p>6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67" calcext:value-type="float">
            <text:p>6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68" calcext:value-type="float">
            <text:p>6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69" calcext:value-type="float">
            <text:p>6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70" calcext:value-type="float">
            <text:p>6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71" calcext:value-type="float">
            <text:p>6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72" calcext:value-type="float">
            <text:p>6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73" calcext:value-type="float">
            <text:p>6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74" calcext:value-type="float">
            <text:p>6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75" calcext:value-type="float">
            <text:p>6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76" calcext:value-type="float">
            <text:p>6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77" calcext:value-type="float">
            <text:p>6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78" calcext:value-type="float">
            <text:p>6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79" calcext:value-type="float">
            <text:p>6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80" calcext:value-type="float">
            <text:p>6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81" calcext:value-type="float">
            <text:p>6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82" calcext:value-type="float">
            <text:p>6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83" calcext:value-type="float">
            <text:p>6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84" calcext:value-type="float">
            <text:p>6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85" calcext:value-type="float">
            <text:p>6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86" calcext:value-type="float">
            <text:p>6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87" calcext:value-type="float">
            <text:p>6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88" calcext:value-type="float">
            <text:p>6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89" calcext:value-type="float">
            <text:p>6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90" calcext:value-type="float">
            <text:p>6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91" calcext:value-type="float">
            <text:p>6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92" calcext:value-type="float">
            <text:p>6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93" calcext:value-type="float">
            <text:p>6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94" calcext:value-type="float">
            <text:p>6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95" calcext:value-type="float">
            <text:p>6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96" calcext:value-type="float">
            <text:p>6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97" calcext:value-type="float">
            <text:p>6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98" calcext:value-type="float">
            <text:p>6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699" calcext:value-type="float">
            <text:p>6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00" calcext:value-type="float">
            <text:p>7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01" calcext:value-type="float">
            <text:p>7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02" calcext:value-type="float">
            <text:p>7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03" calcext:value-type="float">
            <text:p>7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04" calcext:value-type="float">
            <text:p>7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05" calcext:value-type="float">
            <text:p>7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06" calcext:value-type="float">
            <text:p>7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07" calcext:value-type="float">
            <text:p>7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08" calcext:value-type="float">
            <text:p>7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09" calcext:value-type="float">
            <text:p>7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10" calcext:value-type="float">
            <text:p>7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11" calcext:value-type="float">
            <text:p>7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12" calcext:value-type="float">
            <text:p>7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13" calcext:value-type="float">
            <text:p>7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14" calcext:value-type="float">
            <text:p>7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15" calcext:value-type="float">
            <text:p>7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16" calcext:value-type="float">
            <text:p>7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17" calcext:value-type="float">
            <text:p>7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18" calcext:value-type="float">
            <text:p>7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19" calcext:value-type="float">
            <text:p>7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20" calcext:value-type="float">
            <text:p>7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21" calcext:value-type="float">
            <text:p>7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22" calcext:value-type="float">
            <text:p>7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23" calcext:value-type="float">
            <text:p>7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24" calcext:value-type="float">
            <text:p>7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25" calcext:value-type="float">
            <text:p>7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26" calcext:value-type="float">
            <text:p>7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27" calcext:value-type="float">
            <text:p>7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28" calcext:value-type="float">
            <text:p>7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29" calcext:value-type="float">
            <text:p>7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30" calcext:value-type="float">
            <text:p>7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31" calcext:value-type="float">
            <text:p>7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32" calcext:value-type="float">
            <text:p>7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33" calcext:value-type="float">
            <text:p>7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34" calcext:value-type="float">
            <text:p>7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35" calcext:value-type="float">
            <text:p>7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36" calcext:value-type="float">
            <text:p>7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37" calcext:value-type="float">
            <text:p>7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38" calcext:value-type="float">
            <text:p>7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39" calcext:value-type="float">
            <text:p>7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40" calcext:value-type="float">
            <text:p>7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41" calcext:value-type="float">
            <text:p>7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42" calcext:value-type="float">
            <text:p>7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43" calcext:value-type="float">
            <text:p>7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44" calcext:value-type="float">
            <text:p>7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45" calcext:value-type="float">
            <text:p>7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46" calcext:value-type="float">
            <text:p>7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47" calcext:value-type="float">
            <text:p>7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48" calcext:value-type="float">
            <text:p>7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49" calcext:value-type="float">
            <text:p>7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50" calcext:value-type="float">
            <text:p>7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51" calcext:value-type="float">
            <text:p>7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52" calcext:value-type="float">
            <text:p>7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53" calcext:value-type="float">
            <text:p>7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54" calcext:value-type="float">
            <text:p>7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55" calcext:value-type="float">
            <text:p>7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56" calcext:value-type="float">
            <text:p>7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57" calcext:value-type="float">
            <text:p>7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58" calcext:value-type="float">
            <text:p>7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59" calcext:value-type="float">
            <text:p>7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60" calcext:value-type="float">
            <text:p>7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61" calcext:value-type="float">
            <text:p>7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62" calcext:value-type="float">
            <text:p>7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63" calcext:value-type="float">
            <text:p>7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64" calcext:value-type="float">
            <text:p>7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65" calcext:value-type="float">
            <text:p>7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66" calcext:value-type="float">
            <text:p>7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67" calcext:value-type="float">
            <text:p>7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68" calcext:value-type="float">
            <text:p>7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69" calcext:value-type="float">
            <text:p>7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70" calcext:value-type="float">
            <text:p>7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71" calcext:value-type="float">
            <text:p>7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72" calcext:value-type="float">
            <text:p>7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73" calcext:value-type="float">
            <text:p>7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74" calcext:value-type="float">
            <text:p>7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75" calcext:value-type="float">
            <text:p>7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76" calcext:value-type="float">
            <text:p>7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77" calcext:value-type="float">
            <text:p>7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78" calcext:value-type="float">
            <text:p>7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79" calcext:value-type="float">
            <text:p>7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80" calcext:value-type="float">
            <text:p>7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81" calcext:value-type="float">
            <text:p>7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82" calcext:value-type="float">
            <text:p>7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83" calcext:value-type="float">
            <text:p>7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84" calcext:value-type="float">
            <text:p>7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85" calcext:value-type="float">
            <text:p>7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86" calcext:value-type="float">
            <text:p>7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87" calcext:value-type="float">
            <text:p>7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88" calcext:value-type="float">
            <text:p>7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89" calcext:value-type="float">
            <text:p>7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90" calcext:value-type="float">
            <text:p>7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91" calcext:value-type="float">
            <text:p>7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92" calcext:value-type="float">
            <text:p>7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93" calcext:value-type="float">
            <text:p>7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94" calcext:value-type="float">
            <text:p>7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95" calcext:value-type="float">
            <text:p>7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96" calcext:value-type="float">
            <text:p>7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97" calcext:value-type="float">
            <text:p>7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98" calcext:value-type="float">
            <text:p>7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799" calcext:value-type="float">
            <text:p>7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00" calcext:value-type="float">
            <text:p>8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01" calcext:value-type="float">
            <text:p>8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02" calcext:value-type="float">
            <text:p>8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03" calcext:value-type="float">
            <text:p>8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04" calcext:value-type="float">
            <text:p>8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05" calcext:value-type="float">
            <text:p>8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06" calcext:value-type="float">
            <text:p>8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07" calcext:value-type="float">
            <text:p>8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08" calcext:value-type="float">
            <text:p>8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09" calcext:value-type="float">
            <text:p>8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10" calcext:value-type="float">
            <text:p>8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11" calcext:value-type="float">
            <text:p>8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12" calcext:value-type="float">
            <text:p>8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13" calcext:value-type="float">
            <text:p>8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14" calcext:value-type="float">
            <text:p>8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15" calcext:value-type="float">
            <text:p>8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16" calcext:value-type="float">
            <text:p>8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17" calcext:value-type="float">
            <text:p>8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18" calcext:value-type="float">
            <text:p>8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19" calcext:value-type="float">
            <text:p>8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20" calcext:value-type="float">
            <text:p>8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21" calcext:value-type="float">
            <text:p>8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22" calcext:value-type="float">
            <text:p>8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23" calcext:value-type="float">
            <text:p>8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24" calcext:value-type="float">
            <text:p>8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25" calcext:value-type="float">
            <text:p>8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26" calcext:value-type="float">
            <text:p>8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27" calcext:value-type="float">
            <text:p>8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28" calcext:value-type="float">
            <text:p>8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29" calcext:value-type="float">
            <text:p>8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30" calcext:value-type="float">
            <text:p>8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31" calcext:value-type="float">
            <text:p>8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32" calcext:value-type="float">
            <text:p>8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33" calcext:value-type="float">
            <text:p>8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34" calcext:value-type="float">
            <text:p>8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35" calcext:value-type="float">
            <text:p>8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36" calcext:value-type="float">
            <text:p>8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37" calcext:value-type="float">
            <text:p>8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38" calcext:value-type="float">
            <text:p>8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39" calcext:value-type="float">
            <text:p>8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40" calcext:value-type="float">
            <text:p>8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41" calcext:value-type="float">
            <text:p>8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42" calcext:value-type="float">
            <text:p>8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43" calcext:value-type="float">
            <text:p>8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44" calcext:value-type="float">
            <text:p>8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45" calcext:value-type="float">
            <text:p>8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46" calcext:value-type="float">
            <text:p>8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47" calcext:value-type="float">
            <text:p>8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48" calcext:value-type="float">
            <text:p>8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49" calcext:value-type="float">
            <text:p>8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50" calcext:value-type="float">
            <text:p>8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51" calcext:value-type="float">
            <text:p>8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52" calcext:value-type="float">
            <text:p>8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53" calcext:value-type="float">
            <text:p>8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54" calcext:value-type="float">
            <text:p>8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55" calcext:value-type="float">
            <text:p>8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56" calcext:value-type="float">
            <text:p>8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57" calcext:value-type="float">
            <text:p>8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58" calcext:value-type="float">
            <text:p>8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59" calcext:value-type="float">
            <text:p>8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60" calcext:value-type="float">
            <text:p>8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61" calcext:value-type="float">
            <text:p>8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62" calcext:value-type="float">
            <text:p>8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63" calcext:value-type="float">
            <text:p>8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64" calcext:value-type="float">
            <text:p>8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65" calcext:value-type="float">
            <text:p>8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66" calcext:value-type="float">
            <text:p>8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67" calcext:value-type="float">
            <text:p>8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68" calcext:value-type="float">
            <text:p>8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69" calcext:value-type="float">
            <text:p>8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70" calcext:value-type="float">
            <text:p>8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71" calcext:value-type="float">
            <text:p>8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72" calcext:value-type="float">
            <text:p>8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73" calcext:value-type="float">
            <text:p>8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74" calcext:value-type="float">
            <text:p>8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75" calcext:value-type="float">
            <text:p>8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76" calcext:value-type="float">
            <text:p>8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77" calcext:value-type="float">
            <text:p>8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78" calcext:value-type="float">
            <text:p>8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79" calcext:value-type="float">
            <text:p>8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80" calcext:value-type="float">
            <text:p>8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81" calcext:value-type="float">
            <text:p>8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82" calcext:value-type="float">
            <text:p>8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83" calcext:value-type="float">
            <text:p>8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84" calcext:value-type="float">
            <text:p>8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85" calcext:value-type="float">
            <text:p>8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86" calcext:value-type="float">
            <text:p>8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87" calcext:value-type="float">
            <text:p>8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88" calcext:value-type="float">
            <text:p>8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89" calcext:value-type="float">
            <text:p>8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90" calcext:value-type="float">
            <text:p>8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91" calcext:value-type="float">
            <text:p>8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92" calcext:value-type="float">
            <text:p>8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93" calcext:value-type="float">
            <text:p>8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94" calcext:value-type="float">
            <text:p>8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95" calcext:value-type="float">
            <text:p>8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96" calcext:value-type="float">
            <text:p>8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97" calcext:value-type="float">
            <text:p>8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98" calcext:value-type="float">
            <text:p>8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899" calcext:value-type="float">
            <text:p>8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00" calcext:value-type="float">
            <text:p>9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01" calcext:value-type="float">
            <text:p>9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02" calcext:value-type="float">
            <text:p>9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03" calcext:value-type="float">
            <text:p>9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04" calcext:value-type="float">
            <text:p>9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05" calcext:value-type="float">
            <text:p>9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06" calcext:value-type="float">
            <text:p>9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07" calcext:value-type="float">
            <text:p>9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08" calcext:value-type="float">
            <text:p>9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09" calcext:value-type="float">
            <text:p>9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10" calcext:value-type="float">
            <text:p>9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11" calcext:value-type="float">
            <text:p>9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12" calcext:value-type="float">
            <text:p>9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13" calcext:value-type="float">
            <text:p>9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14" calcext:value-type="float">
            <text:p>9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15" calcext:value-type="float">
            <text:p>9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16" calcext:value-type="float">
            <text:p>9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17" calcext:value-type="float">
            <text:p>9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18" calcext:value-type="float">
            <text:p>9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19" calcext:value-type="float">
            <text:p>9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20" calcext:value-type="float">
            <text:p>9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21" calcext:value-type="float">
            <text:p>9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22" calcext:value-type="float">
            <text:p>9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23" calcext:value-type="float">
            <text:p>9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24" calcext:value-type="float">
            <text:p>9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25" calcext:value-type="float">
            <text:p>9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26" calcext:value-type="float">
            <text:p>9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27" calcext:value-type="float">
            <text:p>9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28" calcext:value-type="float">
            <text:p>9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29" calcext:value-type="float">
            <text:p>9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30" calcext:value-type="float">
            <text:p>9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31" calcext:value-type="float">
            <text:p>9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32" calcext:value-type="float">
            <text:p>9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33" calcext:value-type="float">
            <text:p>9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34" calcext:value-type="float">
            <text:p>9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35" calcext:value-type="float">
            <text:p>9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36" calcext:value-type="float">
            <text:p>9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37" calcext:value-type="float">
            <text:p>9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38" calcext:value-type="float">
            <text:p>9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39" calcext:value-type="float">
            <text:p>9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40" calcext:value-type="float">
            <text:p>9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41" calcext:value-type="float">
            <text:p>9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42" calcext:value-type="float">
            <text:p>9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43" calcext:value-type="float">
            <text:p>9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44" calcext:value-type="float">
            <text:p>9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45" calcext:value-type="float">
            <text:p>9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46" calcext:value-type="float">
            <text:p>9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47" calcext:value-type="float">
            <text:p>9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48" calcext:value-type="float">
            <text:p>9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49" calcext:value-type="float">
            <text:p>9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50" calcext:value-type="float">
            <text:p>9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51" calcext:value-type="float">
            <text:p>9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52" calcext:value-type="float">
            <text:p>9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53" calcext:value-type="float">
            <text:p>9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54" calcext:value-type="float">
            <text:p>9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55" calcext:value-type="float">
            <text:p>9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56" calcext:value-type="float">
            <text:p>9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57" calcext:value-type="float">
            <text:p>9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58" calcext:value-type="float">
            <text:p>9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59" calcext:value-type="float">
            <text:p>9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60" calcext:value-type="float">
            <text:p>9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61" calcext:value-type="float">
            <text:p>9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62" calcext:value-type="float">
            <text:p>9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63" calcext:value-type="float">
            <text:p>9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64" calcext:value-type="float">
            <text:p>9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65" calcext:value-type="float">
            <text:p>9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66" calcext:value-type="float">
            <text:p>9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67" calcext:value-type="float">
            <text:p>9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68" calcext:value-type="float">
            <text:p>9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69" calcext:value-type="float">
            <text:p>9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70" calcext:value-type="float">
            <text:p>9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71" calcext:value-type="float">
            <text:p>9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72" calcext:value-type="float">
            <text:p>9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73" calcext:value-type="float">
            <text:p>9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74" calcext:value-type="float">
            <text:p>9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75" calcext:value-type="float">
            <text:p>9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76" calcext:value-type="float">
            <text:p>9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77" calcext:value-type="float">
            <text:p>9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78" calcext:value-type="float">
            <text:p>9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79" calcext:value-type="float">
            <text:p>9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80" calcext:value-type="float">
            <text:p>9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81" calcext:value-type="float">
            <text:p>9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82" calcext:value-type="float">
            <text:p>9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83" calcext:value-type="float">
            <text:p>9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84" calcext:value-type="float">
            <text:p>9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85" calcext:value-type="float">
            <text:p>9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86" calcext:value-type="float">
            <text:p>9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87" calcext:value-type="float">
            <text:p>9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88" calcext:value-type="float">
            <text:p>9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89" calcext:value-type="float">
            <text:p>9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90" calcext:value-type="float">
            <text:p>9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91" calcext:value-type="float">
            <text:p>9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92" calcext:value-type="float">
            <text:p>9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93" calcext:value-type="float">
            <text:p>9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94" calcext:value-type="float">
            <text:p>9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95" calcext:value-type="float">
            <text:p>9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96" calcext:value-type="float">
            <text:p>9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97" calcext:value-type="float">
            <text:p>9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98" calcext:value-type="float">
            <text:p>9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999" calcext:value-type="float">
            <text:p>9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00" calcext:value-type="float">
            <text:p>10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01" calcext:value-type="float">
            <text:p>10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02" calcext:value-type="float">
            <text:p>10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03" calcext:value-type="float">
            <text:p>10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04" calcext:value-type="float">
            <text:p>10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05" calcext:value-type="float">
            <text:p>10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06" calcext:value-type="float">
            <text:p>10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07" calcext:value-type="float">
            <text:p>10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08" calcext:value-type="float">
            <text:p>10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09" calcext:value-type="float">
            <text:p>10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10" calcext:value-type="float">
            <text:p>10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11" calcext:value-type="float">
            <text:p>10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12" calcext:value-type="float">
            <text:p>10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13" calcext:value-type="float">
            <text:p>10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14" calcext:value-type="float">
            <text:p>10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15" calcext:value-type="float">
            <text:p>10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16" calcext:value-type="float">
            <text:p>10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17" calcext:value-type="float">
            <text:p>10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18" calcext:value-type="float">
            <text:p>10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19" calcext:value-type="float">
            <text:p>10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20" calcext:value-type="float">
            <text:p>10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21" calcext:value-type="float">
            <text:p>10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22" calcext:value-type="float">
            <text:p>10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23" calcext:value-type="float">
            <text:p>10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24" calcext:value-type="float">
            <text:p>10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25" calcext:value-type="float">
            <text:p>10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26" calcext:value-type="float">
            <text:p>10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27" calcext:value-type="float">
            <text:p>10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28" calcext:value-type="float">
            <text:p>10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29" calcext:value-type="float">
            <text:p>10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30" calcext:value-type="float">
            <text:p>10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31" calcext:value-type="float">
            <text:p>10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32" calcext:value-type="float">
            <text:p>10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33" calcext:value-type="float">
            <text:p>10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34" calcext:value-type="float">
            <text:p>10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35" calcext:value-type="float">
            <text:p>10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36" calcext:value-type="float">
            <text:p>10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37" calcext:value-type="float">
            <text:p>10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38" calcext:value-type="float">
            <text:p>10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39" calcext:value-type="float">
            <text:p>10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40" calcext:value-type="float">
            <text:p>10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41" calcext:value-type="float">
            <text:p>10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42" calcext:value-type="float">
            <text:p>10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43" calcext:value-type="float">
            <text:p>10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44" calcext:value-type="float">
            <text:p>10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45" calcext:value-type="float">
            <text:p>10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46" calcext:value-type="float">
            <text:p>10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47" calcext:value-type="float">
            <text:p>10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48" calcext:value-type="float">
            <text:p>10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49" calcext:value-type="float">
            <text:p>10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50" calcext:value-type="float">
            <text:p>10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51" calcext:value-type="float">
            <text:p>10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52" calcext:value-type="float">
            <text:p>10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53" calcext:value-type="float">
            <text:p>10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54" calcext:value-type="float">
            <text:p>10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55" calcext:value-type="float">
            <text:p>10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56" calcext:value-type="float">
            <text:p>10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57" calcext:value-type="float">
            <text:p>10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58" calcext:value-type="float">
            <text:p>10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59" calcext:value-type="float">
            <text:p>10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60" calcext:value-type="float">
            <text:p>10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61" calcext:value-type="float">
            <text:p>10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62" calcext:value-type="float">
            <text:p>10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63" calcext:value-type="float">
            <text:p>10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64" calcext:value-type="float">
            <text:p>10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65" calcext:value-type="float">
            <text:p>10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66" calcext:value-type="float">
            <text:p>10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67" calcext:value-type="float">
            <text:p>10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68" calcext:value-type="float">
            <text:p>10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69" calcext:value-type="float">
            <text:p>10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70" calcext:value-type="float">
            <text:p>10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71" calcext:value-type="float">
            <text:p>10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72" calcext:value-type="float">
            <text:p>10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73" calcext:value-type="float">
            <text:p>10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74" calcext:value-type="float">
            <text:p>10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75" calcext:value-type="float">
            <text:p>10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76" calcext:value-type="float">
            <text:p>10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77" calcext:value-type="float">
            <text:p>10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78" calcext:value-type="float">
            <text:p>10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79" calcext:value-type="float">
            <text:p>10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80" calcext:value-type="float">
            <text:p>10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81" calcext:value-type="float">
            <text:p>10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82" calcext:value-type="float">
            <text:p>10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83" calcext:value-type="float">
            <text:p>10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84" calcext:value-type="float">
            <text:p>10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85" calcext:value-type="float">
            <text:p>10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86" calcext:value-type="float">
            <text:p>10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87" calcext:value-type="float">
            <text:p>10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88" calcext:value-type="float">
            <text:p>10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89" calcext:value-type="float">
            <text:p>10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90" calcext:value-type="float">
            <text:p>10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91" calcext:value-type="float">
            <text:p>10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92" calcext:value-type="float">
            <text:p>10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93" calcext:value-type="float">
            <text:p>10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94" calcext:value-type="float">
            <text:p>10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95" calcext:value-type="float">
            <text:p>10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96" calcext:value-type="float">
            <text:p>10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97" calcext:value-type="float">
            <text:p>10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98" calcext:value-type="float">
            <text:p>10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099" calcext:value-type="float">
            <text:p>10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00" calcext:value-type="float">
            <text:p>11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01" calcext:value-type="float">
            <text:p>11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02" calcext:value-type="float">
            <text:p>11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03" calcext:value-type="float">
            <text:p>11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04" calcext:value-type="float">
            <text:p>11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05" calcext:value-type="float">
            <text:p>11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06" calcext:value-type="float">
            <text:p>11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07" calcext:value-type="float">
            <text:p>11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08" calcext:value-type="float">
            <text:p>11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09" calcext:value-type="float">
            <text:p>11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10" calcext:value-type="float">
            <text:p>11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11" calcext:value-type="float">
            <text:p>11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12" calcext:value-type="float">
            <text:p>11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13" calcext:value-type="float">
            <text:p>11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14" calcext:value-type="float">
            <text:p>11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15" calcext:value-type="float">
            <text:p>11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16" calcext:value-type="float">
            <text:p>11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17" calcext:value-type="float">
            <text:p>11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18" calcext:value-type="float">
            <text:p>11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19" calcext:value-type="float">
            <text:p>11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20" calcext:value-type="float">
            <text:p>11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21" calcext:value-type="float">
            <text:p>11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22" calcext:value-type="float">
            <text:p>11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23" calcext:value-type="float">
            <text:p>11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24" calcext:value-type="float">
            <text:p>11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25" calcext:value-type="float">
            <text:p>11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26" calcext:value-type="float">
            <text:p>11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27" calcext:value-type="float">
            <text:p>11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28" calcext:value-type="float">
            <text:p>11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29" calcext:value-type="float">
            <text:p>11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30" calcext:value-type="float">
            <text:p>11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31" calcext:value-type="float">
            <text:p>11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32" calcext:value-type="float">
            <text:p>11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33" calcext:value-type="float">
            <text:p>11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34" calcext:value-type="float">
            <text:p>11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35" calcext:value-type="float">
            <text:p>11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36" calcext:value-type="float">
            <text:p>11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37" calcext:value-type="float">
            <text:p>11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38" calcext:value-type="float">
            <text:p>11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39" calcext:value-type="float">
            <text:p>11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40" calcext:value-type="float">
            <text:p>11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41" calcext:value-type="float">
            <text:p>11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42" calcext:value-type="float">
            <text:p>11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43" calcext:value-type="float">
            <text:p>11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44" calcext:value-type="float">
            <text:p>11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45" calcext:value-type="float">
            <text:p>11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46" calcext:value-type="float">
            <text:p>11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47" calcext:value-type="float">
            <text:p>11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48" calcext:value-type="float">
            <text:p>11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49" calcext:value-type="float">
            <text:p>11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50" calcext:value-type="float">
            <text:p>11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51" calcext:value-type="float">
            <text:p>11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52" calcext:value-type="float">
            <text:p>11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53" calcext:value-type="float">
            <text:p>11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54" calcext:value-type="float">
            <text:p>11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55" calcext:value-type="float">
            <text:p>11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56" calcext:value-type="float">
            <text:p>11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57" calcext:value-type="float">
            <text:p>11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58" calcext:value-type="float">
            <text:p>11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59" calcext:value-type="float">
            <text:p>11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60" calcext:value-type="float">
            <text:p>11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61" calcext:value-type="float">
            <text:p>11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62" calcext:value-type="float">
            <text:p>11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63" calcext:value-type="float">
            <text:p>11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64" calcext:value-type="float">
            <text:p>11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65" calcext:value-type="float">
            <text:p>11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66" calcext:value-type="float">
            <text:p>11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67" calcext:value-type="float">
            <text:p>11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68" calcext:value-type="float">
            <text:p>11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69" calcext:value-type="float">
            <text:p>11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70" calcext:value-type="float">
            <text:p>11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71" calcext:value-type="float">
            <text:p>11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72" calcext:value-type="float">
            <text:p>11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73" calcext:value-type="float">
            <text:p>11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74" calcext:value-type="float">
            <text:p>11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75" calcext:value-type="float">
            <text:p>11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76" calcext:value-type="float">
            <text:p>11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77" calcext:value-type="float">
            <text:p>11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78" calcext:value-type="float">
            <text:p>11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79" calcext:value-type="float">
            <text:p>11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80" calcext:value-type="float">
            <text:p>11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81" calcext:value-type="float">
            <text:p>11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82" calcext:value-type="float">
            <text:p>11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83" calcext:value-type="float">
            <text:p>11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84" calcext:value-type="float">
            <text:p>11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85" calcext:value-type="float">
            <text:p>11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86" calcext:value-type="float">
            <text:p>11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87" calcext:value-type="float">
            <text:p>11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88" calcext:value-type="float">
            <text:p>11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89" calcext:value-type="float">
            <text:p>11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90" calcext:value-type="float">
            <text:p>11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91" calcext:value-type="float">
            <text:p>11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92" calcext:value-type="float">
            <text:p>11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93" calcext:value-type="float">
            <text:p>11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94" calcext:value-type="float">
            <text:p>11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95" calcext:value-type="float">
            <text:p>11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96" calcext:value-type="float">
            <text:p>11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97" calcext:value-type="float">
            <text:p>11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98" calcext:value-type="float">
            <text:p>11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199" calcext:value-type="float">
            <text:p>11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00" calcext:value-type="float">
            <text:p>12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01" calcext:value-type="float">
            <text:p>12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02" calcext:value-type="float">
            <text:p>12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03" calcext:value-type="float">
            <text:p>12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04" calcext:value-type="float">
            <text:p>12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05" calcext:value-type="float">
            <text:p>12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06" calcext:value-type="float">
            <text:p>12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07" calcext:value-type="float">
            <text:p>12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08" calcext:value-type="float">
            <text:p>12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09" calcext:value-type="float">
            <text:p>12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10" calcext:value-type="float">
            <text:p>12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11" calcext:value-type="float">
            <text:p>12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12" calcext:value-type="float">
            <text:p>12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13" calcext:value-type="float">
            <text:p>12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14" calcext:value-type="float">
            <text:p>12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15" calcext:value-type="float">
            <text:p>12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16" calcext:value-type="float">
            <text:p>12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17" calcext:value-type="float">
            <text:p>12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18" calcext:value-type="float">
            <text:p>12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19" calcext:value-type="float">
            <text:p>12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20" calcext:value-type="float">
            <text:p>12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21" calcext:value-type="float">
            <text:p>12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22" calcext:value-type="float">
            <text:p>12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23" calcext:value-type="float">
            <text:p>12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24" calcext:value-type="float">
            <text:p>12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25" calcext:value-type="float">
            <text:p>12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26" calcext:value-type="float">
            <text:p>12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27" calcext:value-type="float">
            <text:p>12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28" calcext:value-type="float">
            <text:p>12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29" calcext:value-type="float">
            <text:p>12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30" calcext:value-type="float">
            <text:p>12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31" calcext:value-type="float">
            <text:p>12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32" calcext:value-type="float">
            <text:p>12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33" calcext:value-type="float">
            <text:p>12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34" calcext:value-type="float">
            <text:p>12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35" calcext:value-type="float">
            <text:p>12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36" calcext:value-type="float">
            <text:p>12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37" calcext:value-type="float">
            <text:p>12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38" calcext:value-type="float">
            <text:p>12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39" calcext:value-type="float">
            <text:p>12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40" calcext:value-type="float">
            <text:p>12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41" calcext:value-type="float">
            <text:p>12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42" calcext:value-type="float">
            <text:p>12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43" calcext:value-type="float">
            <text:p>12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44" calcext:value-type="float">
            <text:p>12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45" calcext:value-type="float">
            <text:p>12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46" calcext:value-type="float">
            <text:p>12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47" calcext:value-type="float">
            <text:p>12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48" calcext:value-type="float">
            <text:p>12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49" calcext:value-type="float">
            <text:p>12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50" calcext:value-type="float">
            <text:p>12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51" calcext:value-type="float">
            <text:p>12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52" calcext:value-type="float">
            <text:p>12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53" calcext:value-type="float">
            <text:p>12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54" calcext:value-type="float">
            <text:p>12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55" calcext:value-type="float">
            <text:p>12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56" calcext:value-type="float">
            <text:p>12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57" calcext:value-type="float">
            <text:p>12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58" calcext:value-type="float">
            <text:p>12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59" calcext:value-type="float">
            <text:p>12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60" calcext:value-type="float">
            <text:p>12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61" calcext:value-type="float">
            <text:p>12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62" calcext:value-type="float">
            <text:p>12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63" calcext:value-type="float">
            <text:p>12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64" calcext:value-type="float">
            <text:p>12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65" calcext:value-type="float">
            <text:p>12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66" calcext:value-type="float">
            <text:p>12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67" calcext:value-type="float">
            <text:p>12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68" calcext:value-type="float">
            <text:p>12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69" calcext:value-type="float">
            <text:p>12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70" calcext:value-type="float">
            <text:p>12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71" calcext:value-type="float">
            <text:p>12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72" calcext:value-type="float">
            <text:p>12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73" calcext:value-type="float">
            <text:p>12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74" calcext:value-type="float">
            <text:p>12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75" calcext:value-type="float">
            <text:p>12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76" calcext:value-type="float">
            <text:p>12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77" calcext:value-type="float">
            <text:p>12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78" calcext:value-type="float">
            <text:p>12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79" calcext:value-type="float">
            <text:p>12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80" calcext:value-type="float">
            <text:p>12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81" calcext:value-type="float">
            <text:p>12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82" calcext:value-type="float">
            <text:p>12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83" calcext:value-type="float">
            <text:p>12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84" calcext:value-type="float">
            <text:p>12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85" calcext:value-type="float">
            <text:p>12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86" calcext:value-type="float">
            <text:p>12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87" calcext:value-type="float">
            <text:p>12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88" calcext:value-type="float">
            <text:p>12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89" calcext:value-type="float">
            <text:p>12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90" calcext:value-type="float">
            <text:p>12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91" calcext:value-type="float">
            <text:p>12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92" calcext:value-type="float">
            <text:p>12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93" calcext:value-type="float">
            <text:p>12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94" calcext:value-type="float">
            <text:p>12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95" calcext:value-type="float">
            <text:p>12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96" calcext:value-type="float">
            <text:p>12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97" calcext:value-type="float">
            <text:p>12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98" calcext:value-type="float">
            <text:p>12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299" calcext:value-type="float">
            <text:p>12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00" calcext:value-type="float">
            <text:p>13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01" calcext:value-type="float">
            <text:p>13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02" calcext:value-type="float">
            <text:p>13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03" calcext:value-type="float">
            <text:p>13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04" calcext:value-type="float">
            <text:p>13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05" calcext:value-type="float">
            <text:p>13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06" calcext:value-type="float">
            <text:p>13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07" calcext:value-type="float">
            <text:p>13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08" calcext:value-type="float">
            <text:p>13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09" calcext:value-type="float">
            <text:p>13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10" calcext:value-type="float">
            <text:p>13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11" calcext:value-type="float">
            <text:p>13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12" calcext:value-type="float">
            <text:p>13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13" calcext:value-type="float">
            <text:p>13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14" calcext:value-type="float">
            <text:p>13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15" calcext:value-type="float">
            <text:p>13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16" calcext:value-type="float">
            <text:p>13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17" calcext:value-type="float">
            <text:p>13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18" calcext:value-type="float">
            <text:p>13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19" calcext:value-type="float">
            <text:p>13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20" calcext:value-type="float">
            <text:p>13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21" calcext:value-type="float">
            <text:p>13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22" calcext:value-type="float">
            <text:p>13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23" calcext:value-type="float">
            <text:p>13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24" calcext:value-type="float">
            <text:p>13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25" calcext:value-type="float">
            <text:p>13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26" calcext:value-type="float">
            <text:p>13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27" calcext:value-type="float">
            <text:p>13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28" calcext:value-type="float">
            <text:p>13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29" calcext:value-type="float">
            <text:p>13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30" calcext:value-type="float">
            <text:p>13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31" calcext:value-type="float">
            <text:p>13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32" calcext:value-type="float">
            <text:p>13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33" calcext:value-type="float">
            <text:p>13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34" calcext:value-type="float">
            <text:p>13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35" calcext:value-type="float">
            <text:p>13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36" calcext:value-type="float">
            <text:p>13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37" calcext:value-type="float">
            <text:p>13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38" calcext:value-type="float">
            <text:p>13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39" calcext:value-type="float">
            <text:p>13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40" calcext:value-type="float">
            <text:p>13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41" calcext:value-type="float">
            <text:p>13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42" calcext:value-type="float">
            <text:p>13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43" calcext:value-type="float">
            <text:p>13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44" calcext:value-type="float">
            <text:p>13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45" calcext:value-type="float">
            <text:p>13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46" calcext:value-type="float">
            <text:p>13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47" calcext:value-type="float">
            <text:p>13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48" calcext:value-type="float">
            <text:p>13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49" calcext:value-type="float">
            <text:p>13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50" calcext:value-type="float">
            <text:p>13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51" calcext:value-type="float">
            <text:p>13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52" calcext:value-type="float">
            <text:p>13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53" calcext:value-type="float">
            <text:p>13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54" calcext:value-type="float">
            <text:p>13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55" calcext:value-type="float">
            <text:p>13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56" calcext:value-type="float">
            <text:p>13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57" calcext:value-type="float">
            <text:p>13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58" calcext:value-type="float">
            <text:p>13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59" calcext:value-type="float">
            <text:p>13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60" calcext:value-type="float">
            <text:p>13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61" calcext:value-type="float">
            <text:p>13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62" calcext:value-type="float">
            <text:p>13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63" calcext:value-type="float">
            <text:p>13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64" calcext:value-type="float">
            <text:p>13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65" calcext:value-type="float">
            <text:p>13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66" calcext:value-type="float">
            <text:p>13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67" calcext:value-type="float">
            <text:p>13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68" calcext:value-type="float">
            <text:p>13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69" calcext:value-type="float">
            <text:p>13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70" calcext:value-type="float">
            <text:p>13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71" calcext:value-type="float">
            <text:p>13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72" calcext:value-type="float">
            <text:p>13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73" calcext:value-type="float">
            <text:p>13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74" calcext:value-type="float">
            <text:p>13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75" calcext:value-type="float">
            <text:p>13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76" calcext:value-type="float">
            <text:p>13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77" calcext:value-type="float">
            <text:p>13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78" calcext:value-type="float">
            <text:p>13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79" calcext:value-type="float">
            <text:p>13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80" calcext:value-type="float">
            <text:p>13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81" calcext:value-type="float">
            <text:p>13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82" calcext:value-type="float">
            <text:p>13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83" calcext:value-type="float">
            <text:p>13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84" calcext:value-type="float">
            <text:p>13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85" calcext:value-type="float">
            <text:p>13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86" calcext:value-type="float">
            <text:p>13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87" calcext:value-type="float">
            <text:p>13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88" calcext:value-type="float">
            <text:p>13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89" calcext:value-type="float">
            <text:p>13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90" calcext:value-type="float">
            <text:p>13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91" calcext:value-type="float">
            <text:p>13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92" calcext:value-type="float">
            <text:p>13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93" calcext:value-type="float">
            <text:p>13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94" calcext:value-type="float">
            <text:p>13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95" calcext:value-type="float">
            <text:p>13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96" calcext:value-type="float">
            <text:p>13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97" calcext:value-type="float">
            <text:p>13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98" calcext:value-type="float">
            <text:p>13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399" calcext:value-type="float">
            <text:p>13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00" calcext:value-type="float">
            <text:p>14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01" calcext:value-type="float">
            <text:p>14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02" calcext:value-type="float">
            <text:p>14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03" calcext:value-type="float">
            <text:p>14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04" calcext:value-type="float">
            <text:p>14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05" calcext:value-type="float">
            <text:p>14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06" calcext:value-type="float">
            <text:p>14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07" calcext:value-type="float">
            <text:p>14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08" calcext:value-type="float">
            <text:p>14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09" calcext:value-type="float">
            <text:p>14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10" calcext:value-type="float">
            <text:p>14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11" calcext:value-type="float">
            <text:p>14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12" calcext:value-type="float">
            <text:p>14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13" calcext:value-type="float">
            <text:p>14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14" calcext:value-type="float">
            <text:p>14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15" calcext:value-type="float">
            <text:p>14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16" calcext:value-type="float">
            <text:p>14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17" calcext:value-type="float">
            <text:p>14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18" calcext:value-type="float">
            <text:p>14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19" calcext:value-type="float">
            <text:p>14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20" calcext:value-type="float">
            <text:p>14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21" calcext:value-type="float">
            <text:p>14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22" calcext:value-type="float">
            <text:p>14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23" calcext:value-type="float">
            <text:p>14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24" calcext:value-type="float">
            <text:p>14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25" calcext:value-type="float">
            <text:p>14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26" calcext:value-type="float">
            <text:p>14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27" calcext:value-type="float">
            <text:p>14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28" calcext:value-type="float">
            <text:p>14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29" calcext:value-type="float">
            <text:p>14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30" calcext:value-type="float">
            <text:p>14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31" calcext:value-type="float">
            <text:p>14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32" calcext:value-type="float">
            <text:p>14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33" calcext:value-type="float">
            <text:p>14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34" calcext:value-type="float">
            <text:p>14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35" calcext:value-type="float">
            <text:p>14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36" calcext:value-type="float">
            <text:p>14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37" calcext:value-type="float">
            <text:p>14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38" calcext:value-type="float">
            <text:p>14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39" calcext:value-type="float">
            <text:p>14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40" calcext:value-type="float">
            <text:p>14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41" calcext:value-type="float">
            <text:p>14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42" calcext:value-type="float">
            <text:p>14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43" calcext:value-type="float">
            <text:p>14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44" calcext:value-type="float">
            <text:p>14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45" calcext:value-type="float">
            <text:p>14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46" calcext:value-type="float">
            <text:p>14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47" calcext:value-type="float">
            <text:p>14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48" calcext:value-type="float">
            <text:p>14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49" calcext:value-type="float">
            <text:p>14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50" calcext:value-type="float">
            <text:p>14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51" calcext:value-type="float">
            <text:p>14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52" calcext:value-type="float">
            <text:p>14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53" calcext:value-type="float">
            <text:p>14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54" calcext:value-type="float">
            <text:p>14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55" calcext:value-type="float">
            <text:p>14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56" calcext:value-type="float">
            <text:p>14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57" calcext:value-type="float">
            <text:p>14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58" calcext:value-type="float">
            <text:p>14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59" calcext:value-type="float">
            <text:p>14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60" calcext:value-type="float">
            <text:p>14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61" calcext:value-type="float">
            <text:p>14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62" calcext:value-type="float">
            <text:p>14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63" calcext:value-type="float">
            <text:p>14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64" calcext:value-type="float">
            <text:p>14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65" calcext:value-type="float">
            <text:p>14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66" calcext:value-type="float">
            <text:p>14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67" calcext:value-type="float">
            <text:p>14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68" calcext:value-type="float">
            <text:p>14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69" calcext:value-type="float">
            <text:p>14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70" calcext:value-type="float">
            <text:p>14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71" calcext:value-type="float">
            <text:p>14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72" calcext:value-type="float">
            <text:p>14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73" calcext:value-type="float">
            <text:p>14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74" calcext:value-type="float">
            <text:p>14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75" calcext:value-type="float">
            <text:p>14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76" calcext:value-type="float">
            <text:p>14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77" calcext:value-type="float">
            <text:p>14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78" calcext:value-type="float">
            <text:p>14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79" calcext:value-type="float">
            <text:p>14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80" calcext:value-type="float">
            <text:p>14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81" calcext:value-type="float">
            <text:p>14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82" calcext:value-type="float">
            <text:p>14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83" calcext:value-type="float">
            <text:p>14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84" calcext:value-type="float">
            <text:p>14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85" calcext:value-type="float">
            <text:p>14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86" calcext:value-type="float">
            <text:p>14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87" calcext:value-type="float">
            <text:p>14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88" calcext:value-type="float">
            <text:p>14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89" calcext:value-type="float">
            <text:p>14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90" calcext:value-type="float">
            <text:p>14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91" calcext:value-type="float">
            <text:p>14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92" calcext:value-type="float">
            <text:p>14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93" calcext:value-type="float">
            <text:p>14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94" calcext:value-type="float">
            <text:p>14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95" calcext:value-type="float">
            <text:p>14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96" calcext:value-type="float">
            <text:p>14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97" calcext:value-type="float">
            <text:p>14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98" calcext:value-type="float">
            <text:p>14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499" calcext:value-type="float">
            <text:p>14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00" calcext:value-type="float">
            <text:p>15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01" calcext:value-type="float">
            <text:p>15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02" calcext:value-type="float">
            <text:p>15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03" calcext:value-type="float">
            <text:p>15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04" calcext:value-type="float">
            <text:p>15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05" calcext:value-type="float">
            <text:p>15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06" calcext:value-type="float">
            <text:p>15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07" calcext:value-type="float">
            <text:p>15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08" calcext:value-type="float">
            <text:p>15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09" calcext:value-type="float">
            <text:p>15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10" calcext:value-type="float">
            <text:p>15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11" calcext:value-type="float">
            <text:p>15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12" calcext:value-type="float">
            <text:p>15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13" calcext:value-type="float">
            <text:p>15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14" calcext:value-type="float">
            <text:p>15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15" calcext:value-type="float">
            <text:p>15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16" calcext:value-type="float">
            <text:p>15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17" calcext:value-type="float">
            <text:p>15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18" calcext:value-type="float">
            <text:p>15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19" calcext:value-type="float">
            <text:p>15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20" calcext:value-type="float">
            <text:p>15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21" calcext:value-type="float">
            <text:p>15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22" calcext:value-type="float">
            <text:p>15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23" calcext:value-type="float">
            <text:p>15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24" calcext:value-type="float">
            <text:p>15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25" calcext:value-type="float">
            <text:p>15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26" calcext:value-type="float">
            <text:p>15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27" calcext:value-type="float">
            <text:p>15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28" calcext:value-type="float">
            <text:p>15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29" calcext:value-type="float">
            <text:p>15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30" calcext:value-type="float">
            <text:p>15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31" calcext:value-type="float">
            <text:p>15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32" calcext:value-type="float">
            <text:p>15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33" calcext:value-type="float">
            <text:p>15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34" calcext:value-type="float">
            <text:p>15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35" calcext:value-type="float">
            <text:p>15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36" calcext:value-type="float">
            <text:p>15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37" calcext:value-type="float">
            <text:p>15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38" calcext:value-type="float">
            <text:p>15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39" calcext:value-type="float">
            <text:p>15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40" calcext:value-type="float">
            <text:p>15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41" calcext:value-type="float">
            <text:p>15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42" calcext:value-type="float">
            <text:p>15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43" calcext:value-type="float">
            <text:p>15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44" calcext:value-type="float">
            <text:p>15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45" calcext:value-type="float">
            <text:p>15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46" calcext:value-type="float">
            <text:p>15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47" calcext:value-type="float">
            <text:p>15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48" calcext:value-type="float">
            <text:p>15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49" calcext:value-type="float">
            <text:p>15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50" calcext:value-type="float">
            <text:p>15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51" calcext:value-type="float">
            <text:p>15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52" calcext:value-type="float">
            <text:p>15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53" calcext:value-type="float">
            <text:p>15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54" calcext:value-type="float">
            <text:p>15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55" calcext:value-type="float">
            <text:p>15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56" calcext:value-type="float">
            <text:p>15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57" calcext:value-type="float">
            <text:p>15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58" calcext:value-type="float">
            <text:p>15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59" calcext:value-type="float">
            <text:p>15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60" calcext:value-type="float">
            <text:p>15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61" calcext:value-type="float">
            <text:p>15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62" calcext:value-type="float">
            <text:p>15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63" calcext:value-type="float">
            <text:p>15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64" calcext:value-type="float">
            <text:p>15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65" calcext:value-type="float">
            <text:p>15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66" calcext:value-type="float">
            <text:p>15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67" calcext:value-type="float">
            <text:p>15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68" calcext:value-type="float">
            <text:p>15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69" calcext:value-type="float">
            <text:p>15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70" calcext:value-type="float">
            <text:p>15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71" calcext:value-type="float">
            <text:p>15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72" calcext:value-type="float">
            <text:p>15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73" calcext:value-type="float">
            <text:p>15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74" calcext:value-type="float">
            <text:p>15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75" calcext:value-type="float">
            <text:p>15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76" calcext:value-type="float">
            <text:p>15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77" calcext:value-type="float">
            <text:p>15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78" calcext:value-type="float">
            <text:p>15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79" calcext:value-type="float">
            <text:p>15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80" calcext:value-type="float">
            <text:p>15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81" calcext:value-type="float">
            <text:p>15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82" calcext:value-type="float">
            <text:p>15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83" calcext:value-type="float">
            <text:p>15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84" calcext:value-type="float">
            <text:p>15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85" calcext:value-type="float">
            <text:p>15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86" calcext:value-type="float">
            <text:p>15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87" calcext:value-type="float">
            <text:p>15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88" calcext:value-type="float">
            <text:p>15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89" calcext:value-type="float">
            <text:p>15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90" calcext:value-type="float">
            <text:p>15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91" calcext:value-type="float">
            <text:p>15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92" calcext:value-type="float">
            <text:p>15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93" calcext:value-type="float">
            <text:p>15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94" calcext:value-type="float">
            <text:p>15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95" calcext:value-type="float">
            <text:p>15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96" calcext:value-type="float">
            <text:p>15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97" calcext:value-type="float">
            <text:p>15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98" calcext:value-type="float">
            <text:p>15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599" calcext:value-type="float">
            <text:p>15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00" calcext:value-type="float">
            <text:p>16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01" calcext:value-type="float">
            <text:p>16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02" calcext:value-type="float">
            <text:p>16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03" calcext:value-type="float">
            <text:p>16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04" calcext:value-type="float">
            <text:p>16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05" calcext:value-type="float">
            <text:p>16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06" calcext:value-type="float">
            <text:p>16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07" calcext:value-type="float">
            <text:p>16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08" calcext:value-type="float">
            <text:p>16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09" calcext:value-type="float">
            <text:p>16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10" calcext:value-type="float">
            <text:p>16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11" calcext:value-type="float">
            <text:p>16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12" calcext:value-type="float">
            <text:p>16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13" calcext:value-type="float">
            <text:p>16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14" calcext:value-type="float">
            <text:p>16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15" calcext:value-type="float">
            <text:p>16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16" calcext:value-type="float">
            <text:p>16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17" calcext:value-type="float">
            <text:p>16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18" calcext:value-type="float">
            <text:p>16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19" calcext:value-type="float">
            <text:p>16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20" calcext:value-type="float">
            <text:p>16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21" calcext:value-type="float">
            <text:p>16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22" calcext:value-type="float">
            <text:p>16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23" calcext:value-type="float">
            <text:p>16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24" calcext:value-type="float">
            <text:p>16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25" calcext:value-type="float">
            <text:p>16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26" calcext:value-type="float">
            <text:p>16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27" calcext:value-type="float">
            <text:p>16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28" calcext:value-type="float">
            <text:p>16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29" calcext:value-type="float">
            <text:p>16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30" calcext:value-type="float">
            <text:p>16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31" calcext:value-type="float">
            <text:p>16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32" calcext:value-type="float">
            <text:p>16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33" calcext:value-type="float">
            <text:p>16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34" calcext:value-type="float">
            <text:p>16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35" calcext:value-type="float">
            <text:p>16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36" calcext:value-type="float">
            <text:p>16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37" calcext:value-type="float">
            <text:p>16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38" calcext:value-type="float">
            <text:p>16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39" calcext:value-type="float">
            <text:p>16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40" calcext:value-type="float">
            <text:p>16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41" calcext:value-type="float">
            <text:p>16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42" calcext:value-type="float">
            <text:p>16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43" calcext:value-type="float">
            <text:p>16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44" calcext:value-type="float">
            <text:p>16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45" calcext:value-type="float">
            <text:p>16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46" calcext:value-type="float">
            <text:p>16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47" calcext:value-type="float">
            <text:p>16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48" calcext:value-type="float">
            <text:p>16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49" calcext:value-type="float">
            <text:p>16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50" calcext:value-type="float">
            <text:p>16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51" calcext:value-type="float">
            <text:p>16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52" calcext:value-type="float">
            <text:p>16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53" calcext:value-type="float">
            <text:p>16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54" calcext:value-type="float">
            <text:p>16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55" calcext:value-type="float">
            <text:p>16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56" calcext:value-type="float">
            <text:p>16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57" calcext:value-type="float">
            <text:p>16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58" calcext:value-type="float">
            <text:p>16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59" calcext:value-type="float">
            <text:p>16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60" calcext:value-type="float">
            <text:p>16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61" calcext:value-type="float">
            <text:p>16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62" calcext:value-type="float">
            <text:p>16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63" calcext:value-type="float">
            <text:p>16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64" calcext:value-type="float">
            <text:p>16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65" calcext:value-type="float">
            <text:p>16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66" calcext:value-type="float">
            <text:p>16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67" calcext:value-type="float">
            <text:p>16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68" calcext:value-type="float">
            <text:p>16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69" calcext:value-type="float">
            <text:p>16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70" calcext:value-type="float">
            <text:p>16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71" calcext:value-type="float">
            <text:p>16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72" calcext:value-type="float">
            <text:p>16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73" calcext:value-type="float">
            <text:p>16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74" calcext:value-type="float">
            <text:p>16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75" calcext:value-type="float">
            <text:p>16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76" calcext:value-type="float">
            <text:p>16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77" calcext:value-type="float">
            <text:p>16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78" calcext:value-type="float">
            <text:p>16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79" calcext:value-type="float">
            <text:p>16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80" calcext:value-type="float">
            <text:p>16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81" calcext:value-type="float">
            <text:p>16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82" calcext:value-type="float">
            <text:p>16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83" calcext:value-type="float">
            <text:p>16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84" calcext:value-type="float">
            <text:p>16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85" calcext:value-type="float">
            <text:p>16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86" calcext:value-type="float">
            <text:p>16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87" calcext:value-type="float">
            <text:p>16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88" calcext:value-type="float">
            <text:p>16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89" calcext:value-type="float">
            <text:p>16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90" calcext:value-type="float">
            <text:p>16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91" calcext:value-type="float">
            <text:p>16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92" calcext:value-type="float">
            <text:p>16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93" calcext:value-type="float">
            <text:p>16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94" calcext:value-type="float">
            <text:p>16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95" calcext:value-type="float">
            <text:p>16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96" calcext:value-type="float">
            <text:p>16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97" calcext:value-type="float">
            <text:p>16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98" calcext:value-type="float">
            <text:p>16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699" calcext:value-type="float">
            <text:p>16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00" calcext:value-type="float">
            <text:p>17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01" calcext:value-type="float">
            <text:p>17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02" calcext:value-type="float">
            <text:p>17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03" calcext:value-type="float">
            <text:p>17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04" calcext:value-type="float">
            <text:p>17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05" calcext:value-type="float">
            <text:p>17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06" calcext:value-type="float">
            <text:p>17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07" calcext:value-type="float">
            <text:p>17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08" calcext:value-type="float">
            <text:p>17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09" calcext:value-type="float">
            <text:p>17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10" calcext:value-type="float">
            <text:p>17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11" calcext:value-type="float">
            <text:p>17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12" calcext:value-type="float">
            <text:p>17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13" calcext:value-type="float">
            <text:p>17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14" calcext:value-type="float">
            <text:p>17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15" calcext:value-type="float">
            <text:p>17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16" calcext:value-type="float">
            <text:p>17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17" calcext:value-type="float">
            <text:p>17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18" calcext:value-type="float">
            <text:p>17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19" calcext:value-type="float">
            <text:p>17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20" calcext:value-type="float">
            <text:p>17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21" calcext:value-type="float">
            <text:p>17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22" calcext:value-type="float">
            <text:p>17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23" calcext:value-type="float">
            <text:p>17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24" calcext:value-type="float">
            <text:p>17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25" calcext:value-type="float">
            <text:p>17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26" calcext:value-type="float">
            <text:p>17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27" calcext:value-type="float">
            <text:p>17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28" calcext:value-type="float">
            <text:p>17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29" calcext:value-type="float">
            <text:p>17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30" calcext:value-type="float">
            <text:p>17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31" calcext:value-type="float">
            <text:p>17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32" calcext:value-type="float">
            <text:p>17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33" calcext:value-type="float">
            <text:p>17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34" calcext:value-type="float">
            <text:p>17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35" calcext:value-type="float">
            <text:p>17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36" calcext:value-type="float">
            <text:p>17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37" calcext:value-type="float">
            <text:p>17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38" calcext:value-type="float">
            <text:p>17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39" calcext:value-type="float">
            <text:p>17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40" calcext:value-type="float">
            <text:p>17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41" calcext:value-type="float">
            <text:p>17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42" calcext:value-type="float">
            <text:p>17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43" calcext:value-type="float">
            <text:p>17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44" calcext:value-type="float">
            <text:p>17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45" calcext:value-type="float">
            <text:p>17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46" calcext:value-type="float">
            <text:p>17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47" calcext:value-type="float">
            <text:p>17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48" calcext:value-type="float">
            <text:p>17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49" calcext:value-type="float">
            <text:p>17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50" calcext:value-type="float">
            <text:p>17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51" calcext:value-type="float">
            <text:p>17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52" calcext:value-type="float">
            <text:p>17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53" calcext:value-type="float">
            <text:p>17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54" calcext:value-type="float">
            <text:p>17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55" calcext:value-type="float">
            <text:p>17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56" calcext:value-type="float">
            <text:p>17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57" calcext:value-type="float">
            <text:p>17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58" calcext:value-type="float">
            <text:p>17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59" calcext:value-type="float">
            <text:p>17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60" calcext:value-type="float">
            <text:p>17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61" calcext:value-type="float">
            <text:p>17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62" calcext:value-type="float">
            <text:p>17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63" calcext:value-type="float">
            <text:p>17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64" calcext:value-type="float">
            <text:p>17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65" calcext:value-type="float">
            <text:p>17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66" calcext:value-type="float">
            <text:p>17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67" calcext:value-type="float">
            <text:p>17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68" calcext:value-type="float">
            <text:p>17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69" calcext:value-type="float">
            <text:p>17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70" calcext:value-type="float">
            <text:p>17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71" calcext:value-type="float">
            <text:p>17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72" calcext:value-type="float">
            <text:p>17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73" calcext:value-type="float">
            <text:p>17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74" calcext:value-type="float">
            <text:p>17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75" calcext:value-type="float">
            <text:p>17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76" calcext:value-type="float">
            <text:p>17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77" calcext:value-type="float">
            <text:p>17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78" calcext:value-type="float">
            <text:p>17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79" calcext:value-type="float">
            <text:p>17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80" calcext:value-type="float">
            <text:p>17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81" calcext:value-type="float">
            <text:p>17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82" calcext:value-type="float">
            <text:p>17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83" calcext:value-type="float">
            <text:p>17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84" calcext:value-type="float">
            <text:p>17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85" calcext:value-type="float">
            <text:p>17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86" calcext:value-type="float">
            <text:p>17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87" calcext:value-type="float">
            <text:p>17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88" calcext:value-type="float">
            <text:p>17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89" calcext:value-type="float">
            <text:p>17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90" calcext:value-type="float">
            <text:p>17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91" calcext:value-type="float">
            <text:p>17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92" calcext:value-type="float">
            <text:p>17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93" calcext:value-type="float">
            <text:p>17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94" calcext:value-type="float">
            <text:p>17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95" calcext:value-type="float">
            <text:p>17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96" calcext:value-type="float">
            <text:p>17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97" calcext:value-type="float">
            <text:p>17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98" calcext:value-type="float">
            <text:p>17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799" calcext:value-type="float">
            <text:p>17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00" calcext:value-type="float">
            <text:p>18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01" calcext:value-type="float">
            <text:p>18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02" calcext:value-type="float">
            <text:p>18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03" calcext:value-type="float">
            <text:p>18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04" calcext:value-type="float">
            <text:p>18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05" calcext:value-type="float">
            <text:p>18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06" calcext:value-type="float">
            <text:p>18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07" calcext:value-type="float">
            <text:p>18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08" calcext:value-type="float">
            <text:p>18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09" calcext:value-type="float">
            <text:p>18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10" calcext:value-type="float">
            <text:p>18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11" calcext:value-type="float">
            <text:p>18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12" calcext:value-type="float">
            <text:p>18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13" calcext:value-type="float">
            <text:p>18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14" calcext:value-type="float">
            <text:p>18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15" calcext:value-type="float">
            <text:p>18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16" calcext:value-type="float">
            <text:p>18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17" calcext:value-type="float">
            <text:p>18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18" calcext:value-type="float">
            <text:p>18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19" calcext:value-type="float">
            <text:p>18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20" calcext:value-type="float">
            <text:p>18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21" calcext:value-type="float">
            <text:p>18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22" calcext:value-type="float">
            <text:p>18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23" calcext:value-type="float">
            <text:p>18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24" calcext:value-type="float">
            <text:p>18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25" calcext:value-type="float">
            <text:p>18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26" calcext:value-type="float">
            <text:p>18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27" calcext:value-type="float">
            <text:p>18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28" calcext:value-type="float">
            <text:p>18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29" calcext:value-type="float">
            <text:p>18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30" calcext:value-type="float">
            <text:p>18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31" calcext:value-type="float">
            <text:p>18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32" calcext:value-type="float">
            <text:p>18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33" calcext:value-type="float">
            <text:p>18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34" calcext:value-type="float">
            <text:p>18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35" calcext:value-type="float">
            <text:p>18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36" calcext:value-type="float">
            <text:p>18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37" calcext:value-type="float">
            <text:p>18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38" calcext:value-type="float">
            <text:p>18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39" calcext:value-type="float">
            <text:p>18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40" calcext:value-type="float">
            <text:p>18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41" calcext:value-type="float">
            <text:p>18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42" calcext:value-type="float">
            <text:p>18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43" calcext:value-type="float">
            <text:p>18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44" calcext:value-type="float">
            <text:p>18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45" calcext:value-type="float">
            <text:p>18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46" calcext:value-type="float">
            <text:p>18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47" calcext:value-type="float">
            <text:p>18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48" calcext:value-type="float">
            <text:p>18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49" calcext:value-type="float">
            <text:p>18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50" calcext:value-type="float">
            <text:p>18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51" calcext:value-type="float">
            <text:p>18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52" calcext:value-type="float">
            <text:p>18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53" calcext:value-type="float">
            <text:p>18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54" calcext:value-type="float">
            <text:p>18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55" calcext:value-type="float">
            <text:p>18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56" calcext:value-type="float">
            <text:p>18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57" calcext:value-type="float">
            <text:p>18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58" calcext:value-type="float">
            <text:p>18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59" calcext:value-type="float">
            <text:p>18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60" calcext:value-type="float">
            <text:p>18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61" calcext:value-type="float">
            <text:p>18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62" calcext:value-type="float">
            <text:p>18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63" calcext:value-type="float">
            <text:p>18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64" calcext:value-type="float">
            <text:p>18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65" calcext:value-type="float">
            <text:p>18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66" calcext:value-type="float">
            <text:p>18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67" calcext:value-type="float">
            <text:p>18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68" calcext:value-type="float">
            <text:p>18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69" calcext:value-type="float">
            <text:p>18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70" calcext:value-type="float">
            <text:p>18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71" calcext:value-type="float">
            <text:p>18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72" calcext:value-type="float">
            <text:p>18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73" calcext:value-type="float">
            <text:p>18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74" calcext:value-type="float">
            <text:p>18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75" calcext:value-type="float">
            <text:p>18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76" calcext:value-type="float">
            <text:p>18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77" calcext:value-type="float">
            <text:p>18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78" calcext:value-type="float">
            <text:p>18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79" calcext:value-type="float">
            <text:p>18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80" calcext:value-type="float">
            <text:p>18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81" calcext:value-type="float">
            <text:p>18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82" calcext:value-type="float">
            <text:p>18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83" calcext:value-type="float">
            <text:p>18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84" calcext:value-type="float">
            <text:p>18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85" calcext:value-type="float">
            <text:p>18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86" calcext:value-type="float">
            <text:p>18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87" calcext:value-type="float">
            <text:p>18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88" calcext:value-type="float">
            <text:p>18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89" calcext:value-type="float">
            <text:p>18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90" calcext:value-type="float">
            <text:p>18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91" calcext:value-type="float">
            <text:p>18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92" calcext:value-type="float">
            <text:p>18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93" calcext:value-type="float">
            <text:p>18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94" calcext:value-type="float">
            <text:p>18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95" calcext:value-type="float">
            <text:p>18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96" calcext:value-type="float">
            <text:p>18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97" calcext:value-type="float">
            <text:p>18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98" calcext:value-type="float">
            <text:p>18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899" calcext:value-type="float">
            <text:p>18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00" calcext:value-type="float">
            <text:p>19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01" calcext:value-type="float">
            <text:p>19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02" calcext:value-type="float">
            <text:p>19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03" calcext:value-type="float">
            <text:p>19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04" calcext:value-type="float">
            <text:p>19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05" calcext:value-type="float">
            <text:p>19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06" calcext:value-type="float">
            <text:p>19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07" calcext:value-type="float">
            <text:p>19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08" calcext:value-type="float">
            <text:p>19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09" calcext:value-type="float">
            <text:p>19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10" calcext:value-type="float">
            <text:p>19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11" calcext:value-type="float">
            <text:p>19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12" calcext:value-type="float">
            <text:p>19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13" calcext:value-type="float">
            <text:p>19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14" calcext:value-type="float">
            <text:p>19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15" calcext:value-type="float">
            <text:p>19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16" calcext:value-type="float">
            <text:p>19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17" calcext:value-type="float">
            <text:p>19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18" calcext:value-type="float">
            <text:p>19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19" calcext:value-type="float">
            <text:p>19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20" calcext:value-type="float">
            <text:p>19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21" calcext:value-type="float">
            <text:p>19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22" calcext:value-type="float">
            <text:p>19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23" calcext:value-type="float">
            <text:p>19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24" calcext:value-type="float">
            <text:p>19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25" calcext:value-type="float">
            <text:p>19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26" calcext:value-type="float">
            <text:p>19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27" calcext:value-type="float">
            <text:p>19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28" calcext:value-type="float">
            <text:p>19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29" calcext:value-type="float">
            <text:p>19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30" calcext:value-type="float">
            <text:p>19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31" calcext:value-type="float">
            <text:p>19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32" calcext:value-type="float">
            <text:p>19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33" calcext:value-type="float">
            <text:p>19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34" calcext:value-type="float">
            <text:p>19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35" calcext:value-type="float">
            <text:p>19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36" calcext:value-type="float">
            <text:p>19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37" calcext:value-type="float">
            <text:p>19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38" calcext:value-type="float">
            <text:p>19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39" calcext:value-type="float">
            <text:p>19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40" calcext:value-type="float">
            <text:p>19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41" calcext:value-type="float">
            <text:p>19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42" calcext:value-type="float">
            <text:p>19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43" calcext:value-type="float">
            <text:p>19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44" calcext:value-type="float">
            <text:p>19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45" calcext:value-type="float">
            <text:p>19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46" calcext:value-type="float">
            <text:p>19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47" calcext:value-type="float">
            <text:p>19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48" calcext:value-type="float">
            <text:p>194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49" calcext:value-type="float">
            <text:p>194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50" calcext:value-type="float">
            <text:p>195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51" calcext:value-type="float">
            <text:p>195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52" calcext:value-type="float">
            <text:p>195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53" calcext:value-type="float">
            <text:p>195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54" calcext:value-type="float">
            <text:p>195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55" calcext:value-type="float">
            <text:p>195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56" calcext:value-type="float">
            <text:p>195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57" calcext:value-type="float">
            <text:p>195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58" calcext:value-type="float">
            <text:p>195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59" calcext:value-type="float">
            <text:p>195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60" calcext:value-type="float">
            <text:p>196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61" calcext:value-type="float">
            <text:p>196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62" calcext:value-type="float">
            <text:p>196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63" calcext:value-type="float">
            <text:p>196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64" calcext:value-type="float">
            <text:p>196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65" calcext:value-type="float">
            <text:p>196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66" calcext:value-type="float">
            <text:p>196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67" calcext:value-type="float">
            <text:p>196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68" calcext:value-type="float">
            <text:p>196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69" calcext:value-type="float">
            <text:p>196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70" calcext:value-type="float">
            <text:p>197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71" calcext:value-type="float">
            <text:p>197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72" calcext:value-type="float">
            <text:p>197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73" calcext:value-type="float">
            <text:p>197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74" calcext:value-type="float">
            <text:p>197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75" calcext:value-type="float">
            <text:p>197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76" calcext:value-type="float">
            <text:p>197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77" calcext:value-type="float">
            <text:p>197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78" calcext:value-type="float">
            <text:p>197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79" calcext:value-type="float">
            <text:p>197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80" calcext:value-type="float">
            <text:p>198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81" calcext:value-type="float">
            <text:p>198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82" calcext:value-type="float">
            <text:p>198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83" calcext:value-type="float">
            <text:p>198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84" calcext:value-type="float">
            <text:p>198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85" calcext:value-type="float">
            <text:p>198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86" calcext:value-type="float">
            <text:p>198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87" calcext:value-type="float">
            <text:p>198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88" calcext:value-type="float">
            <text:p>198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89" calcext:value-type="float">
            <text:p>198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90" calcext:value-type="float">
            <text:p>199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91" calcext:value-type="float">
            <text:p>199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92" calcext:value-type="float">
            <text:p>199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93" calcext:value-type="float">
            <text:p>199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94" calcext:value-type="float">
            <text:p>199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95" calcext:value-type="float">
            <text:p>199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96" calcext:value-type="float">
            <text:p>199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97" calcext:value-type="float">
            <text:p>199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98" calcext:value-type="float">
            <text:p>199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1999" calcext:value-type="float">
            <text:p>199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00" calcext:value-type="float">
            <text:p>200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01" calcext:value-type="float">
            <text:p>200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02" calcext:value-type="float">
            <text:p>200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03" calcext:value-type="float">
            <text:p>200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04" calcext:value-type="float">
            <text:p>200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05" calcext:value-type="float">
            <text:p>200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06" calcext:value-type="float">
            <text:p>200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07" calcext:value-type="float">
            <text:p>200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08" calcext:value-type="float">
            <text:p>200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09" calcext:value-type="float">
            <text:p>200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10" calcext:value-type="float">
            <text:p>201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11" calcext:value-type="float">
            <text:p>201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12" calcext:value-type="float">
            <text:p>201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13" calcext:value-type="float">
            <text:p>201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14" calcext:value-type="float">
            <text:p>201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15" calcext:value-type="float">
            <text:p>201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16" calcext:value-type="float">
            <text:p>201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17" calcext:value-type="float">
            <text:p>201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18" calcext:value-type="float">
            <text:p>201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19" calcext:value-type="float">
            <text:p>201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20" calcext:value-type="float">
            <text:p>202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21" calcext:value-type="float">
            <text:p>202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22" calcext:value-type="float">
            <text:p>202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23" calcext:value-type="float">
            <text:p>202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24" calcext:value-type="float">
            <text:p>202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25" calcext:value-type="float">
            <text:p>202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26" calcext:value-type="float">
            <text:p>202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27" calcext:value-type="float">
            <text:p>202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28" calcext:value-type="float">
            <text:p>202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29" calcext:value-type="float">
            <text:p>202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30" calcext:value-type="float">
            <text:p>203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31" calcext:value-type="float">
            <text:p>203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32" calcext:value-type="float">
            <text:p>203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33" calcext:value-type="float">
            <text:p>203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34" calcext:value-type="float">
            <text:p>203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35" calcext:value-type="float">
            <text:p>203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36" calcext:value-type="float">
            <text:p>203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37" calcext:value-type="float">
            <text:p>203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38" calcext:value-type="float">
            <text:p>2038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39" calcext:value-type="float">
            <text:p>2039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40" calcext:value-type="float">
            <text:p>2040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41" calcext:value-type="float">
            <text:p>2041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42" calcext:value-type="float">
            <text:p>2042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43" calcext:value-type="float">
            <text:p>2043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44" calcext:value-type="float">
            <text:p>2044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45" calcext:value-type="float">
            <text:p>2045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46" calcext:value-type="float">
            <text:p>2046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4" office:value-type="float" office:value="2047" calcext:value-type="float">
            <text:p>2047</text:p>
          </table:table-cell>
          <table:table-cell table:style-name="ce21"/>
          <table:table-cell table:number-columns-repeated="254"/>
        </table:table-row>
        <table:table-row table:style-name="ro2">
          <table:table-cell/>
          <table:table-cell table:style-name="ce15" office:value-type="float" office:value="2048" calcext:value-type="float">
            <text:p>2048</text:p>
          </table:table-cell>
          <table:table-cell table:style-name="ce21"/>
          <table:table-cell table:number-columns-repeated="254"/>
        </table:table-row>
        <table:table-row table:style-name="ro2" table:number-rows-repeated="1046495">
          <table:table-cell table:number-columns-repeated="257"/>
        </table:table-row>
        <table:table-row table:style-name="ro2">
          <table:table-cell table:number-columns-repeated="257"/>
        </table:table-row>
        <calcext:conditional-formats>
          <calcext:conditional-format calcext:target-range-address="Tabelle1.R5:Tabelle1.R5">
            <calcext:condition calcext:apply-style-name="Excel_CondFormat_1_1_1" calcext:value="=0.1" calcext:base-cell-address="Tabelle1.R5"/>
            <calcext:condition calcext:apply-style-name="Excel_CondFormat_1_1_2" calcext:value="=0.05" calcext:base-cell-address="Tabelle1.R5"/>
            <calcext:condition calcext:apply-style-name="Excel_CondFormat_1_1_3" calcext:value="=0.01" calcext:base-cell-address="Tabelle1.R5"/>
          </calcext:conditional-format>
          <calcext:conditional-format calcext:target-range-address="Tabelle1.P8:Tabelle1.S12">
            <calcext:condition calcext:apply-style-name="Excel_CondFormat_1_2_1" calcext:value="formula-is([.$K$6]&lt;[.$M$6])" calcext:base-cell-address="Tabelle1.P8"/>
            <calcext:condition calcext:apply-style-name="Excel_CondFormat_1_2_2" calcext:value="formula-is([.$K$6]&gt;=[.$M$6])" calcext:base-cell-address="Tabelle1.P8"/>
          </calcext:conditional-format>
        </calcext:conditional-formats>
      </table:table>
      <table:named-expressions>
        <table:named-expression table:name="_xlfn_BINOM_DIST" table:base-cell-address="$Tabelle1.$A$1" table:expression="NA()"/>
        <table:named-expression table:name="_xlfn_CHISQ_DIST_RT" table:base-cell-address="$Tabelle1.$A$1" table:expression=""/>
        <table:named-expression table:name="_xlfn_NORM_DIST" table:base-cell-address="$Tabelle1.$A$1" table:expression=""/>
        <table:named-expression table:name="_xlfn_NORM_S_INV" table:base-cell-address="$Tabelle1.$A$1" table:expression=""/>
        <table:named-expression table:name="_xlfn_STDEV_P" table:base-cell-address="$Tabelle1.$A$1" table:expression=""/>
        <table:named-expression table:name="_xlfn_STDEV_S" table:base-cell-address="$Tabelle1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currency-style style:name="N172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number-style style:name="N169P0" style:volatile="true">
      <number:text>Ein</number:text>
    </number:number-style>
    <number:number-style style:name="N169P1" style:volatile="true">
      <number:text>Ein</number:text>
    </number:number-style>
    <number:number-style style:name="N169">
      <number:text>Aus</number:text>
      <style:map style:condition="value()&gt;0" style:apply-style-name="N169P0"/>
      <style:map style:condition="value()&lt;0" style:apply-style-name="N169P1"/>
    </number:number-style>
    <number:number-style style:name="N165P0" style:volatile="true">
      <number:text>Wahr</number:text>
    </number:number-style>
    <number:number-style style:name="N165P1" style:volatile="true">
      <number:text>Wahr</number:text>
    </number:number-style>
    <number:number-style style:name="N165">
      <number:text>Falsch</number:text>
      <style:map style:condition="value()&gt;0" style:apply-style-name="N165P0"/>
      <style:map style:condition="value()&lt;0" style:apply-style-name="N165P1"/>
    </number:number-style>
    <number:number-style style:name="N163">
      <number:number number:decimal-places="4" number:min-decimal-places="4" number:min-integer-digits="1"/>
    </number:number-style>
    <number:number-style style:name="N162P0" style:volatile="true">
      <number:text>Ja</number:text>
    </number:number-style>
    <number:number-style style:name="N162P1" style:volatile="true">
      <number:text>Ja</number:text>
    </number:number-style>
    <number:number-style style:name="N162">
      <number:text>Nein</number:text>
      <style:map style:condition="value()&gt;0" style:apply-style-name="N162P0"/>
      <style:map style:condition="value()&lt;0" style:apply-style-name="N162P1"/>
    </number:number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0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6">
      <number:day number:style="long"/>
      <number:text>. </number:text>
      <number:month number:textual="true"/>
      <number:text> </number:text>
      <number:year/>
    </number:date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time-style style:name="N108">
      <number:minutes number:style="long"/>
      <number:text>:</number:text>
      <number:seconds number:style="long"/>
    </number:time-style>
    <number:number-style style:name="N137">
      <number:number number:decimal-places="5" number:min-decimal-places="5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38">
      <number:number number:decimal-places="3" number:min-decimal-places="3" number:min-integer-digits="1" number:grouping="true"/>
    </number:number-style>
    <number:number-style style:name="N170P0" style:volatile="true">
      <number:number number:decimal-places="0" number:min-decimal-places="0" number:min-integer-digits="1" number:grouping="true"/>
      <number:text> €</number:text>
    </number:number-style>
    <number:number-style style:name="N17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time-style style:name="N140">
      <number:minutes number:style="long"/>
      <number:text>:</number:text>
      <number:seconds number:style="long" number:decimal-places="1"/>
    </number:time-style>
    <number:date-style style:name="N112">
      <number:month number:textual="true"/>
      <number:text> </number:text>
      <number:year/>
    </number:date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time-style style:name="N115">
      <number:hours/>
      <number:text>:</number:text>
      <number:minutes number:style="long"/>
      <number:text> </number:text>
      <number:am-pm/>
    </number:time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">
      <number:number number:decimal-places="10" number:min-decimal-places="10" number:min-integer-digits="1"/>
    </number:number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28">
      <number:number number:decimal-places="4" number:min-decimal-places="4" number:min-integer-digits="1" number:grouping="true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4" number:min-decimal-places="4" number:min-integer-digits="1" number:grouping="true"/>
      <number:text> </number:text>
    </number:number-style>
    <number:number-style style:name="N131">
      <number:text>-</number:text>
      <number:number number:decimal-places="4" number:min-decimal-places="4" number:min-integer-digits="1" number:grouping="true"/>
      <number:text> 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9">
      <number:number number:decimal-places="1" number:min-decimal-places="1" number:min-integer-digits="1"/>
      <number:text>%</number:text>
    </number:percentage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50">
      <number:day number:style="long"/>
      <number:text>. </number:text>
      <number:month number:textual="true"/>
    </number:date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de" number:country="DE">
      <number:hours/>
      <number:text>:</number:text>
      <number:minutes number:style="long"/>
      <number:text> </number:text>
      <number:am-pm/>
    </number:time-style>
    <number:date-style style:name="N10110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08" number:language="de" number:country="DE">
      <number:day number:style="long"/>
      <number:text>. </number:text>
      <number:month number:textual="true"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able-cell-properties fo:padding="0.071cm" style:rotation-align="none"/>
      <style:text-properties fo:color="#000000"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ffff99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ffcc99"/>
      <style:text-properties fo:color="#000000"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99cc"/>
      <style:text-properties fo:color="#00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order="0.74pt solid #3d3d3d"/>
      <style:text-properties fo:color="#ff0000"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order="0.74pt solid #3d3d3d"/>
      <style:text-properties fo:color="#008000" fo:font-size="11pt" style:font-size-asian="11pt" style:font-size-complex="11pt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iegler, Michael</meta:initial-creator>
    <meta:creation-date>2023-05-05T15:34:22</meta:creation-date>
    <dc:date>2023-05-10T18:18:31.644045792</dc:date>
    <meta:editing-cycles>105</meta:editing-cycles>
    <meta:editing-duration>PT10H28M7S</meta:editing-duration>
    <meta:generator>LibreOffice/7.3.7.2$Linux_X86_64 LibreOffice_project/30$Build-2</meta:generator>
    <meta:document-statistic meta:table-count="1" meta:cell-count="418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include-hidden-cells="false" chart:treat-empty-cells="leave-gap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.8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0.1" chart:maximum="1.5" chart:interval-minor-divisor="5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0">
      <style:chart-properties chart:link-data-style-to-source="true" chart:label-position="center" loext:custom-leader-lines="false">
        <chart:label-separator>
          <text:p>; </text:p>
        </chart:label-separator>
      </style:chart-properties>
      <style:graphic-properties draw:stroke="none" draw:fill-color="#ff0000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b050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0.772cm" svg:height="2.444cm" xlink:href=".." xlink:type="simple" chart:class="chart:bar" chart:column-mapping="2 0 1" chart:style-name="ch1">
        <chart:plot-area chart:style-name="ch2" table:cell-range-address="Tabelle1.AY12:Tabelle1.AY12 Tabelle1.BA12:Tabelle1.BC12" chart:data-source-has-labels="column" svg:x="0.026cm" svg:y="0cm" svg:width="0.741cm" svg:height="2.393cm">
          <chart:coordinate-region svg:x="0.026cm" svg:y="0cm" svg:width="0.741cm" svg:height="2.393cm"/>
          <chart:axis chart:dimension="x" chart:name="primary-x" chart:style-name="ch3" chartooo:axis-type="auto">
            <chartooo:date-scale/>
            <chart:categories table:cell-range-address="Tabelle1.AY12:Tabelle1.AY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C12:Tabelle1.BC12" chart:class="chart:bar">
            <chart:data-point chart:style-name="ch7"/>
          </chart:series>
          <chart:series chart:style-name="ch8" chart:values-cell-range-address="Tabelle1.BA12:Tabelle1.BA12" chart:class="chart:bar">
            <chart:data-point chart:style-name="ch7"/>
          </chart:series>
          <chart:series chart:style-name="ch9" chart:values-cell-range-address="Tabelle1.BB12:Tabelle1.BB12" chart:class="chart:bar">
            <chart:data-point chart:style-name="ch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-value</text:p>
                <draw:g>
                  <svg:desc>Tabelle1.AY12:Tabelle1.AY12</svg:desc>
                </draw:g>
              </table:table-cell>
              <table:table-cell office:value-type="float" office:value="0.8">
                <text:p>0.8</text:p>
                <draw:g>
                  <svg:desc>Tabelle1.BC12:Tabelle1.BC12</svg:desc>
                </draw:g>
              </table:table-cell>
              <table:table-cell office:value-type="float" office:value="0.18">
                <text:p>0.18</text:p>
                <draw:g>
                  <svg:desc>Tabelle1.BA12:Tabelle1.BA12</svg:desc>
                </draw:g>
              </table:table-cell>
              <table:table-cell office:value-type="float" office:value="NaN">
                <text:p>NaN</text:p>
                <draw:g>
                  <svg:desc>Tabelle1.BB12:Tabelle1.BB1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include-hidden-cells="false" chart:treat-empty-cells="leave-gap"/>
    </style:style>
    <style:style style:name="ch3" style:family="chart" style:data-style-name="N0">
      <style:chart-properties chart:display-label="false" chart:tick-marks-major-inner="false" chart:tick-marks-major-outer="false" chart:logarithmic="false" chart:origin="1" chart:reverse-direction="false" text:line-break="true" loext:try-staggering-first="false" chart:label-arrangement="side-by-side" chart:link-data-style-to-source="false" chart:axis-position="0.8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0.005" chart:maximum="0.7" chart:gap-width="150" chart:overlap="100" chart:reverse-direction="false" text:line-break="false" loext:try-staggering-first="false" chart:link-data-style-to-source="false" chart:visible="false" chart:axis-position="1" chart:tick-mark-position="at-axis"/>
      <style:graphic-properties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0">
      <style:chart-properties chart:link-data-style-to-source="true" chart:label-position="center" loext:custom-leader-lines="false">
        <chart:label-separator>
          <text:p>; </text:p>
        </chart:label-separator>
      </style:chart-properties>
      <style:graphic-properties draw:stroke="none" draw:fill-color="#f00000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f00f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0.967cm" svg:height="2.39cm" xlink:href=".." xlink:type="simple" chart:class="chart:bar" chart:column-mapping="2 0 1" chart:style-name="ch1">
        <chart:plot-area chart:style-name="ch2" table:cell-range-address="Tabelle1.AR6:Tabelle1.AR6 Tabelle1.AT6:Tabelle1.AV6" chart:data-source-has-labels="column" svg:x="0cm" svg:y="0cm" svg:width="0.959cm" svg:height="2.373cm">
          <chart:coordinate-region svg:x="0cm" svg:y="0cm" svg:width="0.959cm" svg:height="2.373cm"/>
          <chart:axis chart:dimension="x" chart:name="primary-x" chart:style-name="ch3" chartooo:axis-type="auto">
            <chartooo:date-scale/>
            <chart:categories table:cell-range-address="Tabelle1.AR6:Tabelle1.AR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AV6:Tabelle1.AV6" chart:class="chart:bar">
            <chart:data-point chart:style-name="ch7"/>
          </chart:series>
          <chart:series chart:style-name="ch8" chart:values-cell-range-address="Tabelle1.AT6:Tabelle1.AT6" chart:class="chart:bar">
            <chart:data-point chart:style-name="ch7"/>
          </chart:series>
          <chart:series chart:style-name="ch9" chart:values-cell-range-address="Tabelle1.AU6:Tabelle1.AU6" chart:class="chart:bar">
            <chart:data-point chart:style-name="ch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-value</text:p>
                <draw:g>
                  <svg:desc>Tabelle1.AR6:Tabelle1.AR6</svg:desc>
                </draw:g>
              </table:table-cell>
              <table:table-cell office:value-type="float" office:value="0.35">
                <text:p>0.35</text:p>
                <draw:g>
                  <svg:desc>Tabelle1.AV6:Tabelle1.AV6</svg:desc>
                </draw:g>
              </table:table-cell>
              <table:table-cell office:value-type="float" office:value="0.515066599827083">
                <text:p>0.515066599827083</text:p>
                <draw:g>
                  <svg:desc>Tabelle1.AT6:Tabelle1.AT6</svg:desc>
                </draw:g>
              </table:table-cell>
              <table:table-cell office:value-type="float" office:value="NaN">
                <text:p>NaN</text:p>
                <draw:g>
                  <svg:desc>Tabelle1.AU6:Tabelle1.AU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include-hidden-cells="false" chart:treat-empty-cells="leave-gap"/>
    </style:style>
    <style:style style:name="ch3" style:family="chart" style:data-style-name="N0">
      <style:chart-properties chart:display-label="false" chart:tick-marks-major-inner="false" chart:tick-marks-major-outer="false" chart:logarithmic="false" chart:origin="1" chart:reverse-direction="false" text:line-break="true" loext:try-staggering-first="false" chart:label-arrangement="side-by-side" chart:link-data-style-to-source="false" chart:axis-position="0.8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0.001" chart:maximum="0.1" chart:gap-width="150" chart:overlap="100" chart:reverse-direction="false" text:line-break="false" loext:try-staggering-first="false" chart:link-data-style-to-source="false" chart:visible="false" chart:axis-position="1" chart:tick-mark-position="at-axis"/>
      <style:graphic-properties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0">
      <style:chart-properties chart:link-data-style-to-source="true" chart:label-position="center" loext:custom-leader-lines="false">
        <chart:label-separator>
          <text:p>; </text:p>
        </chart:label-separator>
      </style:chart-properties>
      <style:graphic-properties draw:stroke="none" draw:fill-color="#ff0000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f00f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0.832cm" svg:height="3.03cm" xlink:href=".." xlink:type="simple" chart:class="chart:bar" chart:column-mapping="2 0 1" chart:style-name="ch1">
        <chart:plot-area chart:style-name="ch2" table:cell-range-address="Tabelle1.AR9:Tabelle1.AR9 Tabelle1.AT9:Tabelle1.AV9" chart:data-source-has-labels="column" svg:x="0.041cm" svg:y="0.086cm" svg:width="0.745cm" svg:height="2.856cm">
          <chart:coordinate-region svg:x="0.041cm" svg:y="0.086cm" svg:width="0.745cm" svg:height="2.856cm"/>
          <chart:axis chart:dimension="x" chart:name="primary-x" chart:style-name="ch3" chartooo:axis-type="auto">
            <chartooo:date-scale/>
            <chart:categories table:cell-range-address="Tabelle1.AR9:Tabelle1.AR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AV9:Tabelle1.AV9" chart:class="chart:bar">
            <chart:data-point chart:style-name="ch7"/>
          </chart:series>
          <chart:series chart:style-name="ch8" chart:values-cell-range-address="Tabelle1.AT9:Tabelle1.AT9" chart:class="chart:bar">
            <chart:data-point chart:style-name="ch7"/>
          </chart:series>
          <chart:series chart:style-name="ch9" chart:values-cell-range-address="Tabelle1.AU9:Tabelle1.AU9" chart:class="chart:bar">
            <chart:data-point chart:style-name="ch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-value</text:p>
                <draw:g>
                  <svg:desc>Tabelle1.AR9:Tabelle1.AR9</svg:desc>
                </draw:g>
              </table:table-cell>
              <table:table-cell office:value-type="float" office:value="0.05">
                <text:p>0.05</text:p>
                <draw:g>
                  <svg:desc>Tabelle1.AV9:Tabelle1.AV9</svg:desc>
                </draw:g>
              </table:table-cell>
              <table:table-cell office:value-type="float" office:value="0.556633602474293">
                <text:p>0.556633602474293</text:p>
                <draw:g>
                  <svg:desc>Tabelle1.AT9:Tabelle1.AT9</svg:desc>
                </draw:g>
              </table:table-cell>
              <table:table-cell office:value-type="float" office:value="NaN">
                <text:p>NaN</text:p>
                <draw:g>
                  <svg:desc>Tabelle1.AU9:Tabelle1.AU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include-hidden-cells="false" chart:treat-empty-cells="leave-gap"/>
    </style:style>
    <style:style style:name="ch3" style:family="chart" style:data-style-name="N0">
      <style:chart-properties chart:display-label="false" chart:tick-marks-major-inner="false" chart:tick-marks-major-outer="false" chart:logarithmic="false" chart:origin="1" chart:reverse-direction="false" text:line-break="true" loext:try-staggering-first="false" chart:label-arrangement="side-by-side" chart:link-data-style-to-source="false" chart:axis-position="0.8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0.001" chart:maximum="0.1" chart:gap-width="150" chart:overlap="100" chart:reverse-direction="false" text:line-break="false" loext:try-staggering-first="false" chart:link-data-style-to-source="false" chart:visible="false" chart:axis-position="1" chart:tick-mark-position="at-axis"/>
      <style:graphic-properties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0">
      <style:chart-properties chart:link-data-style-to-source="true" chart:label-position="center" loext:custom-leader-lines="false">
        <chart:label-separator>
          <text:p>; </text:p>
        </chart:label-separator>
      </style:chart-properties>
      <style:graphic-properties draw:stroke="none" draw:fill-color="#ff0000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f00f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.011cm" svg:height="3.705cm" xlink:href=".." xlink:type="simple" chart:class="chart:bar" chart:column-mapping="2 0 1" chart:style-name="ch1">
        <chart:plot-area chart:style-name="ch2" table:cell-range-address="Tabelle1.AR12:Tabelle1.AR12 Tabelle1.AT12:Tabelle1.AV12" chart:data-source-has-labels="column" svg:x="0.05cm" svg:y="0.105cm" svg:width="0.904cm" svg:height="3.492cm">
          <chart:coordinate-region svg:x="0.05cm" svg:y="0.105cm" svg:width="0.904cm" svg:height="3.492cm"/>
          <chart:axis chart:dimension="x" chart:name="primary-x" chart:style-name="ch3" chartooo:axis-type="auto">
            <chartooo:date-scale/>
            <chart:categories table:cell-range-address="Tabelle1.AR12:Tabelle1.AR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AV12:Tabelle1.AV12" chart:class="chart:bar">
            <chart:data-point chart:style-name="ch7"/>
          </chart:series>
          <chart:series chart:style-name="ch8" chart:values-cell-range-address="Tabelle1.AT12:Tabelle1.AT12" chart:class="chart:bar">
            <chart:data-point chart:style-name="ch7"/>
          </chart:series>
          <chart:series chart:style-name="ch9" chart:values-cell-range-address="Tabelle1.AU12:Tabelle1.AU12" chart:class="chart:bar">
            <chart:data-point chart:style-name="ch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-value</text:p>
                <draw:g>
                  <svg:desc>Tabelle1.AR12:Tabelle1.AR12</svg:desc>
                </draw:g>
              </table:table-cell>
              <table:table-cell office:value-type="float" office:value="0.05">
                <text:p>0.05</text:p>
                <draw:g>
                  <svg:desc>Tabelle1.AV12:Tabelle1.AV12</svg:desc>
                </draw:g>
              </table:table-cell>
              <table:table-cell office:value-type="float" office:value="0.63065028193521">
                <text:p>0.63065028193521</text:p>
                <draw:g>
                  <svg:desc>Tabelle1.AT12:Tabelle1.AT12</svg:desc>
                </draw:g>
              </table:table-cell>
              <table:table-cell office:value-type="float" office:value="NaN">
                <text:p>NaN</text:p>
                <draw:g>
                  <svg:desc>Tabelle1.AU12:Tabelle1.AU1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include-hidden-cells="false" chart:treat-empty-cells="leave-gap"/>
    </style:style>
    <style:style style:name="ch3" style:family="chart" style:data-style-name="N0">
      <style:chart-properties chart:display-label="false" chart:tick-marks-major-inner="false" chart:tick-marks-major-outer="false" chart:logarithmic="false" chart:origin="0" chart:reverse-direction="false" text:line-break="true" loext:try-staggering-first="false" chart:label-arrangement="side-by-side" chart:link-data-style-to-source="false" chart:visible="false" chart:axis-position="0.8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2.5" chart:maximum="4.5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0">
      <style:chart-properties chart:link-data-style-to-source="true" chart:label-position="center" loext:custom-leader-lines="false">
        <chart:label-separator>
          <text:p>; </text:p>
        </chart:label-separator>
      </style:chart-properties>
      <style:graphic-properties draw:stroke="none" draw:fill-color="#ff0000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b050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0.799cm" svg:height="2.364cm" xlink:href=".." xlink:type="simple" chart:class="chart:bar" chart:column-mapping="2 0 1" chart:style-name="ch1">
        <chart:plot-area chart:style-name="ch2" table:cell-range-address="Tabelle1.AR15:Tabelle1.AR15 Tabelle1.AT15:Tabelle1.AV15" chart:data-source-has-labels="column" svg:x="0.053cm" svg:y="0.065cm" svg:width="0.708cm" svg:height="2.238cm">
          <chart:coordinate-region svg:x="0.053cm" svg:y="0.065cm" svg:width="0.708cm" svg:height="2.238cm"/>
          <chart:axis chart:dimension="x" chart:name="primary-x" chart:style-name="ch3" chartooo:axis-type="auto">
            <chartooo:date-scale/>
            <chart:categories table:cell-range-address="Tabelle1.AR15:Tabelle1.AR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AV15:Tabelle1.AV15" chart:class="chart:bar">
            <chart:data-point chart:style-name="ch7"/>
          </chart:series>
          <chart:series chart:style-name="ch8" chart:values-cell-range-address="Tabelle1.AT15:Tabelle1.AT15" chart:class="chart:bar">
            <chart:data-point chart:style-name="ch7"/>
          </chart:series>
          <chart:series chart:style-name="ch9" chart:values-cell-range-address="Tabelle1.AU15:Tabelle1.AU15" chart:class="chart:bar">
            <chart:data-point chart:style-name="ch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-value</text:p>
                <draw:g>
                  <svg:desc>Tabelle1.AR15:Tabelle1.AR15</svg:desc>
                </draw:g>
              </table:table-cell>
              <table:table-cell office:value-type="float" office:value="3.5">
                <text:p>3.5</text:p>
                <draw:g>
                  <svg:desc>Tabelle1.AV15:Tabelle1.AV15</svg:desc>
                </draw:g>
              </table:table-cell>
              <table:table-cell office:value-type="float" office:value="0.111917698300152">
                <text:p>0.111917698300152</text:p>
                <draw:g>
                  <svg:desc>Tabelle1.AT15:Tabelle1.AT15</svg:desc>
                </draw:g>
              </table:table-cell>
              <table:table-cell office:value-type="float" office:value="NaN">
                <text:p>NaN</text:p>
                <draw:g>
                  <svg:desc>Tabelle1.AU15:Tabelle1.AU1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include-hidden-cells="false" chart:treat-empty-cells="leave-gap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true" loext:try-staggering-first="false" chart:label-arrangement="side-by-side" chart:link-data-style-to-source="false" chart:visible="false" chart:axis-position="0.8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0.1" chart:maximum="1.5" chart:interval-minor-divisor="5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0">
      <style:chart-properties chart:link-data-style-to-source="true" chart:label-position="center" loext:custom-leader-lines="false">
        <chart:label-separator>
          <text:p>; </text:p>
        </chart:label-separator>
      </style:chart-properties>
      <style:graphic-properties draw:stroke="none" draw:fill-color="#ff0000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f00f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.145cm" svg:height="3.493cm" xlink:href=".." xlink:type="simple" chart:class="chart:bar" chart:column-mapping="2 0 1" chart:style-name="ch1">
        <chart:plot-area chart:style-name="ch2" table:cell-range-address="Tabelle1.AR19:Tabelle1.AR19 Tabelle1.AT19:Tabelle1.AV19" chart:data-source-has-labels="column" svg:x="0.054cm" svg:y="0.12cm" svg:width="1.035cm" svg:height="3.219cm">
          <chart:coordinate-region svg:x="0.054cm" svg:y="0.12cm" svg:width="1.035cm" svg:height="3.219cm"/>
          <chart:axis chart:dimension="x" chart:name="primary-x" chart:style-name="ch3" chartooo:axis-type="auto">
            <chartooo:date-scale/>
            <chart:categories table:cell-range-address="Tabelle1.AR19:Tabelle1.AR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AV19:Tabelle1.AV19" chart:class="chart:bar">
            <chart:data-point chart:style-name="ch7"/>
          </chart:series>
          <chart:series chart:style-name="ch8" chart:values-cell-range-address="Tabelle1.AT19:Tabelle1.AT19" chart:class="chart:bar">
            <chart:data-point chart:style-name="ch7"/>
          </chart:series>
          <chart:series chart:style-name="ch9" chart:values-cell-range-address="Tabelle1.AU19:Tabelle1.AU19" chart:class="chart:bar">
            <chart:data-point chart:style-name="ch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-value</text:p>
                <draw:g>
                  <svg:desc>Tabelle1.AR19:Tabelle1.AR19</svg:desc>
                </draw:g>
              </table:table-cell>
              <table:table-cell office:value-type="float" office:value="0.928">
                <text:p>0.928</text:p>
                <draw:g>
                  <svg:desc>Tabelle1.AV19:Tabelle1.AV19</svg:desc>
                </draw:g>
              </table:table-cell>
              <table:table-cell office:value-type="float" office:value="0.0386440522022503">
                <text:p>0.0386440522022503</text:p>
                <draw:g>
                  <svg:desc>Tabelle1.AT19:Tabelle1.AT19</svg:desc>
                </draw:g>
              </table:table-cell>
              <table:table-cell office:value-type="float" office:value="NaN">
                <text:p>NaN</text:p>
                <draw:g>
                  <svg:desc>Tabelle1.AU19:Tabelle1.AU19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true" loext:try-staggering-first="false" chart:label-arrangement="side-by-side" chart:link-data-style-to-source="false" chart:visible="false" chart:axis-position="0.8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0.01" chart:maximum="0.1" chart:gap-width="150" chart:overlap="100" chart:reverse-direction="false" text:line-break="false" loext:try-staggering-first="false" chart:link-data-style-to-source="false" chart:visible="false" chart:axis-position="1" chart:tick-mark-position="at-axis"/>
      <style:graphic-properties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0">
      <style:chart-properties chart:link-data-style-to-source="true" chart:label-position="center" loext:custom-leader-lines="false">
        <chart:label-separator>
          <text:p>; </text:p>
        </chart:label-separator>
      </style:chart-properties>
      <style:graphic-properties draw:stroke="none" draw:fill-color="#ff0000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f000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.038cm" svg:height="4.265cm" xlink:href=".." xlink:type="simple" chart:class="chart:bar" chart:column-mapping="2 0 1" chart:style-name="ch1">
        <chart:plot-area chart:style-name="ch2" table:cell-range-address="Tabelle1.AR22:Tabelle1.AR22 Tabelle1.AT22:Tabelle1.AV22" chart:data-source-has-labels="column" svg:x="0.033cm" svg:y="0.134cm" svg:width="0.964cm" svg:height="4.002cm">
          <chart:coordinate-region svg:x="0.033cm" svg:y="0.134cm" svg:width="0.964cm" svg:height="4.002cm"/>
          <chart:axis chart:dimension="x" chart:name="primary-x" chart:style-name="ch3" chartooo:axis-type="auto">
            <chartooo:date-scale/>
            <chart:categories table:cell-range-address="Tabelle1.AR22:Tabelle1.AR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AV22:Tabelle1.AV22" chart:class="chart:bar">
            <chart:data-point chart:style-name="ch7"/>
          </chart:series>
          <chart:series chart:style-name="ch8" chart:values-cell-range-address="Tabelle1.AT22:Tabelle1.AT22" chart:class="chart:bar">
            <chart:data-point chart:style-name="ch7"/>
          </chart:series>
          <chart:series chart:style-name="ch9" chart:values-cell-range-address="Tabelle1.AU22:Tabelle1.AU22" chart:class="chart:bar">
            <chart:data-point chart:style-name="ch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-value</text:p>
                <draw:g>
                  <svg:desc>Tabelle1.AR22:Tabelle1.AR22</svg:desc>
                </draw:g>
              </table:table-cell>
              <table:table-cell office:value-type="float" office:value="0.05">
                <text:p>0.05</text:p>
                <draw:g>
                  <svg:desc>Tabelle1.AV22:Tabelle1.AV22</svg:desc>
                </draw:g>
              </table:table-cell>
              <table:table-cell office:value-type="float" office:value="0.501195502056152">
                <text:p>0.501195502056152</text:p>
                <draw:g>
                  <svg:desc>Tabelle1.AT22:Tabelle1.AT22</svg:desc>
                </draw:g>
              </table:table-cell>
              <table:table-cell office:value-type="float" office:value="NaN">
                <text:p>NaN</text:p>
                <draw:g>
                  <svg:desc>Tabelle1.AU22:Tabelle1.AU2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